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Verdana" svg:font-family="Verdan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15.109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1.205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087cm"/>
    </style:style>
    <style:style style:name="co8" style:family="table-column">
      <style:table-column-properties fo:break-before="auto" style:column-width="2.616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558cm"/>
    </style:style>
    <style:style style:name="co12" style:family="table-column">
      <style:table-column-properties fo:break-before="auto" style:column-width="0.91cm"/>
    </style:style>
    <style:style style:name="co13" style:family="table-column">
      <style:table-column-properties fo:break-before="auto" style:column-width="0.499cm"/>
    </style:style>
    <style:style style:name="co14" style:family="table-column">
      <style:table-column-properties fo:break-before="auto" style:column-width="1.439cm"/>
    </style:style>
    <style:style style:name="co15" style:family="table-column">
      <style:table-column-properties fo:break-before="auto" style:column-width="2.145cm"/>
    </style:style>
    <style:style style:name="co16" style:family="table-column">
      <style:table-column-properties fo:break-before="auto" style:column-width="1.411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2.674cm"/>
    </style:style>
    <style:style style:name="co19" style:family="table-column">
      <style:table-column-properties fo:break-before="auto" style:column-width="2.88cm"/>
    </style:style>
    <style:style style:name="co20" style:family="table-column">
      <style:table-column-properties fo:break-before="auto" style:column-width="1.704cm"/>
    </style:style>
    <style:style style:name="co21" style:family="table-column">
      <style:table-column-properties fo:break-before="auto" style:column-width="1.792cm"/>
    </style:style>
    <style:style style:name="co22" style:family="table-column">
      <style:table-column-properties fo:break-before="auto" style:column-width="1.764cm"/>
    </style:style>
    <style:style style:name="co23" style:family="table-column">
      <style:table-column-properties fo:break-before="auto" style:column-width="2.498cm"/>
    </style:style>
    <style:style style:name="co24" style:family="table-column">
      <style:table-column-properties fo:break-before="auto" style:column-width="2.381cm"/>
    </style:style>
    <style:style style:name="co25" style:family="table-column">
      <style:table-column-properties fo:break-before="auto" style:column-width="2.939cm"/>
    </style:style>
    <style:style style:name="co26" style:family="table-column">
      <style:table-column-properties fo:break-before="auto" style:column-width="2.85cm"/>
    </style:style>
    <style:style style:name="co27" style:family="table-column">
      <style:table-column-properties fo:break-before="auto" style:column-width="1.351cm"/>
    </style:style>
    <style:style style:name="co28" style:family="table-column">
      <style:table-column-properties fo:break-before="auto" style:column-width="2.822cm"/>
    </style:style>
    <style:style style:name="co29" style:family="table-column">
      <style:table-column-properties fo:break-before="auto" style:column-width="2.646cm"/>
    </style:style>
    <style:style style:name="co30" style:family="table-column">
      <style:table-column-properties fo:break-before="auto" style:column-width="3.145cm"/>
    </style:style>
    <style:style style:name="co31" style:family="table-column">
      <style:table-column-properties fo:break-before="auto" style:column-width="2.999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706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917cm" fo:break-before="auto" style:use-optimal-row-height="false"/>
    </style:style>
    <style:style style:name="ro5" style:family="table-row">
      <style:table-row-properties style:row-height="0.564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Repair">
      <style:table-properties table:display="true" style:writing-mode="lr-tb"/>
    </style:style>
    <style:style style:name="ta3" style:family="table" style:master-page-name="PageStyle_5f_Repair_5f_Graphics">
      <style:table-properties table:display="true" style:writing-mode="lr-tb"/>
    </style:style>
    <style:style style:name="ta4" style:family="table" style:master-page-name="PageStyle_5f_Econ1">
      <style:table-properties table:display="true" style:writing-mode="lr-tb"/>
    </style:style>
    <style:style style:name="ta5" style:family="table" style:master-page-name="PageStyle_5f_Econ1_5f_U">
      <style:table-properties table:display="true" style:writing-mode="lr-tb"/>
    </style:style>
    <style:style style:name="ta6" style:family="table" style:master-page-name="PageStyle_5f_Econ1_5f_U_5f_Graphics">
      <style:table-properties table:display="true" style:writing-mode="lr-tb"/>
    </style:style>
    <style:style style:name="ta7" style:family="table" style:master-page-name="PageStyle_5f_Econ2">
      <style:table-properties table:display="true" style:writing-mode="lr-tb"/>
    </style:style>
    <style:style style:name="ta8" style:family="table" style:master-page-name="PageStyle_5f_Econ2_5f_Graphics">
      <style:table-properties table:display="true" style:writing-mode="lr-tb"/>
    </style:style>
    <style:style style:name="ta9" style:family="table" style:master-page-name="PageStyle_5f_Cola">
      <style:table-properties table:display="true" style:writing-mode="lr-tb"/>
    </style:style>
    <style:style style:name="ta10" style:family="table" style:master-page-name="PageStyle_5f_Cola_5f_Graphics">
      <style:table-properties table:display="true" style:writing-mode="lr-tb"/>
    </style:style>
    <style:style style:name="ta11" style:family="table" style:master-page-name="PageStyle_5f_Dec1">
      <style:table-properties table:display="true" style:writing-mode="lr-tb"/>
    </style:style>
    <style:style style:name="ta12" style:family="table" style:master-page-name="PageStyle_5f_Dec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Normal_5f_mpdem.xls">
      <style:table-cell-properties fo:padding="0.071cm"/>
    </style:style>
    <style:style style:name="ce3" style:family="table-cell" style:parent-style-name="Normal_5f_mpdem.xls">
      <style:table-cell-properties fo:padding="0.071cm"/>
      <style:text-properties style:use-window-font-color="true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Excel_5f_BuiltIn_5f_Hyperlink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Normal_5f_mpdem.xls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8" style:family="table-cell" style:parent-style-name="Normal_5f_mpdem.xls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Normal_5f_mpdem.xls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14pt" fo:font-style="normal" fo:text-shadow="none" style:text-underline-style="none" fo:font-weight="normal" style:font-size-asian="14pt" style:font-style-asian="normal" style:font-weight-asian="normal" style:font-name-complex="Geneva" style:font-size-complex="14pt" style:font-style-complex="normal" style:font-weight-complex="normal"/>
    </style:style>
    <style:style style:name="ce10" style:family="table-cell" style:parent-style-name="Normal_5f_mpdem.xls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3" style:family="table-cell" style:parent-style-name="Normal_5f_mpdem.xls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14" style:family="table-cell" style:parent-style-name="Normal_5f_mpdem.xls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14pt" fo:font-style="normal" fo:text-shadow="none" style:text-underline-style="none" fo:font-weight="normal" style:font-size-asian="14pt" style:font-style-asian="normal" style:font-weight-asian="normal" style:font-name-complex="Geneva" style:font-size-complex="14pt" style:font-style-complex="normal" style:font-weight-complex="normal"/>
    </style:style>
    <style:style style:name="ce15" style:family="table-cell" style:parent-style-name="Normal_5f_mpdem.xls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6" style:family="table-cell" style:parent-style-name="Normal_5f_mpdem.xls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17" style:family="table-cell" style:parent-style-name="Normal_5f_mpdem.xls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18" style:family="table-cell" style:parent-style-name="Normal_5f_mpdem.xls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9" style:family="table-cell" style:parent-style-name="Normal_5f_mpdem.xls">
      <style:table-cell-properties fo:padding="0.071cm"/>
      <style:text-properties style:use-window-font-color="true" style:text-outline="false" style:text-line-through-style="none" style:text-line-through-type="none" style:font-name="Geneva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11pt" fo:font-style="normal" fo:text-shadow="none" style:text-underline-style="none" fo:font-weight="bold" style:font-size-asian="11pt" style:font-style-asian="normal" style:font-weight-asian="bold" style:font-name-complex="Geneva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dd0806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9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6" style:family="table-cell" style:parent-style-name="Default" style:data-style-name="N0">
      <style:table-cell-properties style:diagonal-bl-tr="none" style:diagonal-tl-br="none" fo:border="0.74pt solid #993366" fo:padding="0.071cm" style:rotation-align="none"/>
    </style:style>
    <style:style style:name="ce27" style:family="table-cell" style:parent-style-name="Default" style:data-style-name="N100">
      <style:table-cell-properties style:glyph-orientation-vertical="0" fo:background-color="#fcf305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ackground-color="#fcf305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0">
      <style:table-cell-properties style:glyph-orientation-vertical="0" fo:background-color="#fcf30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0">
      <style:table-cell-properties style:glyph-orientation-vertical="0" fo:background-color="#f2088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0">
      <style:table-cell-properties fo:background-color="#fcf305" style:diagonal-bl-tr="none" style:diagonal-tl-br="none" fo:border="0.74pt solid #000000" fo:padding="0.071cm" style:rotation-align="none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99336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0">
      <style:table-cell-properties fo:background-color="#1fb714" style:diagonal-bl-tr="none" style:diagonal-tl-br="none" fo:border="0.74pt solid #000000" fo:padding="0.071cm" style:rotation-align="non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9" style:family="table-cell" style:parent-style-name="Default">
      <style:table-cell-properties fo:background-color="#fcf305" style:diagonal-bl-tr="none" style:diagonal-tl-br="none" fo:border="0.74pt solid #000000" fo:padding="0.071cm" style:rotation-align="none"/>
    </style:style>
    <style:style style:name="ce40" style:family="table-cell" style:parent-style-name="Default" style:data-style-name="N0">
      <style:table-cell-properties fo:background-color="#fcf305" style:diagonal-bl-tr="none" style:diagonal-tl-br="none" fo:border="0.74pt solid #993366" fo:padding="0.071cm" style:rotation-align="none"/>
    </style:style>
    <style:style style:name="ce41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ackground-color="#1fb714" style:diagonal-bl-tr="none" style:diagonal-tl-br="none" fo:border="0.74pt solid #000000" fo:padding="0.071cm" style:rotation-align="none"/>
    </style:style>
    <style:style style:name="ce43" style:family="table-cell" style:parent-style-name="Default">
      <style:table-cell-properties style:glyph-orientation-vertical="0" fo:border-bottom="none" fo:background-color="#00abea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fo:border-bottom="none" fo:background-color="#00abea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0.74pt solid #000000" fo:background-color="#00abea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0.74pt solid #000000" fo:background-color="#ff99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ackground-color="#fcf305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99336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3" style:family="table-cell" style:parent-style-name="Default" style:data-style-name="N0">
      <style:table-cell-properties fo:background-color="#f20884" style:diagonal-bl-tr="none" style:diagonal-tl-br="none" fo:border="0.74pt solid #000000" fo:padding="0.071cm" style:rotation-align="none"/>
    </style:style>
    <style:style style:name="ce54" style:family="table-cell" style:parent-style-name="Default">
      <style:table-cell-properties style:glyph-orientation-vertical="0" fo:background-color="#fcf30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none" fo:background-color="#00abea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none" fo:background-color="#00abea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0.74pt solid #000000" fo:background-color="#00abea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none" fo:background-color="#00abea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none" fo:background-color="#00abea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glyph-orientation-vertical="0" fo:border-bottom="0.74pt solid #000000" fo:background-color="#00abea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0.74pt solid #000000" fo:background-color="#ff99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glyph-orientation-vertical="0" fo:border-bottom="0.74pt solid #000000" fo:background-color="#ff99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71cm" svg:stroke-color="#dd0806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4" style:family="graphic">
      <style:graphic-properties draw:stroke="solid" svg:stroke-width="0.071cm" svg:stroke-color="#dd0806" draw:marker-end="Arrowhead_20_1" draw:marker-end-width="0.213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5" style:family="graphic">
      <style:graphic-properties draw:stroke="solid" svg:stroke-width="0.071cm" svg:stroke-color="#dd0806" draw:marker-end="Arrowhead_20_2" draw:marker-end-width="0.213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6" style:family="graphic">
      <style:graphic-properties draw:stroke="solid" svg:stroke-width="0.071cm" svg:stroke-color="#dd0806" draw:marker-end="Arrowhead_20_3" draw:marker-end-width="0.213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7" style:family="graphic">
      <style:graphic-properties draw:stroke="solid" svg:stroke-width="0.071cm" svg:stroke-color="#dd0806" draw:marker-end="Arrowhead_20_4" draw:marker-end-width="0.213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8" style:family="graphic">
      <style:graphic-properties draw:stroke="solid" svg:stroke-width="0.071cm" svg:stroke-color="#dd0806" draw:marker-end="Arrowhead_20_5" draw:marker-end-width="0.213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9" style:family="graphic">
      <style:graphic-properties draw:stroke="solid" svg:stroke-width="0.071cm" svg:stroke-color="#dd0806" draw:marker-end="Arrowhead_20_7" draw:marker-end-width="0.213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10" style:family="graphic">
      <style:graphic-properties draw:stroke="solid" svg:stroke-width="0.071cm" svg:stroke-color="#dd0806" draw:marker-end="Arrowhead_20_8" draw:marker-end-width="0.213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11" style:family="graphic">
      <style:graphic-properties draw:stroke="solid" svg:stroke-width="0.071cm" svg:stroke-color="#dd0806" draw:marker-end="Arrowhead_20_6" draw:marker-end-width="0.213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12" style:family="graphic">
      <style:graphic-properties draw:stroke="solid" svg:stroke-width="0.071cm" svg:stroke-color="#dd0806" draw:marker-end="Arrowhead_20_9" draw:marker-end-width="0.213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13" style:family="graphic">
      <style:graphic-properties draw:stroke="solid" svg:stroke-width="0.071cm" svg:stroke-color="#dd0806" draw:marker-end="Arrowhead_20_10" draw:marker-end-width="0.213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14" style:family="graphic">
      <style:graphic-properties draw:stroke="solid" svg:stroke-width="0.071cm" svg:stroke-color="#dd0806" draw:marker-end="Arrowhead_20_12" draw:marker-end-width="0.213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15" style:family="graphic">
      <style:graphic-properties draw:stroke="solid" svg:stroke-width="0.071cm" svg:stroke-color="#dd0806" draw:marker-end="Arrowhead_20_11" draw:marker-end-width="0.213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0000d4" style:font-name="Geneva" fo:font-size="9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RU" style:country-asian="CN" style:country-complex="IN" style:font-name-asian="Microsoft YaHei" style:font-name-complex="Genev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Geneva" fo:font-size="10pt" fo:font-weight="normal" style:text-underline-style="none" style:text-underline-color="font-color" style:text-line-through-type="none" fo:font-style="italic" style:text-outline="false" fo:text-shadow="none" style:text-position="0%" style:font-name-complex="Geneva" style:font-size-asian="10pt" style:font-size-complex="10pt" style:font-weight-asian="normal" style:font-weight-complex="normal" style:font-style-asian="italic" style:font-style-complex="italic"/>
    </style:style>
    <style:style style:name="T3" style:family="text">
      <style:text-properties style:font-name="Geneva" fo:font-size="10pt" fo:font-weight="normal" style:text-underline-style="none" style:text-underline-color="font-color" style:text-line-through-type="none" style:text-outline="false" fo:text-shadow="none" style:text-position="0%" style:font-name-complex="Geneva" style:font-size-asian="10pt" style:font-size-complex="10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Instruc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18"/>
        <table:table-column table:style-name="co4" table:number-columns-repeated="254" table:default-cell-style-name="ce2"/>
        <table:table-column table:style-name="co4" table:number-columns-repeated="767" table:default-cell-style-name="Default"/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11" office:value-type="string" calcext:value-type="string">
            <text:p>Decision Analysis Add-in Demonstration</text:p>
          </table:table-cell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12" office:value-type="string" calcext:value-type="string">
            <text:p><text:span text:style-name="T1"><text:a xlink:href="http://www.me.utexas.edu/~jensen/ORMM/computation/unit/decision/index.html" xlink:type="simple">http://www.me.utexas.edu/~jensen/ORMM/computation/unit/decision/index.html</text:a></text:span>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3">
          <table:table-cell table:style-name="ce1"/>
          <table:table-cell table:style-name="ce7"/>
          <table:table-cell table:style-name="ce7" office:value-type="string" calcext:value-type="string">
            <text:p>Instructions</text:p>
          </table:table-cell>
          <table:table-cell table:number-columns-repeated="1021"/>
        </table:table-row>
        <table:table-row table:style-name="ro4">
          <table:table-cell table:style-name="ce1"/>
          <table:table-cell office:value-type="string" calcext:value-type="string">
            <text:p>•</text:p>
          </table:table-cell>
          <table:table-cell table:style-name="ce13" office:value-type="string" calcext:value-type="string">
            <text:p>To use this workbook, you must first load the Decision Analysis add-in. See the Excel help file topic "About add-ins" before continuing.</text:p>
          </table:table-cell>
          <table:table-cell table:number-columns-repeated="1021"/>
        </table:table-row>
        <table:table-row table:style-name="ro4">
          <table:table-cell table:style-name="ce1"/>
          <table:table-cell office:value-type="string" calcext:value-type="string">
            <text:p>•</text:p>
          </table:table-cell>
          <table:table-cell table:style-name="ce13" office:value-type="string" calcext:value-type="string">
            <text:p>This workbook comes without control buttons. To make the buttons choose <text:span text:style-name="T2">Add Buttons</text:span><text:span text:style-name="T3"> from the Decision Analysis menu. This adds buttons to all the worksheets.</text:span></text:p>
          </table:table-cell>
          <table:table-cell table:number-columns-repeated="1021"/>
        </table:table-row>
        <table:table-row table:style-name="ro4">
          <table:table-cell table:style-name="ce1"/>
          <table:table-cell office:value-type="string" calcext:value-type="string">
            <text:p>•</text:p>
          </table:table-cell>
          <table:table-cell table:style-name="ce13" office:value-type="string" calcext:value-type="string">
            <text:p>The add-in also uses user-defined functions for some of the problems. This will cause a link error message. The problem is solved with the <text:span text:style-name="T2">Add Button</text:span><text:span text:style-name="T3"> command.</text:span></text:p>
          </table:table-cell>
          <table:table-cell table:number-columns-repeated="1021"/>
        </table:table-row>
        <table:table-row table:style-name="ro4">
          <table:table-cell table:style-name="ce1"/>
          <table:table-cell office:value-type="string" calcext:value-type="string">
            <text:p>•</text:p>
          </table:table-cell>
          <table:table-cell table:style-name="ce13" office:value-type="string" calcext:value-type="string">
            <text:p>When you are moving a workbook to another computer, use the <text:span text:style-name="T2">Remove Buttons</text:span><text:span text:style-name="T3"> command. This simplifies opening the workbook on the other computer. Buttons are removed from all worksheets.</text:span></text:p>
          </table:table-cell>
          <table:table-cell table:number-columns-repeated="1021"/>
        </table:table-row>
        <table:table-row table:style-name="ro3">
          <table:table-cell/>
          <table:table-cell table:style-name="ce9"/>
          <table:table-cell table:style-name="ce14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5" office:value-type="string" calcext:value-type="string">
            <text:p>Decision Analysis Add-in</text:p>
          </table:table-cell>
          <table:table-cell table:number-columns-repeated="1021"/>
        </table:table-row>
        <table:table-row table:style-name="ro5">
          <table:table-cell/>
          <table:table-cell table:style-name="ce10"/>
          <table:table-cell table:style-name="ce16" office:value-type="string" calcext:value-type="string">
            <text:p>Description</text:p>
          </table:table-cell>
          <table:table-cell table:style-name="ce19" office:value-type="string" calcext:value-type="string">
            <text:p>Add-ins Use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span text:style-name="T1"><text:a xlink:href="#Repair.A1" xlink:type="simple">Repair</text:a></text:span></text:p>
          </table:table-cell>
          <table:table-cell table:style-name="ce10"/>
          <table:table-cell table:style-name="ce17" office:value-type="string" calcext:value-type="string">
            <text:p>Computer Repair Example used in the add-in description</text:p>
          </table:table-cell>
          <table:table-cell table:style-name="ce3" office:value-type="string" calcext:value-type="string">
            <text:p>Decision Analysis</text:p>
          </table:table-cell>
          <table:table-cell table:style-name="ce3" table:number-columns-repeated="13"/>
          <table:table-cell table:number-columns-repeated="1007"/>
        </table:table-row>
        <table:table-row table:style-name="ro1">
          <table:table-cell table:style-name="ce4" office:value-type="string" calcext:value-type="string">
            <text:p><text:span text:style-name="T1"><text:a xlink:href="#Repair_Graphics.A1" xlink:type="simple">Repair_Graphics</text:a></text:span></text:p>
          </table:table-cell>
          <table:table-cell table:style-name="ce10"/>
          <table:table-cell table:style-name="ce17" office:value-type="string" calcext:value-type="string">
            <text:p>Graphical Decision tree for the Repair Example</text:p>
          </table:table-cell>
          <table:table-cell table:style-name="ce3" office:value-type="string" calcext:value-type="string">
            <text:p>Decision Analysis</text:p>
          </table:table-cell>
          <table:table-cell table:style-name="ce3" table:number-columns-repeated="13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span text:style-name="T1"><text:a xlink:href="#Econ1.A1" xlink:type="simple">Econ1</text:a></text:span></text:p>
          </table:table-cell>
          <table:table-cell table:style-name="ce10"/>
          <table:table-cell table:style-name="ce17" office:value-type="string" calcext:value-type="string">
            <text:p>A simple decision problem: To make a new design or stick to the current one.</text:p>
          </table:table-cell>
          <table:table-cell table:style-name="ce3" office:value-type="string" calcext:value-type="string">
            <text:p>Decision Analysis</text:p>
          </table:table-cell>
          <table:table-cell table:style-name="ce3" table:number-columns-repeated="13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span text:style-name="T1"><text:a xlink:href="#Econ1_U.A1" xlink:type="simple">Econ1_U</text:a></text:span></text:p>
          </table:table-cell>
          <table:table-cell table:style-name="ce10"/>
          <table:table-cell table:style-name="ce17" office:value-type="string" calcext:value-type="string">
            <text:p>The Econ1 problem problem with a utility function</text:p>
          </table:table-cell>
          <table:table-cell table:style-name="ce3" office:value-type="string" calcext:value-type="string">
            <text:p>Decision Analysis</text:p>
          </table:table-cell>
          <table:table-cell table:style-name="ce3" table:number-columns-repeated="13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span text:style-name="T1"><text:a xlink:href="#Econ1_U_Graphics.A1" xlink:type="simple">Econ1_U_Graphics</text:a></text:span></text:p>
          </table:table-cell>
          <table:table-cell table:style-name="ce10"/>
          <table:table-cell table:style-name="ce17" office:value-type="string" calcext:value-type="string">
            <text:p>Econ1_U Decision Tree</text:p>
          </table:table-cell>
          <table:table-cell table:style-name="ce3" office:value-type="string" calcext:value-type="string">
            <text:p>Decision Analysis</text:p>
          </table:table-cell>
          <table:table-cell table:style-name="ce3" table:number-columns-repeated="13"/>
          <table:table-cell table:number-columns-repeated="1007"/>
        </table:table-row>
        <table:table-row table:style-name="ro1">
          <table:table-cell table:style-name="ce6" office:value-type="string" calcext:value-type="string">
            <text:p><text:span text:style-name="T1"><text:a xlink:href="#Econ2.A1" xlink:type="simple">Econ2</text:a></text:span></text:p>
          </table:table-cell>
          <table:table-cell/>
          <table:table-cell table:style-name="ce17" office:value-type="string" calcext:value-type="string">
            <text:p>The Econ problem with tests - Bayes' rule determines probabilities</text:p>
          </table:table-cell>
          <table:table-cell table:style-name="ce3" office:value-type="string" calcext:value-type="string">
            <text:p>Decision Analysis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<text:span text:style-name="T1"><text:a xlink:href="#Econ2_Graphics.A1" xlink:type="simple">Econ2_Graphics</text:a></text:span></text:p>
          </table:table-cell>
          <table:table-cell/>
          <table:table-cell table:style-name="ce17" office:value-type="string" calcext:value-type="string">
            <text:p>Econ2 Decision Tree</text:p>
          </table:table-cell>
          <table:table-cell table:style-name="ce3" office:value-type="string" calcext:value-type="string">
            <text:p>Decision Analysi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span text:style-name="T1"><text:a xlink:href="#Cola.A1" xlink:type="simple">Cola</text:a></text:span></text:p>
          </table:table-cell>
          <table:table-cell/>
          <table:table-cell table:style-name="ce17" office:value-type="string" calcext:value-type="string">
            <text:p>A cola marketing problem - Uses utility functions</text:p>
          </table:table-cell>
          <table:table-cell table:style-name="ce3" office:value-type="string" calcext:value-type="string">
            <text:p>Decision Analysis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<text:span text:style-name="T1"><text:a xlink:href="#Cola_Graphics.A1" xlink:type="simple">Cola_Graphics</text:a></text:span></text:p>
          </table:table-cell>
          <table:table-cell/>
          <table:table-cell table:style-name="ce17" office:value-type="string" calcext:value-type="string">
            <text:p>Cola Decision Tree</text:p>
          </table:table-cell>
          <table:table-cell table:style-name="ce3" office:value-type="string" calcext:value-type="string">
            <text:p>Decision Analysis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air" table:style-name="ta2"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8" table:default-cell-style-name="ce1"/>
        <table:table-column table:style-name="co5" table:number-columns-repeated="224" table:default-cell-style-name="ce1"/>
        <table:table-column table:style-name="co5" table:number-columns-repeated="767" table:default-cell-style-name="Default"/>
        <table:table-row table:style-name="ro6">
          <table:table-cell table:style-name="ce20" office:value-type="string" calcext:value-type="string">
            <text:p>Decision Analysis Model</text:p>
          </table:table-cell>
          <table:table-cell table:number-columns-repeated="3"/>
          <table:table-cell table:style-name="ce25" office:value-type="string" calcext:value-type="string">
            <text:p>Name:</text:p>
          </table:table-cell>
          <table:table-cell table:style-name="ce27" office:value-type="string" calcext:value-type="string">
            <text:p>Repair</text:p>
          </table:table-cell>
          <table:table-cell/>
          <table:table-cell table:style-name="ce25" office:value-type="string" calcext:value-type="string">
            <text:p>Title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Arc Param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Utility:</text:p>
          </table:table-cell>
          <table:table-cell table:style-name="ce28"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5" office:value-type="string" calcext:value-type="string">
            <text:p>Type:</text:p>
          </table:table-cell>
          <table:table-cell table:style-name="ce28" office:value-type="string" calcext:value-type="string">
            <text:p>DA</text:p>
          </table:table-cell>
          <table:table-cell/>
          <table:table-cell table:style-name="ce25" office:value-type="string" calcext:value-type="string">
            <text:p>All Link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Arc Values:</text:p>
          </table:table-cell>
          <table:table-cell table:style-name="ce28" office:value-type="string" calcext:value-type="string">
            <text:p>Yes</text:p>
          </table:table-cell>
          <table:table-cell/>
          <table:table-cell table:style-name="ce25" office:value-type="string" calcext:value-type="string">
            <text:p>Tree:</text:p>
          </table:table-cell>
          <table:table-cell table:style-name="ce28" office:value-type="string" calcext:value-type="string">
            <text:p>No</text:p>
          </table:table-cell>
          <table:table-cell table:number-columns-repeated="2"/>
          <table:table-cell table:style-name="ce25" office:value-type="string" calcext:value-type="string">
            <text:p>Replace Mother Board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33" office:value-type="string" calcext:value-type="string">
            <text:p>Repair A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/>
          <table:table-cell table:style-name="ce21" office:value-type="string" calcext:value-type="string">
            <text:p>Change Structure</text:p>
          </table:table-cell>
          <table:table-cell table:number-columns-repeated="2"/>
          <table:table-cell table:style-name="ce25" office:value-type="string" calcext:value-type="string">
            <text:p>Solver:</text:p>
          </table:table-cell>
          <table:table-cell table:style-name="ce28" office:value-type="string" calcext:value-type="string">
            <text:p>Functions</text:p>
          </table:table-cell>
          <table:table-cell/>
          <table:table-cell table:style-name="ce25" office:value-type="string" calcext:value-type="string">
            <text:p>Autoplace:</text:p>
          </table:table-cell>
          <table:table-cell table:style-name="ce28" office:value-type="string" calcext:value-type="string">
            <text:p>Yes</text:p>
          </table:table-cell>
          <table:table-cell/>
          <table:table-cell table:style-name="ce25" office:value-type="string" calcext:value-type="string">
            <text:p>Node Params:</text:p>
          </table:table-cell>
          <table:table-cell table:style-name="ce28" office:value-type="string" calcext:value-type="string">
            <text:p>No</text:p>
          </table:table-cell>
          <table:table-cell table:number-columns-repeated="5"/>
          <table:table-cell table:style-name="ce25" office:value-type="string" calcext:value-type="string">
            <text:p>Test X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3" office:value-type="string" calcext:value-type="string">
            <text:p>Repair B</text:p>
          </table:table-cell>
          <table:table-cell office:value-type="float" office:value="200" calcext:value-type="float">
            <text:p>2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25" office:value-type="string" calcext:value-type="string">
            <text:p>Goal:</text:p>
          </table:table-cell>
          <table:table-cell table:style-name="ce28" office:value-type="string" calcext:value-type="string">
            <text:p>Min</text:p>
          </table:table-cell>
          <table:table-cell table:number-columns-repeated="4"/>
          <table:table-cell table:style-name="ce25" office:value-type="string" calcext:value-type="string">
            <text:p>Node Values:</text:p>
          </table:table-cell>
          <table:table-cell table:style-name="ce28" office:value-type="string" calcext:value-type="string">
            <text:p>Yes</text:p>
          </table:table-cell>
          <table:table-cell table:number-columns-repeated="5"/>
          <table:table-cell table:style-name="ce25" office:value-type="string" calcext:value-type="string">
            <text:p>Test Y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3" office:value-type="string" calcext:value-type="string">
            <text:p>Repair C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/>
          <table:table-cell table:style-name="ce21" office:value-type="string" calcext:value-type="string">
            <text:p>Change Node/Arc</text:p>
          </table:table-cell>
          <table:table-cell table:number-columns-repeated="8"/>
          <table:table-cell table:style-name="ce25" office:value-type="string" calcext:value-type="string">
            <text:p>Term. Values:</text:p>
          </table:table-cell>
          <table:table-cell table:style-name="ce28" office:value-type="string" calcext:value-type="string">
            <text:p>No</text:p>
          </table:table-cell>
          <table:table-cell table:number-columns-repeated="5"/>
          <table:table-cell table:style-name="ce25" office:value-type="string" calcext:value-type="string">
            <text:p>Test Z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3" office:value-type="string" calcext:value-type="string">
            <text:p>Repair D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23" office:value-type="string" calcext:value-type="string">
            <text:p>Arc Data</text:p>
          </table:table-cell>
          <table:table-cell table:number-columns-repeated="10"/>
          <table:table-cell table:style-name="ce23" office:value-type="string" calcext:value-type="string">
            <text:p>Node Data</text:p>
          </table:table-cell>
          <table:table-cell table:number-columns-repeated="1009"/>
        </table:table-row>
        <table:table-row table:style-name="ro1">
          <table:table-cell/>
          <table:table-cell table:style-name="ce21" office:value-type="string" calcext:value-type="string">
            <text:p>Solve</text:p>
          </table:table-cell>
          <table:table-cell table:style-name="ce22"/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From</text:p>
          </table:table-cell>
          <table:table-cell table:style-name="ce22" office:value-type="string" calcext:value-type="string">
            <text:p>To</text:p>
          </table:table-cell>
          <table:table-cell table:number-columns-repeated="2" table:style-name="ce22" office:value-type="string" calcext:value-type="string">
            <text:p>Arc</text:p>
          </table:table-cell>
          <table:table-cell table:style-name="ce22" office:value-type="string" calcext:value-type="string">
            <text:p>From</text:p>
          </table:table-cell>
          <table:table-cell table:style-name="ce22" office:value-type="string" calcext:value-type="string">
            <text:p>To</text:p>
          </table:table-cell>
          <table:table-cell table:number-columns-repeated="2" table:style-name="ce22" office:value-type="string" calcext:value-type="string">
            <text:p>Arc</text:p>
          </table:table-cell>
          <table:table-cell/>
          <table:table-cell table:number-columns-repeated="4" table:style-name="ce22" office:value-type="string" calcext:value-type="string">
            <text:p>Node</text:p>
          </table:table-cell>
          <table:table-cell table:number-columns-repeated="3" table:style-name="ce22" office:value-type="string" calcext:value-type="string">
            <text:p>Optimum</text:p>
          </table:table-cell>
          <table:table-cell table:number-columns-repeated="2" table:style-name="ce22" office:value-type="string" calcext:value-type="string">
            <text:p>Node</text:p>
          </table:table-cell>
          <table:table-cell/>
          <table:table-cell table:style-name="ce23" office:value-type="string" calcext:value-type="string">
            <text:p>Bayes (Repair_Test)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2"/>
          <table:table-cell table:number-columns-repeated="3" table:style-name="ce22" office:value-type="string" calcext:value-type="string">
            <text:p>Index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rob.</text:p>
          </table:table-cell>
          <table:table-cell table:number-columns-repeated="3" table:style-name="ce22" office:value-type="string" calcext:value-type="string">
            <text:p>Name</text:p>
          </table:table-cell>
          <table:table-cell table:style-name="ce22" office:value-type="string" calcext:value-type="string">
            <text:p>Total</text:p>
          </table:table-cell>
          <table:table-cell/>
          <table:table-cell table:style-name="ce22" office:value-type="string" calcext:value-type="string">
            <text:p>Index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Decision</text:p>
          </table:table-cell>
          <table:table-cell table:style-name="ce22" office:value-type="string" calcext:value-type="string">
            <text:p>Level</text:p>
          </table:table-cell>
          <table:table-cell table:style-name="ce22" office:value-type="string" calcext:value-type="string">
            <text:p>Depth</text:p>
          </table:table-cell>
          <table:table-cell table:number-columns-repeated="2"/>
          <table:table-cell table:style-name="ce37" office:value-type="string" calcext:value-type="string">
            <text:p>Likelihood</text:p>
          </table:table-cell>
          <table:table-cell table:style-name="ce22" office:value-type="string" calcext:value-type="string">
            <text:p>Exp(Test)</text:p>
          </table:table-cell>
          <table:table-cell table:number-columns-repeated="2"/>
          <table:table-cell table:style-name="ce35" office:value-type="string" calcext:value-type="string">
            <text:p>Prior</text:p>
          </table:table-cell>
          <table:table-cell table:style-name="ce35" office:value-type="string" calcext:value-type="string">
            <text:p>Posterior</text:p>
          </table:table-cell>
          <table:table-cell table:number-columns-repeated="994"/>
        </table:table-row>
        <table:table-row table:style-name="ro1">
          <table:table-cell/>
          <table:table-cell table:style-name="ce21" office:value-type="string" calcext:value-type="string">
            <text:p>Graphic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Repair_From;Repair_Nodes;Repair_Node_Name)" office:value-type="string" office:string-value="D1" calcext:value-type="string">
            <text:p>D1</text:p>
          </table:table-cell>
          <table:table-cell table:style-name="ce29" table:formula="of:=LOOKUP(Repair_To;Repair_Nodes;Repair_Node_Name)" office:value-type="string" office:string-value="Repl1" calcext:value-type="string">
            <text:p>Repl1</text:p>
          </table:table-cell>
          <table:table-cell table:style-name="ce30" table:formula="of:=[.J9]" office:value-type="string" office:string-value="Repl1" calcext:value-type="string">
            <text:p>Repl1</text:p>
          </table:table-cell>
          <table:table-cell table:style-name="ce31" table:formula="of:=Repair_Prob*(LOOKUP(Repair_To;Repair_Nodes;Repair_Node_Value)+Repair_Arc_Value)" office:value-type="string" office:string-value="" calcext:value-type="error">
            <text:p>Ошибка:51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1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31" table:formula="of:=IF(Repair_Node_Type=&quot;D&quot;;(['file:///D:/!@%23!@%23/Customer/xlsx/xls/%08jensen.lib/decision.xla'#$$'MinIF'];Repair_From;[.N9];Repair_Total);IF(Repair_Node_Type=&quot;C&quot;;SUMIF(Repair_From;[.N9];Repair_Total);0))+Repair_Node_Added" office:value-type="string" office:string-value="" calcext:value-type="error">
            <text:p>Ошибка:511</text:p>
          </table:table-cell>
          <table:table-cell table:style-name="ce31" table:formula="of:=IF(Repair_Node_Type=&quot;D&quot;;(['file:///D:/!@%23!@%23/Customer/xlsx/xls/%08jensen.lib/decision.xla'#$$'MatchIF'];Repair_From;[.N9];Repair_Total;[.R9]-[.Q9]);&quot;&quot;)" office:value-type="string" office:string-value="" calcext:value-type="error">
            <text:p>Ошибка:511</text:p>
          </table:table-cell>
          <table:table-cell table:style-name="ce29" table:formula="of:=IF(Repair_Node_Type=&quot;D&quot;;LOOKUP([.S9];Repair_Arcs;Repair_Arc_Name);&quot;&quot;)" office:value-type="string" office:string-value="" calcext:value-type="error">
            <text:p>Ошибка:51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/>
          <table:table-cell table:style-name="ce38" office:value-type="string" calcext:value-type="string">
            <text:p>P(Test|Comp)</text:p>
          </table:table-cell>
          <table:table-cell table:style-name="ce22" office:value-type="string" calcext:value-type="string">
            <text:p>x1</text:p>
          </table:table-cell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3</text:p>
          </table:table-cell>
          <table:table-cell table:style-name="ce38" office:value-type="string" calcext:value-type="string">
            <text:p>P(Comp)</text:p>
          </table:table-cell>
          <table:table-cell table:style-name="ce38" office:value-type="string" calcext:value-type="string">
            <text:p>P(Comp|Test)</text:p>
          </table:table-cell>
          <table:table-cell table:style-name="ce28" table:formula="of:=[.Z9]" office:value-type="string" office:string-value="x1" calcext:value-type="string">
            <text:p>x1</text:p>
          </table:table-cell>
          <table:table-cell table:style-name="ce28" table:formula="of:=[.AA9]" office:value-type="string" office:string-value="x2" calcext:value-type="string">
            <text:p>x2</text:p>
          </table:table-cell>
          <table:table-cell table:style-name="ce28" table:formula="of:=[.AB9]" office:value-type="string" office:string-value="x3" calcext:value-type="string">
            <text:p>x3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[.$S$3]" office:value-type="float" office:value="50" calcext:value-type="float">
            <text:p>50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Repair_From;Repair_Nodes;Repair_Node_Name)" office:value-type="string" office:string-value="D1" calcext:value-type="string">
            <text:p>D1</text:p>
          </table:table-cell>
          <table:table-cell table:style-name="ce29" table:formula="of:=LOOKUP(Repair_To;Repair_Nodes;Repair_Node_Name)" office:value-type="string" office:string-value="Repl1" calcext:value-type="string">
            <text:p>Repl1</text:p>
          </table:table-cell>
          <table:table-cell table:style-name="ce30" table:formula="of:=[.J10]" office:value-type="string" office:string-value="Repl1" calcext:value-type="string">
            <text:p>Repl1</text:p>
          </table:table-cell>
          <table:table-cell table:style-name="ce31" table:formula="of:=Repair_Prob*(LOOKUP(Repair_To;Repair_Nodes;Repair_Node_Value)+Repair_Arc_Value)" office:value-type="string" office:string-value="" calcext:value-type="error">
            <text:p>Ошибка:511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Repl1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500" calcext:value-type="float">
            <text:p>500</text:p>
          </table:table-cell>
          <table:table-cell table:style-name="ce31" table:formula="of:=IF(Repair_Node_Type=&quot;D&quot;;(['file:///D:/!@%23!@%23/Customer/xlsx/xls/%08jensen.lib/decision.xla'#$$'MinIF'];Repair_From;[.N10];Repair_Total);IF(Repair_Node_Type=&quot;C&quot;;SUMIF(Repair_From;[.N10];Repair_Total);0))+Repair_Node_Added" office:value-type="string" office:string-value="" calcext:value-type="error">
            <text:p>Ошибка:511</text:p>
          </table:table-cell>
          <table:table-cell table:style-name="ce31" table:formula="of:=IF(Repair_Node_Type=&quot;D&quot;;(['file:///D:/!@%23!@%23/Customer/xlsx/xls/%08jensen.lib/decision.xla'#$$'MatchIF'];Repair_From;[.N10];Repair_Total;[.R10]-[.Q10]);&quot;&quot;)" office:value-type="string" office:string-value="" calcext:value-type="error">
            <text:p>Ошибка:511</text:p>
          </table:table-cell>
          <table:table-cell table:style-name="ce29" table:formula="of:=IF(Repair_Node_Type=&quot;D&quot;;LOOKUP([.S10];Repair_Arcs;Repair_Arc_Name);&quot;&quot;)">
            <text:p/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World(Comp)</text:p>
          </table:table-cell>
          <table:table-cell table:style-name="ce22" office:value-type="string" calcext:value-type="string">
            <text:p>A</text:p>
          </table:table-cell>
          <table:table-cell table:style-name="ce26" office:value-type="float" office:value="0.6" calcext:value-type="float">
            <text:p>0,6</text:p>
          </table:table-cell>
          <table:table-cell table:style-name="ce26" office:value-type="float" office:value="0.2" calcext:value-type="float">
            <text:p>0,2</text:p>
          </table:table-cell>
          <table:table-cell table:style-name="ce31" table:formula="of:=1-SUM([.Z10:.AA10])" office:value-type="float" office:value="0.2" calcext:value-type="float">
            <text:p>0,2</text:p>
          </table:table-cell>
          <table:table-cell table:style-name="ce26" office:value-type="float" office:value="0.15" calcext:value-type="float">
            <text:p>0,15</text:p>
          </table:table-cell>
          <table:table-cell table:style-name="ce28" table:formula="of:=[.Y10]" office:value-type="string" office:string-value="A" calcext:value-type="string">
            <text:p>A</text:p>
          </table:table-cell>
          <table:table-cell table:style-name="ce31" table:formula="of:=[.Z10]*[.$AC10]/[.Z$15]" office:value-type="float" office:value="0.302521008403361" calcext:value-type="float">
            <text:p>0,3025210084</text:p>
          </table:table-cell>
          <table:table-cell table:style-name="ce31" table:formula="of:=[.AA10]*[.$AC10]/[.AA$15]" office:value-type="float" office:value="0.0628272251308901" calcext:value-type="float">
            <text:p>0,0628272251</text:p>
          </table:table-cell>
          <table:table-cell table:style-name="ce31" table:formula="of:=[.AB10]*[.$AC10]/[.AB$15]" office:value-type="float" office:value="0.133333333333333" calcext:value-type="float">
            <text:p>0,1333333333</text:p>
          </table:table-cell>
          <table:table-cell table:number-columns-repeated="991"/>
        </table:table-row>
        <table:table-row table:style-name="ro1">
          <table:table-cell/>
          <table:table-cell table:style-name="ce21" office:value-type="string" calcext:value-type="string">
            <text:p>Sort Network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INDEX(Repair_Test1_Marginal;1;1)" office:value-type="float" office:value="0.2975" calcext:value-type="float">
            <text:p>0,2975</text:p>
          </table:table-cell>
          <table:table-cell table:style-name="ce29" table:formula="of:=LOOKUP(Repair_From;Repair_Nodes;Repair_Node_Name)" office:value-type="string" office:string-value="D1" calcext:value-type="string">
            <text:p>D1</text:p>
          </table:table-cell>
          <table:table-cell table:style-name="ce29" table:formula="of:=LOOKUP(Repair_To;Repair_Nodes;Repair_Node_Name)" office:value-type="string" office:string-value="Repl1" calcext:value-type="string">
            <text:p>Repl1</text:p>
          </table:table-cell>
          <table:table-cell table:style-name="ce30" table:formula="of:=[.J11]" office:value-type="string" office:string-value="Repl1" calcext:value-type="string">
            <text:p>Repl1</text:p>
          </table:table-cell>
          <table:table-cell table:style-name="ce31" table:formula="of:=Repair_Prob*(LOOKUP(Repair_To;Repair_Nodes;Repair_Node_Value)+Repair_Arc_Value)" office:value-type="string" office:string-value="" calcext:value-type="error">
            <text:p>Ошибка:511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X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31" table:formula="of:=IF(Repair_Node_Type=&quot;D&quot;;(['file:///D:/!@%23!@%23/Customer/xlsx/xls/%08jensen.lib/decision.xla'#$$'MinIF'];Repair_From;[.N11];Repair_Total);IF(Repair_Node_Type=&quot;C&quot;;SUMIF(Repair_From;[.N11];Repair_Total);0))+Repair_Node_Added" office:value-type="string" office:string-value="" calcext:value-type="error">
            <text:p>Ошибка:511</text:p>
          </table:table-cell>
          <table:table-cell table:style-name="ce31" table:formula="of:=IF(Repair_Node_Type=&quot;D&quot;;(['file:///D:/!@%23!@%23/Customer/xlsx/xls/%08jensen.lib/decision.xla'#$$'MatchIF'];Repair_From;[.N11];Repair_Total;[.R11]-[.Q11]);&quot;&quot;)" office:value-type="string" office:string-value="" calcext:value-type="error">
            <text:p>Ошибка:511</text:p>
          </table:table-cell>
          <table:table-cell table:style-name="ce29" table:formula="of:=IF(Repair_Node_Type=&quot;D&quot;;LOOKUP([.S11];Repair_Arcs;Repair_Arc_Name);&quot;&quot;)">
            <text:p/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/>
          <table:table-cell table:style-name="ce22" office:value-type="string" calcext:value-type="string">
            <text:p>B</text:p>
          </table:table-cell>
          <table:table-cell table:style-name="ce26" office:value-type="float" office:value="0.7" calcext:value-type="float">
            <text:p>0,7</text:p>
          </table:table-cell>
          <table:table-cell table:style-name="ce26" office:value-type="float" office:value="0.2" calcext:value-type="float">
            <text:p>0,2</text:p>
          </table:table-cell>
          <table:table-cell table:style-name="ce31" table:formula="of:=1-SUM([.Z11:.AA11])" office:value-type="float" office:value="0.1" calcext:value-type="float">
            <text:p>0,1</text:p>
          </table:table-cell>
          <table:table-cell table:style-name="ce26" office:value-type="float" office:value="0.2" calcext:value-type="float">
            <text:p>0,2</text:p>
          </table:table-cell>
          <table:table-cell table:style-name="ce28" table:formula="of:=[.Y11]" office:value-type="string" office:string-value="B" calcext:value-type="string">
            <text:p>B</text:p>
          </table:table-cell>
          <table:table-cell table:style-name="ce31" table:formula="of:=[.Z11]*[.$AC11]/[.Z$15]" office:value-type="float" office:value="0.470588235294118" calcext:value-type="float">
            <text:p>0,4705882353</text:p>
          </table:table-cell>
          <table:table-cell table:style-name="ce31" table:formula="of:=[.AA11]*[.$AC11]/[.AA$15]" office:value-type="float" office:value="0.0837696335078534" calcext:value-type="float">
            <text:p>0,0837696335</text:p>
          </table:table-cell>
          <table:table-cell table:style-name="ce31" table:formula="of:=[.AB11]*[.$AC11]/[.AB$15]" office:value-type="float" office:value="0.0888888888888889" calcext:value-type="float">
            <text:p>0,0888888889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24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[.$AE$23]" office:value-type="float" office:value="0.4775" calcext:value-type="float">
            <text:p>0,4775</text:p>
          </table:table-cell>
          <table:table-cell table:style-name="ce29" table:formula="of:=LOOKUP(Repair_From;Repair_Nodes;Repair_Node_Name)" office:value-type="string" office:string-value="D1" calcext:value-type="string">
            <text:p>D1</text:p>
          </table:table-cell>
          <table:table-cell table:style-name="ce29" table:formula="of:=LOOKUP(Repair_To;Repair_Nodes;Repair_Node_Name)" office:value-type="string" office:string-value="Repl1" calcext:value-type="string">
            <text:p>Repl1</text:p>
          </table:table-cell>
          <table:table-cell table:style-name="ce30" table:formula="of:=[.J12]" office:value-type="string" office:string-value="Repl1" calcext:value-type="string">
            <text:p>Repl1</text:p>
          </table:table-cell>
          <table:table-cell table:style-name="ce31" table:formula="of:=Repair_Prob*(LOOKUP(Repair_To;Repair_Nodes;Repair_Node_Value)+Repair_Arc_Value)" office:value-type="string" office:string-value="" calcext:value-type="error">
            <text:p>Ошибка:511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D2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31" table:formula="of:=IF(Repair_Node_Type=&quot;D&quot;;(['file:///D:/!@%23!@%23/Customer/xlsx/xls/%08jensen.lib/decision.xla'#$$'MinIF'];Repair_From;[.N12];Repair_Total);IF(Repair_Node_Type=&quot;C&quot;;SUMIF(Repair_From;[.N12];Repair_Total);0))+Repair_Node_Added" office:value-type="string" office:string-value="" calcext:value-type="error">
            <text:p>Ошибка:511</text:p>
          </table:table-cell>
          <table:table-cell table:style-name="ce31" table:formula="of:=IF(Repair_Node_Type=&quot;D&quot;;(['file:///D:/!@%23!@%23/Customer/xlsx/xls/%08jensen.lib/decision.xla'#$$'MatchIF'];Repair_From;[.N12];Repair_Total;[.R12]-[.Q12]);&quot;&quot;)" office:value-type="string" office:string-value="" calcext:value-type="error">
            <text:p>Ошибка:511</text:p>
          </table:table-cell>
          <table:table-cell table:style-name="ce29" table:formula="of:=IF(Repair_Node_Type=&quot;D&quot;;LOOKUP([.S12];Repair_Arcs;Repair_Arc_Name);&quot;&quot;)" office:value-type="string" office:string-value="" calcext:value-type="error">
            <text:p>Ошибка:5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22" office:value-type="string" calcext:value-type="string">
            <text:p>C</text:p>
          </table:table-cell>
          <table:table-cell table:style-name="ce26" office:value-type="float" office:value="0.15" calcext:value-type="float">
            <text:p>0,15</text:p>
          </table:table-cell>
          <table:table-cell table:style-name="ce26" office:value-type="float" office:value="0.55" calcext:value-type="float">
            <text:p>0,55</text:p>
          </table:table-cell>
          <table:table-cell table:style-name="ce31" table:formula="of:=1-SUM([.Z12:.AA12])" office:value-type="float" office:value="0.3" calcext:value-type="float">
            <text:p>0,3</text:p>
          </table:table-cell>
          <table:table-cell table:style-name="ce26" office:value-type="float" office:value="0.3" calcext:value-type="float">
            <text:p>0,3</text:p>
          </table:table-cell>
          <table:table-cell table:style-name="ce28" table:formula="of:=[.Y12]" office:value-type="string" office:string-value="C" calcext:value-type="string">
            <text:p>C</text:p>
          </table:table-cell>
          <table:table-cell table:style-name="ce31" table:formula="of:=[.Z12]*[.$AC12]/[.Z$15]" office:value-type="float" office:value="0.151260504201681" calcext:value-type="float">
            <text:p>0,1512605042</text:p>
          </table:table-cell>
          <table:table-cell table:style-name="ce31" table:formula="of:=[.AA12]*[.$AC12]/[.AA$15]" office:value-type="float" office:value="0.345549738219895" calcext:value-type="float">
            <text:p>0,3455497382</text:p>
          </table:table-cell>
          <table:table-cell table:style-name="ce31" table:formula="of:=[.AB12]*[.$AC12]/[.AB$15]" office:value-type="float" office:value="0.4" calcext:value-type="float">
            <text:p>0,4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24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[.$AE$24]" office:value-type="float" office:value="0.225" calcext:value-type="float">
            <text:p>0,225</text:p>
          </table:table-cell>
          <table:table-cell table:style-name="ce29" table:formula="of:=LOOKUP(Repair_From;Repair_Nodes;Repair_Node_Name)" office:value-type="string" office:string-value="D1" calcext:value-type="string">
            <text:p>D1</text:p>
          </table:table-cell>
          <table:table-cell table:style-name="ce29" table:formula="of:=LOOKUP(Repair_To;Repair_Nodes;Repair_Node_Name)" office:value-type="string" office:string-value="Repl1" calcext:value-type="string">
            <text:p>Repl1</text:p>
          </table:table-cell>
          <table:table-cell table:style-name="ce30" table:formula="of:=[.J13]" office:value-type="string" office:string-value="Repl1" calcext:value-type="string">
            <text:p>Repl1</text:p>
          </table:table-cell>
          <table:table-cell table:style-name="ce31" table:formula="of:=Repair_Prob*(LOOKUP(Repair_To;Repair_Nodes;Repair_Node_Value)+Repair_Arc_Value)" office:value-type="string" office:string-value="" calcext:value-type="error">
            <text:p>Ошибка:511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D3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31" table:formula="of:=IF(Repair_Node_Type=&quot;D&quot;;(['file:///D:/!@%23!@%23/Customer/xlsx/xls/%08jensen.lib/decision.xla'#$$'MinIF'];Repair_From;[.N13];Repair_Total);IF(Repair_Node_Type=&quot;C&quot;;SUMIF(Repair_From;[.N13];Repair_Total);0))+Repair_Node_Added" office:value-type="string" office:string-value="" calcext:value-type="error">
            <text:p>Ошибка:511</text:p>
          </table:table-cell>
          <table:table-cell table:style-name="ce31" table:formula="of:=IF(Repair_Node_Type=&quot;D&quot;;(['file:///D:/!@%23!@%23/Customer/xlsx/xls/%08jensen.lib/decision.xla'#$$'MatchIF'];Repair_From;[.N13];Repair_Total;[.R13]-[.Q13]);&quot;&quot;)" office:value-type="string" office:string-value="" calcext:value-type="error">
            <text:p>Ошибка:511</text:p>
          </table:table-cell>
          <table:table-cell table:style-name="ce29" table:formula="of:=IF(Repair_Node_Type=&quot;D&quot;;LOOKUP([.S13];Repair_Arcs;Repair_Arc_Name);&quot;&quot;)" office:value-type="string" office:string-value="" calcext:value-type="error">
            <text:p>Ошибка:5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/>
          <table:table-cell table:style-name="ce22" office:value-type="string" calcext:value-type="string">
            <text:p>D</text:p>
          </table:table-cell>
          <table:table-cell table:style-name="ce26" office:value-type="float" office:value="0.05" calcext:value-type="float">
            <text:p>0,05</text:p>
          </table:table-cell>
          <table:table-cell table:style-name="ce26" office:value-type="float" office:value="0.85" calcext:value-type="float">
            <text:p>0,85</text:p>
          </table:table-cell>
          <table:table-cell table:style-name="ce31" table:formula="of:=1-SUM([.Z13:.AA13])" office:value-type="float" office:value="0.1" calcext:value-type="float">
            <text:p>0,1</text:p>
          </table:table-cell>
          <table:table-cell table:style-name="ce26" office:value-type="float" office:value="0.25" calcext:value-type="float">
            <text:p>0,25</text:p>
          </table:table-cell>
          <table:table-cell table:style-name="ce28" table:formula="of:=[.Y13]" office:value-type="string" office:string-value="D" calcext:value-type="string">
            <text:p>D</text:p>
          </table:table-cell>
          <table:table-cell table:style-name="ce31" table:formula="of:=[.Z13]*[.$AC13]/[.Z$15]" office:value-type="float" office:value="0.0420168067226891" calcext:value-type="float">
            <text:p>0,0420168067</text:p>
          </table:table-cell>
          <table:table-cell table:style-name="ce31" table:formula="of:=[.AA13]*[.$AC13]/[.AA$15]" office:value-type="float" office:value="0.445026178010471" calcext:value-type="float">
            <text:p>0,445026178</text:p>
          </table:table-cell>
          <table:table-cell table:style-name="ce31" table:formula="of:=[.AB13]*[.$AC13]/[.AB$15]" office:value-type="float" office:value="0.111111111111111" calcext:value-type="float">
            <text:p>0,1111111111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24" office:value-type="float" office:value="6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Repair_From;Repair_Nodes;Repair_Node_Name)" office:value-type="string" office:string-value="D1" calcext:value-type="string">
            <text:p>D1</text:p>
          </table:table-cell>
          <table:table-cell table:style-name="ce29" table:formula="of:=LOOKUP(Repair_To;Repair_Nodes;Repair_Node_Name)" office:value-type="string" office:string-value="Repl1" calcext:value-type="string">
            <text:p>Repl1</text:p>
          </table:table-cell>
          <table:table-cell table:style-name="ce30" table:formula="of:=[.J14]" office:value-type="string" office:string-value="Repl1" calcext:value-type="string">
            <text:p>Repl1</text:p>
          </table:table-cell>
          <table:table-cell table:style-name="ce31" table:formula="of:=Repair_Prob*(LOOKUP(Repair_To;Repair_Nodes;Repair_Node_Value)+Repair_Arc_Value)" office:value-type="string" office:string-value="" calcext:value-type="error">
            <text:p>Ошибка:511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Repl2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500" calcext:value-type="float">
            <text:p>500</text:p>
          </table:table-cell>
          <table:table-cell table:style-name="ce31" table:formula="of:=IF(Repair_Node_Type=&quot;D&quot;;(['file:///D:/!@%23!@%23/Customer/xlsx/xls/%08jensen.lib/decision.xla'#$$'MinIF'];Repair_From;[.N14];Repair_Total);IF(Repair_Node_Type=&quot;C&quot;;SUMIF(Repair_From;[.N14];Repair_Total);0))+Repair_Node_Added" office:value-type="string" office:string-value="" calcext:value-type="error">
            <text:p>Ошибка:511</text:p>
          </table:table-cell>
          <table:table-cell table:style-name="ce31" table:formula="of:=IF(Repair_Node_Type=&quot;D&quot;;(['file:///D:/!@%23!@%23/Customer/xlsx/xls/%08jensen.lib/decision.xla'#$$'MatchIF'];Repair_From;[.N14];Repair_Total;[.R14]-[.Q14]);&quot;&quot;)" office:value-type="string" office:string-value="" calcext:value-type="error">
            <text:p>Ошибка:511</text:p>
          </table:table-cell>
          <table:table-cell table:style-name="ce29" table:formula="of:=IF(Repair_Node_Type=&quot;D&quot;;LOOKUP([.S14];Repair_Arcs;Repair_Arc_Name);&quot;&quot;)">
            <text:p/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/>
          <table:table-cell table:style-name="ce22" office:value-type="string" calcext:value-type="string">
            <text:p>E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3" calcext:value-type="float">
            <text:p>0,3</text:p>
          </table:table-cell>
          <table:table-cell table:style-name="ce31" table:formula="of:=1-SUM([.Z14:.AA14])" office:value-type="float" office:value="0.6" calcext:value-type="float">
            <text:p>0,6</text:p>
          </table:table-cell>
          <table:table-cell table:style-name="ce40" table:formula="of:=1-SUM([.AC10:.AC13])" office:value-type="float" office:value="0.1" calcext:value-type="float">
            <text:p>0,1</text:p>
          </table:table-cell>
          <table:table-cell table:style-name="ce28" table:formula="of:=[.Y14]" office:value-type="string" office:string-value="E" calcext:value-type="string">
            <text:p>E</text:p>
          </table:table-cell>
          <table:table-cell table:style-name="ce31" table:formula="of:=[.Z14]*[.$AC14]/[.Z$15]" office:value-type="float" office:value="0.0336134453781513" calcext:value-type="float">
            <text:p>0,0336134454</text:p>
          </table:table-cell>
          <table:table-cell table:style-name="ce31" table:formula="of:=[.AA14]*[.$AC14]/[.AA$15]" office:value-type="float" office:value="0.0628272251308901" calcext:value-type="float">
            <text:p>0,0628272251</text:p>
          </table:table-cell>
          <table:table-cell table:style-name="ce31" table:formula="of:=[.AB14]*[.$AC14]/[.AB$15]" office:value-type="float" office:value="0.266666666666667" calcext:value-type="float">
            <text:p>0,2666666667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24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$S$4]" office:value-type="float" office:value="70" calcext:value-type="float">
            <text:p>70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Repair_From;Repair_Nodes;Repair_Node_Name)" office:value-type="string" office:string-value="D1" calcext:value-type="string">
            <text:p>D1</text:p>
          </table:table-cell>
          <table:table-cell table:style-name="ce29" table:formula="of:=LOOKUP(Repair_To;Repair_Nodes;Repair_Node_Name)" office:value-type="string" office:string-value="Repl1" calcext:value-type="string">
            <text:p>Repl1</text:p>
          </table:table-cell>
          <table:table-cell table:style-name="ce30" table:formula="of:=[.J15]" office:value-type="string" office:string-value="Repl1" calcext:value-type="string">
            <text:p>Repl1</text:p>
          </table:table-cell>
          <table:table-cell table:style-name="ce31" table:formula="of:=Repair_Prob*(LOOKUP(Repair_To;Repair_Nodes;Repair_Node_Value)+Repair_Arc_Value)" office:value-type="string" office:string-value="" calcext:value-type="error">
            <text:p>Ошибка:511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Repl3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500" calcext:value-type="float">
            <text:p>500</text:p>
          </table:table-cell>
          <table:table-cell table:style-name="ce31" table:formula="of:=IF(Repair_Node_Type=&quot;D&quot;;(['file:///D:/!@%23!@%23/Customer/xlsx/xls/%08jensen.lib/decision.xla'#$$'MinIF'];Repair_From;[.N15];Repair_Total);IF(Repair_Node_Type=&quot;C&quot;;SUMIF(Repair_From;[.N15];Repair_Total);0))+Repair_Node_Added" office:value-type="string" office:string-value="" calcext:value-type="error">
            <text:p>Ошибка:511</text:p>
          </table:table-cell>
          <table:table-cell table:style-name="ce31" table:formula="of:=IF(Repair_Node_Type=&quot;D&quot;;(['file:///D:/!@%23!@%23/Customer/xlsx/xls/%08jensen.lib/decision.xla'#$$'MatchIF'];Repair_From;[.N15];Repair_Total;[.R15]-[.Q15]);&quot;&quot;)" office:value-type="string" office:string-value="" calcext:value-type="error">
            <text:p>Ошибка:511</text:p>
          </table:table-cell>
          <table:table-cell table:style-name="ce29" table:formula="of:=IF(Repair_Node_Type=&quot;D&quot;;LOOKUP([.S15];Repair_Arcs;Repair_Arc_Name);&quot;&quot;)">
            <text:p/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Marginal</text:p>
          </table:table-cell>
          <table:table-cell table:style-name="ce38" office:value-type="string" calcext:value-type="string">
            <text:p>P(Test)</text:p>
          </table:table-cell>
          <table:table-cell table:style-name="ce39" table:formula="of:=SUMPRODUCT([.Z10:.Z14];[.$AC$10:.$AC$14])" office:value-type="float" office:value="0.2975" calcext:value-type="float">
            <text:p>0,2975</text:p>
          </table:table-cell>
          <table:table-cell table:style-name="ce39" table:formula="of:=SUMPRODUCT([.AA10:.AA14];[.$AC$10:.$AC$14])" office:value-type="float" office:value="0.4775" calcext:value-type="float">
            <text:p>0,4775</text:p>
          </table:table-cell>
          <table:table-cell table:style-name="ce39" table:formula="of:=SUMPRODUCT([.AB10:.AB14];[.$AC$10:.$AC$14])" office:value-type="float" office:value="0.225" calcext:value-type="float">
            <text:p>0,225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4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Repair_From;Repair_Nodes;Repair_Node_Name)" office:value-type="string" office:string-value="D1" calcext:value-type="string">
            <text:p>D1</text:p>
          </table:table-cell>
          <table:table-cell table:style-name="ce29" table:formula="of:=LOOKUP(Repair_To;Repair_Nodes;Repair_Node_Name)" office:value-type="string" office:string-value="Repl1" calcext:value-type="string">
            <text:p>Repl1</text:p>
          </table:table-cell>
          <table:table-cell table:style-name="ce30" table:formula="of:=[.J16]" office:value-type="string" office:string-value="Repl1" calcext:value-type="string">
            <text:p>Repl1</text:p>
          </table:table-cell>
          <table:table-cell table:style-name="ce31" table:formula="of:=Repair_Prob*(LOOKUP(Repair_To;Repair_Nodes;Repair_Node_Value)+Repair_Arc_Value)" office:value-type="string" office:string-value="" calcext:value-type="error">
            <text:p>Ошибка:511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Y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31" table:formula="of:=IF(Repair_Node_Type=&quot;D&quot;;(['file:///D:/!@%23!@%23/Customer/xlsx/xls/%08jensen.lib/decision.xla'#$$'MinIF'];Repair_From;[.N16];Repair_Total);IF(Repair_Node_Type=&quot;C&quot;;SUMIF(Repair_From;[.N16];Repair_Total);0))+Repair_Node_Added" office:value-type="string" office:string-value="" calcext:value-type="error">
            <text:p>Ошибка:511</text:p>
          </table:table-cell>
          <table:table-cell table:style-name="ce31" table:formula="of:=IF(Repair_Node_Type=&quot;D&quot;;(['file:///D:/!@%23!@%23/Customer/xlsx/xls/%08jensen.lib/decision.xla'#$$'MatchIF'];Repair_From;[.N16];Repair_Total;[.R16]-[.Q16]);&quot;&quot;)" office:value-type="string" office:string-value="" calcext:value-type="error">
            <text:p>Ошибка:511</text:p>
          </table:table-cell>
          <table:table-cell table:style-name="ce29" table:formula="of:=IF(Repair_Node_Type=&quot;D&quot;;LOOKUP([.S16];Repair_Arcs;Repair_Arc_Name);&quot;&quot;)">
            <text:p/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24" office:value-type="float" office:value="9" calcext:value-type="float">
            <text:p>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" calcext:value-type="float">
            <text:p>10</text:p>
          </table:table-cell>
          <table:table-cell table:style-name="ce26" table:formula="of:=[.$S$5]" office:value-type="float" office:value="80" calcext:value-type="float">
            <text:p>80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Repair_From;Repair_Nodes;Repair_Node_Name)" office:value-type="string" office:string-value="D1" calcext:value-type="string">
            <text:p>D1</text:p>
          </table:table-cell>
          <table:table-cell table:style-name="ce29" table:formula="of:=LOOKUP(Repair_To;Repair_Nodes;Repair_Node_Name)" office:value-type="string" office:string-value="Repl1" calcext:value-type="string">
            <text:p>Repl1</text:p>
          </table:table-cell>
          <table:table-cell table:style-name="ce30" table:formula="of:=[.J17]" office:value-type="string" office:string-value="Repl1" calcext:value-type="string">
            <text:p>Repl1</text:p>
          </table:table-cell>
          <table:table-cell table:style-name="ce31" table:formula="of:=Repair_Prob*(LOOKUP(Repair_To;Repair_Nodes;Repair_Node_Value)+Repair_Arc_Value)" office:value-type="string" office:string-value="" calcext:value-type="error">
            <text:p>Ошибка:511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Repl4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500" calcext:value-type="float">
            <text:p>500</text:p>
          </table:table-cell>
          <table:table-cell table:style-name="ce31" table:formula="of:=IF(Repair_Node_Type=&quot;D&quot;;(['file:///D:/!@%23!@%23/Customer/xlsx/xls/%08jensen.lib/decision.xla'#$$'MinIF'];Repair_From;[.N17];Repair_Total);IF(Repair_Node_Type=&quot;C&quot;;SUMIF(Repair_From;[.N17];Repair_Total);0))+Repair_Node_Added" office:value-type="string" office:string-value="" calcext:value-type="error">
            <text:p>Ошибка:511</text:p>
          </table:table-cell>
          <table:table-cell table:style-name="ce31" table:formula="of:=IF(Repair_Node_Type=&quot;D&quot;;(['file:///D:/!@%23!@%23/Customer/xlsx/xls/%08jensen.lib/decision.xla'#$$'MatchIF'];Repair_From;[.N17];Repair_Total;[.R17]-[.Q17]);&quot;&quot;)" office:value-type="string" office:string-value="" calcext:value-type="error">
            <text:p>Ошибка:511</text:p>
          </table:table-cell>
          <table:table-cell table:style-name="ce29" table:formula="of:=IF(Repair_Node_Type=&quot;D&quot;;LOOKUP([.S17];Repair_Arcs;Repair_Arc_Name);&quot;&quot;)">
            <text:p/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24" office:value-type="float" office:value="10" calcext:value-type="float">
            <text:p>1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INDEX(Repair_Test1_Posterior;1;1)" office:value-type="float" office:value="0.302521008403361" calcext:value-type="float">
            <text:p>0,3025210084</text:p>
          </table:table-cell>
          <table:table-cell table:style-name="ce29" table:formula="of:=LOOKUP(Repair_From;Repair_Nodes;Repair_Node_Name)" office:value-type="string" office:string-value="D1" calcext:value-type="string">
            <text:p>D1</text:p>
          </table:table-cell>
          <table:table-cell table:style-name="ce29" table:formula="of:=LOOKUP(Repair_To;Repair_Nodes;Repair_Node_Name)" office:value-type="string" office:string-value="Repl1" calcext:value-type="string">
            <text:p>Repl1</text:p>
          </table:table-cell>
          <table:table-cell table:style-name="ce30" table:formula="of:=[.J18]" office:value-type="string" office:string-value="Repl1" calcext:value-type="string">
            <text:p>Repl1</text:p>
          </table:table-cell>
          <table:table-cell table:style-name="ce31" table:formula="of:=Repair_Prob*(LOOKUP(Repair_To;Repair_Nodes;Repair_Node_Value)+Repair_Arc_Value)" office:value-type="string" office:string-value="" calcext:value-type="error">
            <text:p>Ошибка:511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Z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31" table:formula="of:=IF(Repair_Node_Type=&quot;D&quot;;(['file:///D:/!@%23!@%23/Customer/xlsx/xls/%08jensen.lib/decision.xla'#$$'MinIF'];Repair_From;[.N18];Repair_Total);IF(Repair_Node_Type=&quot;C&quot;;SUMIF(Repair_From;[.N18];Repair_Total);0))+Repair_Node_Added" office:value-type="string" office:string-value="" calcext:value-type="error">
            <text:p>Ошибка:511</text:p>
          </table:table-cell>
          <table:table-cell table:style-name="ce31" table:formula="of:=IF(Repair_Node_Type=&quot;D&quot;;(['file:///D:/!@%23!@%23/Customer/xlsx/xls/%08jensen.lib/decision.xla'#$$'MatchIF'];Repair_From;[.N18];Repair_Total;[.R18]-[.Q18]);&quot;&quot;)" office:value-type="string" office:string-value="" calcext:value-type="error">
            <text:p>Ошибка:511</text:p>
          </table:table-cell>
          <table:table-cell table:style-name="ce29" table:formula="of:=IF(Repair_Node_Type=&quot;D&quot;;LOOKUP([.S18];Repair_Arcs;Repair_Arc_Name);&quot;&quot;)">
            <text:p/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24" office:value-type="float" office:value="11" calcext:value-type="float">
            <text:p>11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INDEX(Repair_Test1_Posterior;1;2)" office:value-type="float" office:value="0.470588235294118" calcext:value-type="float">
            <text:p>0,4705882353</text:p>
          </table:table-cell>
          <table:table-cell table:style-name="ce29" table:formula="of:=LOOKUP(Repair_From;Repair_Nodes;Repair_Node_Name)" office:value-type="string" office:string-value="D1" calcext:value-type="string">
            <text:p>D1</text:p>
          </table:table-cell>
          <table:table-cell table:style-name="ce29" table:formula="of:=LOOKUP(Repair_To;Repair_Nodes;Repair_Node_Name)" office:value-type="string" office:string-value="Repl1" calcext:value-type="string">
            <text:p>Repl1</text:p>
          </table:table-cell>
          <table:table-cell table:style-name="ce30" table:formula="of:=[.J19]" office:value-type="string" office:string-value="Repl1" calcext:value-type="string">
            <text:p>Repl1</text:p>
          </table:table-cell>
          <table:table-cell table:style-name="ce31" table:formula="of:=Repair_Prob*(LOOKUP(Repair_To;Repair_Nodes;Repair_Node_Value)+Repair_Arc_Value)" office:value-type="string" office:string-value="" calcext:value-type="error">
            <text:p>Ошибка:511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A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100" calcext:value-type="float">
            <text:p>100</text:p>
          </table:table-cell>
          <table:table-cell table:style-name="ce31" table:formula="of:=IF(Repair_Node_Type=&quot;D&quot;;(['file:///D:/!@%23!@%23/Customer/xlsx/xls/%08jensen.lib/decision.xla'#$$'MinIF'];Repair_From;[.N19];Repair_Total);IF(Repair_Node_Type=&quot;C&quot;;SUMIF(Repair_From;[.N19];Repair_Total);0))+Repair_Node_Added" office:value-type="string" office:string-value="" calcext:value-type="error">
            <text:p>Ошибка:511</text:p>
          </table:table-cell>
          <table:table-cell table:style-name="ce31" table:formula="of:=IF(Repair_Node_Type=&quot;D&quot;;(['file:///D:/!@%23!@%23/Customer/xlsx/xls/%08jensen.lib/decision.xla'#$$'MatchIF'];Repair_From;[.N19];Repair_Total;[.R19]-[.Q19]);&quot;&quot;)" office:value-type="string" office:string-value="" calcext:value-type="error">
            <text:p>Ошибка:511</text:p>
          </table:table-cell>
          <table:table-cell table:style-name="ce29" table:formula="of:=IF(Repair_Node_Type=&quot;D&quot;;LOOKUP([.S19];Repair_Arcs;Repair_Arc_Name);&quot;&quot;)">
            <text:p/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24" office:value-type="float" office:value="12" calcext:value-type="float">
            <text:p>12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SUM([.$AB$27:.$AD$27])" office:value-type="float" office:value="0.226890756302521" calcext:value-type="float">
            <text:p>0,2268907563</text:p>
          </table:table-cell>
          <table:table-cell table:style-name="ce29" table:formula="of:=LOOKUP(Repair_From;Repair_Nodes;Repair_Node_Name)" office:value-type="string" office:string-value="D1" calcext:value-type="string">
            <text:p>D1</text:p>
          </table:table-cell>
          <table:table-cell table:style-name="ce29" table:formula="of:=LOOKUP(Repair_To;Repair_Nodes;Repair_Node_Name)" office:value-type="string" office:string-value="Repl1" calcext:value-type="string">
            <text:p>Repl1</text:p>
          </table:table-cell>
          <table:table-cell table:style-name="ce30" table:formula="of:=[.J20]" office:value-type="string" office:string-value="Repl1" calcext:value-type="string">
            <text:p>Repl1</text:p>
          </table:table-cell>
          <table:table-cell table:style-name="ce31" table:formula="of:=Repair_Prob*(LOOKUP(Repair_To;Repair_Nodes;Repair_Node_Value)+Repair_Arc_Value)" office:value-type="string" office:string-value="" calcext:value-type="error">
            <text:p>Ошибка:511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200" calcext:value-type="float">
            <text:p>200</text:p>
          </table:table-cell>
          <table:table-cell table:style-name="ce31" table:formula="of:=IF(Repair_Node_Type=&quot;D&quot;;(['file:///D:/!@%23!@%23/Customer/xlsx/xls/%08jensen.lib/decision.xla'#$$'MinIF'];Repair_From;[.N20];Repair_Total);IF(Repair_Node_Type=&quot;C&quot;;SUMIF(Repair_From;[.N20];Repair_Total);0))+Repair_Node_Added" office:value-type="string" office:string-value="" calcext:value-type="error">
            <text:p>Ошибка:511</text:p>
          </table:table-cell>
          <table:table-cell table:style-name="ce31" table:formula="of:=IF(Repair_Node_Type=&quot;D&quot;;(['file:///D:/!@%23!@%23/Customer/xlsx/xls/%08jensen.lib/decision.xla'#$$'MatchIF'];Repair_From;[.N20];Repair_Total;[.R20]-[.Q20]);&quot;&quot;)" office:value-type="string" office:string-value="" calcext:value-type="error">
            <text:p>Ошибка:511</text:p>
          </table:table-cell>
          <table:table-cell table:style-name="ce29" table:formula="of:=IF(Repair_Node_Type=&quot;D&quot;;LOOKUP([.S20];Repair_Arcs;Repair_Arc_Name);&quot;&quot;)">
            <text:p/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23" office:value-type="string" calcext:value-type="string">
            <text:p>Bayes (Repair_Test1)</text:p>
          </table:table-cell>
          <table:table-cell/>
          <table:table-cell table:style-name="ce22" office:value-type="string" calcext:value-type="string">
            <text:p>World(Comp)</text:p>
          </table:table-cell>
          <table:table-cell table:number-columns-repeated="4"/>
          <table:table-cell table:style-name="ce35" office:value-type="string" calcext:value-type="string">
            <text:p>Marginal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24" office:value-type="float" office:value="13" calcext:value-type="float">
            <text:p>13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INDEX(Repair_Test1_Posterior;2;3)" office:value-type="float" office:value="0.345549738219895" calcext:value-type="float">
            <text:p>0,3455497382</text:p>
          </table:table-cell>
          <table:table-cell table:style-name="ce29" table:formula="of:=LOOKUP(Repair_From;Repair_Nodes;Repair_Node_Name)" office:value-type="string" office:string-value="D1" calcext:value-type="string">
            <text:p>D1</text:p>
          </table:table-cell>
          <table:table-cell table:style-name="ce29" table:formula="of:=LOOKUP(Repair_To;Repair_Nodes;Repair_Node_Name)" office:value-type="string" office:string-value="Repl1" calcext:value-type="string">
            <text:p>Repl1</text:p>
          </table:table-cell>
          <table:table-cell table:style-name="ce30" table:formula="of:=[.J21]" office:value-type="string" office:string-value="Repl1" calcext:value-type="string">
            <text:p>Repl1</text:p>
          </table:table-cell>
          <table:table-cell table:style-name="ce31" table:formula="of:=Repair_Prob*(LOOKUP(Repair_To;Repair_Nodes;Repair_Node_Value)+Repair_Arc_Value)" office:value-type="string" office:string-value="" calcext:value-type="error">
            <text:p>Ошибка:511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C,D,E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500" calcext:value-type="float">
            <text:p>500</text:p>
          </table:table-cell>
          <table:table-cell table:style-name="ce31" table:formula="of:=IF(Repair_Node_Type=&quot;D&quot;;(['file:///D:/!@%23!@%23/Customer/xlsx/xls/%08jensen.lib/decision.xla'#$$'MinIF'];Repair_From;[.N21];Repair_Total);IF(Repair_Node_Type=&quot;C&quot;;SUMIF(Repair_From;[.N21];Repair_Total);0))+Repair_Node_Added" office:value-type="string" office:string-value="" calcext:value-type="error">
            <text:p>Ошибка:511</text:p>
          </table:table-cell>
          <table:table-cell table:style-name="ce31" table:formula="of:=IF(Repair_Node_Type=&quot;D&quot;;(['file:///D:/!@%23!@%23/Customer/xlsx/xls/%08jensen.lib/decision.xla'#$$'MatchIF'];Repair_From;[.N21];Repair_Total;[.R21]-[.Q21]);&quot;&quot;)" office:value-type="string" office:string-value="" calcext:value-type="error">
            <text:p>Ошибка:511</text:p>
          </table:table-cell>
          <table:table-cell table:style-name="ce29" table:formula="of:=IF(Repair_Node_Type=&quot;D&quot;;LOOKUP([.S21];Repair_Arcs;Repair_Arc_Name);&quot;&quot;)">
            <text:p/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/>
          <table:table-cell table:style-name="ce36" office:value-type="string" calcext:value-type="string">
            <text:p>Likelihood</text:p>
          </table:table-cell>
          <table:table-cell table:style-name="ce38" office:value-type="string" calcext:value-type="string">
            <text:p>P(Test|Comp)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38" office:value-type="string" calcext:value-type="string">
            <text:p>P(Test)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24" office:value-type="float" office:value="14" calcext:value-type="float">
            <text:p>14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INDEX(Repair_Test1_Posterior;2;4)" office:value-type="float" office:value="0.445026178010471" calcext:value-type="float">
            <text:p>0,445026178</text:p>
          </table:table-cell>
          <table:table-cell table:style-name="ce29" table:formula="of:=LOOKUP(Repair_From;Repair_Nodes;Repair_Node_Name)" office:value-type="string" office:string-value="D1" calcext:value-type="string">
            <text:p>D1</text:p>
          </table:table-cell>
          <table:table-cell table:style-name="ce29" table:formula="of:=LOOKUP(Repair_To;Repair_Nodes;Repair_Node_Name)" office:value-type="string" office:string-value="Repl1" calcext:value-type="string">
            <text:p>Repl1</text:p>
          </table:table-cell>
          <table:table-cell table:style-name="ce30" table:formula="of:=[.J22]" office:value-type="string" office:string-value="Repl1" calcext:value-type="string">
            <text:p>Repl1</text:p>
          </table:table-cell>
          <table:table-cell table:style-name="ce31" table:formula="of:=Repair_Prob*(LOOKUP(Repair_To;Repair_Nodes;Repair_Node_Value)+Repair_Arc_Value)" office:value-type="string" office:string-value="" calcext:value-type="error">
            <text:p>Ошибка:511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C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30" calcext:value-type="float">
            <text:p>30</text:p>
          </table:table-cell>
          <table:table-cell table:style-name="ce31" table:formula="of:=IF(Repair_Node_Type=&quot;D&quot;;(['file:///D:/!@%23!@%23/Customer/xlsx/xls/%08jensen.lib/decision.xla'#$$'MinIF'];Repair_From;[.N22];Repair_Total);IF(Repair_Node_Type=&quot;C&quot;;SUMIF(Repair_From;[.N22];Repair_Total);0))+Repair_Node_Added" office:value-type="string" office:string-value="" calcext:value-type="error">
            <text:p>Ошибка:511</text:p>
          </table:table-cell>
          <table:table-cell table:style-name="ce31" table:formula="of:=IF(Repair_Node_Type=&quot;D&quot;;(['file:///D:/!@%23!@%23/Customer/xlsx/xls/%08jensen.lib/decision.xla'#$$'MatchIF'];Repair_From;[.N22];Repair_Total;[.R22]-[.Q22]);&quot;&quot;)" office:value-type="string" office:string-value="" calcext:value-type="error">
            <text:p>Ошибка:511</text:p>
          </table:table-cell>
          <table:table-cell table:style-name="ce29" table:formula="of:=IF(Repair_Node_Type=&quot;D&quot;;LOOKUP([.S22];Repair_Arcs;Repair_Arc_Name);&quot;&quot;)">
            <text:p/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25" office:value-type="string" calcext:value-type="string">
            <text:p>Exp(Test)</text:p>
          </table:table-cell>
          <table:table-cell table:style-name="ce22" office:value-type="string" calcext:value-type="string">
            <text:p>x1</text:p>
          </table:table-cell>
          <table:table-cell table:style-name="ce26" office:value-type="float" office:value="0.6" calcext:value-type="float">
            <text:p>0,6</text:p>
          </table:table-cell>
          <table:table-cell table:style-name="ce26" office:value-type="float" office:value="0.7" calcext:value-type="float">
            <text:p>0,7</text:p>
          </table:table-cell>
          <table:table-cell table:style-name="ce26" office:value-type="float" office:value="0.15" calcext:value-type="float">
            <text:p>0,15</text:p>
          </table:table-cell>
          <table:table-cell table:style-name="ce26" office:value-type="float" office:value="0.05" calcext:value-type="float">
            <text:p>0,05</text:p>
          </table:table-cell>
          <table:table-cell table:style-name="ce26" office:value-type="float" office:value="0.1" calcext:value-type="float">
            <text:p>0,1</text:p>
          </table:table-cell>
          <table:table-cell table:style-name="ce39" table:formula="of:=SUMPRODUCT([.Z22:.AD22];[.$Z$25:.$AD$25])" office:value-type="float" office:value="0.2975" calcext:value-type="float">
            <text:p>0,2975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24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[.$Z$28]+[.$AA$28]+[.$AD$28]" office:value-type="float" office:value="0.209424083769634" calcext:value-type="float">
            <text:p>0,2094240838</text:p>
          </table:table-cell>
          <table:table-cell table:style-name="ce29" table:formula="of:=LOOKUP(Repair_From;Repair_Nodes;Repair_Node_Name)" office:value-type="string" office:string-value="D1" calcext:value-type="string">
            <text:p>D1</text:p>
          </table:table-cell>
          <table:table-cell table:style-name="ce29" table:formula="of:=LOOKUP(Repair_To;Repair_Nodes;Repair_Node_Name)" office:value-type="string" office:string-value="Repl1" calcext:value-type="string">
            <text:p>Repl1</text:p>
          </table:table-cell>
          <table:table-cell table:style-name="ce30" table:formula="of:=[.J23]" office:value-type="string" office:string-value="Repl1" calcext:value-type="string">
            <text:p>Repl1</text:p>
          </table:table-cell>
          <table:table-cell table:style-name="ce31" table:formula="of:=Repair_Prob*(LOOKUP(Repair_To;Repair_Nodes;Repair_Node_Value)+Repair_Arc_Value)" office:value-type="string" office:string-value="" calcext:value-type="error">
            <text:p>Ошибка:511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D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80" calcext:value-type="float">
            <text:p>80</text:p>
          </table:table-cell>
          <table:table-cell table:style-name="ce31" table:formula="of:=IF(Repair_Node_Type=&quot;D&quot;;(['file:///D:/!@%23!@%23/Customer/xlsx/xls/%08jensen.lib/decision.xla'#$$'MinIF'];Repair_From;[.N23];Repair_Total);IF(Repair_Node_Type=&quot;C&quot;;SUMIF(Repair_From;[.N23];Repair_Total);0))+Repair_Node_Added" office:value-type="string" office:string-value="" calcext:value-type="error">
            <text:p>Ошибка:511</text:p>
          </table:table-cell>
          <table:table-cell table:style-name="ce31" table:formula="of:=IF(Repair_Node_Type=&quot;D&quot;;(['file:///D:/!@%23!@%23/Customer/xlsx/xls/%08jensen.lib/decision.xla'#$$'MatchIF'];Repair_From;[.N23];Repair_Total;[.R23]-[.Q23]);&quot;&quot;)" office:value-type="string" office:string-value="" calcext:value-type="error">
            <text:p>Ошибка:511</text:p>
          </table:table-cell>
          <table:table-cell table:style-name="ce29" table:formula="of:=IF(Repair_Node_Type=&quot;D&quot;;LOOKUP([.S23];Repair_Arcs;Repair_Arc_Name);&quot;&quot;)">
            <text:p/>
          </table:table-cell>
          <table:table-cell table:number-columns-repeated="2" table:style-name="ce34" office:value-type="float" office:value="4" calcext:value-type="float">
            <text:p>4</text:p>
          </table:table-cell>
          <table:table-cell/>
          <table:table-cell table:style-name="ce25"/>
          <table:table-cell table:style-name="ce22" office:value-type="string" calcext:value-type="string">
            <text:p>x2</text:p>
          </table:table-cell>
          <table:table-cell table:number-columns-repeated="2" table:style-name="ce26" office:value-type="float" office:value="0.2" calcext:value-type="float">
            <text:p>0,2</text:p>
          </table:table-cell>
          <table:table-cell table:style-name="ce26" office:value-type="float" office:value="0.55" calcext:value-type="float">
            <text:p>0,55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3" calcext:value-type="float">
            <text:p>0,3</text:p>
          </table:table-cell>
          <table:table-cell table:style-name="ce39" table:formula="of:=SUMPRODUCT([.Z23:.AD23];[.$Z$25:.$AD$25])" office:value-type="float" office:value="0.4775" calcext:value-type="float">
            <text:p>0,4775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A,B,E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500" calcext:value-type="float">
            <text:p>500</text:p>
          </table:table-cell>
          <table:table-cell table:style-name="ce31" table:formula="of:=IF(Repair_Node_Type=&quot;D&quot;;(['file:///D:/!@%23!@%23/Customer/xlsx/xls/%08jensen.lib/decision.xla'#$$'MinIF'];Repair_From;[.N24];Repair_Total);IF(Repair_Node_Type=&quot;C&quot;;SUMIF(Repair_From;[.N24];Repair_Total);0))+Repair_Node_Added" office:value-type="string" office:string-value="" calcext:value-type="error">
            <text:p>Ошибка:511</text:p>
          </table:table-cell>
          <table:table-cell table:style-name="ce31" table:formula="of:=IF(Repair_Node_Type=&quot;D&quot;;(['file:///D:/!@%23!@%23/Customer/xlsx/xls/%08jensen.lib/decision.xla'#$$'MatchIF'];Repair_From;[.N24];Repair_Total;[.R24]-[.Q24]);&quot;&quot;)" office:value-type="string" office:string-value="" calcext:value-type="error">
            <text:p>Ошибка:511</text:p>
          </table:table-cell>
          <table:table-cell table:style-name="ce29" table:formula="of:=IF(Repair_Node_Type=&quot;D&quot;;LOOKUP([.S24];Repair_Arcs;Repair_Arc_Name);&quot;&quot;)">
            <text:p/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/>
          <table:table-cell table:style-name="ce25"/>
          <table:table-cell table:style-name="ce22" office:value-type="string" calcext:value-type="string">
            <text:p>x3</text:p>
          </table:table-cell>
          <table:table-cell table:style-name="ce31" table:formula="of:=1-SUM([.Z22:.Z23])" office:value-type="float" office:value="0.2" calcext:value-type="float">
            <text:p>0,2</text:p>
          </table:table-cell>
          <table:table-cell table:style-name="ce31" table:formula="of:=1-SUM([.AA22:.AA23])" office:value-type="float" office:value="0.1" calcext:value-type="float">
            <text:p>0,1</text:p>
          </table:table-cell>
          <table:table-cell table:style-name="ce31" table:formula="of:=1-SUM([.AB22:.AB23])" office:value-type="float" office:value="0.3" calcext:value-type="float">
            <text:p>0,3</text:p>
          </table:table-cell>
          <table:table-cell table:style-name="ce31" table:formula="of:=1-SUM([.AC22:.AC23])" office:value-type="float" office:value="0.1" calcext:value-type="float">
            <text:p>0,1</text:p>
          </table:table-cell>
          <table:table-cell table:style-name="ce31" table:formula="of:=1-SUM([.AD22:.AD23])" office:value-type="float" office:value="0.6" calcext:value-type="float">
            <text:p>0,6</text:p>
          </table:table-cell>
          <table:table-cell table:style-name="ce39" table:formula="of:=SUMPRODUCT([.Z24:.AD24];[.$Z$25:.$AD$25])" office:value-type="float" office:value="0.225" calcext:value-type="float">
            <text:p>0,225</text:p>
          </table:table-cell>
          <table:table-cell table:number-columns-repeated="993"/>
        </table:table-row>
        <table:table-row table:style-name="ro1">
          <table:table-cell table:number-columns-repeated="23"/>
          <table:table-cell table:style-name="ce36" office:value-type="string" calcext:value-type="string">
            <text:p>Prior</text:p>
          </table:table-cell>
          <table:table-cell table:style-name="ce38" office:value-type="string" calcext:value-type="string">
            <text:p>P(Comp)</text:p>
          </table:table-cell>
          <table:table-cell table:style-name="ce26" office:value-type="float" office:value="0.15" calcext:value-type="float">
            <text:p>0,15</text:p>
          </table:table-cell>
          <table:table-cell table:style-name="ce26" office:value-type="float" office:value="0.2" calcext:value-type="float">
            <text:p>0,2</text:p>
          </table:table-cell>
          <table:table-cell table:style-name="ce26" office:value-type="float" office:value="0.3" calcext:value-type="float">
            <text:p>0,3</text:p>
          </table:table-cell>
          <table:table-cell table:style-name="ce26" office:value-type="float" office:value="0.25" calcext:value-type="float">
            <text:p>0,25</text:p>
          </table:table-cell>
          <table:table-cell table:style-name="ce40" table:formula="of:=1-SUM([.Z25:.AC25])" office:value-type="float" office:value="0.1" calcext:value-type="float">
            <text:p>0,1</text:p>
          </table:table-cell>
          <table:table-cell table:number-columns-repeated="994"/>
        </table:table-row>
        <table:table-row table:style-name="ro1">
          <table:table-cell table:number-columns-repeated="23"/>
          <table:table-cell table:style-name="ce36" office:value-type="string" calcext:value-type="string">
            <text:p>Posterior</text:p>
          </table:table-cell>
          <table:table-cell table:style-name="ce38" office:value-type="string" calcext:value-type="string">
            <text:p>P(Comp|Test)</text:p>
          </table:table-cell>
          <table:table-cell table:style-name="ce28" table:formula="of:=[.Z21]" office:value-type="string" office:string-value="A" calcext:value-type="string">
            <text:p>A</text:p>
          </table:table-cell>
          <table:table-cell table:style-name="ce28" table:formula="of:=[.AA21]" office:value-type="string" office:string-value="B" calcext:value-type="string">
            <text:p>B</text:p>
          </table:table-cell>
          <table:table-cell table:style-name="ce28" table:formula="of:=[.AB21]" office:value-type="string" office:string-value="C" calcext:value-type="string">
            <text:p>C</text:p>
          </table:table-cell>
          <table:table-cell table:style-name="ce28" table:formula="of:=[.AC21]" office:value-type="string" office:string-value="D" calcext:value-type="string">
            <text:p>D</text:p>
          </table:table-cell>
          <table:table-cell table:style-name="ce28" table:formula="of:=[.AD21]" office:value-type="string" office:string-value="E" calcext:value-type="string">
            <text:p>E</text:p>
          </table:table-cell>
          <table:table-cell table:number-columns-repeated="994"/>
        </table:table-row>
        <table:table-row table:style-name="ro1">
          <table:table-cell table:number-columns-repeated="24"/>
          <table:table-cell table:style-name="ce28" table:formula="of:=[.Y22]" office:value-type="string" office:string-value="x1" calcext:value-type="string">
            <text:p>x1</text:p>
          </table:table-cell>
          <table:table-cell table:style-name="ce31" table:formula="of:=[.Z22]*[.Z$25]/[.$AE22]" office:value-type="float" office:value="0.302521008403361" calcext:value-type="float">
            <text:p>0,3025210084</text:p>
          </table:table-cell>
          <table:table-cell table:style-name="ce31" table:formula="of:=[.AA22]*[.AA$25]/[.$AE22]" office:value-type="float" office:value="0.470588235294118" calcext:value-type="float">
            <text:p>0,4705882353</text:p>
          </table:table-cell>
          <table:table-cell table:style-name="ce31" table:formula="of:=[.AB22]*[.AB$25]/[.$AE22]" office:value-type="float" office:value="0.151260504201681" calcext:value-type="float">
            <text:p>0,1512605042</text:p>
          </table:table-cell>
          <table:table-cell table:style-name="ce31" table:formula="of:=[.AC22]*[.AC$25]/[.$AE22]" office:value-type="float" office:value="0.0420168067226891" calcext:value-type="float">
            <text:p>0,0420168067</text:p>
          </table:table-cell>
          <table:table-cell table:style-name="ce31" table:formula="of:=[.AD22]*[.AD$25]/[.$AE22]" office:value-type="float" office:value="0.0336134453781513" calcext:value-type="float">
            <text:p>0,0336134454</text:p>
          </table:table-cell>
          <table:table-cell table:number-columns-repeated="994"/>
        </table:table-row>
        <table:table-row table:style-name="ro1">
          <table:table-cell table:number-columns-repeated="24"/>
          <table:table-cell table:style-name="ce28" table:formula="of:=[.Y23]" office:value-type="string" office:string-value="x2" calcext:value-type="string">
            <text:p>x2</text:p>
          </table:table-cell>
          <table:table-cell table:style-name="ce31" table:formula="of:=[.Z23]*[.Z$25]/[.$AE23]" office:value-type="float" office:value="0.0628272251308901" calcext:value-type="float">
            <text:p>0,0628272251</text:p>
          </table:table-cell>
          <table:table-cell table:style-name="ce31" table:formula="of:=[.AA23]*[.AA$25]/[.$AE23]" office:value-type="float" office:value="0.0837696335078534" calcext:value-type="float">
            <text:p>0,0837696335</text:p>
          </table:table-cell>
          <table:table-cell table:style-name="ce31" table:formula="of:=[.AB23]*[.AB$25]/[.$AE23]" office:value-type="float" office:value="0.345549738219895" calcext:value-type="float">
            <text:p>0,3455497382</text:p>
          </table:table-cell>
          <table:table-cell table:style-name="ce31" table:formula="of:=[.AC23]*[.AC$25]/[.$AE23]" office:value-type="float" office:value="0.445026178010471" calcext:value-type="float">
            <text:p>0,445026178</text:p>
          </table:table-cell>
          <table:table-cell table:style-name="ce31" table:formula="of:=[.AD23]*[.AD$25]/[.$AE23]" office:value-type="float" office:value="0.0628272251308901" calcext:value-type="float">
            <text:p>0,0628272251</text:p>
          </table:table-cell>
          <table:table-cell table:number-columns-repeated="994"/>
        </table:table-row>
        <table:table-row table:style-name="ro1">
          <table:table-cell table:number-columns-repeated="24"/>
          <table:table-cell table:style-name="ce28" table:formula="of:=[.Y24]" office:value-type="string" office:string-value="x3" calcext:value-type="string">
            <text:p>x3</text:p>
          </table:table-cell>
          <table:table-cell table:style-name="ce31" table:formula="of:=[.Z24]*[.Z$25]/[.$AE24]" office:value-type="float" office:value="0.133333333333333" calcext:value-type="float">
            <text:p>0,1333333333</text:p>
          </table:table-cell>
          <table:table-cell table:style-name="ce31" table:formula="of:=[.AA24]*[.AA$25]/[.$AE24]" office:value-type="float" office:value="0.0888888888888889" calcext:value-type="float">
            <text:p>0,0888888889</text:p>
          </table:table-cell>
          <table:table-cell table:style-name="ce31" table:formula="of:=[.AB24]*[.AB$25]/[.$AE24]" office:value-type="float" office:value="0.4" calcext:value-type="float">
            <text:p>0,4</text:p>
          </table:table-cell>
          <table:table-cell table:style-name="ce31" table:formula="of:=[.AC24]*[.AC$25]/[.$AE24]" office:value-type="float" office:value="0.111111111111111" calcext:value-type="float">
            <text:p>0,1111111111</text:p>
          </table:table-cell>
          <table:table-cell table:style-name="ce31" table:formula="of:=[.AD24]*[.AD$25]/[.$AE24]" office:value-type="float" office:value="0.266666666666667" calcext:value-type="float">
            <text:p>0,2666666667</text:p>
          </table:table-cell>
          <table:table-cell table:number-columns-repeated="99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air_Graphics" table:style-name="ta3">
        <table:table-column table:style-name="co1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14" table:default-cell-style-name="ce1"/>
        <table:table-column table:style-name="co5" table:number-columns-repeated="2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10" table:default-cell-style-name="ce1"/>
        <table:table-column table:style-name="co5" table:number-columns-repeated="239" table:default-cell-style-name="ce1"/>
        <table:table-column table:style-name="co5" table:number-columns-repeated="767" table:default-cell-style-name="Default"/>
        <table:table-row table:style-name="ro1">
          <table:table-cell table:style-name="ce23" office:value-type="string" calcext:value-type="string">
            <text:p>Decision Tree for problem Repai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Change Node/Arc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Node</text:p>
          </table:table-cell>
          <table:table-cell table:style-name="ce22" office:value-type="string" calcext:value-type="string">
            <text:p>Decision</text:p>
          </table:table-cell>
          <table:table-cell table:style-name="ce22" office:value-type="string" calcext:value-type="string">
            <text:p>Value</text:p>
          </table:table-cell>
          <table:table-cell table:number-columns-repeated="2"/>
          <table:table-cell table:style-name="ce43" office:value-type="string" calcext:value-type="string">
            <text:p>D1(1)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46" office:value-type="string" calcext:value-type="string">
            <text:p>Repl1(2)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43" office:value-type="string" calcext:value-type="string">
            <text:p>D2(4)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46" office:value-type="string" calcext:value-type="string">
            <text:p>Repl3(7)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46" office:value-type="string" calcext:value-type="string">
            <text:p>A(11)</text:p>
          </table:table-cell>
          <table:table-cell table:number-columns-repeated="1006"/>
        </table:table-row>
        <table:table-row table:style-name="ro1">
          <table:table-cell table:style-name="ce41" office:value-type="string" calcext:value-type="string">
            <text:p>D1</text:p>
          </table:table-cell>
          <table:table-cell table:style-name="ce41" office:value-type="string" calcext:value-type="string">
            <text:p>X</text:p>
          </table:table-cell>
          <table:table-cell table:style-name="ce42" office:value-type="float" office:value="364.225" calcext:value-type="float">
            <text:p>364,225</text:p>
          </table:table-cell>
          <table:table-cell table:number-columns-repeated="2"/>
          <table:table-cell table:style-name="ce44" office:value-type="float" office:value="0" calcext:value-type="float">
            <text:p>0</text:p>
          </table:table-cell>
          <table:table-cell>
            <draw:line table:end-cell-address="Repair_Graphics.G7" table:end-x="1.206cm" table:end-y="0.001cm" draw:z-index="0" draw:name="Строка 112" draw:style-name="gr1" draw:text-style-name="P1" svg:x1="0cm" svg:y1="0.001cm" svg:x2="1.206cm" svg:y2="0.001cm">
              <text:p/>
            </draw:line>
            <draw:line table:end-cell-address="Repair_Graphics.G12" table:end-x="1.206cm" table:end-y="0.459cm" draw:z-index="2" draw:name="Строка 114" draw:style-name="gr1" draw:text-style-name="P1" svg:x1="0cm" svg:y1="0.001cm" svg:x2="1.206cm" svg:y2="2.752cm">
              <text:p/>
            </draw:line>
            <draw:line table:end-cell-address="Repair_Graphics.G12" table:end-x="1.206cm" table:end-y="0.459cm" draw:z-index="30" draw:name="Строка 142" draw:style-name="gr2" draw:text-style-name="P1" svg:x1="0cm" svg:y1="0.001cm" svg:x2="1.206cm" svg:y2="2.752cm">
              <text:p/>
            </draw:line>
          </table:table-cell>
          <table:table-cell table:style-name="ce22">
            <draw:line table:end-cell-address="Repair_Graphics.H7" table:end-x="1.207cm" table:end-y="0.001cm" draw:z-index="1" draw:name="Строка 113" draw:style-name="gr3" draw:text-style-name="P1" svg:x1="0.001cm" svg:y1="0.001cm" svg:x2="1.207cm" svg:y2="0.001cm">
              <text:p/>
            </draw:line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style-name="ce22" office:value-type="float" office:value="0.2975" calcext:value-type="float">
            <text:p>0,2975</text:p>
            <draw:line table:end-cell-address="Repair_Graphics.K7" table:end-x="1.207cm" table:end-y="0.001cm" draw:z-index="5" draw:name="Строка 117" draw:style-name="gr3" draw:text-style-name="P1" svg:x1="0.001cm" svg:y1="0.001cm" svg:x2="1.207cm" svg:y2="0.001cm">
              <text:p/>
            </draw:line>
          </table:table-cell>
          <table:table-cell table:style-name="ce44" office:value-type="float" office:value="0" calcext:value-type="float">
            <text:p>0</text:p>
          </table:table-cell>
          <table:table-cell>
            <draw:line table:end-cell-address="Repair_Graphics.M7" table:end-x="1.206cm" table:end-y="0.001cm" draw:z-index="10" draw:name="Строка 122" draw:style-name="gr1" draw:text-style-name="P1" svg:x1="0cm" svg:y1="0.001cm" svg:x2="1.206cm" svg:y2="0.001cm">
              <text:p/>
            </draw:line>
            <draw:line table:end-cell-address="Repair_Graphics.M12" table:end-x="1.206cm" table:end-y="0.459cm" draw:z-index="12" draw:name="Строка 124" draw:style-name="gr1" draw:text-style-name="P1" svg:x1="0cm" svg:y1="0.001cm" svg:x2="1.206cm" svg:y2="2.752cm">
              <text:p/>
            </draw:line>
            <draw:line table:end-cell-address="Repair_Graphics.M12" table:end-x="1.206cm" table:end-y="0.459cm" draw:z-index="32" draw:name="Строка 144" draw:style-name="gr2" draw:text-style-name="P1" svg:x1="0cm" svg:y1="0.001cm" svg:x2="1.206cm" svg:y2="2.752cm">
              <text:p/>
            </draw:line>
          </table:table-cell>
          <table:table-cell table:style-name="ce22">
            <draw:line table:end-cell-address="Repair_Graphics.N7" table:end-x="1.206cm" table:end-y="0.001cm" draw:z-index="11" draw:name="Строка 123" draw:style-name="gr3" draw:text-style-name="P1" svg:x1="0cm" svg:y1="0.001cm" svg:x2="1.206cm" svg:y2="0.001cm">
              <text:p/>
            </draw:line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style-name="ce22" office:value-type="float" office:value="0.302521008403361" calcext:value-type="float">
            <text:p>0,3025210084</text:p>
            <draw:line table:end-cell-address="Repair_Graphics.Q7" table:end-x="1.207cm" table:end-y="0.001cm" draw:z-index="19" draw:name="Строка 131" draw:style-name="gr3" draw:text-style-name="P1" svg:x1="0.001cm" svg:y1="0.001cm" svg:x2="1.207cm" svg:y2="0.001cm">
              <text:p/>
            </draw:line>
          </table:table-cell>
          <table:table-cell table:style-name="ce47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table:style-name="ce41" office:value-type="string" calcext:value-type="string">
            <text:p>D2</text:p>
          </table:table-cell>
          <table:table-cell table:style-name="ce41" office:value-type="string" calcext:value-type="string">
            <text:p>Y</text:p>
          </table:table-cell>
          <table:table-cell table:style-name="ce42" office:value-type="float" office:value="307.81512605042" calcext:value-type="float">
            <text:p>307,8151260504</text:p>
          </table:table-cell>
          <table:table-cell table:number-columns-repeated="2"/>
          <table:table-cell table:style-name="ce44" office:value-type="float" office:value="364.225" calcext:value-type="float">
            <text:p>364,225</text:p>
          </table:table-cell>
          <table:table-cell table:number-columns-repeated="4"/>
          <table:table-cell table:style-name="ce22"/>
          <table:table-cell table:style-name="ce44" office:value-type="float" office:value="307.81512605042" calcext:value-type="float">
            <text:p>307,8151260504</text:p>
          </table:table-cell>
          <table:table-cell table:number-columns-repeated="4"/>
          <table:table-cell table:style-name="ce22"/>
          <table:table-cell table:number-columns-repeated="1007"/>
        </table:table-row>
        <table:table-row table:style-name="ro1">
          <table:table-cell table:style-name="ce41" office:value-type="string" calcext:value-type="string">
            <text:p>D3</text:p>
          </table:table-cell>
          <table:table-cell table:style-name="ce41" office:value-type="string" calcext:value-type="string">
            <text:p>Z</text:p>
          </table:table-cell>
          <table:table-cell table:style-name="ce42" office:value-type="float" office:value="230.680628272251" calcext:value-type="float">
            <text:p>230,6806282723</text:p>
          </table:table-cell>
          <table:table-cell table:number-columns-repeated="2"/>
          <table:table-cell table:style-name="ce45" office:value-type="string" calcext:value-type="string">
            <text:p>X</text:p>
          </table:table-cell>
          <table:table-cell table:number-columns-repeated="5"/>
          <table:table-cell table:style-name="ce45" office:value-type="string" calcext:value-type="string">
            <text:p>Y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22" office:value-type="float" office:value="50" calcext:value-type="float">
            <text:p>50</text:p>
          </table:table-cell>
          <table:table-cell table:style-name="ce48" office:value-type="string" calcext:value-type="string">
            <text:p>X(3)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43" office:value-type="string" calcext:value-type="string">
            <text:p>D3(5)</text:p>
          </table:table-cell>
          <table:table-cell/>
          <table:table-cell table:style-name="ce22" office:value-type="float" office:value="70" calcext:value-type="float">
            <text:p>70</text:p>
          </table:table-cell>
          <table:table-cell table:style-name="ce48" office:value-type="string" calcext:value-type="string">
            <text:p>Y(8)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46" office:value-type="string" calcext:value-type="string">
            <text:p>B(12)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22">
            <draw:line table:end-cell-address="Repair_Graphics.H13" table:end-x="1.207cm" table:end-y="0cm" draw:z-index="3" draw:name="Строка 115" draw:style-name="gr3" draw:text-style-name="P1" svg:x1="0.001cm" svg:y1="0cm" svg:x2="1.207cm" svg:y2="0cm">
              <text:p/>
            </draw:line>
            <draw:line table:end-cell-address="Repair_Graphics.H13" table:end-x="1.207cm" table:end-y="0cm" draw:z-index="31" draw:name="Строка 143" draw:style-name="gr4" draw:text-style-name="P1" svg:x1="0.001cm" svg:y1="0cm" svg:x2="1.207cm" svg:y2="0cm">
              <text:p/>
            </draw:line>
          </table:table-cell>
          <table:table-cell table:style-name="ce49" office:value-type="float" office:value="0" calcext:value-type="float">
            <text:p>0</text:p>
          </table:table-cell>
          <table:table-cell>
            <draw:line table:end-cell-address="Repair_Graphics.J13" table:end-x="1.207cm" table:end-y="0cm" draw:z-index="6" draw:name="Строка 118" draw:style-name="gr1" draw:text-style-name="P1" svg:x1="0.001cm" svg:y1="0cm" svg:x2="1.207cm" svg:y2="0cm">
              <text:p/>
            </draw:line>
            <draw:line table:end-cell-address="Repair_Graphics.J18" table:end-x="1.207cm" table:end-y="0.459cm" draw:z-index="8" draw:name="Строка 120" draw:style-name="gr1" draw:text-style-name="P1" svg:x1="0.001cm" svg:y1="0cm" svg:x2="1.207cm" svg:y2="2.752cm">
              <text:p/>
            </draw:line>
          </table:table-cell>
          <table:table-cell table:style-name="ce22" office:value-type="float" office:value="0.4775" calcext:value-type="float">
            <text:p>0,4775</text:p>
            <draw:line table:end-cell-address="Repair_Graphics.K13" table:end-x="1.207cm" table:end-y="0cm" draw:z-index="7" draw:name="Строка 119" draw:style-name="gr3" draw:text-style-name="P1" svg:x1="0.001cm" svg:y1="0cm" svg:x2="1.207cm" svg:y2="0cm">
              <text:p/>
            </draw:line>
          </table:table-cell>
          <table:table-cell table:style-name="ce44" office:value-type="float" office:value="0" calcext:value-type="float">
            <text:p>0</text:p>
          </table:table-cell>
          <table:table-cell>
            <draw:line table:end-cell-address="Repair_Graphics.M18" table:end-x="1.206cm" table:end-y="0.459cm" draw:z-index="14" draw:name="Строка 126" draw:style-name="gr1" draw:text-style-name="P1" svg:x1="0cm" svg:y1="0cm" svg:x2="1.206cm" svg:y2="2.752cm">
              <text:p/>
            </draw:line>
            <draw:line table:end-cell-address="Repair_Graphics.M24" table:end-x="1.206cm" table:end-y="0.459cm" draw:z-index="16" draw:name="Строка 128" draw:style-name="gr1" draw:text-style-name="P1" svg:x1="0cm" svg:y1="0cm" svg:x2="1.206cm" svg:y2="5.504cm">
              <text:p/>
            </draw:line>
            <draw:line table:end-cell-address="Repair_Graphics.M24" table:end-x="1.206cm" table:end-y="0.459cm" draw:z-index="34" draw:name="Строка 146" draw:style-name="gr2" draw:text-style-name="P1" svg:x1="0cm" svg:y1="0cm" svg:x2="1.206cm" svg:y2="5.504cm">
              <text:p/>
            </draw:line>
          </table:table-cell>
          <table:table-cell table:style-name="ce22">
            <draw:line table:end-cell-address="Repair_Graphics.N13" table:end-x="1.206cm" table:end-y="0cm" draw:z-index="13" draw:name="Строка 125" draw:style-name="gr3" draw:text-style-name="P1" svg:x1="0cm" svg:y1="0cm" svg:x2="1.206cm" svg:y2="0cm">
              <text:p/>
            </draw:line>
            <draw:line table:end-cell-address="Repair_Graphics.N13" table:end-x="1.206cm" table:end-y="0cm" draw:z-index="33" draw:name="Строка 145" draw:style-name="gr5" draw:text-style-name="P1" svg:x1="0cm" svg:y1="0cm" svg:x2="1.206cm" svg:y2="0cm">
              <text:p/>
            </draw:line>
          </table:table-cell>
          <table:table-cell table:style-name="ce49" office:value-type="float" office:value="0" calcext:value-type="float">
            <text:p>0</text:p>
          </table:table-cell>
          <table:table-cell>
            <draw:line table:end-cell-address="Repair_Graphics.P13" table:end-x="1.206cm" table:end-y="0cm" draw:z-index="20" draw:name="Строка 132" draw:style-name="gr1" draw:text-style-name="P1" svg:x1="0cm" svg:y1="0cm" svg:x2="1.206cm" svg:y2="0cm">
              <text:p/>
            </draw:line>
            <draw:line table:end-cell-address="Repair_Graphics.P18" table:end-x="1.206cm" table:end-y="0.459cm" draw:z-index="22" draw:name="Строка 134" draw:style-name="gr1" draw:text-style-name="P1" svg:x1="0cm" svg:y1="0cm" svg:x2="1.206cm" svg:y2="2.752cm">
              <text:p/>
            </draw:line>
          </table:table-cell>
          <table:table-cell table:style-name="ce22" office:value-type="float" office:value="0.470588235294118" calcext:value-type="float">
            <text:p>0,4705882353</text:p>
            <draw:line table:end-cell-address="Repair_Graphics.Q13" table:end-x="1.207cm" table:end-y="0cm" draw:z-index="21" draw:name="Строка 133" draw:style-name="gr3" draw:text-style-name="P1" svg:x1="0.001cm" svg:y1="0cm" svg:x2="1.207cm" svg:y2="0cm">
              <text:p/>
            </draw:line>
          </table:table-cell>
          <table:table-cell table:style-name="ce47" office:value-type="float" office:value="200" calcext:value-type="float">
            <text:p>20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50" office:value-type="float" office:value="314.225" calcext:value-type="float">
            <text:p>314,225</text:p>
          </table:table-cell>
          <table:table-cell/>
          <table:table-cell table:style-name="ce22"/>
          <table:table-cell table:style-name="ce44" office:value-type="float" office:value="230.680628272251" calcext:value-type="float">
            <text:p>230,6806282723</text:p>
          </table:table-cell>
          <table:table-cell table:number-columns-repeated="2"/>
          <table:table-cell table:style-name="ce50" office:value-type="float" office:value="237.81512605042" calcext:value-type="float">
            <text:p>237,8151260504</text:p>
          </table:table-cell>
          <table:table-cell/>
          <table:table-cell table:style-name="ce22"/>
          <table:table-cell table:number-columns-repeated="1007"/>
        </table:table-row>
        <table:table-row table:style-name="ro1">
          <table:table-cell table:number-columns-repeated="9"/>
          <table:table-cell>
            <draw:line table:end-cell-address="Repair_Graphics.K21" table:end-x="0.486cm" table:end-y="0.188cm" draw:z-index="4" draw:name="Строка 116" draw:style-name="gr1" draw:text-style-name="P1" svg:x1="0.001cm" svg:y1="-0.918cm" svg:x2="1.207cm" svg:y2="-3.669cm">
              <text:p/>
            </draw:line>
          </table:table-cell>
          <table:table-cell/>
          <table:table-cell table:style-name="ce45" office:value-type="string" calcext:value-type="string">
            <text:p>Z</text:p>
          </table:table-cell>
          <table:table-cell table:number-columns-repeated="3"/>
          <table:table-cell>
            <draw:line table:end-cell-address="Repair_Graphics.Q21" table:end-x="0.486cm" table:end-y="0.188cm" draw:z-index="18" draw:name="Строка 130" draw:style-name="gr1" draw:text-style-name="P1" svg:x1="0cm" svg:y1="-0.918cm" svg:x2="1.206cm" svg:y2="-3.669cm">
              <text:p/>
            </draw:line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22" office:value-type="float" office:value="0" calcext:value-type="float">
            <text:p>0</text:p>
          </table:table-cell>
          <table:table-cell table:style-name="ce46" office:value-type="string" calcext:value-type="string">
            <text:p>Repl2(6)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46" office:value-type="string" calcext:value-type="string">
            <text:p>Repl4(9)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46" office:value-type="string" calcext:value-type="string">
            <text:p>C,D,E(13)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2" office:value-type="float" office:value="0.225" calcext:value-type="float">
            <text:p>0,225</text:p>
            <draw:line table:end-cell-address="Repair_Graphics.K19" table:end-x="1.207cm" table:end-y="0cm" draw:z-index="9" draw:name="Строка 121" draw:style-name="gr3" draw:text-style-name="P1" svg:x1="0.001cm" svg:y1="0cm" svg:x2="1.207cm" svg:y2="0cm">
              <text:p/>
            </draw:line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style-name="ce22">
            <draw:line table:end-cell-address="Repair_Graphics.N19" table:end-x="1.206cm" table:end-y="0cm" draw:z-index="15" draw:name="Строка 127" draw:style-name="gr3" draw:text-style-name="P1" svg:x1="0cm" svg:y1="0cm" svg:x2="1.206cm" svg:y2="0cm">
              <text:p/>
            </draw:line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style-name="ce22" office:value-type="float" office:value="0.226890756302521" calcext:value-type="float">
            <text:p>0,2268907563</text:p>
            <draw:line table:end-cell-address="Repair_Graphics.Q19" table:end-x="1.207cm" table:end-y="0cm" draw:z-index="23" draw:name="Строка 135" draw:style-name="gr3" draw:text-style-name="P1" svg:x1="0.001cm" svg:y1="0cm" svg:x2="1.207cm" svg:y2="0cm">
              <text:p/>
            </draw:line>
          </table:table-cell>
          <table:table-cell table:style-name="ce47" office:value-type="float" office:value="500" calcext:value-type="float">
            <text:p>500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2"/>
          <table:table-cell table:number-columns-repeated="5"/>
          <table:table-cell table:style-name="ce22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table:style-name="ce22" office:value-type="float" office:value="80" calcext:value-type="float">
            <text:p>80</text:p>
          </table:table-cell>
          <table:table-cell table:style-name="ce48" office:value-type="string" calcext:value-type="string">
            <text:p>Z(10)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46" office:value-type="string" calcext:value-type="string">
            <text:p>C(14)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22">
            <draw:line table:end-cell-address="Repair_Graphics.N25" table:end-x="1.206cm" table:end-y="0.001cm" draw:z-index="17" draw:name="Строка 129" draw:style-name="gr3" draw:text-style-name="P1" svg:x1="0cm" svg:y1="0.001cm" svg:x2="1.206cm" svg:y2="0.001cm">
              <text:p/>
            </draw:line>
            <draw:line table:end-cell-address="Repair_Graphics.N25" table:end-x="1.206cm" table:end-y="0.001cm" draw:z-index="35" draw:name="Строка 147" draw:style-name="gr6" draw:text-style-name="P1" svg:x1="0cm" svg:y1="0.001cm" svg:x2="1.206cm" svg:y2="0.001cm">
              <text:p/>
            </draw:line>
          </table:table-cell>
          <table:table-cell table:style-name="ce49" office:value-type="float" office:value="0" calcext:value-type="float">
            <text:p>0</text:p>
          </table:table-cell>
          <table:table-cell>
            <draw:line table:end-cell-address="Repair_Graphics.P25" table:end-x="1.206cm" table:end-y="0.001cm" draw:z-index="24" draw:name="Строка 136" draw:style-name="gr1" draw:text-style-name="P1" svg:x1="0cm" svg:y1="0.001cm" svg:x2="1.206cm" svg:y2="0.001cm">
              <text:p/>
            </draw:line>
            <draw:line table:end-cell-address="Repair_Graphics.P30" table:end-x="1.206cm" table:end-y="0.459cm" draw:z-index="26" draw:name="Строка 138" draw:style-name="gr1" draw:text-style-name="P1" svg:x1="0cm" svg:y1="0.001cm" svg:x2="1.206cm" svg:y2="2.752cm">
              <text:p/>
            </draw:line>
            <draw:line table:end-cell-address="Repair_Graphics.P36" table:end-x="1.206cm" table:end-y="0.459cm" draw:z-index="28" draw:name="Строка 140" draw:style-name="gr1" draw:text-style-name="P1" svg:x1="0cm" svg:y1="0.001cm" svg:x2="1.206cm" svg:y2="5.504cm">
              <text:p/>
            </draw:line>
          </table:table-cell>
          <table:table-cell table:style-name="ce22" office:value-type="float" office:value="0.345549738219895" calcext:value-type="float">
            <text:p>0,3455497382</text:p>
            <draw:line table:end-cell-address="Repair_Graphics.Q25" table:end-x="1.207cm" table:end-y="0.001cm" draw:z-index="25" draw:name="Строка 137" draw:style-name="gr3" draw:text-style-name="P1" svg:x1="0.001cm" svg:y1="0.001cm" svg:x2="1.207cm" svg:y2="0.001cm">
              <text:p/>
            </draw:line>
          </table:table-cell>
          <table:table-cell table:style-name="ce47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style-name="ce50" office:value-type="float" office:value="150.680628272251" calcext:value-type="float">
            <text:p>150,6806282723</text:p>
          </table:table-cell>
          <table:table-cell/>
          <table:table-cell table:style-name="ce22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22" office:value-type="float" office:value="0" calcext:value-type="float">
            <text:p>0</text:p>
          </table:table-cell>
          <table:table-cell table:style-name="ce46" office:value-type="string" calcext:value-type="string">
            <text:p>D(15)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2" office:value-type="float" office:value="0.445026178010471" calcext:value-type="float">
            <text:p>0,445026178</text:p>
            <draw:line table:end-cell-address="Repair_Graphics.Q31" table:end-x="1.207cm" table:end-y="0cm" draw:z-index="27" draw:name="Строка 139" draw:style-name="gr3" draw:text-style-name="P1" svg:x1="0.001cm" svg:y1="0cm" svg:x2="1.207cm" svg:y2="0cm">
              <text:p/>
            </draw:line>
          </table:table-cell>
          <table:table-cell table:style-name="ce47" office:value-type="float" office:value="80" calcext:value-type="float">
            <text:p>80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2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22" office:value-type="float" office:value="0" calcext:value-type="float">
            <text:p>0</text:p>
          </table:table-cell>
          <table:table-cell table:style-name="ce46" office:value-type="string" calcext:value-type="string">
            <text:p>A,B,E(16)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2" office:value-type="float" office:value="0.209424083769634" calcext:value-type="float">
            <text:p>0,2094240838</text:p>
            <draw:line table:end-cell-address="Repair_Graphics.Q37" table:end-x="1.207cm" table:end-y="0cm" draw:z-index="29" draw:name="Строка 141" draw:style-name="gr3" draw:text-style-name="P1" svg:x1="0.001cm" svg:y1="0cm" svg:x2="1.207cm" svg:y2="0cm">
              <text:p/>
            </draw:line>
          </table:table-cell>
          <table:table-cell table:style-name="ce47" office:value-type="float" office:value="500" calcext:value-type="float">
            <text:p>500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2"/>
          <table:table-cell table:number-columns-repeated="100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1" table:style-name="ta4">
        <table:table-column table:style-name="co5" table:number-columns-repeated="257" table:default-cell-style-name="ce1"/>
        <table:table-column table:style-name="co5" table:number-columns-repeated="767" table:default-cell-style-name="Default"/>
        <table:table-row table:style-name="ro6">
          <table:table-cell table:style-name="ce20" office:value-type="string" calcext:value-type="string">
            <text:p>Decision Analysis Model</text:p>
          </table:table-cell>
          <table:table-cell table:number-columns-repeated="3"/>
          <table:table-cell table:style-name="ce25" office:value-type="string" calcext:value-type="string">
            <text:p>Name:</text:p>
          </table:table-cell>
          <table:table-cell table:style-name="ce27" office:value-type="string" calcext:value-type="string">
            <text:p>Econ1</text:p>
          </table:table-cell>
          <table:table-cell/>
          <table:table-cell table:style-name="ce25" office:value-type="string" calcext:value-type="string">
            <text:p>Titles:</text:p>
          </table:table-cell>
          <table:table-cell table:style-name="ce28" office:value-type="string" calcext:value-type="string">
            <text:p>Yes</text:p>
          </table:table-cell>
          <table:table-cell/>
          <table:table-cell table:style-name="ce25" office:value-type="string" calcext:value-type="string">
            <text:p>Arc Param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Utility:</text:p>
          </table:table-cell>
          <table:table-cell table:style-name="ce51"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5" office:value-type="string" calcext:value-type="string">
            <text:p>Type:</text:p>
          </table:table-cell>
          <table:table-cell table:style-name="ce28" office:value-type="string" calcext:value-type="string">
            <text:p>DA</text:p>
          </table:table-cell>
          <table:table-cell/>
          <table:table-cell table:style-name="ce25" office:value-type="string" calcext:value-type="string">
            <text:p>All Link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Arc Value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Tree:</text:p>
          </table:table-cell>
          <table:table-cell table:style-name="ce28"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/>
          <table:table-cell table:style-name="ce21" office:value-type="string" calcext:value-type="string">
            <text:p>Change Structure</text:p>
          </table:table-cell>
          <table:table-cell table:number-columns-repeated="2"/>
          <table:table-cell table:style-name="ce25" office:value-type="string" calcext:value-type="string">
            <text:p>Solver:</text:p>
          </table:table-cell>
          <table:table-cell table:style-name="ce28" office:value-type="string" calcext:value-type="string">
            <text:p>Algorithm</text:p>
          </table:table-cell>
          <table:table-cell/>
          <table:table-cell table:style-name="ce25" office:value-type="string" calcext:value-type="string">
            <text:p>Auto Place:</text:p>
          </table:table-cell>
          <table:table-cell table:style-name="ce28" office:value-type="string" calcext:value-type="string">
            <text:p>Yes</text:p>
          </table:table-cell>
          <table:table-cell/>
          <table:table-cell table:style-name="ce25" office:value-type="string" calcext:value-type="string">
            <text:p>Node Params:</text:p>
          </table:table-cell>
          <table:table-cell table:style-name="ce28" office:value-type="string" calcext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5" office:value-type="string" calcext:value-type="string">
            <text:p>Goal:</text:p>
          </table:table-cell>
          <table:table-cell table:style-name="ce28" office:value-type="string" calcext:value-type="string">
            <text:p>Max</text:p>
          </table:table-cell>
          <table:table-cell table:number-columns-repeated="4"/>
          <table:table-cell table:style-name="ce25" office:value-type="string" calcext:value-type="string">
            <text:p>Node Values:</text:p>
          </table:table-cell>
          <table:table-cell table:style-name="ce28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string" calcext:value-type="string">
            <text:p>Change Node/Arc</text:p>
          </table:table-cell>
          <table:table-cell table:number-columns-repeated="8"/>
          <table:table-cell table:style-name="ce25" office:value-type="string" calcext:value-type="string">
            <text:p>Term. Values:</text:p>
          </table:table-cell>
          <table:table-cell table:style-name="ce28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3" office:value-type="string" calcext:value-type="string">
            <text:p>Arc Data</text:p>
          </table:table-cell>
          <table:table-cell table:number-columns-repeated="9"/>
          <table:table-cell table:style-name="ce23" office:value-type="string" calcext:value-type="string">
            <text:p>Node Data</text:p>
          </table:table-cell>
          <table:table-cell table:number-columns-repeated="1010"/>
        </table:table-row>
        <table:table-row table:style-name="ro1">
          <table:table-cell/>
          <table:table-cell table:style-name="ce21" office:value-type="string" calcext:value-type="string">
            <text:p>Solve</text:p>
          </table:table-cell>
          <table:table-cell table:style-name="ce22"/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From</text:p>
          </table:table-cell>
          <table:table-cell table:style-name="ce22" office:value-type="string" calcext:value-type="string">
            <text:p>To</text:p>
          </table:table-cell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From</text:p>
          </table:table-cell>
          <table:table-cell table:style-name="ce22" office:value-type="string" calcext:value-type="string">
            <text:p>To</text:p>
          </table:table-cell>
          <table:table-cell table:number-columns-repeated="2" table:style-name="ce22" office:value-type="string" calcext:value-type="string">
            <text:p>Arc</text:p>
          </table:table-cell>
          <table:table-cell/>
          <table:table-cell table:number-columns-repeated="4" table:style-name="ce22" office:value-type="string" calcext:value-type="string">
            <text:p>Node</text:p>
          </table:table-cell>
          <table:table-cell table:number-columns-repeated="3" table:style-name="ce22" office:value-type="string" calcext:value-type="string">
            <text:p>Optimum</text:p>
          </table:table-cell>
          <table:table-cell table:number-columns-repeated="2" table:style-name="ce22" office:value-type="string" calcext:value-type="string">
            <text:p>Node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2"/>
          <table:table-cell table:number-columns-repeated="3" table:style-name="ce22" office:value-type="string" calcext:value-type="string">
            <text:p>Index</text:p>
          </table:table-cell>
          <table:table-cell table:style-name="ce22" office:value-type="string" calcext:value-type="string">
            <text:p>Prob.</text:p>
          </table:table-cell>
          <table:table-cell table:number-columns-repeated="3" table:style-name="ce22" office:value-type="string" calcext:value-type="string">
            <text:p>Name</text:p>
          </table:table-cell>
          <table:table-cell table:style-name="ce22" office:value-type="string" calcext:value-type="string">
            <text:p>Total</text:p>
          </table:table-cell>
          <table:table-cell/>
          <table:table-cell table:style-name="ce22" office:value-type="string" calcext:value-type="string">
            <text:p>Index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Type</text:p>
          </table:table-cell>
          <table:table-cell table:number-columns-repeated="2" table:style-name="ce22" office:value-type="string" calcext:value-type="string">
            <text:p>Value</text:p>
          </table:table-cell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Decision</text:p>
          </table:table-cell>
          <table:table-cell table:style-name="ce22" office:value-type="string" calcext:value-type="string">
            <text:p>Level</text:p>
          </table:table-cell>
          <table:table-cell table:style-name="ce22" office:value-type="string" calcext:value-type="string">
            <text:p>Depth</text:p>
          </table:table-cell>
          <table:table-cell table:number-columns-repeated="1003"/>
        </table:table-row>
        <table:table-row table:style-name="ro1">
          <table:table-cell/>
          <table:table-cell table:style-name="ce21" office:value-type="string" calcext:value-type="string">
            <text:p>Graphic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Econ1_From;Econ1_Nodes;Econ1_Node_Name)" office:value-type="string" office:string-value="Design" calcext:value-type="string">
            <text:p>Design</text:p>
          </table:table-cell>
          <table:table-cell table:style-name="ce29" table:formula="of:=LOOKUP(Econ1_To;Econ1_Nodes;Econ1_Node_Name)" office:value-type="string" office:string-value="New" calcext:value-type="string">
            <text:p>New</text:p>
          </table:table-cell>
          <table:table-cell table:style-name="ce30" table:formula="of:=[.I9]" office:value-type="string" office:string-value="New" calcext:value-type="string">
            <text:p>New</text:p>
          </table:table-cell>
          <table:table-cell table:style-name="ce31" table:formula="of:=Econ1_Prob*(LOOKUP(Econ1_To;Econ1_Nodes;Econ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esign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31" table:formula="of:=Econ1_Node_Added+SUMIF(Econ1_From;[.M9];Econ1_Total)" office:value-type="string" office:string-value="" calcext:value-type="error">
            <text:p>Ошибка:522</text:p>
          </table:table-cell>
          <table:table-cell table:style-name="ce34" office:value-type="float" office:value="1" calcext:value-type="float">
            <text:p>1</text:p>
          </table:table-cell>
          <table:table-cell table:style-name="ce29" table:formula="of:=IF(Econ1_Node_Type=&quot;D&quot;;LOOKUP([.R9];Econ1_Arcs;Econ1_Arc_Name);&quot;&quot;)" office:value-type="string" office:string-value="New" calcext:value-type="string">
            <text:p>New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9" table:formula="of:=LOOKUP(Econ1_From;Econ1_Nodes;Econ1_Node_Name)" office:value-type="string" office:string-value="Design" calcext:value-type="string">
            <text:p>Design</text:p>
          </table:table-cell>
          <table:table-cell table:style-name="ce29" table:formula="of:=LOOKUP(Econ1_To;Econ1_Nodes;Econ1_Node_Name)" office:value-type="string" office:string-value="New" calcext:value-type="string">
            <text:p>New</text:p>
          </table:table-cell>
          <table:table-cell table:style-name="ce30" table:formula="of:=[.I10]" office:value-type="string" office:string-value="New" calcext:value-type="string">
            <text:p>New</text:p>
          </table:table-cell>
          <table:table-cell table:style-name="ce31" table:formula="of:=Econ1_Prob*(LOOKUP(Econ1_To;Econ1_Nodes;Econ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New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31" table:formula="of:=Econ1_Node_Added+SUMIF(Econ1_From;[.M10];Econ1_Total)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Econ1_Node_Type=&quot;D&quot;;LOOKUP([.R10];Econ1_Arcs;Econ1_Arc_Name);&quot;&quot;)">
            <text:p/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style-name="ce21" office:value-type="string" calcext:value-type="string">
            <text:p>Sort Network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.25" calcext:value-type="float">
            <text:p>0,25</text:p>
          </table:table-cell>
          <table:table-cell table:style-name="ce29" table:formula="of:=LOOKUP(Econ1_From;Econ1_Nodes;Econ1_Node_Name)" office:value-type="string" office:string-value="Design" calcext:value-type="string">
            <text:p>Design</text:p>
          </table:table-cell>
          <table:table-cell table:style-name="ce29" table:formula="of:=LOOKUP(Econ1_To;Econ1_Nodes;Econ1_Node_Name)" office:value-type="string" office:string-value="New" calcext:value-type="string">
            <text:p>New</text:p>
          </table:table-cell>
          <table:table-cell table:style-name="ce30" table:formula="of:=[.I11]" office:value-type="string" office:string-value="New" calcext:value-type="string">
            <text:p>New</text:p>
          </table:table-cell>
          <table:table-cell table:style-name="ce31" table:formula="of:=Econ1_Prob*(LOOKUP(Econ1_To;Econ1_Nodes;Econ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Current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0" calcext:value-type="float">
            <text:p>0</text:p>
          </table:table-cell>
          <table:table-cell table:style-name="ce31" table:formula="of:=Econ1_Node_Added+SUMIF(Econ1_From;[.M11];Econ1_Total)" office:value-type="float" office:value="0" calcext:value-type="float">
            <text:p>0</text:p>
          </table:table-cell>
          <table:table-cell table:style-name="ce34"/>
          <table:table-cell table:style-name="ce29" table:formula="of:=IF(Econ1_Node_Type=&quot;D&quot;;LOOKUP([.R11];Econ1_Arcs;Econ1_Arc_Name);&quot;&quot;)">
            <text:p/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24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.400000005960465" calcext:value-type="float">
            <text:p>0,400000006</text:p>
          </table:table-cell>
          <table:table-cell table:style-name="ce29" table:formula="of:=LOOKUP(Econ1_From;Econ1_Nodes;Econ1_Node_Name)" office:value-type="string" office:string-value="Design" calcext:value-type="string">
            <text:p>Design</text:p>
          </table:table-cell>
          <table:table-cell table:style-name="ce29" table:formula="of:=LOOKUP(Econ1_To;Econ1_Nodes;Econ1_Node_Name)" office:value-type="string" office:string-value="New" calcext:value-type="string">
            <text:p>New</text:p>
          </table:table-cell>
          <table:table-cell table:style-name="ce30" table:formula="of:=[.I12]" office:value-type="string" office:string-value="New" calcext:value-type="string">
            <text:p>New</text:p>
          </table:table-cell>
          <table:table-cell table:style-name="ce31" table:formula="of:=Econ1_Prob*(LOOKUP(Econ1_To;Econ1_Nodes;Econ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S_90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3538" calcext:value-type="float">
            <text:p>3538</text:p>
          </table:table-cell>
          <table:table-cell table:style-name="ce31" table:formula="of:=Econ1_Node_Added+SUMIF(Econ1_From;[.M12];Econ1_Total)" office:value-type="float" office:value="3538" calcext:value-type="float">
            <text:p>3538</text:p>
          </table:table-cell>
          <table:table-cell table:style-name="ce34"/>
          <table:table-cell table:style-name="ce29" table:formula="of:=IF(Econ1_Node_Type=&quot;D&quot;;LOOKUP([.R12];Econ1_Arcs;Econ1_Arc_Name);&quot;&quot;)">
            <text:p/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24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.25" calcext:value-type="float">
            <text:p>0,25</text:p>
          </table:table-cell>
          <table:table-cell table:style-name="ce29" table:formula="of:=LOOKUP(Econ1_From;Econ1_Nodes;Econ1_Node_Name)" office:value-type="string" office:string-value="Design" calcext:value-type="string">
            <text:p>Design</text:p>
          </table:table-cell>
          <table:table-cell table:style-name="ce29" table:formula="of:=LOOKUP(Econ1_To;Econ1_Nodes;Econ1_Node_Name)" office:value-type="string" office:string-value="New" calcext:value-type="string">
            <text:p>New</text:p>
          </table:table-cell>
          <table:table-cell table:style-name="ce30" table:formula="of:=[.I13]" office:value-type="string" office:string-value="New" calcext:value-type="string">
            <text:p>New</text:p>
          </table:table-cell>
          <table:table-cell table:style-name="ce31" table:formula="of:=Econ1_Prob*(LOOKUP(Econ1_To;Econ1_Nodes;Econ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S_70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1614" calcext:value-type="float">
            <text:p>1614</text:p>
          </table:table-cell>
          <table:table-cell table:style-name="ce31" table:formula="of:=Econ1_Node_Added+SUMIF(Econ1_From;[.M13];Econ1_Total)" office:value-type="float" office:value="1614" calcext:value-type="float">
            <text:p>1614</text:p>
          </table:table-cell>
          <table:table-cell table:style-name="ce34"/>
          <table:table-cell table:style-name="ce29" table:formula="of:=IF(Econ1_Node_Type=&quot;D&quot;;LOOKUP([.R13];Econ1_Arcs;Econ1_Arc_Name);&quot;&quot;)">
            <text:p/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24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.100000001490116" calcext:value-type="float">
            <text:p>0,1000000015</text:p>
          </table:table-cell>
          <table:table-cell table:style-name="ce29" table:formula="of:=LOOKUP(Econ1_From;Econ1_Nodes;Econ1_Node_Name)" office:value-type="string" office:string-value="Design" calcext:value-type="string">
            <text:p>Design</text:p>
          </table:table-cell>
          <table:table-cell table:style-name="ce29" table:formula="of:=LOOKUP(Econ1_To;Econ1_Nodes;Econ1_Node_Name)" office:value-type="string" office:string-value="New" calcext:value-type="string">
            <text:p>New</text:p>
          </table:table-cell>
          <table:table-cell table:style-name="ce30" table:formula="of:=[.I14]" office:value-type="string" office:string-value="New" calcext:value-type="string">
            <text:p>New</text:p>
          </table:table-cell>
          <table:table-cell table:style-name="ce31" table:formula="of:=Econ1_Prob*(LOOKUP(Econ1_To;Econ1_Nodes;Econ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S_50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-520" calcext:value-type="float">
            <text:p>-520</text:p>
          </table:table-cell>
          <table:table-cell table:style-name="ce31" table:formula="of:=Econ1_Node_Added+SUMIF(Econ1_From;[.M14];Econ1_Total)" office:value-type="float" office:value="-520" calcext:value-type="float">
            <text:p>-520</text:p>
          </table:table-cell>
          <table:table-cell table:style-name="ce34"/>
          <table:table-cell table:style-name="ce29" table:formula="of:=IF(Econ1_Node_Type=&quot;D&quot;;LOOKUP([.R14];Econ1_Arcs;Econ1_Arc_Name);&quot;&quot;)">
            <text:p/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S_30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-3143" calcext:value-type="float">
            <text:p>-3143</text:p>
          </table:table-cell>
          <table:table-cell table:style-name="ce31" table:formula="of:=Econ1_Node_Added+SUMIF(Econ1_From;[.M15];Econ1_Total)" office:value-type="float" office:value="-3143" calcext:value-type="float">
            <text:p>-3143</text:p>
          </table:table-cell>
          <table:table-cell table:style-name="ce34"/>
          <table:table-cell table:style-name="ce29" table:formula="of:=IF(Econ1_Node_Type=&quot;D&quot;;LOOKUP([.R15];Econ1_Arcs;Econ1_Arc_Name);&quot;&quot;)">
            <text:p/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1_U" table:style-name="ta5">
        <table:table-column table:style-name="co5" table:number-columns-repeated="257" table:default-cell-style-name="ce1"/>
        <table:table-column table:style-name="co5" table:number-columns-repeated="767" table:default-cell-style-name="Default"/>
        <table:table-row table:style-name="ro6">
          <table:table-cell table:style-name="ce20" office:value-type="string" calcext:value-type="string">
            <text:p>Decision Analysis Model</text:p>
          </table:table-cell>
          <table:table-cell table:number-columns-repeated="3"/>
          <table:table-cell table:style-name="ce25" office:value-type="string" calcext:value-type="string">
            <text:p>Name:</text:p>
          </table:table-cell>
          <table:table-cell table:style-name="ce27" office:value-type="string" calcext:value-type="string">
            <text:p>Econ1_U</text:p>
          </table:table-cell>
          <table:table-cell/>
          <table:table-cell table:style-name="ce25" office:value-type="string" calcext:value-type="string">
            <text:p>Titles:</text:p>
          </table:table-cell>
          <table:table-cell table:style-name="ce28" office:value-type="string" calcext:value-type="string">
            <text:p>Yes</text:p>
          </table:table-cell>
          <table:table-cell/>
          <table:table-cell table:style-name="ce25" office:value-type="string" calcext:value-type="string">
            <text:p>Arc Param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Utility:</text:p>
          </table:table-cell>
          <table:table-cell table:style-name="ce28" office:value-type="string" calcext:value-type="string">
            <text:p>Power</text:p>
          </table:table-cell>
          <table:table-cell table:style-name="ce38" office:value-type="string" calcext:value-type="string">
            <text:p>Utility</text:p>
          </table:table-cell>
          <table:table-cell table:style-name="ce22" office:value-type="string" calcext:value-type="string">
            <text:p>Param.</text:p>
          </table:table-cell>
          <table:table-cell table:style-name="ce22" office:value-type="string" calcext:value-type="string">
            <text:p>Min.</text:p>
          </table:table-cell>
          <table:table-cell table:style-name="ce22" office:value-type="string" calcext:value-type="string">
            <text:p>Max.</text:p>
          </table:table-cell>
          <table:table-cell table:style-name="ce22" office:value-type="string" calcext:value-type="string">
            <text:p>Norm.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25" office:value-type="string" calcext:value-type="string">
            <text:p>Type:</text:p>
          </table:table-cell>
          <table:table-cell table:style-name="ce28" office:value-type="string" calcext:value-type="string">
            <text:p>DA</text:p>
          </table:table-cell>
          <table:table-cell/>
          <table:table-cell table:style-name="ce25" office:value-type="string" calcext:value-type="string">
            <text:p>All Link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Arc Value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Tree:</text:p>
          </table:table-cell>
          <table:table-cell table:style-name="ce28" office:value-type="string" calcext:value-type="string">
            <text:p>No</text:p>
          </table:table-cell>
          <table:table-cell table:style-name="ce22"/>
          <table:table-cell table:style-name="ce52" office:value-type="float" office:value="0.25" calcext:value-type="float">
            <text:p>0,25</text:p>
          </table:table-cell>
          <table:table-cell table:style-name="ce54" table:formula="of:=(['file:///D:/!@%23!@%23/Customer/xlsx/xls/%08jensen.lib/decision.xla'#$$'MinIF'];Econ1_U_Node_Type;&quot;T&quot;;Econ1_U_Node_Added)" office:value-type="string" office:string-value="" calcext:value-type="error">
            <text:p>Ошибка:511</text:p>
          </table:table-cell>
          <table:table-cell table:style-name="ce54" table:formula="of:=(['file:///D:/!@%23!@%23/Customer/xlsx/xls/%08jensen.lib/decision.xla'#$$'MaxIF'];Econ1_U_Node_Type;&quot;T&quot;;Econ1_U_Node_Added)" office:value-type="string" office:string-value="" calcext:value-type="error">
            <text:p>Ошибка:511</text:p>
          </table:table-cell>
          <table:table-cell table:style-name="ce54" table:formula="of:=IF(Econ1_U_Util_Max&gt;0;(Econ1_U_Util_Max-Econ1_U_Util_Min)^Econ1_U_Util_Param;1)" office:value-type="string" office:string-value="" calcext:value-type="error">
            <text:p>Ошибка:511</text:p>
          </table:table-cell>
          <table:table-cell table:number-columns-repeated="1004"/>
        </table:table-row>
        <table:table-row table:style-name="ro1">
          <table:table-cell/>
          <table:table-cell table:style-name="ce21" office:value-type="string" calcext:value-type="string">
            <text:p>Change Structure</text:p>
          </table:table-cell>
          <table:table-cell table:number-columns-repeated="2"/>
          <table:table-cell table:style-name="ce25" office:value-type="string" calcext:value-type="string">
            <text:p>Solver:</text:p>
          </table:table-cell>
          <table:table-cell table:style-name="ce28" office:value-type="string" calcext:value-type="string">
            <text:p>Functions</text:p>
          </table:table-cell>
          <table:table-cell/>
          <table:table-cell table:style-name="ce25" office:value-type="string" calcext:value-type="string">
            <text:p>Auto Place:</text:p>
          </table:table-cell>
          <table:table-cell table:style-name="ce28" office:value-type="string" calcext:value-type="string">
            <text:p>Yes</text:p>
          </table:table-cell>
          <table:table-cell/>
          <table:table-cell table:style-name="ce25" office:value-type="string" calcext:value-type="string">
            <text:p>Node Params:</text:p>
          </table:table-cell>
          <table:table-cell table:style-name="ce28" office:value-type="string" calcext:value-type="string">
            <text:p>No</text:p>
          </table:table-cell>
          <table:table-cell table:number-columns-repeated="3"/>
          <table:table-cell table:style-name="ce22"/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Function</text:p>
          </table:table-cell>
          <table:table-cell office:value-type="string" calcext:value-type="string">
            <text:p>Inverse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25" office:value-type="string" calcext:value-type="string">
            <text:p>Goal:</text:p>
          </table:table-cell>
          <table:table-cell table:style-name="ce28" office:value-type="string" calcext:value-type="string">
            <text:p>Max</text:p>
          </table:table-cell>
          <table:table-cell table:number-columns-repeated="4"/>
          <table:table-cell table:style-name="ce25" office:value-type="string" calcext:value-type="string">
            <text:p>Node Values:</text:p>
          </table:table-cell>
          <table:table-cell table:style-name="ce28" office:value-type="string" calcext:value-type="string">
            <text:p>Yes</text:p>
          </table:table-cell>
          <table:table-cell table:number-columns-repeated="3"/>
          <table:table-cell table:style-name="ce22"/>
          <table:table-cell table:style-name="ce52" office:value-type="float" office:value="10" calcext:value-type="float">
            <text:p>10</text:p>
          </table:table-cell>
          <table:table-cell table:style-name="ce54" table:formula="of:=(([.Q4]-Econ1_U_Util_Min)^Econ1_U_Util_Param)/Econ1_U_Util_Norm" office:value-type="string" office:string-value="" calcext:value-type="error">
            <text:p>Ошибка:511</text:p>
          </table:table-cell>
          <table:table-cell table:style-name="ce39" table:formula="of:=Econ1_U_Util_Min+([.R4]*Econ1_U_Util_Norm)^(1/Econ1_U_Util_Param)" office:value-type="string" office:string-value="" calcext:value-type="error">
            <text:p>Ошибка:511</text:p>
          </table:table-cell>
          <table:table-cell/>
          <table:table-cell table:style-name="ce21" office:value-type="string" calcext:value-type="string">
            <text:p>Update Utility</text:p>
          </table:table-cell>
          <table:table-cell table:number-columns-repeated="1003"/>
        </table:table-row>
        <table:table-row table:style-name="ro1">
          <table:table-cell/>
          <table:table-cell table:style-name="ce21" office:value-type="string" calcext:value-type="string">
            <text:p>Change Node/Arc</text:p>
          </table:table-cell>
          <table:table-cell table:number-columns-repeated="8"/>
          <table:table-cell table:style-name="ce25" office:value-type="string" calcext:value-type="string">
            <text:p>Term. Values:</text:p>
          </table:table-cell>
          <table:table-cell table:style-name="ce28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3" office:value-type="string" calcext:value-type="string">
            <text:p>Arc Data</text:p>
          </table:table-cell>
          <table:table-cell table:number-columns-repeated="9"/>
          <table:table-cell table:style-name="ce23" office:value-type="string" calcext:value-type="string">
            <text:p>Node Data</text:p>
          </table:table-cell>
          <table:table-cell table:number-columns-repeated="1010"/>
        </table:table-row>
        <table:table-row table:style-name="ro1">
          <table:table-cell/>
          <table:table-cell table:style-name="ce21" office:value-type="string" calcext:value-type="string">
            <text:p>Solve</text:p>
          </table:table-cell>
          <table:table-cell table:style-name="ce22"/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From</text:p>
          </table:table-cell>
          <table:table-cell table:style-name="ce22" office:value-type="string" calcext:value-type="string">
            <text:p>To</text:p>
          </table:table-cell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From</text:p>
          </table:table-cell>
          <table:table-cell table:style-name="ce22" office:value-type="string" calcext:value-type="string">
            <text:p>To</text:p>
          </table:table-cell>
          <table:table-cell table:number-columns-repeated="2" table:style-name="ce22" office:value-type="string" calcext:value-type="string">
            <text:p>Arc</text:p>
          </table:table-cell>
          <table:table-cell/>
          <table:table-cell table:number-columns-repeated="5" table:style-name="ce22" office:value-type="string" calcext:value-type="string">
            <text:p>Node</text:p>
          </table:table-cell>
          <table:table-cell table:style-name="ce22" office:value-type="string" calcext:value-type="string">
            <text:p>Optimum</text:p>
          </table:table-cell>
          <table:table-cell table:style-name="ce22" office:value-type="string" calcext:value-type="string">
            <text:p>Cert.</text:p>
          </table:table-cell>
          <table:table-cell table:number-columns-repeated="2" table:style-name="ce22" office:value-type="string" calcext:value-type="string">
            <text:p>Optimum</text:p>
          </table:table-cell>
          <table:table-cell table:number-columns-repeated="2" table:style-name="ce22" office:value-type="string" calcext:value-type="string">
            <text:p>Node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22"/>
          <table:table-cell table:number-columns-repeated="3" table:style-name="ce22" office:value-type="string" calcext:value-type="string">
            <text:p>Index</text:p>
          </table:table-cell>
          <table:table-cell table:style-name="ce22" office:value-type="string" calcext:value-type="string">
            <text:p>Prob.</text:p>
          </table:table-cell>
          <table:table-cell table:number-columns-repeated="3" table:style-name="ce22" office:value-type="string" calcext:value-type="string">
            <text:p>Name</text:p>
          </table:table-cell>
          <table:table-cell table:style-name="ce22" office:value-type="string" calcext:value-type="string">
            <text:p>Utility</text:p>
          </table:table-cell>
          <table:table-cell/>
          <table:table-cell table:style-name="ce22" office:value-type="string" calcext:value-type="string">
            <text:p>Index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Value</text:p>
          </table:table-cell>
          <table:table-cell table:number-columns-repeated="2" table:style-name="ce22" office:value-type="string" calcext:value-type="string">
            <text:p>Utility</text:p>
          </table:table-cell>
          <table:table-cell table:style-name="ce22" office:value-type="string" calcext:value-type="string">
            <text:p>Equiv.</text:p>
          </table:table-cell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Decision</text:p>
          </table:table-cell>
          <table:table-cell table:style-name="ce22" office:value-type="string" calcext:value-type="string">
            <text:p>Level</text:p>
          </table:table-cell>
          <table:table-cell table:style-name="ce22" office:value-type="string" calcext:value-type="string">
            <text:p>Depth</text:p>
          </table:table-cell>
          <table:table-cell table:number-columns-repeated="1001"/>
        </table:table-row>
        <table:table-row table:style-name="ro1">
          <table:table-cell/>
          <table:table-cell table:style-name="ce21" office:value-type="string" calcext:value-type="string">
            <text:p>Graphic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Econ1_U_From;Econ1_U_Nodes;Econ1_U_Node_Name)" office:value-type="string" office:string-value="Design" calcext:value-type="string">
            <text:p>Design</text:p>
          </table:table-cell>
          <table:table-cell table:style-name="ce29" table:formula="of:=LOOKUP(Econ1_U_To;Econ1_U_Nodes;Econ1_U_Node_Name)" office:value-type="string" office:string-value="New" calcext:value-type="string">
            <text:p>New</text:p>
          </table:table-cell>
          <table:table-cell table:style-name="ce30" table:formula="of:=[.I9]" office:value-type="string" office:string-value="New" calcext:value-type="string">
            <text:p>New</text:p>
          </table:table-cell>
          <table:table-cell table:style-name="ce31" table:formula="of:=Econ1_U_Prob*(LOOKUP(Econ1_U_To;Econ1_U_Nodes;Econ1_U_Node_Value))" office:value-type="string" office:string-value="" calcext:value-type="error">
            <text:p>Ошибка:51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esign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Econ1_U_Node_Type=&quot;T&quot;;(([.P9]-Econ1_U_Util_Min)^Econ1_U_Util_Param)/Econ1_U_Util_Norm;&quot;&quot;)">
            <text:p/>
          </table:table-cell>
          <table:table-cell table:style-name="ce31" table:formula="of:=IF(Econ1_U_Node_Type=&quot;D&quot;;(['file:///D:/!@%23!@%23/Customer/xlsx/xls/%08jensen.lib/decision.xla'#$$'MaxIF'];Econ1_U_From;[.M9];Econ1_U_Total);IF(Econ1_U_Node_Type=&quot;C&quot;;SUMIF(Econ1_U_From;[.M9];Econ1_U_Total);Econ1_U_Node_Utility))" office:value-type="string" office:string-value="" calcext:value-type="error">
            <text:p>Ошибка:511</text:p>
          </table:table-cell>
          <table:table-cell table:style-name="ce53" table:formula="of:=Econ1_U_Util_Min+([.R9]*Econ1_U_Util_Norm)^(1/Econ1_U_Util_Param)" office:value-type="string" office:string-value="" calcext:value-type="error">
            <text:p>Ошибка:511</text:p>
          </table:table-cell>
          <table:table-cell table:style-name="ce31" table:formula="of:=IF(Econ1_U_Node_Type=&quot;D&quot;;(['file:///D:/!@%23!@%23/Customer/xlsx/xls/%08jensen.lib/decision.xla'#$$'MatchIF'];Econ1_U_From;[.M9];Econ1_U_Total;[.R9]);&quot;&quot;)" office:value-type="string" office:string-value="" calcext:value-type="error">
            <text:p>Ошибка:511</text:p>
          </table:table-cell>
          <table:table-cell table:style-name="ce29" table:formula="of:=IF(Econ1_U_Node_Type=&quot;D&quot;;LOOKUP([.T9];Econ1_U_Arcs;Econ1_U_Arc_Name);&quot;&quot;)" office:value-type="string" office:string-value="" calcext:value-type="error">
            <text:p>Ошибка:51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Econ1_U_From;Econ1_U_Nodes;Econ1_U_Node_Name)" office:value-type="string" office:string-value="Design" calcext:value-type="string">
            <text:p>Design</text:p>
          </table:table-cell>
          <table:table-cell table:style-name="ce29" table:formula="of:=LOOKUP(Econ1_U_To;Econ1_U_Nodes;Econ1_U_Node_Name)" office:value-type="string" office:string-value="New" calcext:value-type="string">
            <text:p>New</text:p>
          </table:table-cell>
          <table:table-cell table:style-name="ce30" table:formula="of:=[.I10]" office:value-type="string" office:string-value="New" calcext:value-type="string">
            <text:p>New</text:p>
          </table:table-cell>
          <table:table-cell table:style-name="ce31" table:formula="of:=Econ1_U_Prob*(LOOKUP(Econ1_U_To;Econ1_U_Nodes;Econ1_U_Node_Value))" office:value-type="string" office:string-value="" calcext:value-type="error">
            <text:p>Ошибка:511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New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Econ1_U_Node_Type=&quot;T&quot;;(([.P10]-Econ1_U_Util_Min)^Econ1_U_Util_Param)/Econ1_U_Util_Norm;&quot;&quot;)">
            <text:p/>
          </table:table-cell>
          <table:table-cell table:style-name="ce31" table:formula="of:=IF(Econ1_U_Node_Type=&quot;D&quot;;(['file:///D:/!@%23!@%23/Customer/xlsx/xls/%08jensen.lib/decision.xla'#$$'MaxIF'];Econ1_U_From;[.M10];Econ1_U_Total);IF(Econ1_U_Node_Type=&quot;C&quot;;SUMIF(Econ1_U_From;[.M10];Econ1_U_Total);Econ1_U_Node_Utility))" office:value-type="string" office:string-value="" calcext:value-type="error">
            <text:p>Ошибка:511</text:p>
          </table:table-cell>
          <table:table-cell table:style-name="ce53" table:formula="of:=Econ1_U_Util_Min+([.R10]*Econ1_U_Util_Norm)^(1/Econ1_U_Util_Param)" office:value-type="string" office:string-value="" calcext:value-type="error">
            <text:p>Ошибка:511</text:p>
          </table:table-cell>
          <table:table-cell table:style-name="ce31" table:formula="of:=IF(Econ1_U_Node_Type=&quot;D&quot;;(['file:///D:/!@%23!@%23/Customer/xlsx/xls/%08jensen.lib/decision.xla'#$$'MatchIF'];Econ1_U_From;[.M10];Econ1_U_Total;[.R10]);&quot;&quot;)" office:value-type="string" office:string-value="" calcext:value-type="error">
            <text:p>Ошибка:511</text:p>
          </table:table-cell>
          <table:table-cell table:style-name="ce29" table:formula="of:=IF(Econ1_U_Node_Type=&quot;D&quot;;LOOKUP([.T10];Econ1_U_Arcs;Econ1_U_Arc_Name);&quot;&quot;)">
            <text:p/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21" office:value-type="string" calcext:value-type="string">
            <text:p>Sort Network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.25" calcext:value-type="float">
            <text:p>0,25</text:p>
          </table:table-cell>
          <table:table-cell table:style-name="ce29" table:formula="of:=LOOKUP(Econ1_U_From;Econ1_U_Nodes;Econ1_U_Node_Name)" office:value-type="string" office:string-value="Design" calcext:value-type="string">
            <text:p>Design</text:p>
          </table:table-cell>
          <table:table-cell table:style-name="ce29" table:formula="of:=LOOKUP(Econ1_U_To;Econ1_U_Nodes;Econ1_U_Node_Name)" office:value-type="string" office:string-value="New" calcext:value-type="string">
            <text:p>New</text:p>
          </table:table-cell>
          <table:table-cell table:style-name="ce30" table:formula="of:=[.I11]" office:value-type="string" office:string-value="New" calcext:value-type="string">
            <text:p>New</text:p>
          </table:table-cell>
          <table:table-cell table:style-name="ce31" table:formula="of:=Econ1_U_Prob*(LOOKUP(Econ1_U_To;Econ1_U_Nodes;Econ1_U_Node_Value))" office:value-type="string" office:string-value="" calcext:value-type="error">
            <text:p>Ошибка:511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Current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Econ1_U_Node_Type=&quot;T&quot;;(([.P11]-Econ1_U_Util_Min)^Econ1_U_Util_Param)/Econ1_U_Util_Norm;&quot;&quot;)" office:value-type="string" office:string-value="" calcext:value-type="error">
            <text:p>Ошибка:511</text:p>
          </table:table-cell>
          <table:table-cell table:style-name="ce31" table:formula="of:=IF(Econ1_U_Node_Type=&quot;D&quot;;(['file:///D:/!@%23!@%23/Customer/xlsx/xls/%08jensen.lib/decision.xla'#$$'MaxIF'];Econ1_U_From;[.M11];Econ1_U_Total);IF(Econ1_U_Node_Type=&quot;C&quot;;SUMIF(Econ1_U_From;[.M11];Econ1_U_Total);Econ1_U_Node_Utility))" office:value-type="string" office:string-value="" calcext:value-type="error">
            <text:p>Ошибка:511</text:p>
          </table:table-cell>
          <table:table-cell table:style-name="ce53" table:formula="of:=Econ1_U_Util_Min+([.R11]*Econ1_U_Util_Norm)^(1/Econ1_U_Util_Param)" office:value-type="string" office:string-value="" calcext:value-type="error">
            <text:p>Ошибка:511</text:p>
          </table:table-cell>
          <table:table-cell table:style-name="ce31" table:formula="of:=IF(Econ1_U_Node_Type=&quot;D&quot;;(['file:///D:/!@%23!@%23/Customer/xlsx/xls/%08jensen.lib/decision.xla'#$$'MatchIF'];Econ1_U_From;[.M11];Econ1_U_Total;[.R11]);&quot;&quot;)" office:value-type="string" office:string-value="" calcext:value-type="error">
            <text:p>Ошибка:511</text:p>
          </table:table-cell>
          <table:table-cell table:style-name="ce29" table:formula="of:=IF(Econ1_U_Node_Type=&quot;D&quot;;LOOKUP([.T11];Econ1_U_Arcs;Econ1_U_Arc_Name);&quot;&quot;)">
            <text:p/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.400000005960465" calcext:value-type="float">
            <text:p>0,400000006</text:p>
          </table:table-cell>
          <table:table-cell table:style-name="ce29" table:formula="of:=LOOKUP(Econ1_U_From;Econ1_U_Nodes;Econ1_U_Node_Name)" office:value-type="string" office:string-value="Design" calcext:value-type="string">
            <text:p>Design</text:p>
          </table:table-cell>
          <table:table-cell table:style-name="ce29" table:formula="of:=LOOKUP(Econ1_U_To;Econ1_U_Nodes;Econ1_U_Node_Name)" office:value-type="string" office:string-value="New" calcext:value-type="string">
            <text:p>New</text:p>
          </table:table-cell>
          <table:table-cell table:style-name="ce30" table:formula="of:=[.I12]" office:value-type="string" office:string-value="New" calcext:value-type="string">
            <text:p>New</text:p>
          </table:table-cell>
          <table:table-cell table:style-name="ce31" table:formula="of:=Econ1_U_Prob*(LOOKUP(Econ1_U_To;Econ1_U_Nodes;Econ1_U_Node_Value))" office:value-type="string" office:string-value="" calcext:value-type="error">
            <text:p>Ошибка:511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S_90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3538" calcext:value-type="float">
            <text:p>3538</text:p>
          </table:table-cell>
          <table:table-cell table:style-name="ce53" table:formula="of:=IF(Econ1_U_Node_Type=&quot;T&quot;;(([.P12]-Econ1_U_Util_Min)^Econ1_U_Util_Param)/Econ1_U_Util_Norm;&quot;&quot;)" office:value-type="string" office:string-value="" calcext:value-type="error">
            <text:p>Ошибка:511</text:p>
          </table:table-cell>
          <table:table-cell table:style-name="ce31" table:formula="of:=IF(Econ1_U_Node_Type=&quot;D&quot;;(['file:///D:/!@%23!@%23/Customer/xlsx/xls/%08jensen.lib/decision.xla'#$$'MaxIF'];Econ1_U_From;[.M12];Econ1_U_Total);IF(Econ1_U_Node_Type=&quot;C&quot;;SUMIF(Econ1_U_From;[.M12];Econ1_U_Total);Econ1_U_Node_Utility))" office:value-type="string" office:string-value="" calcext:value-type="error">
            <text:p>Ошибка:511</text:p>
          </table:table-cell>
          <table:table-cell table:style-name="ce53" table:formula="of:=Econ1_U_Util_Min+([.R12]*Econ1_U_Util_Norm)^(1/Econ1_U_Util_Param)" office:value-type="string" office:string-value="" calcext:value-type="error">
            <text:p>Ошибка:511</text:p>
          </table:table-cell>
          <table:table-cell table:style-name="ce31" table:formula="of:=IF(Econ1_U_Node_Type=&quot;D&quot;;(['file:///D:/!@%23!@%23/Customer/xlsx/xls/%08jensen.lib/decision.xla'#$$'MatchIF'];Econ1_U_From;[.M12];Econ1_U_Total;[.R12]);&quot;&quot;)" office:value-type="string" office:string-value="" calcext:value-type="error">
            <text:p>Ошибка:511</text:p>
          </table:table-cell>
          <table:table-cell table:style-name="ce29" table:formula="of:=IF(Econ1_U_Node_Type=&quot;D&quot;;LOOKUP([.T12];Econ1_U_Arcs;Econ1_U_Arc_Name);&quot;&quot;)">
            <text:p/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.25" calcext:value-type="float">
            <text:p>0,25</text:p>
          </table:table-cell>
          <table:table-cell table:style-name="ce29" table:formula="of:=LOOKUP(Econ1_U_From;Econ1_U_Nodes;Econ1_U_Node_Name)" office:value-type="string" office:string-value="Design" calcext:value-type="string">
            <text:p>Design</text:p>
          </table:table-cell>
          <table:table-cell table:style-name="ce29" table:formula="of:=LOOKUP(Econ1_U_To;Econ1_U_Nodes;Econ1_U_Node_Name)" office:value-type="string" office:string-value="New" calcext:value-type="string">
            <text:p>New</text:p>
          </table:table-cell>
          <table:table-cell table:style-name="ce30" table:formula="of:=[.I13]" office:value-type="string" office:string-value="New" calcext:value-type="string">
            <text:p>New</text:p>
          </table:table-cell>
          <table:table-cell table:style-name="ce31" table:formula="of:=Econ1_U_Prob*(LOOKUP(Econ1_U_To;Econ1_U_Nodes;Econ1_U_Node_Value))" office:value-type="string" office:string-value="" calcext:value-type="error">
            <text:p>Ошибка:511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S_70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1614" calcext:value-type="float">
            <text:p>1614</text:p>
          </table:table-cell>
          <table:table-cell table:style-name="ce53" table:formula="of:=IF(Econ1_U_Node_Type=&quot;T&quot;;(([.P13]-Econ1_U_Util_Min)^Econ1_U_Util_Param)/Econ1_U_Util_Norm;&quot;&quot;)" office:value-type="string" office:string-value="" calcext:value-type="error">
            <text:p>Ошибка:511</text:p>
          </table:table-cell>
          <table:table-cell table:style-name="ce31" table:formula="of:=IF(Econ1_U_Node_Type=&quot;D&quot;;(['file:///D:/!@%23!@%23/Customer/xlsx/xls/%08jensen.lib/decision.xla'#$$'MaxIF'];Econ1_U_From;[.M13];Econ1_U_Total);IF(Econ1_U_Node_Type=&quot;C&quot;;SUMIF(Econ1_U_From;[.M13];Econ1_U_Total);Econ1_U_Node_Utility))" office:value-type="string" office:string-value="" calcext:value-type="error">
            <text:p>Ошибка:511</text:p>
          </table:table-cell>
          <table:table-cell table:style-name="ce53" table:formula="of:=Econ1_U_Util_Min+([.R13]*Econ1_U_Util_Norm)^(1/Econ1_U_Util_Param)" office:value-type="string" office:string-value="" calcext:value-type="error">
            <text:p>Ошибка:511</text:p>
          </table:table-cell>
          <table:table-cell table:style-name="ce31" table:formula="of:=IF(Econ1_U_Node_Type=&quot;D&quot;;(['file:///D:/!@%23!@%23/Customer/xlsx/xls/%08jensen.lib/decision.xla'#$$'MatchIF'];Econ1_U_From;[.M13];Econ1_U_Total;[.R13]);&quot;&quot;)" office:value-type="string" office:string-value="" calcext:value-type="error">
            <text:p>Ошибка:511</text:p>
          </table:table-cell>
          <table:table-cell table:style-name="ce29" table:formula="of:=IF(Econ1_U_Node_Type=&quot;D&quot;;LOOKUP([.T13];Econ1_U_Arcs;Econ1_U_Arc_Name);&quot;&quot;)">
            <text:p/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.100000001490116" calcext:value-type="float">
            <text:p>0,1000000015</text:p>
          </table:table-cell>
          <table:table-cell table:style-name="ce29" table:formula="of:=LOOKUP(Econ1_U_From;Econ1_U_Nodes;Econ1_U_Node_Name)" office:value-type="string" office:string-value="Design" calcext:value-type="string">
            <text:p>Design</text:p>
          </table:table-cell>
          <table:table-cell table:style-name="ce29" table:formula="of:=LOOKUP(Econ1_U_To;Econ1_U_Nodes;Econ1_U_Node_Name)" office:value-type="string" office:string-value="New" calcext:value-type="string">
            <text:p>New</text:p>
          </table:table-cell>
          <table:table-cell table:style-name="ce30" table:formula="of:=[.I14]" office:value-type="string" office:string-value="New" calcext:value-type="string">
            <text:p>New</text:p>
          </table:table-cell>
          <table:table-cell table:style-name="ce31" table:formula="of:=Econ1_U_Prob*(LOOKUP(Econ1_U_To;Econ1_U_Nodes;Econ1_U_Node_Value))" office:value-type="string" office:string-value="" calcext:value-type="error">
            <text:p>Ошибка:511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S_50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-520" calcext:value-type="float">
            <text:p>-520</text:p>
          </table:table-cell>
          <table:table-cell table:style-name="ce53" table:formula="of:=IF(Econ1_U_Node_Type=&quot;T&quot;;(([.P14]-Econ1_U_Util_Min)^Econ1_U_Util_Param)/Econ1_U_Util_Norm;&quot;&quot;)" office:value-type="string" office:string-value="" calcext:value-type="error">
            <text:p>Ошибка:511</text:p>
          </table:table-cell>
          <table:table-cell table:style-name="ce31" table:formula="of:=IF(Econ1_U_Node_Type=&quot;D&quot;;(['file:///D:/!@%23!@%23/Customer/xlsx/xls/%08jensen.lib/decision.xla'#$$'MaxIF'];Econ1_U_From;[.M14];Econ1_U_Total);IF(Econ1_U_Node_Type=&quot;C&quot;;SUMIF(Econ1_U_From;[.M14];Econ1_U_Total);Econ1_U_Node_Utility))" office:value-type="string" office:string-value="" calcext:value-type="error">
            <text:p>Ошибка:511</text:p>
          </table:table-cell>
          <table:table-cell table:style-name="ce53" table:formula="of:=Econ1_U_Util_Min+([.R14]*Econ1_U_Util_Norm)^(1/Econ1_U_Util_Param)" office:value-type="string" office:string-value="" calcext:value-type="error">
            <text:p>Ошибка:511</text:p>
          </table:table-cell>
          <table:table-cell table:style-name="ce31" table:formula="of:=IF(Econ1_U_Node_Type=&quot;D&quot;;(['file:///D:/!@%23!@%23/Customer/xlsx/xls/%08jensen.lib/decision.xla'#$$'MatchIF'];Econ1_U_From;[.M14];Econ1_U_Total;[.R14]);&quot;&quot;)" office:value-type="string" office:string-value="" calcext:value-type="error">
            <text:p>Ошибка:511</text:p>
          </table:table-cell>
          <table:table-cell table:style-name="ce29" table:formula="of:=IF(Econ1_U_Node_Type=&quot;D&quot;;LOOKUP([.T14];Econ1_U_Arcs;Econ1_U_Arc_Name);&quot;&quot;)">
            <text:p/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S_30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-3143" calcext:value-type="float">
            <text:p>-3143</text:p>
          </table:table-cell>
          <table:table-cell table:style-name="ce53" table:formula="of:=IF(Econ1_U_Node_Type=&quot;T&quot;;(([.P15]-Econ1_U_Util_Min)^Econ1_U_Util_Param)/Econ1_U_Util_Norm;&quot;&quot;)" office:value-type="string" office:string-value="" calcext:value-type="error">
            <text:p>Ошибка:511</text:p>
          </table:table-cell>
          <table:table-cell table:style-name="ce31" table:formula="of:=IF(Econ1_U_Node_Type=&quot;D&quot;;(['file:///D:/!@%23!@%23/Customer/xlsx/xls/%08jensen.lib/decision.xla'#$$'MaxIF'];Econ1_U_From;[.M15];Econ1_U_Total);IF(Econ1_U_Node_Type=&quot;C&quot;;SUMIF(Econ1_U_From;[.M15];Econ1_U_Total);Econ1_U_Node_Utility))" office:value-type="string" office:string-value="" calcext:value-type="error">
            <text:p>Ошибка:511</text:p>
          </table:table-cell>
          <table:table-cell table:style-name="ce53" table:formula="of:=Econ1_U_Util_Min+([.R15]*Econ1_U_Util_Norm)^(1/Econ1_U_Util_Param)" office:value-type="string" office:string-value="" calcext:value-type="error">
            <text:p>Ошибка:511</text:p>
          </table:table-cell>
          <table:table-cell table:style-name="ce31" table:formula="of:=IF(Econ1_U_Node_Type=&quot;D&quot;;(['file:///D:/!@%23!@%23/Customer/xlsx/xls/%08jensen.lib/decision.xla'#$$'MatchIF'];Econ1_U_From;[.M15];Econ1_U_Total;[.R15]);&quot;&quot;)" office:value-type="string" office:string-value="" calcext:value-type="error">
            <text:p>Ошибка:511</text:p>
          </table:table-cell>
          <table:table-cell table:style-name="ce29" table:formula="of:=IF(Econ1_U_Node_Type=&quot;D&quot;;LOOKUP([.T15];Econ1_U_Arcs;Econ1_U_Arc_Name);&quot;&quot;)">
            <text:p/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00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1_U_Graphics" table:style-name="ta6">
        <table:table-column table:style-name="co11" table:number-columns-repeated="3" table:default-cell-style-name="ce1"/>
        <table:table-column table:style-name="co13" table:default-cell-style-name="ce1"/>
        <table:table-column table:style-name="co10" table:default-cell-style-name="ce1"/>
        <table:table-column table:style-name="co15" table:default-cell-style-name="ce1"/>
        <table:table-column table:style-name="co5" table:number-columns-repeated="3" table:default-cell-style-name="ce1"/>
        <table:table-column table:style-name="co16" table:default-cell-style-name="ce1"/>
        <table:table-column table:style-name="co15" table:default-cell-style-name="ce1"/>
        <table:table-column table:style-name="co5" table:number-columns-repeated="3" table:default-cell-style-name="ce1"/>
        <table:table-column table:style-name="co10" table:default-cell-style-name="ce1"/>
        <table:table-column table:style-name="co15" table:default-cell-style-name="ce1"/>
        <table:table-column table:style-name="co5" table:number-columns-repeated="241" table:default-cell-style-name="ce1"/>
        <table:table-column table:style-name="co5" table:number-columns-repeated="767" table:default-cell-style-name="Default"/>
        <table:table-row table:style-name="ro1">
          <table:table-cell table:style-name="ce23" office:value-type="string" calcext:value-type="string">
            <text:p>Decision Tree for problem Econ1_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Change Node/Arc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Node</text:p>
          </table:table-cell>
          <table:table-cell table:style-name="ce22" office:value-type="string" calcext:value-type="string">
            <text:p>Decision</text:p>
          </table:table-cell>
          <table:table-cell table:style-name="ce22" office:value-type="string" calcext:value-type="string">
            <text:p>Value</text:p>
          </table:table-cell>
          <table:table-cell/>
          <table:table-cell table:style-name="ce55" office:value-type="string" calcext:value-type="string">
            <text:p>Decision</text:p>
          </table:table-cell>
          <table:table-cell table:style-name="ce58" office:value-type="string" calcext:value-type="string">
            <text:p>Design(1)</text:p>
          </table:table-cell>
          <table:table-cell/>
          <table:table-cell table:style-name="ce22" table:number-columns-repeated="2"/>
          <table:table-cell table:style-name="ce61" office:value-type="string" calcext:value-type="string">
            <text:p>Chance</text:p>
          </table:table-cell>
          <table:table-cell table:style-name="ce65" office:value-type="string" calcext:value-type="string">
            <text:p>New(2)</text:p>
          </table:table-cell>
          <table:table-cell/>
          <table:table-cell table:style-name="ce22" table:number-columns-repeated="2"/>
          <table:table-cell table:style-name="ce63" office:value-type="string" calcext:value-type="string">
            <text:p>Terminal</text:p>
          </table:table-cell>
          <table:table-cell table:style-name="ce67" office:value-type="string" calcext:value-type="string">
            <text:p>S_90(4)</text:p>
          </table:table-cell>
          <table:table-cell table:number-columns-repeated="1008"/>
        </table:table-row>
        <table:table-row table:style-name="ro1">
          <table:table-cell table:style-name="ce41" office:value-type="string" calcext:value-type="string">
            <text:p>Design</text:p>
          </table:table-cell>
          <table:table-cell table:style-name="ce41" office:value-type="string" calcext:value-type="string">
            <text:p>Current</text:p>
          </table:table-cell>
          <table:table-cell table:style-name="ce42" office:value-type="float" office:value="0.828181885881151" calcext:value-type="float">
            <text:p>0,8281818859</text:p>
          </table:table-cell>
          <table:table-cell/>
          <table:table-cell table:style-name="ce56" office:value-type="string" calcext:value-type="string">
            <text:p>Opt. Util.</text:p>
          </table:table-cell>
          <table:table-cell table:style-name="ce59" office:value-type="float" office:value="0.828181885881151" calcext:value-type="float">
            <text:p>0,8281818859</text:p>
          </table:table-cell>
          <table:table-cell>
            <draw:line table:end-cell-address="Econ1_U_Graphics.G7" table:end-x="1.207cm" table:end-y="0.001cm" draw:z-index="0" draw:name="Строка 1" draw:style-name="gr1" draw:text-style-name="P1" svg:x1="0.001cm" svg:y1="0.001cm" svg:x2="1.207cm" svg:y2="0.001cm">
              <text:p/>
            </draw:line>
            <draw:line table:end-cell-address="Econ1_U_Graphics.G12" table:end-x="1.207cm" table:end-y="0.459cm" draw:z-index="2" draw:name="Строка 3" draw:style-name="gr1" draw:text-style-name="P1" svg:x1="0.001cm" svg:y1="0.001cm" svg:x2="1.207cm" svg:y2="2.752cm">
              <text:p/>
            </draw:line>
            <draw:line table:end-cell-address="Econ1_U_Graphics.G12" table:end-x="1.207cm" table:end-y="0.459cm" draw:z-index="12" draw:name="Строка 13" draw:style-name="gr2" draw:text-style-name="P1" svg:x1="0.001cm" svg:y1="0.001cm" svg:x2="1.207cm" svg:y2="2.752cm">
              <text:p/>
            </draw:line>
          </table:table-cell>
          <table:table-cell table:style-name="ce22">
            <draw:line table:end-cell-address="Econ1_U_Graphics.I7" table:end-x="1.206cm" table:end-y="0.001cm" draw:z-index="1" draw:name="Строка 2" draw:style-name="gr3" draw:text-style-name="P1" svg:x1="0cm" svg:y1="0.001cm" svg:x2="2.411cm" svg:y2="0.001cm">
              <text:p/>
            </draw:line>
          </table:table-cell>
          <table:table-cell table:style-name="ce22"/>
          <table:table-cell table:style-name="ce62" office:value-type="string" calcext:value-type="string">
            <text:p>Exp. Util.</text:p>
          </table:table-cell>
          <table:table-cell table:style-name="ce66" office:value-type="float" office:value="0.815329470931026" calcext:value-type="float">
            <text:p>0,8153294709</text:p>
          </table:table-cell>
          <table:table-cell>
            <draw:line table:end-cell-address="Econ1_U_Graphics.L7" table:end-x="1.207cm" table:end-y="0.001cm" draw:z-index="4" draw:name="Строка 5" draw:style-name="gr1" draw:text-style-name="P1" svg:x1="0.001cm" svg:y1="0.001cm" svg:x2="1.207cm" svg:y2="0.001cm">
              <text:p/>
            </draw:line>
            <draw:line table:end-cell-address="Econ1_U_Graphics.L12" table:end-x="1.207cm" table:end-y="0.459cm" draw:z-index="6" draw:name="Строка 7" draw:style-name="gr1" draw:text-style-name="P1" svg:x1="0.001cm" svg:y1="0.001cm" svg:x2="1.207cm" svg:y2="2.752cm">
              <text:p/>
            </draw:line>
            <draw:line table:end-cell-address="Econ1_U_Graphics.L18" table:end-x="1.207cm" table:end-y="0.459cm" draw:z-index="8" draw:name="Строка 9" draw:style-name="gr1" draw:text-style-name="P1" svg:x1="0.001cm" svg:y1="0.001cm" svg:x2="1.207cm" svg:y2="5.504cm">
              <text:p/>
            </draw:line>
            <draw:line table:end-cell-address="Econ1_U_Graphics.L24" table:end-x="1.207cm" table:end-y="0.459cm" draw:z-index="10" draw:name="Строка 11" draw:style-name="gr1" draw:text-style-name="P1" svg:x1="0.001cm" svg:y1="0.001cm" svg:x2="1.207cm" svg:y2="8.256cm">
              <text:p/>
            </draw:line>
          </table:table-cell>
          <table:table-cell table:style-name="ce22" office:value-type="string" calcext:value-type="string">
            <text:p>Prob.</text:p>
            <draw:line table:end-cell-address="Econ1_U_Graphics.O7" table:end-x="0.002cm" table:end-y="0.001cm" draw:z-index="5" draw:name="Строка 6" draw:style-name="gr3" draw:text-style-name="P1" svg:x1="0.001cm" svg:y1="0.001cm" svg:x2="2.412cm" svg:y2="0.001cm">
              <text:p/>
            </draw:line>
          </table:table-cell>
          <table:table-cell table:style-name="ce22" office:value-type="float" office:value="0.25" calcext:value-type="float">
            <text:p>0,25</text:p>
          </table:table-cell>
          <table:table-cell table:style-name="ce64" office:value-type="string" calcext:value-type="string">
            <text:p>Utility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57" office:value-type="string" calcext:value-type="string">
            <text:p>Opt. Dec.</text:p>
          </table:table-cell>
          <table:table-cell table:style-name="ce60" office:value-type="string" calcext:value-type="string">
            <text:p>Current</text:p>
          </table:table-cell>
          <table:table-cell table:number-columns-repeated="6"/>
          <table:table-cell table:style-name="ce22" table:number-columns-repeated="2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22" table:number-columns-repeated="2"/>
          <table:table-cell table:style-name="ce63" office:value-type="string" calcext:value-type="string">
            <text:p>Terminal</text:p>
          </table:table-cell>
          <table:table-cell table:style-name="ce67" office:value-type="string" calcext:value-type="string">
            <text:p>Current(3)</text:p>
          </table:table-cell>
          <table:table-cell/>
          <table:table-cell table:style-name="ce22" table:number-columns-repeated="2"/>
          <table:table-cell table:style-name="ce63" office:value-type="string" calcext:value-type="string">
            <text:p>Terminal</text:p>
          </table:table-cell>
          <table:table-cell table:style-name="ce67" office:value-type="string" calcext:value-type="string">
            <text:p>S_70(5)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2">
            <draw:line table:end-cell-address="Econ1_U_Graphics.I13" table:end-x="1.206cm" table:end-y="0cm" draw:z-index="3" draw:name="Строка 4" draw:style-name="gr3" draw:text-style-name="P1" svg:x1="0cm" svg:y1="0cm" svg:x2="2.411cm" svg:y2="0cm">
              <text:p/>
            </draw:line>
            <draw:line table:end-cell-address="Econ1_U_Graphics.I13" table:end-x="1.206cm" table:end-y="0cm" draw:z-index="13" draw:name="Строка 14" draw:style-name="gr7" draw:text-style-name="P1" svg:x1="0cm" svg:y1="0cm" svg:x2="2.411cm" svg:y2="0cm">
              <text:p/>
            </draw:line>
          </table:table-cell>
          <table:table-cell table:style-name="ce22"/>
          <table:table-cell table:style-name="ce64" office:value-type="string" calcext:value-type="string">
            <text:p>Utility</text:p>
          </table:table-cell>
          <table:table-cell table:style-name="ce68" office:value-type="float" office:value="0.828181885881151" calcext:value-type="float">
            <text:p>0,8281818859</text:p>
          </table:table-cell>
          <table:table-cell/>
          <table:table-cell table:style-name="ce22" office:value-type="string" calcext:value-type="string">
            <text:p>Prob.</text:p>
            <draw:line table:end-cell-address="Econ1_U_Graphics.O13" table:end-x="0.002cm" table:end-y="0cm" draw:z-index="7" draw:name="Строка 8" draw:style-name="gr3" draw:text-style-name="P1" svg:x1="0.001cm" svg:y1="0cm" svg:x2="2.412cm" svg:y2="0cm">
              <text:p/>
            </draw:line>
          </table:table-cell>
          <table:table-cell table:style-name="ce22" office:value-type="float" office:value="0.400000005960465" calcext:value-type="float">
            <text:p>0,400000006</text:p>
          </table:table-cell>
          <table:table-cell table:style-name="ce64" office:value-type="string" calcext:value-type="string">
            <text:p>Utility</text:p>
          </table:table-cell>
          <table:table-cell table:style-name="ce68" office:value-type="float" office:value="0.918592552220862" calcext:value-type="float">
            <text:p>0,9185925522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2" table:number-columns-repeated="2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2"/>
          <table:table-cell table:style-name="ce22" table:number-columns-repeated="2"/>
          <table:table-cell table:style-name="ce63" office:value-type="string" calcext:value-type="string">
            <text:p>Terminal</text:p>
          </table:table-cell>
          <table:table-cell table:style-name="ce67" office:value-type="string" calcext:value-type="string">
            <text:p>S_50(6)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2" office:value-type="string" calcext:value-type="string">
            <text:p>Prob.</text:p>
            <draw:line table:end-cell-address="Econ1_U_Graphics.O19" table:end-x="0.002cm" table:end-y="0cm" draw:z-index="9" draw:name="Строка 10" draw:style-name="gr3" draw:text-style-name="P1" svg:x1="0.001cm" svg:y1="0cm" svg:x2="2.412cm" svg:y2="0cm">
              <text:p/>
            </draw:line>
          </table:table-cell>
          <table:table-cell table:style-name="ce22" office:value-type="float" office:value="0.25" calcext:value-type="float">
            <text:p>0,25</text:p>
          </table:table-cell>
          <table:table-cell table:style-name="ce64" office:value-type="string" calcext:value-type="string">
            <text:p>Utility</text:p>
          </table:table-cell>
          <table:table-cell table:style-name="ce68" office:value-type="float" office:value="0.79156977826977" calcext:value-type="float">
            <text:p>0,7915697783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2" table:number-columns-repeated="2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2"/>
          <table:table-cell table:style-name="ce22" table:number-columns-repeated="2"/>
          <table:table-cell table:style-name="ce63" office:value-type="string" calcext:value-type="string">
            <text:p>Terminal</text:p>
          </table:table-cell>
          <table:table-cell table:style-name="ce67" office:value-type="string" calcext:value-type="string">
            <text:p>S_30(7)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2" office:value-type="string" calcext:value-type="string">
            <text:p>Prob.</text:p>
            <draw:line table:end-cell-address="Econ1_U_Graphics.O25" table:end-x="0.002cm" table:end-y="0.001cm" draw:z-index="11" draw:name="Строка 12" draw:style-name="gr3" draw:text-style-name="P1" svg:x1="0.001cm" svg:y1="0.001cm" svg:x2="2.412cm" svg:y2="0.001cm">
              <text:p/>
            </draw:line>
          </table:table-cell>
          <table:table-cell table:style-name="ce22" office:value-type="float" office:value="0.100000001490116" calcext:value-type="float">
            <text:p>0,1000000015</text:p>
          </table:table-cell>
          <table:table-cell table:style-name="ce64" office:value-type="string" calcext:value-type="string">
            <text:p>Utility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2" table:number-columns-repeated="2"/>
          <table:table-cell table:number-columns-repeated="101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2" table:style-name="ta7">
        <table:table-column table:style-name="co5" table:number-columns-repeated="7" table:default-cell-style-name="ce1"/>
        <table:table-column table:style-name="co17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18" table:default-cell-style-name="ce1"/>
        <table:table-column table:style-name="co5" table:number-columns-repeated="10" table:default-cell-style-name="ce1"/>
        <table:table-column table:style-name="co19" table:default-cell-style-name="ce1"/>
        <table:table-column table:style-name="co20" table:default-cell-style-name="ce1"/>
        <table:table-column table:style-name="co10" table:number-columns-repeated="4" table:default-cell-style-name="ce1"/>
        <table:table-column table:style-name="co5" table:number-columns-repeated="3" table:default-cell-style-name="ce1"/>
        <table:table-column table:style-name="co21" table:number-columns-repeated="2" table:default-cell-style-name="ce1"/>
        <table:table-column table:style-name="co10" table:number-columns-repeated="3" table:default-cell-style-name="ce1"/>
        <table:table-column table:style-name="co22" table:default-cell-style-name="ce1"/>
        <table:table-column table:style-name="co10" table:number-columns-repeated="2" table:default-cell-style-name="ce1"/>
        <table:table-column table:style-name="co5" table:number-columns-repeated="215" table:default-cell-style-name="ce1"/>
        <table:table-column table:style-name="co5" table:number-columns-repeated="767" table:default-cell-style-name="Default"/>
        <table:table-row table:style-name="ro6">
          <table:table-cell table:style-name="ce20" office:value-type="string" calcext:value-type="string">
            <text:p>Decision Analysis Model</text:p>
          </table:table-cell>
          <table:table-cell table:number-columns-repeated="3"/>
          <table:table-cell table:style-name="ce25" office:value-type="string" calcext:value-type="string">
            <text:p>Name:</text:p>
          </table:table-cell>
          <table:table-cell table:style-name="ce27" office:value-type="string" calcext:value-type="string">
            <text:p>Econ2</text:p>
          </table:table-cell>
          <table:table-cell/>
          <table:table-cell table:style-name="ce25" office:value-type="string" calcext:value-type="string">
            <text:p>Title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Arc Params:</text:p>
          </table:table-cell>
          <table:table-cell table:style-name="ce28" office:value-type="string" calcext:value-type="string">
            <text:p>Yes</text:p>
          </table:table-cell>
          <table:table-cell/>
          <table:table-cell table:style-name="ce25" office:value-type="string" calcext:value-type="string">
            <text:p>Utility:</text:p>
          </table:table-cell>
          <table:table-cell table:style-name="ce28" office:value-type="string" calcext:value-type="string">
            <text:p>Exp</text:p>
          </table:table-cell>
          <table:table-cell/>
          <table:table-cell table:style-name="ce38" office:value-type="string" calcext:value-type="string">
            <text:p>Utility</text:p>
          </table:table-cell>
          <table:table-cell table:style-name="ce22" office:value-type="string" calcext:value-type="string">
            <text:p>Param.</text:p>
          </table:table-cell>
          <table:table-cell table:style-name="ce22" office:value-type="string" calcext:value-type="string">
            <text:p>Min.</text:p>
          </table:table-cell>
          <table:table-cell table:style-name="ce22" office:value-type="string" calcext:value-type="string">
            <text:p>Max.</text:p>
          </table:table-cell>
          <table:table-cell table:style-name="ce22" office:value-type="string" calcext:value-type="string">
            <text:p>Norm.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25" office:value-type="string" calcext:value-type="string">
            <text:p>Type:</text:p>
          </table:table-cell>
          <table:table-cell table:style-name="ce28" office:value-type="string" calcext:value-type="string">
            <text:p>DA</text:p>
          </table:table-cell>
          <table:table-cell/>
          <table:table-cell table:style-name="ce25" office:value-type="string" calcext:value-type="string">
            <text:p>All Link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Arc Value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Tree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2"/>
          <table:table-cell table:style-name="ce52" office:value-type="float" office:value="10000" calcext:value-type="float">
            <text:p>10000</text:p>
          </table:table-cell>
          <table:table-cell table:style-name="ce54" table:formula="of:=MIN(Econ2_Node_Added)" office:value-type="float" office:value="-3143" calcext:value-type="float">
            <text:p>-3143</text:p>
          </table:table-cell>
          <table:table-cell table:style-name="ce54" table:formula="of:=MAX(Econ2_Node_Added)" office:value-type="float" office:value="3538" calcext:value-type="float">
            <text:p>3538</text:p>
          </table:table-cell>
          <table:table-cell table:style-name="ce54" table:formula="of:=IF(Econ2_Util_Max&gt;0;1-EXP(-(Econ2_Util_Max-Econ2_Util_Min)/Econ2_Util_Param);1)" office:value-type="float" office:value="0.487318251696434" calcext:value-type="float">
            <text:p>0,4873182517</text:p>
          </table:table-cell>
          <table:table-cell table:number-columns-repeated="1003"/>
        </table:table-row>
        <table:table-row table:style-name="ro1">
          <table:table-cell/>
          <table:table-cell table:style-name="ce21" office:value-type="string" calcext:value-type="string">
            <text:p>Change Structure</text:p>
          </table:table-cell>
          <table:table-cell table:number-columns-repeated="2"/>
          <table:table-cell table:style-name="ce25" office:value-type="string" calcext:value-type="string">
            <text:p>Solver:</text:p>
          </table:table-cell>
          <table:table-cell table:style-name="ce28" office:value-type="string" calcext:value-type="string">
            <text:p>Algorithm</text:p>
          </table:table-cell>
          <table:table-cell/>
          <table:table-cell table:style-name="ce25" office:value-type="string" calcext:value-type="string">
            <text:p>Auto Place:</text:p>
          </table:table-cell>
          <table:table-cell table:style-name="ce28" office:value-type="string" calcext:value-type="string">
            <text:p>Yes</text:p>
          </table:table-cell>
          <table:table-cell/>
          <table:table-cell table:style-name="ce25" office:value-type="string" calcext:value-type="string">
            <text:p>Node Params:</text:p>
          </table:table-cell>
          <table:table-cell table:style-name="ce28" office:value-type="string" calcext:value-type="string">
            <text:p>No</text:p>
          </table:table-cell>
          <table:table-cell table:number-columns-repeated="4"/>
          <table:table-cell table:style-name="ce22"/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Function</text:p>
          </table:table-cell>
          <table:table-cell office:value-type="string" calcext:value-type="string">
            <text:p>Inverse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25" office:value-type="string" calcext:value-type="string">
            <text:p>Goal:</text:p>
          </table:table-cell>
          <table:table-cell table:style-name="ce28" office:value-type="string" calcext:value-type="string">
            <text:p>Max</text:p>
          </table:table-cell>
          <table:table-cell table:number-columns-repeated="4"/>
          <table:table-cell table:style-name="ce25" office:value-type="string" calcext:value-type="string">
            <text:p>Node Values:</text:p>
          </table:table-cell>
          <table:table-cell table:style-name="ce28" office:value-type="string" calcext:value-type="string">
            <text:p>Yes</text:p>
          </table:table-cell>
          <table:table-cell table:number-columns-repeated="4"/>
          <table:table-cell table:style-name="ce22"/>
          <table:table-cell table:style-name="ce52" table:formula="of:=(Econ2_Util_Max+Econ2_Util_Min)*2" office:value-type="float" office:value="790" calcext:value-type="float">
            <text:p>790</text:p>
          </table:table-cell>
          <table:table-cell table:style-name="ce54" table:formula="of:=(1-EXP(-([.R4]-Econ2_Util_Min)/Econ2_Util_Param))/Econ2_Util_Norm" office:value-type="float" office:value="0.667271807556774" calcext:value-type="float">
            <text:p>0,6672718076</text:p>
          </table:table-cell>
          <table:table-cell table:style-name="ce39" table:formula="of:=Econ2_Util_Min+-Econ2_Util_Param*LN(1-[.S4]*Econ2_Util_Norm)" office:value-type="float" office:value="790.000000000001" calcext:value-type="float">
            <text:p>790</text:p>
          </table:table-cell>
          <table:table-cell/>
          <table:table-cell table:style-name="ce21" office:value-type="string" calcext:value-type="string">
            <text:p>Update Utility</text:p>
          </table:table-cell>
          <table:table-cell table:number-columns-repeated="1002"/>
        </table:table-row>
        <table:table-row table:style-name="ro1">
          <table:table-cell/>
          <table:table-cell table:style-name="ce21" office:value-type="string" calcext:value-type="string">
            <text:p>Change Node/Arc</text:p>
          </table:table-cell>
          <table:table-cell table:number-columns-repeated="8"/>
          <table:table-cell table:style-name="ce25" office:value-type="string" calcext:value-type="string">
            <text:p>Term. Values:</text:p>
          </table:table-cell>
          <table:table-cell table:style-name="ce28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3" office:value-type="string" calcext:value-type="string">
            <text:p>Arc Data</text:p>
          </table:table-cell>
          <table:table-cell table:number-columns-repeated="10"/>
          <table:table-cell table:style-name="ce23" office:value-type="string" calcext:value-type="string">
            <text:p>Node Data</text:p>
          </table:table-cell>
          <table:table-cell table:number-columns-repeated="1009"/>
        </table:table-row>
        <table:table-row table:style-name="ro1">
          <table:table-cell/>
          <table:table-cell table:style-name="ce21" office:value-type="string" calcext:value-type="string">
            <text:p>Solve</text:p>
          </table:table-cell>
          <table:table-cell table:style-name="ce22"/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From</text:p>
          </table:table-cell>
          <table:table-cell table:style-name="ce22" office:value-type="string" calcext:value-type="string">
            <text:p>To</text:p>
          </table:table-cell>
          <table:table-cell table:number-columns-repeated="2" table:style-name="ce22" office:value-type="string" calcext:value-type="string">
            <text:p>Arc</text:p>
          </table:table-cell>
          <table:table-cell table:style-name="ce22" office:value-type="string" calcext:value-type="string">
            <text:p>From</text:p>
          </table:table-cell>
          <table:table-cell table:style-name="ce22" office:value-type="string" calcext:value-type="string">
            <text:p>To</text:p>
          </table:table-cell>
          <table:table-cell table:number-columns-repeated="2" table:style-name="ce22" office:value-type="string" calcext:value-type="string">
            <text:p>Arc</text:p>
          </table:table-cell>
          <table:table-cell/>
          <table:table-cell table:number-columns-repeated="5" table:style-name="ce22" office:value-type="string" calcext:value-type="string">
            <text:p>Node</text:p>
          </table:table-cell>
          <table:table-cell table:style-name="ce22" office:value-type="string" calcext:value-type="string">
            <text:p>Optimum</text:p>
          </table:table-cell>
          <table:table-cell table:style-name="ce22" office:value-type="string" calcext:value-type="string">
            <text:p>Cert.</text:p>
          </table:table-cell>
          <table:table-cell table:number-columns-repeated="2" table:style-name="ce22" office:value-type="string" calcext:value-type="string">
            <text:p>Optimum</text:p>
          </table:table-cell>
          <table:table-cell table:number-columns-repeated="2" table:style-name="ce22" office:value-type="string" calcext:value-type="string">
            <text:p>Node</text:p>
          </table:table-cell>
          <table:table-cell/>
          <table:table-cell table:style-name="ce23" office:value-type="string" calcext:value-type="string">
            <text:p>Bayes (Econ2_B)</text:p>
          </table:table-cell>
          <table:table-cell/>
          <table:table-cell table:style-name="ce22" office:value-type="string" calcext:value-type="string">
            <text:p>World(S)</text:p>
          </table:table-cell>
          <table:table-cell table:number-columns-repeated="3"/>
          <table:table-cell table:style-name="ce35" office:value-type="string" calcext:value-type="string">
            <text:p>Marginal</text:p>
          </table:table-cell>
          <table:table-cell table:number-columns-repeated="2"/>
          <table:table-cell table:style-name="ce23" office:value-type="string" calcext:value-type="string">
            <text:p>Bayes (Econ2_B2)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22"/>
          <table:table-cell table:number-columns-repeated="3" table:style-name="ce22" office:value-type="string" calcext:value-type="string">
            <text:p>Index</text:p>
          </table:table-cell>
          <table:table-cell table:style-name="ce22" office:value-type="string" calcext:value-type="string">
            <text:p>Param.</text:p>
          </table:table-cell>
          <table:table-cell table:style-name="ce22" office:value-type="string" calcext:value-type="string">
            <text:p>Prob.</text:p>
          </table:table-cell>
          <table:table-cell table:number-columns-repeated="3" table:style-name="ce22" office:value-type="string" calcext:value-type="string">
            <text:p>Name</text:p>
          </table:table-cell>
          <table:table-cell table:style-name="ce22" office:value-type="string" calcext:value-type="string">
            <text:p>Utility</text:p>
          </table:table-cell>
          <table:table-cell/>
          <table:table-cell table:style-name="ce22" office:value-type="string" calcext:value-type="string">
            <text:p>Index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Value</text:p>
          </table:table-cell>
          <table:table-cell table:number-columns-repeated="2" table:style-name="ce22" office:value-type="string" calcext:value-type="string">
            <text:p>Utility</text:p>
          </table:table-cell>
          <table:table-cell table:style-name="ce22" office:value-type="string" calcext:value-type="string">
            <text:p>Equiv.</text:p>
          </table:table-cell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Decision</text:p>
          </table:table-cell>
          <table:table-cell table:style-name="ce22" office:value-type="string" calcext:value-type="string">
            <text:p>Level</text:p>
          </table:table-cell>
          <table:table-cell table:style-name="ce22" office:value-type="string" calcext:value-type="string">
            <text:p>Depth</text:p>
          </table:table-cell>
          <table:table-cell/>
          <table:table-cell table:style-name="ce36" office:value-type="string" calcext:value-type="string">
            <text:p>Likelihood</text:p>
          </table:table-cell>
          <table:table-cell table:style-name="ce38" office:value-type="string" calcext:value-type="string">
            <text:p>P(Test|S)</text:p>
          </table:table-cell>
          <table:table-cell table:style-name="ce22" office:value-type="string" calcext:value-type="string">
            <text:p>S_90</text:p>
          </table:table-cell>
          <table:table-cell table:style-name="ce22" office:value-type="string" calcext:value-type="string">
            <text:p>S_70</text:p>
          </table:table-cell>
          <table:table-cell table:style-name="ce22" office:value-type="string" calcext:value-type="string">
            <text:p>S_50</text:p>
          </table:table-cell>
          <table:table-cell table:style-name="ce22" office:value-type="string" calcext:value-type="string">
            <text:p>S_30</text:p>
          </table:table-cell>
          <table:table-cell table:style-name="ce38" office:value-type="string" calcext:value-type="string">
            <text:p>P(Test)</text:p>
          </table:table-cell>
          <table:table-cell table:number-columns-repeated="3"/>
          <table:table-cell table:style-name="ce37" office:value-type="string" calcext:value-type="string">
            <text:p>Likelihood</text:p>
          </table:table-cell>
          <table:table-cell table:style-name="ce22" office:value-type="string" calcext:value-type="string">
            <text:p>Exp(Test)</text:p>
          </table:table-cell>
          <table:table-cell/>
          <table:table-cell table:style-name="ce35" office:value-type="string" calcext:value-type="string">
            <text:p>Prior</text:p>
          </table:table-cell>
          <table:table-cell table:style-name="ce35" office:value-type="string" calcext:value-type="string">
            <text:p>Posterior</text:p>
          </table:table-cell>
          <table:table-cell table:number-columns-repeated="984"/>
        </table:table-row>
        <table:table-row table:style-name="ro1">
          <table:table-cell/>
          <table:table-cell table:style-name="ce21" office:value-type="string" calcext:value-type="string">
            <text:p>Graphic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9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ecide to Test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Econ2_Node_Type=&quot;T&quot;;(1-EXP(-([.Q9]-Econ2_Util_Min)/Econ2_Util_Param))/Econ2_Util_Norm;&quot;&quot;)">
            <text:p/>
          </table:table-cell>
          <table:table-cell table:style-name="ce31" table:formula="of:=IF(Econ2_Node_Type=&quot;T&quot;;Econ2_Node_Utility;SUMIF(Econ2_From;[.N9];Econ2_Total))" office:value-type="string" office:string-value="" calcext:value-type="error">
            <text:p>Ошибка:522</text:p>
          </table:table-cell>
          <table:table-cell table:style-name="ce53" table:formula="of:=Econ2_Util_Min+-Econ2_Util_Param*LN(1-[.S9]*Econ2_Util_Norm)" office:value-type="string" office:string-value="" calcext:value-type="error">
            <text:p>Ошибка:522</text:p>
          </table:table-cell>
          <table:table-cell table:style-name="ce34" office:value-type="float" office:value="1" calcext:value-type="float">
            <text:p>1</text:p>
          </table:table-cell>
          <table:table-cell table:style-name="ce29" table:formula="of:=IF(Econ2_Node_Type=&quot;D&quot;;LOOKUP([.U9];Econ2_Arcs;Econ2_Arc_Name);&quot;&quot;)" office:value-type="string" office:string-value="Do Test" calcext:value-type="string">
            <text:p>Do Test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Exp(Test)</text:p>
          </table:table-cell>
          <table:table-cell table:style-name="ce22" office:value-type="string" calcext:value-type="string">
            <text:p>F</text:p>
          </table:table-cell>
          <table:table-cell table:style-name="ce26" office:value-type="float" office:value="0.95" calcext:value-type="float">
            <text:p>0,95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3" calcext:value-type="float">
            <text:p>0,3</text:p>
          </table:table-cell>
          <table:table-cell table:style-name="ce26" office:value-type="float" office:value="0.05" calcext:value-type="float">
            <text:p>0,05</text:p>
          </table:table-cell>
          <table:table-cell table:style-name="ce39" table:formula="of:=SUMPRODUCT([.AB9:.AE9];[.$AB$11:.$AE$11])" office:value-type="float" office:value="0.6575" calcext:value-type="float">
            <text:p>0,6575</text:p>
          </table:table-cell>
          <table:table-cell table:number-columns-repeated="3"/>
          <table:table-cell table:style-name="ce38" office:value-type="string" calcext:value-type="string">
            <text:p>P(Test|S)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NF</text:p>
          </table:table-cell>
          <table:table-cell table:style-name="ce38" office:value-type="string" calcext:value-type="string">
            <text:p>P(S)</text:p>
          </table:table-cell>
          <table:table-cell table:style-name="ce38" office:value-type="string" calcext:value-type="string">
            <text:p>P(S|Test)</text:p>
          </table:table-cell>
          <table:table-cell table:style-name="ce28" table:formula="of:=[.AK9]" office:value-type="string" office:string-value="F" calcext:value-type="string">
            <text:p>F</text:p>
          </table:table-cell>
          <table:table-cell table:style-name="ce28" table:formula="of:=[.AL9]" office:value-type="string" office:string-value="NF" calcext:value-type="string">
            <text:p>NF</text:p>
          </table:table-cell>
          <table:table-cell table:number-columns-repeated="982"/>
        </table:table-row>
        <table:table-row table:style-name="ro1">
          <table:table-cell table:number-columns-repeated="3"/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10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o Test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Econ2_Node_Type=&quot;T&quot;;(1-EXP(-([.Q10]-Econ2_Util_Min)/Econ2_Util_Param))/Econ2_Util_Norm;&quot;&quot;)">
            <text:p/>
          </table:table-cell>
          <table:table-cell table:style-name="ce31" table:formula="of:=IF(Econ2_Node_Type=&quot;T&quot;;Econ2_Node_Utility;SUMIF(Econ2_From;[.N10];Econ2_Total))" office:value-type="string" office:string-value="" calcext:value-type="error">
            <text:p>Ошибка:522</text:p>
          </table:table-cell>
          <table:table-cell table:style-name="ce53" table:formula="of:=Econ2_Util_Min+-Econ2_Util_Param*LN(1-[.S10]*Econ2_Util_Norm)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Econ2_Node_Type=&quot;D&quot;;LOOKUP([.U10];Econ2_Arcs;Econ2_Arc_Name);&quot;&quot;)">
            <text:p/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25"/>
          <table:table-cell table:style-name="ce22" office:value-type="string" calcext:value-type="string">
            <text:p>NF</text:p>
          </table:table-cell>
          <table:table-cell table:style-name="ce31" table:formula="of:=1-SUM([.AB9:.AB9])" office:value-type="float" office:value="0.05" calcext:value-type="float">
            <text:p>0,05</text:p>
          </table:table-cell>
          <table:table-cell table:style-name="ce31" table:formula="of:=1-SUM([.AC9:.AC9])" office:value-type="float" office:value="0.15" calcext:value-type="float">
            <text:p>0,15</text:p>
          </table:table-cell>
          <table:table-cell table:style-name="ce31" table:formula="of:=1-SUM([.AD9:.AD9])" office:value-type="float" office:value="0.7" calcext:value-type="float">
            <text:p>0,7</text:p>
          </table:table-cell>
          <table:table-cell table:style-name="ce31" table:formula="of:=1-SUM([.AE9:.AE9])" office:value-type="float" office:value="0.95" calcext:value-type="float">
            <text:p>0,95</text:p>
          </table:table-cell>
          <table:table-cell table:style-name="ce39" table:formula="of:=SUMPRODUCT([.AB10:.AE10];[.$AB$11:.$AE$11])" office:value-type="float" office:value="0.3425" calcext:value-type="float">
            <text:p>0,3425</text:p>
          </table:table-cell>
          <table:table-cell table:number-columns-repeated="2"/>
          <table:table-cell table:style-name="ce25" office:value-type="string" calcext:value-type="string">
            <text:p>World(S)</text:p>
          </table:table-cell>
          <table:table-cell table:style-name="ce22" office:value-type="string" calcext:value-type="string">
            <text:p>S_90</text:p>
          </table:table-cell>
          <table:table-cell table:style-name="ce26" office:value-type="float" office:value="0.95" calcext:value-type="float">
            <text:p>0,95</text:p>
          </table:table-cell>
          <table:table-cell table:style-name="ce31" table:formula="of:=1-SUM([.AK10:.AK10])" office:value-type="float" office:value="0.05" calcext:value-type="float">
            <text:p>0,05</text:p>
          </table:table-cell>
          <table:table-cell table:style-name="ce26" office:value-type="float" office:value="0.25" calcext:value-type="float">
            <text:p>0,25</text:p>
          </table:table-cell>
          <table:table-cell table:style-name="ce28" table:formula="of:=[.AJ10]" office:value-type="string" office:string-value="S_90" calcext:value-type="string">
            <text:p>S_90</text:p>
          </table:table-cell>
          <table:table-cell table:style-name="ce31" table:formula="of:=[.AK10]*[.$AM10]/[.AK$14]" office:value-type="float" office:value="0.361216730038023" calcext:value-type="float">
            <text:p>0,36121673</text:p>
          </table:table-cell>
          <table:table-cell table:style-name="ce31" table:formula="of:=[.AL10]*[.$AM10]/[.AL$14]" office:value-type="float" office:value="0.0364963503649635" calcext:value-type="float">
            <text:p>0,0364963504</text:p>
          </table:table-cell>
          <table:table-cell table:number-columns-repeated="982"/>
        </table:table-row>
        <table:table-row table:style-name="ro1">
          <table:table-cell/>
          <table:table-cell table:style-name="ce21" office:value-type="string" calcext:value-type="string">
            <text:p>Sort Network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INDEX(Econ2_B_Marginal;[.G11])" office:value-type="float" office:value="0.6575" calcext:value-type="float">
            <text:p>0,6575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11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No Test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Econ2_Node_Type=&quot;T&quot;;(1-EXP(-([.Q11]-Econ2_Util_Min)/Econ2_Util_Param))/Econ2_Util_Norm;&quot;&quot;)">
            <text:p/>
          </table:table-cell>
          <table:table-cell table:style-name="ce31" table:formula="of:=IF(Econ2_Node_Type=&quot;T&quot;;Econ2_Node_Utility;SUMIF(Econ2_From;[.N11];Econ2_Total))" office:value-type="string" office:string-value="" calcext:value-type="error">
            <text:p>Ошибка:522</text:p>
          </table:table-cell>
          <table:table-cell table:style-name="ce53" table:formula="of:=Econ2_Util_Min+-Econ2_Util_Param*LN(1-[.S11]*Econ2_Util_Norm)" office:value-type="string" office:string-value="" calcext:value-type="error">
            <text:p>Ошибка:522</text:p>
          </table:table-cell>
          <table:table-cell table:style-name="ce34" office:value-type="float" office:value="6" calcext:value-type="float">
            <text:p>6</text:p>
          </table:table-cell>
          <table:table-cell table:style-name="ce29" table:formula="of:=IF(Econ2_Node_Type=&quot;D&quot;;LOOKUP([.U11];Econ2_Arcs;Econ2_Arc_Name);&quot;&quot;)" office:value-type="string" office:string-value="Do Test" calcext:value-type="string">
            <text:p>Do Test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Prior</text:p>
          </table:table-cell>
          <table:table-cell table:style-name="ce38" office:value-type="string" calcext:value-type="string">
            <text:p>P(S)</text:p>
          </table:table-cell>
          <table:table-cell table:style-name="ce26" office:value-type="float" office:value="0.25" calcext:value-type="float">
            <text:p>0,25</text:p>
          </table:table-cell>
          <table:table-cell table:style-name="ce26" office:value-type="float" office:value="0.4" calcext:value-type="float">
            <text:p>0,4</text:p>
          </table:table-cell>
          <table:table-cell table:style-name="ce26" office:value-type="float" office:value="0.25" calcext:value-type="float">
            <text:p>0,25</text:p>
          </table:table-cell>
          <table:table-cell table:style-name="ce40" table:formula="of:=1-SUM([.AB11:.AD11])" office:value-type="float" office:value="0.1" calcext:value-type="float">
            <text:p>0,1</text:p>
          </table:table-cell>
          <table:table-cell table:number-columns-repeated="3"/>
          <table:table-cell table:style-name="ce25"/>
          <table:table-cell table:style-name="ce22" office:value-type="string" calcext:value-type="string">
            <text:p>S_70</text:p>
          </table:table-cell>
          <table:table-cell table:style-name="ce26" office:value-type="float" office:value="0.85" calcext:value-type="float">
            <text:p>0,85</text:p>
          </table:table-cell>
          <table:table-cell table:style-name="ce31" table:formula="of:=1-SUM([.AK11:.AK11])" office:value-type="float" office:value="0.15" calcext:value-type="float">
            <text:p>0,15</text:p>
          </table:table-cell>
          <table:table-cell table:style-name="ce26" office:value-type="float" office:value="0.4" calcext:value-type="float">
            <text:p>0,4</text:p>
          </table:table-cell>
          <table:table-cell table:style-name="ce28" table:formula="of:=[.AJ11]" office:value-type="string" office:string-value="S_70" calcext:value-type="string">
            <text:p>S_70</text:p>
          </table:table-cell>
          <table:table-cell table:style-name="ce31" table:formula="of:=[.AK11]*[.$AM11]/[.AK$14]" office:value-type="float" office:value="0.517110266159696" calcext:value-type="float">
            <text:p>0,5171102662</text:p>
          </table:table-cell>
          <table:table-cell table:style-name="ce31" table:formula="of:=[.AL11]*[.$AM11]/[.AL$14]" office:value-type="float" office:value="0.175182481751825" calcext:value-type="float">
            <text:p>0,1751824818</text:p>
          </table:table-cell>
          <table:table-cell table:number-columns-repeated="982"/>
        </table:table-row>
        <table:table-row table:style-name="ro1">
          <table:table-cell table:number-columns-repeated="3"/>
          <table:table-cell table:style-name="ce24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INDEX(Econ2_B_Marginal;[.G12])" office:value-type="float" office:value="0.3425" calcext:value-type="float">
            <text:p>0,3425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12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NT Current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Econ2_Node_Type=&quot;T&quot;;(1-EXP(-([.Q12]-Econ2_Util_Min)/Econ2_Util_Param))/Econ2_Util_Norm;&quot;&quot;)" office:value-type="float" office:value="0.553437294293994" calcext:value-type="float">
            <text:p>0,5534372943</text:p>
          </table:table-cell>
          <table:table-cell table:style-name="ce31" table:formula="of:=IF(Econ2_Node_Type=&quot;T&quot;;Econ2_Node_Utility;SUMIF(Econ2_From;[.N12];Econ2_Total))" office:value-type="float" office:value="0.553437294293994" calcext:value-type="float">
            <text:p>0,5534372943</text:p>
          </table:table-cell>
          <table:table-cell table:style-name="ce53" table:formula="of:=Econ2_Util_Min+-Econ2_Util_Param*LN(1-[.S12]*Econ2_Util_Norm)" office:value-type="float" office:value="0" calcext:value-type="float">
            <text:p>0</text:p>
          </table:table-cell>
          <table:table-cell table:style-name="ce34"/>
          <table:table-cell table:style-name="ce29" table:formula="of:=IF(Econ2_Node_Type=&quot;D&quot;;LOOKUP([.U12];Econ2_Arcs;Econ2_Arc_Name);&quot;&quot;)">
            <text:p/>
          </table:table-cell>
          <table:table-cell table:number-columns-repeated="2" table:style-name="ce34" office:value-type="float" office:value="2" calcext:value-type="float">
            <text:p>2</text:p>
          </table:table-cell>
          <table:table-cell/>
          <table:table-cell table:style-name="ce36" office:value-type="string" calcext:value-type="string">
            <text:p>Posterior</text:p>
          </table:table-cell>
          <table:table-cell table:style-name="ce38" office:value-type="string" calcext:value-type="string">
            <text:p>P(S|Test)</text:p>
          </table:table-cell>
          <table:table-cell table:style-name="ce28" table:formula="of:=[.AB8]" office:value-type="string" office:string-value="S_90" calcext:value-type="string">
            <text:p>S_90</text:p>
          </table:table-cell>
          <table:table-cell table:style-name="ce28" table:formula="of:=[.AC8]" office:value-type="string" office:string-value="S_70" calcext:value-type="string">
            <text:p>S_70</text:p>
          </table:table-cell>
          <table:table-cell table:style-name="ce28" table:formula="of:=[.AD8]" office:value-type="string" office:string-value="S_50" calcext:value-type="string">
            <text:p>S_50</text:p>
          </table:table-cell>
          <table:table-cell table:style-name="ce28" table:formula="of:=[.AE8]" office:value-type="string" office:string-value="S_30" calcext:value-type="string">
            <text:p>S_30</text:p>
          </table:table-cell>
          <table:table-cell table:number-columns-repeated="3"/>
          <table:table-cell table:style-name="ce25"/>
          <table:table-cell table:style-name="ce22" office:value-type="string" calcext:value-type="string">
            <text:p>S_50</text:p>
          </table:table-cell>
          <table:table-cell table:style-name="ce26" office:value-type="float" office:value="0.3" calcext:value-type="float">
            <text:p>0,3</text:p>
          </table:table-cell>
          <table:table-cell table:style-name="ce31" table:formula="of:=1-SUM([.AK12:.AK12])" office:value-type="float" office:value="0.7" calcext:value-type="float">
            <text:p>0,7</text:p>
          </table:table-cell>
          <table:table-cell table:style-name="ce26" office:value-type="float" office:value="0.25" calcext:value-type="float">
            <text:p>0,25</text:p>
          </table:table-cell>
          <table:table-cell table:style-name="ce28" table:formula="of:=[.AJ12]" office:value-type="string" office:string-value="S_50" calcext:value-type="string">
            <text:p>S_50</text:p>
          </table:table-cell>
          <table:table-cell table:style-name="ce31" table:formula="of:=[.AK12]*[.$AM12]/[.AK$14]" office:value-type="float" office:value="0.114068441064639" calcext:value-type="float">
            <text:p>0,1140684411</text:p>
          </table:table-cell>
          <table:table-cell table:style-name="ce31" table:formula="of:=[.AL12]*[.$AM12]/[.AL$14]" office:value-type="float" office:value="0.510948905109489" calcext:value-type="float">
            <text:p>0,5109489051</text:p>
          </table:table-cell>
          <table:table-cell table:number-columns-repeated="982"/>
        </table:table-row>
        <table:table-row table:style-name="ro1">
          <table:table-cell table:number-columns-repeated="3"/>
          <table:table-cell table:style-name="ce24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13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NT New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Econ2_Node_Type=&quot;T&quot;;(1-EXP(-([.Q13]-Econ2_Util_Min)/Econ2_Util_Param))/Econ2_Util_Norm;&quot;&quot;)">
            <text:p/>
          </table:table-cell>
          <table:table-cell table:style-name="ce31" table:formula="of:=IF(Econ2_Node_Type=&quot;T&quot;;Econ2_Node_Utility;SUMIF(Econ2_From;[.N13];Econ2_Total))" office:value-type="string" office:string-value="" calcext:value-type="error">
            <text:p>Ошибка:522</text:p>
          </table:table-cell>
          <table:table-cell table:style-name="ce53" table:formula="of:=Econ2_Util_Min+-Econ2_Util_Param*LN(1-[.S13]*Econ2_Util_Norm)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Econ2_Node_Type=&quot;D&quot;;LOOKUP([.U13];Econ2_Arcs;Econ2_Arc_Name);&quot;&quot;)">
            <text:p/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28" table:formula="of:=[.AA9]" office:value-type="string" office:string-value="F" calcext:value-type="string">
            <text:p>F</text:p>
          </table:table-cell>
          <table:table-cell table:style-name="ce31" table:formula="of:=[.AB9]*[.AB$11]/[.$AF9]" office:value-type="float" office:value="0.361216730038023" calcext:value-type="float">
            <text:p>0,36121673</text:p>
          </table:table-cell>
          <table:table-cell table:style-name="ce31" table:formula="of:=[.AC9]*[.AC$11]/[.$AF9]" office:value-type="float" office:value="0.517110266159696" calcext:value-type="float">
            <text:p>0,5171102662</text:p>
          </table:table-cell>
          <table:table-cell table:style-name="ce31" table:formula="of:=[.AD9]*[.AD$11]/[.$AF9]" office:value-type="float" office:value="0.114068441064639" calcext:value-type="float">
            <text:p>0,1140684411</text:p>
          </table:table-cell>
          <table:table-cell table:style-name="ce31" table:formula="of:=[.AE9]*[.AE$11]/[.$AF9]" office:value-type="float" office:value="0.00760456273764259" calcext:value-type="float">
            <text:p>0,0076045627</text:p>
          </table:table-cell>
          <table:table-cell table:number-columns-repeated="3"/>
          <table:table-cell table:style-name="ce25"/>
          <table:table-cell table:style-name="ce22" office:value-type="string" calcext:value-type="string">
            <text:p>S_30</text:p>
          </table:table-cell>
          <table:table-cell table:style-name="ce26" office:value-type="float" office:value="0.05" calcext:value-type="float">
            <text:p>0,05</text:p>
          </table:table-cell>
          <table:table-cell table:style-name="ce31" table:formula="of:=1-SUM([.AK13:.AK13])" office:value-type="float" office:value="0.95" calcext:value-type="float">
            <text:p>0,95</text:p>
          </table:table-cell>
          <table:table-cell table:style-name="ce40" table:formula="of:=1-SUM([.AM10:.AM12])" office:value-type="float" office:value="0.1" calcext:value-type="float">
            <text:p>0,1</text:p>
          </table:table-cell>
          <table:table-cell table:style-name="ce28" table:formula="of:=[.AJ13]" office:value-type="string" office:string-value="S_30" calcext:value-type="string">
            <text:p>S_30</text:p>
          </table:table-cell>
          <table:table-cell table:style-name="ce31" table:formula="of:=[.AK13]*[.$AM13]/[.AK$14]" office:value-type="float" office:value="0.00760456273764259" calcext:value-type="float">
            <text:p>0,0076045627</text:p>
          </table:table-cell>
          <table:table-cell table:style-name="ce31" table:formula="of:=[.AL13]*[.$AM13]/[.AL$14]" office:value-type="float" office:value="0.277372262773723" calcext:value-type="float">
            <text:p>0,2773722628</text:p>
          </table:table-cell>
          <table:table-cell table:number-columns-repeated="982"/>
        </table:table-row>
        <table:table-row table:style-name="ro1">
          <table:table-cell table:number-columns-repeated="3"/>
          <table:table-cell table:style-name="ce24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14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Test Fav.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Econ2_Node_Type=&quot;T&quot;;(1-EXP(-([.Q14]-Econ2_Util_Min)/Econ2_Util_Param))/Econ2_Util_Norm;&quot;&quot;)">
            <text:p/>
          </table:table-cell>
          <table:table-cell table:style-name="ce31" table:formula="of:=IF(Econ2_Node_Type=&quot;T&quot;;Econ2_Node_Utility;SUMIF(Econ2_From;[.N14];Econ2_Total))" office:value-type="string" office:string-value="" calcext:value-type="error">
            <text:p>Ошибка:522</text:p>
          </table:table-cell>
          <table:table-cell table:style-name="ce53" table:formula="of:=Econ2_Util_Min+-Econ2_Util_Param*LN(1-[.S14]*Econ2_Util_Norm)" office:value-type="string" office:string-value="" calcext:value-type="error">
            <text:p>Ошибка:522</text:p>
          </table:table-cell>
          <table:table-cell table:style-name="ce34" office:value-type="float" office:value="12" calcext:value-type="float">
            <text:p>12</text:p>
          </table:table-cell>
          <table:table-cell table:style-name="ce29" table:formula="of:=IF(Econ2_Node_Type=&quot;D&quot;;LOOKUP([.U14];Econ2_Arcs;Econ2_Arc_Name);&quot;&quot;)" office:value-type="string" office:string-value="Do Test" calcext:value-type="string">
            <text:p>Do Test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28" table:formula="of:=[.AA10]" office:value-type="string" office:string-value="NF" calcext:value-type="string">
            <text:p>NF</text:p>
          </table:table-cell>
          <table:table-cell table:style-name="ce31" table:formula="of:=[.AB10]*[.AB$11]/[.$AF10]" office:value-type="float" office:value="0.0364963503649635" calcext:value-type="float">
            <text:p>0,0364963504</text:p>
          </table:table-cell>
          <table:table-cell table:style-name="ce31" table:formula="of:=[.AC10]*[.AC$11]/[.$AF10]" office:value-type="float" office:value="0.175182481751825" calcext:value-type="float">
            <text:p>0,1751824818</text:p>
          </table:table-cell>
          <table:table-cell table:style-name="ce31" table:formula="of:=[.AD10]*[.AD$11]/[.$AF10]" office:value-type="float" office:value="0.510948905109489" calcext:value-type="float">
            <text:p>0,5109489051</text:p>
          </table:table-cell>
          <table:table-cell table:style-name="ce31" table:formula="of:=[.AE10]*[.AE$11]/[.$AF10]" office:value-type="float" office:value="0.277372262773723" calcext:value-type="float">
            <text:p>0,2773722628</text:p>
          </table:table-cell>
          <table:table-cell table:number-columns-repeated="3"/>
          <table:table-cell table:style-name="ce36" office:value-type="string" calcext:value-type="string">
            <text:p>Marginal</text:p>
          </table:table-cell>
          <table:table-cell table:style-name="ce38" office:value-type="string" calcext:value-type="string">
            <text:p>P(Test)</text:p>
          </table:table-cell>
          <table:table-cell table:style-name="ce39" table:formula="of:=SUMPRODUCT([.AK10:.AK13];[.$AM$10:.$AM$13])" office:value-type="float" office:value="0.6575" calcext:value-type="float">
            <text:p>0,6575</text:p>
          </table:table-cell>
          <table:table-cell table:style-name="ce39" table:formula="of:=SUMPRODUCT([.AL10:.AL13];[.$AM$10:.$AM$13])" office:value-type="float" office:value="0.3425" calcext:value-type="float">
            <text:p>0,3425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4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INDEX(Econ2_B_Prior;1;[.G15])" office:value-type="float" office:value="0.25" calcext:value-type="float">
            <text:p>0,25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15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Test Not Fav.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Econ2_Node_Type=&quot;T&quot;;(1-EXP(-([.Q15]-Econ2_Util_Min)/Econ2_Util_Param))/Econ2_Util_Norm;&quot;&quot;)">
            <text:p/>
          </table:table-cell>
          <table:table-cell table:style-name="ce31" table:formula="of:=IF(Econ2_Node_Type=&quot;T&quot;;Econ2_Node_Utility;SUMIF(Econ2_From;[.N15];Econ2_Total))" office:value-type="string" office:string-value="" calcext:value-type="error">
            <text:p>Ошибка:522</text:p>
          </table:table-cell>
          <table:table-cell table:style-name="ce53" table:formula="of:=Econ2_Util_Min+-Econ2_Util_Param*LN(1-[.S15]*Econ2_Util_Norm)" office:value-type="string" office:string-value="" calcext:value-type="error">
            <text:p>Ошибка:522</text:p>
          </table:table-cell>
          <table:table-cell table:style-name="ce34" office:value-type="float" office:value="13" calcext:value-type="float">
            <text:p>13</text:p>
          </table:table-cell>
          <table:table-cell table:style-name="ce29" table:formula="of:=IF(Econ2_Node_Type=&quot;D&quot;;LOOKUP([.U15];Econ2_Arcs;Econ2_Arc_Name);&quot;&quot;)" office:value-type="string" office:string-value="Do Test" calcext:value-type="string">
            <text:p>Do Test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4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INDEX(Econ2_B_Prior;1;[.G16])" office:value-type="float" office:value="0.4" calcext:value-type="float">
            <text:p>0,4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16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T Fav. Curr.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Econ2_Node_Type=&quot;T&quot;;(1-EXP(-([.Q16]-Econ2_Util_Min)/Econ2_Util_Param))/Econ2_Util_Norm;&quot;&quot;)" office:value-type="float" office:value="0.553437294293994" calcext:value-type="float">
            <text:p>0,5534372943</text:p>
          </table:table-cell>
          <table:table-cell table:style-name="ce31" table:formula="of:=IF(Econ2_Node_Type=&quot;T&quot;;Econ2_Node_Utility;SUMIF(Econ2_From;[.N16];Econ2_Total))" office:value-type="float" office:value="0.553437294293994" calcext:value-type="float">
            <text:p>0,5534372943</text:p>
          </table:table-cell>
          <table:table-cell table:style-name="ce53" table:formula="of:=Econ2_Util_Min+-Econ2_Util_Param*LN(1-[.S16]*Econ2_Util_Norm)" office:value-type="float" office:value="0" calcext:value-type="float">
            <text:p>0</text:p>
          </table:table-cell>
          <table:table-cell table:style-name="ce34"/>
          <table:table-cell table:style-name="ce29" table:formula="of:=IF(Econ2_Node_Type=&quot;D&quot;;LOOKUP([.U16];Econ2_Arcs;Econ2_Arc_Name);&quot;&quot;)">
            <text:p/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4" office:value-type="float" office:value="9" calcext:value-type="float">
            <text:p>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INDEX(Econ2_B_Prior;1;[.G17])" office:value-type="float" office:value="0.25" calcext:value-type="float">
            <text:p>0,25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17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T Fav. New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Econ2_Node_Type=&quot;T&quot;;(1-EXP(-([.Q17]-Econ2_Util_Min)/Econ2_Util_Param))/Econ2_Util_Norm;&quot;&quot;)">
            <text:p/>
          </table:table-cell>
          <table:table-cell table:style-name="ce31" table:formula="of:=IF(Econ2_Node_Type=&quot;T&quot;;Econ2_Node_Utility;SUMIF(Econ2_From;[.N17];Econ2_Total))" office:value-type="string" office:string-value="" calcext:value-type="error">
            <text:p>Ошибка:522</text:p>
          </table:table-cell>
          <table:table-cell table:style-name="ce53" table:formula="of:=Econ2_Util_Min+-Econ2_Util_Param*LN(1-[.S17]*Econ2_Util_Norm)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Econ2_Node_Type=&quot;D&quot;;LOOKUP([.U17];Econ2_Arcs;Econ2_Arc_Name);&quot;&quot;)">
            <text:p/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4" office:value-type="float" office:value="10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formula="of:=INDEX(Econ2_B_Prior;1;[.G18])" office:value-type="float" office:value="0.1" calcext:value-type="float">
            <text:p>0,1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18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 Not Fav. Curr.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Econ2_Node_Type=&quot;T&quot;;(1-EXP(-([.Q18]-Econ2_Util_Min)/Econ2_Util_Param))/Econ2_Util_Norm;&quot;&quot;)" office:value-type="float" office:value="0.553437294293994" calcext:value-type="float">
            <text:p>0,5534372943</text:p>
          </table:table-cell>
          <table:table-cell table:style-name="ce31" table:formula="of:=IF(Econ2_Node_Type=&quot;T&quot;;Econ2_Node_Utility;SUMIF(Econ2_From;[.N18];Econ2_Total))" office:value-type="float" office:value="0.553437294293994" calcext:value-type="float">
            <text:p>0,5534372943</text:p>
          </table:table-cell>
          <table:table-cell table:style-name="ce53" table:formula="of:=Econ2_Util_Min+-Econ2_Util_Param*LN(1-[.S18]*Econ2_Util_Norm)" office:value-type="float" office:value="0" calcext:value-type="float">
            <text:p>0</text:p>
          </table:table-cell>
          <table:table-cell table:style-name="ce34"/>
          <table:table-cell table:style-name="ce29" table:formula="of:=IF(Econ2_Node_Type=&quot;D&quot;;LOOKUP([.U18];Econ2_Arcs;Econ2_Arc_Name);&quot;&quot;)">
            <text:p/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4" office:value-type="float" office:value="11" calcext:value-type="float">
            <text:p>1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19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T Not Fav. New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Econ2_Node_Type=&quot;T&quot;;(1-EXP(-([.Q19]-Econ2_Util_Min)/Econ2_Util_Param))/Econ2_Util_Norm;&quot;&quot;)">
            <text:p/>
          </table:table-cell>
          <table:table-cell table:style-name="ce31" table:formula="of:=IF(Econ2_Node_Type=&quot;T&quot;;Econ2_Node_Utility;SUMIF(Econ2_From;[.N19];Econ2_Total))" office:value-type="string" office:string-value="" calcext:value-type="error">
            <text:p>Ошибка:522</text:p>
          </table:table-cell>
          <table:table-cell table:style-name="ce53" table:formula="of:=Econ2_Util_Min+-Econ2_Util_Param*LN(1-[.S19]*Econ2_Util_Norm)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Econ2_Node_Type=&quot;D&quot;;LOOKUP([.U19];Econ2_Arcs;Econ2_Arc_Name);&quot;&quot;)">
            <text:p/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4" office:value-type="float" office:value="12" calcext:value-type="float">
            <text:p>1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20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Z1_90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3538" calcext:value-type="float">
            <text:p>3538</text:p>
          </table:table-cell>
          <table:table-cell table:style-name="ce53" table:formula="of:=IF(Econ2_Node_Type=&quot;T&quot;;(1-EXP(-([.Q20]-Econ2_Util_Min)/Econ2_Util_Param))/Econ2_Util_Norm;&quot;&quot;)" office:value-type="float" office:value="1" calcext:value-type="float">
            <text:p>1</text:p>
          </table:table-cell>
          <table:table-cell table:style-name="ce31" table:formula="of:=IF(Econ2_Node_Type=&quot;T&quot;;Econ2_Node_Utility;SUMIF(Econ2_From;[.N20];Econ2_Total))" office:value-type="float" office:value="1" calcext:value-type="float">
            <text:p>1</text:p>
          </table:table-cell>
          <table:table-cell table:style-name="ce53" table:formula="of:=Econ2_Util_Min+-Econ2_Util_Param*LN(1-[.S20]*Econ2_Util_Norm)" office:value-type="float" office:value="3538" calcext:value-type="float">
            <text:p>3538</text:p>
          </table:table-cell>
          <table:table-cell table:style-name="ce34"/>
          <table:table-cell table:style-name="ce29" table:formula="of:=IF(Econ2_Node_Type=&quot;D&quot;;LOOKUP([.U20];Econ2_Arcs;Econ2_Arc_Name);&quot;&quot;)">
            <text:p/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4" office:value-type="float" office:value="13" calcext:value-type="float">
            <text:p>1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21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Z2_70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1614" calcext:value-type="float">
            <text:p>1614</text:p>
          </table:table-cell>
          <table:table-cell table:style-name="ce53" table:formula="of:=IF(Econ2_Node_Type=&quot;T&quot;;(1-EXP(-([.Q21]-Econ2_Util_Min)/Econ2_Util_Param))/Econ2_Util_Norm;&quot;&quot;)" office:value-type="float" office:value="0.776802652948903" calcext:value-type="float">
            <text:p>0,7768026529</text:p>
          </table:table-cell>
          <table:table-cell table:style-name="ce31" table:formula="of:=IF(Econ2_Node_Type=&quot;T&quot;;Econ2_Node_Utility;SUMIF(Econ2_From;[.N21];Econ2_Total))" office:value-type="float" office:value="0.776802652948903" calcext:value-type="float">
            <text:p>0,7768026529</text:p>
          </table:table-cell>
          <table:table-cell table:style-name="ce53" table:formula="of:=Econ2_Util_Min+-Econ2_Util_Param*LN(1-[.S21]*Econ2_Util_Norm)" office:value-type="float" office:value="1614" calcext:value-type="float">
            <text:p>1614</text:p>
          </table:table-cell>
          <table:table-cell table:style-name="ce34"/>
          <table:table-cell table:style-name="ce29" table:formula="of:=IF(Econ2_Node_Type=&quot;D&quot;;LOOKUP([.U21];Econ2_Arcs;Econ2_Arc_Name);&quot;&quot;)">
            <text:p/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4" office:value-type="float" office:value="14" calcext:value-type="float">
            <text:p>1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22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Z3_50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-520" calcext:value-type="float">
            <text:p>-520</text:p>
          </table:table-cell>
          <table:table-cell table:style-name="ce53" table:formula="of:=IF(Econ2_Node_Type=&quot;T&quot;;(1-EXP(-([.Q22]-Econ2_Util_Min)/Econ2_Util_Param))/Econ2_Util_Norm;&quot;&quot;)" office:value-type="float" office:value="0.473447883742975" calcext:value-type="float">
            <text:p>0,4734478837</text:p>
          </table:table-cell>
          <table:table-cell table:style-name="ce31" table:formula="of:=IF(Econ2_Node_Type=&quot;T&quot;;Econ2_Node_Utility;SUMIF(Econ2_From;[.N22];Econ2_Total))" office:value-type="float" office:value="0.473447883742975" calcext:value-type="float">
            <text:p>0,4734478837</text:p>
          </table:table-cell>
          <table:table-cell table:style-name="ce53" table:formula="of:=Econ2_Util_Min+-Econ2_Util_Param*LN(1-[.S22]*Econ2_Util_Norm)" office:value-type="float" office:value="-520" calcext:value-type="float">
            <text:p>-520</text:p>
          </table:table-cell>
          <table:table-cell table:style-name="ce34"/>
          <table:table-cell table:style-name="ce29" table:formula="of:=IF(Econ2_Node_Type=&quot;D&quot;;LOOKUP([.U22];Econ2_Arcs;Econ2_Arc_Name);&quot;&quot;)">
            <text:p/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4" office:value-type="float" office:value="15" calcext:value-type="float">
            <text:p>15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INDEX(Econ2_B_Posterior;1;[.G23])" office:value-type="float" office:value="0.361216730038023" calcext:value-type="float">
            <text:p>0,36121673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23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Z4_30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-3143" calcext:value-type="float">
            <text:p>-3143</text:p>
          </table:table-cell>
          <table:table-cell table:style-name="ce53" table:formula="of:=IF(Econ2_Node_Type=&quot;T&quot;;(1-EXP(-([.Q23]-Econ2_Util_Min)/Econ2_Util_Param))/Econ2_Util_Norm;&quot;&quot;)" office:value-type="float" office:value="0" calcext:value-type="float">
            <text:p>0</text:p>
          </table:table-cell>
          <table:table-cell table:style-name="ce31" table:formula="of:=IF(Econ2_Node_Type=&quot;T&quot;;Econ2_Node_Utility;SUMIF(Econ2_From;[.N23];Econ2_Total))" office:value-type="float" office:value="0" calcext:value-type="float">
            <text:p>0</text:p>
          </table:table-cell>
          <table:table-cell table:style-name="ce53" table:formula="of:=Econ2_Util_Min+-Econ2_Util_Param*LN(1-[.S23]*Econ2_Util_Norm)" office:value-type="float" office:value="-3143" calcext:value-type="float">
            <text:p>-3143</text:p>
          </table:table-cell>
          <table:table-cell table:style-name="ce34"/>
          <table:table-cell table:style-name="ce29" table:formula="of:=IF(Econ2_Node_Type=&quot;D&quot;;LOOKUP([.U23];Econ2_Arcs;Econ2_Arc_Name);&quot;&quot;)">
            <text:p/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4" office:value-type="float" office:value="16" calcext:value-type="float">
            <text:p>1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INDEX(Econ2_B_Posterior;1;[.G24])" office:value-type="float" office:value="0.517110266159696" calcext:value-type="float">
            <text:p>0,5171102662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24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4" office:value-type="float" office:value="17" calcext:value-type="float">
            <text:p>1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INDEX(Econ2_B_Posterior;1;[.G25])" office:value-type="float" office:value="0.114068441064639" calcext:value-type="float">
            <text:p>0,1140684411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25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4" office:value-type="float" office:value="18" calcext:value-type="float">
            <text:p>1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formula="of:=INDEX(Econ2_B_Posterior;1;[.G26])" office:value-type="float" office:value="0.00760456273764259" calcext:value-type="float">
            <text:p>0,0076045627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26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4" office:value-type="float" office:value="19" calcext:value-type="float">
            <text:p>19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INDEX(Econ2_B_Posterior;2;[.G27])" office:value-type="float" office:value="0.0364963503649635" calcext:value-type="float">
            <text:p>0,0364963504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27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4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INDEX(Econ2_B_Posterior;2;[.G28])" office:value-type="float" office:value="0.175182481751825" calcext:value-type="float">
            <text:p>0,1751824818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28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4" office:value-type="float" office:value="21" calcext:value-type="float">
            <text:p>21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INDEX(Econ2_B_Posterior;2;[.G29])" office:value-type="float" office:value="0.510948905109489" calcext:value-type="float">
            <text:p>0,5109489051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29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4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formula="of:=INDEX(Econ2_B_Posterior;2;[.G30])" office:value-type="float" office:value="0.277372262773723" calcext:value-type="float">
            <text:p>0,2773722628</text:p>
          </table:table-cell>
          <table:table-cell table:style-name="ce29" table:formula="of:=LOOKUP(Econ2_From;Econ2_Nodes;Econ2_Node_Name)" office:value-type="string" office:string-value="Decide to Test" calcext:value-type="string">
            <text:p>Decide to Test</text:p>
          </table:table-cell>
          <table:table-cell table:style-name="ce29" table:formula="of:=LOOKUP(Econ2_To;Econ2_Nodes;Econ2_Node_Name)" office:value-type="string" office:string-value="Do Test" calcext:value-type="string">
            <text:p>Do Test</text:p>
          </table:table-cell>
          <table:table-cell table:style-name="ce30" table:formula="of:=[.J30]" office:value-type="string" office:string-value="Do Test" calcext:value-type="string">
            <text:p>Do Test</text:p>
          </table:table-cell>
          <table:table-cell table:style-name="ce31" table:formula="of:=Econ2_Prob*(LOOKUP(Econ2_To;Econ2_Nodes;Econ2_Node_Value))" office:value-type="string" office:string-value="" calcext:value-type="error">
            <text:p>Ошибка:522</text:p>
          </table:table-cell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2_Graphics" table:style-name="ta8">
        <table:table-column table:style-name="co11" table:number-columns-repeated="3" table:default-cell-style-name="ce1"/>
        <table:table-column table:style-name="co13" table:number-columns-repeated="2" table:default-cell-style-name="ce1"/>
        <table:table-column table:style-name="co23" table:default-cell-style-name="ce1"/>
        <table:table-column table:style-name="co5" table:number-columns-repeated="2" table:default-cell-style-name="ce1"/>
        <table:table-column table:style-name="co15" table:default-cell-style-name="ce1"/>
        <table:table-column table:style-name="co5" table:number-columns-repeated="2" table:default-cell-style-name="ce1"/>
        <table:table-column table:style-name="co24" table:default-cell-style-name="ce1"/>
        <table:table-column table:style-name="co5" table:number-columns-repeated="2" table:default-cell-style-name="ce1"/>
        <table:table-column table:style-name="co25" table:default-cell-style-name="ce1"/>
        <table:table-column table:style-name="co5" table:number-columns-repeated="2" table:default-cell-style-name="ce1"/>
        <table:table-column table:style-name="co15" table:default-cell-style-name="ce1"/>
        <table:table-column table:style-name="co5" table:number-columns-repeated="239" table:default-cell-style-name="ce1"/>
        <table:table-column table:style-name="co5" table:number-columns-repeated="767" table:default-cell-style-name="Default"/>
        <table:table-row table:style-name="ro1">
          <table:table-cell table:style-name="ce23" office:value-type="string" calcext:value-type="string">
            <text:p>Decision Tree for problem Econ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Change Node/Arc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Node</text:p>
          </table:table-cell>
          <table:table-cell table:style-name="ce22" office:value-type="string" calcext:value-type="string">
            <text:p>Decision</text:p>
          </table:table-cell>
          <table:table-cell table:style-name="ce22" office:value-type="string" calcext:value-type="string">
            <text:p>Value</text:p>
          </table:table-cell>
          <table:table-cell table:number-columns-repeated="2"/>
          <table:table-cell table:style-name="ce43" office:value-type="string" calcext:value-type="string">
            <text:p>Decide to Test(1)</text:p>
          </table:table-cell>
          <table:table-cell/>
          <table:table-cell table:style-name="ce22"/>
          <table:table-cell table:style-name="ce48" office:value-type="string" calcext:value-type="string">
            <text:p>Do Test(2)</text:p>
          </table:table-cell>
          <table:table-cell/>
          <table:table-cell table:style-name="ce22"/>
          <table:table-cell table:style-name="ce43" office:value-type="string" calcext:value-type="string">
            <text:p>Test Fav.(6)</text:p>
          </table:table-cell>
          <table:table-cell/>
          <table:table-cell table:style-name="ce22"/>
          <table:table-cell table:style-name="ce46" office:value-type="string" calcext:value-type="string">
            <text:p>T Fav. Curr.(8)</text:p>
          </table:table-cell>
          <table:table-cell/>
          <table:table-cell table:style-name="ce22"/>
          <table:table-cell table:style-name="ce46" office:value-type="string" calcext:value-type="string">
            <text:p>Z1_90(12)</text:p>
          </table:table-cell>
          <table:table-cell table:number-columns-repeated="1006"/>
        </table:table-row>
        <table:table-row table:style-name="ro1">
          <table:table-cell table:style-name="ce41" office:value-type="string" calcext:value-type="string">
            <text:p>Decide to Test</text:p>
          </table:table-cell>
          <table:table-cell table:style-name="ce41" office:value-type="string" calcext:value-type="string">
            <text:p>Do Test</text:p>
          </table:table-cell>
          <table:table-cell table:style-name="ce42" office:value-type="float" office:value="0.726673766579043" calcext:value-type="float">
            <text:p>0,7266737666</text:p>
          </table:table-cell>
          <table:table-cell table:number-columns-repeated="2"/>
          <table:table-cell table:style-name="ce44" office:value-type="float" office:value="0.726673766579043" calcext:value-type="float">
            <text:p>0,7266737666</text:p>
          </table:table-cell>
          <table:table-cell>
            <draw:line table:end-cell-address="Econ2_Graphics.G7" table:end-x="1.206cm" table:end-y="0.001cm" draw:z-index="0" draw:name="Строка 136" draw:style-name="gr1" draw:text-style-name="P1" svg:x1="0.001cm" svg:y1="0.001cm" svg:x2="1.206cm" svg:y2="0.001cm">
              <text:p/>
            </draw:line>
            <draw:line table:end-cell-address="Econ2_Graphics.G12" table:end-x="1.206cm" table:end-y="0.459cm" draw:z-index="2" draw:name="Строка 138" draw:style-name="gr1" draw:text-style-name="P1" svg:x1="0.001cm" svg:y1="0.001cm" svg:x2="1.206cm" svg:y2="2.752cm">
              <text:p/>
            </draw:line>
            <draw:line table:end-cell-address="Econ2_Graphics.G7" table:end-x="1.206cm" table:end-y="0.001cm" draw:z-index="44" draw:name="Строка 180" draw:style-name="gr2" draw:text-style-name="P1" svg:x1="0.001cm" svg:y1="0.001cm" svg:x2="1.206cm" svg:y2="0.001cm">
              <text:p/>
            </draw:line>
          </table:table-cell>
          <table:table-cell table:style-name="ce22">
            <draw:line table:end-cell-address="Econ2_Graphics.I7" table:end-x="0.002cm" table:end-y="0.001cm" draw:z-index="1" draw:name="Строка 137" draw:style-name="gr3" draw:text-style-name="P1" svg:x1="0cm" svg:y1="0.001cm" svg:x2="1.207cm" svg:y2="0.001cm">
              <text:p/>
            </draw:line>
            <draw:line table:end-cell-address="Econ2_Graphics.I7" table:end-x="0.002cm" table:end-y="0.001cm" draw:z-index="45" draw:name="Строка 181" draw:style-name="gr8" draw:text-style-name="P1" svg:x1="0cm" svg:y1="0.001cm" svg:x2="1.207cm" svg:y2="0.001cm">
              <text:p/>
            </draw:line>
          </table:table-cell>
          <table:table-cell table:style-name="ce50" office:value-type="float" office:value="0.726673766579043" calcext:value-type="float">
            <text:p>0,7266737666</text:p>
          </table:table-cell>
          <table:table-cell>
            <draw:line table:end-cell-address="Econ2_Graphics.J7" table:end-x="1.207cm" table:end-y="0.001cm" draw:z-index="4" draw:name="Строка 140" draw:style-name="gr1" draw:text-style-name="P1" svg:x1="0.001cm" svg:y1="0.001cm" svg:x2="1.207cm" svg:y2="0.001cm">
              <text:p/>
            </draw:line>
            <draw:line table:end-cell-address="Econ2_Graphics.J12" table:end-x="1.207cm" table:end-y="0.459cm" draw:z-index="6" draw:name="Строка 142" draw:style-name="gr1" draw:text-style-name="P1" svg:x1="0.001cm" svg:y1="0.001cm" svg:x2="1.207cm" svg:y2="2.752cm">
              <text:p/>
            </draw:line>
          </table:table-cell>
          <table:table-cell table:style-name="ce22" office:value-type="float" office:value="0.6575" calcext:value-type="float">
            <text:p>0,6575</text:p>
            <draw:line table:end-cell-address="Econ2_Graphics.L7" table:end-x="0.003cm" table:end-y="0.001cm" draw:z-index="5" draw:name="Строка 141" draw:style-name="gr3" draw:text-style-name="P1" svg:x1="0.001cm" svg:y1="0.001cm" svg:x2="1.208cm" svg:y2="0.001cm">
              <text:p/>
            </draw:line>
          </table:table-cell>
          <table:table-cell table:style-name="ce44" office:value-type="float" office:value="0.816914818681902" calcext:value-type="float">
            <text:p>0,8169148187</text:p>
          </table:table-cell>
          <table:table-cell>
            <draw:line table:end-cell-address="Econ2_Graphics.M7" table:end-x="1.207cm" table:end-y="0.001cm" draw:z-index="20" draw:name="Строка 156" draw:style-name="gr1" draw:text-style-name="P1" svg:x1="0.001cm" svg:y1="0.001cm" svg:x2="1.207cm" svg:y2="0.001cm">
              <text:p/>
            </draw:line>
            <draw:line table:end-cell-address="Econ2_Graphics.M12" table:end-x="1.207cm" table:end-y="0.459cm" draw:z-index="22" draw:name="Строка 158" draw:style-name="gr1" draw:text-style-name="P1" svg:x1="0.001cm" svg:y1="0.001cm" svg:x2="1.207cm" svg:y2="2.752cm">
              <text:p/>
            </draw:line>
            <draw:line table:end-cell-address="Econ2_Graphics.M12" table:end-x="1.207cm" table:end-y="0.459cm" draw:z-index="48" draw:name="Строка 184" draw:style-name="gr2" draw:text-style-name="P1" svg:x1="0.001cm" svg:y1="0.001cm" svg:x2="1.207cm" svg:y2="2.752cm">
              <text:p/>
            </draw:line>
          </table:table-cell>
          <table:table-cell table:style-name="ce22">
            <draw:line table:end-cell-address="Econ2_Graphics.O7" table:end-x="0.003cm" table:end-y="0.001cm" draw:z-index="21" draw:name="Строка 157" draw:style-name="gr3" draw:text-style-name="P1" svg:x1="0cm" svg:y1="0.001cm" svg:x2="1.208cm" svg:y2="0.001cm">
              <text:p/>
            </draw:line>
          </table:table-cell>
          <table:table-cell table:style-name="ce47" office:value-type="float" office:value="0.553437294293994" calcext:value-type="float">
            <text:p>0,5534372943</text:p>
          </table:table-cell>
          <table:table-cell/>
          <table:table-cell table:style-name="ce22" office:value-type="string" calcext:value-type="string">
            <text:p>Multiple</text:p>
            <draw:line table:end-cell-address="Econ2_Graphics.R7" table:end-x="0.002cm" table:end-y="0.001cm" draw:z-index="13" draw:name="Строка 149" draw:style-name="gr3" draw:text-style-name="P1" svg:x1="0.001cm" svg:y1="0.001cm" svg:x2="1.207cm" svg:y2="0.001cm">
              <text:p/>
            </draw:line>
            <draw:line table:end-cell-address="Econ2_Graphics.R7" table:end-x="0.002cm" table:end-y="0.001cm" draw:z-index="29" draw:name="Строка 165" draw:style-name="gr3" draw:text-style-name="P1" svg:x1="0.001cm" svg:y1="0.001cm" svg:x2="1.207cm" svg:y2="0.001cm">
              <text:p/>
            </draw:line>
            <draw:line table:end-cell-address="Econ2_Graphics.R7" table:end-x="0.002cm" table:end-y="0.001cm" draw:z-index="37" draw:name="Строка 173" draw:style-name="gr3" draw:text-style-name="P1" svg:x1="0.001cm" svg:y1="0.001cm" svg:x2="1.207cm" svg:y2="0.001cm">
              <text:p/>
            </draw:line>
          </table:table-cell>
          <table:table-cell table:style-name="ce4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1" office:value-type="string" calcext:value-type="string">
            <text:p>No Test</text:p>
          </table:table-cell>
          <table:table-cell table:style-name="ce41" office:value-type="string" calcext:value-type="string">
            <text:p>NT New</text:p>
          </table:table-cell>
          <table:table-cell table:style-name="ce42" office:value-type="float" office:value="0.679083032115305" calcext:value-type="float">
            <text:p>0,6790830321</text:p>
          </table:table-cell>
          <table:table-cell table:number-columns-repeated="2"/>
          <table:table-cell table:style-name="ce45" office:value-type="string" calcext:value-type="string">
            <text:p>Do Test</text:p>
          </table:table-cell>
          <table:table-cell table:number-columns-repeated="4"/>
          <table:table-cell table:style-name="ce22"/>
          <table:table-cell table:style-name="ce45" office:value-type="string" calcext:value-type="string">
            <text:p>T Fav. New</text:p>
          </table:table-cell>
          <table:table-cell table:number-columns-repeated="4"/>
          <table:table-cell table:style-name="ce22"/>
          <table:table-cell table:number-columns-repeated="1007"/>
        </table:table-row>
        <table:table-row table:style-name="ro1">
          <table:table-cell table:style-name="ce41" office:value-type="string" calcext:value-type="string">
            <text:p>Test Fav.</text:p>
          </table:table-cell>
          <table:table-cell table:style-name="ce41" office:value-type="string" calcext:value-type="string">
            <text:p>T Fav. New</text:p>
          </table:table-cell>
          <table:table-cell table:style-name="ce42" office:value-type="float" office:value="0.816914818681902" calcext:value-type="float">
            <text:p>0,8169148187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Test Not Fav.</text:p>
          </table:table-cell>
          <table:table-cell table:style-name="ce41" office:value-type="string" calcext:value-type="string">
            <text:p>T Not Fav. Curr.</text:p>
          </table:table-cell>
          <table:table-cell table:style-name="ce42" office:value-type="float" office:value="0.553437294293994" calcext:value-type="float">
            <text:p>0,553437294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2"/>
          <table:table-cell table:style-name="ce43" office:value-type="string" calcext:value-type="string">
            <text:p>No Test(3)</text:p>
          </table:table-cell>
          <table:table-cell/>
          <table:table-cell table:style-name="ce22"/>
          <table:table-cell table:style-name="ce43" office:value-type="string" calcext:value-type="string">
            <text:p>Test Not Fav.(7)</text:p>
          </table:table-cell>
          <table:table-cell/>
          <table:table-cell table:style-name="ce22"/>
          <table:table-cell table:style-name="ce48" office:value-type="string" calcext:value-type="string">
            <text:p>T Fav. New(9)</text:p>
          </table:table-cell>
          <table:table-cell/>
          <table:table-cell table:style-name="ce22"/>
          <table:table-cell table:style-name="ce46" office:value-type="string" calcext:value-type="string">
            <text:p>Z2_70(13)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22">
            <draw:line table:end-cell-address="Econ2_Graphics.I13" table:end-x="0.002cm" table:end-y="0cm" draw:z-index="3" draw:name="Строка 139" draw:style-name="gr3" draw:text-style-name="P1" svg:x1="0cm" svg:y1="0cm" svg:x2="1.207cm" svg:y2="0cm">
              <text:p/>
            </draw:line>
          </table:table-cell>
          <table:table-cell table:style-name="ce44" office:value-type="float" office:value="0.679083032115305" calcext:value-type="float">
            <text:p>0,6790830321</text:p>
          </table:table-cell>
          <table:table-cell>
            <draw:line table:end-cell-address="Econ2_Graphics.J18" table:end-x="1.207cm" table:end-y="0.459cm" draw:z-index="8" draw:name="Строка 144" draw:style-name="gr1" draw:text-style-name="P1" svg:x1="0.001cm" svg:y1="0cm" svg:x2="1.207cm" svg:y2="2.752cm">
              <text:p/>
            </draw:line>
            <draw:line table:end-cell-address="Econ2_Graphics.J24" table:end-x="1.207cm" table:end-y="0.459cm" draw:z-index="10" draw:name="Строка 146" draw:style-name="gr1" draw:text-style-name="P1" svg:x1="0.001cm" svg:y1="0cm" svg:x2="1.207cm" svg:y2="5.504cm">
              <text:p/>
            </draw:line>
            <draw:line table:end-cell-address="Econ2_Graphics.J24" table:end-x="1.207cm" table:end-y="0.459cm" draw:z-index="46" draw:name="Строка 182" draw:style-name="gr2" draw:text-style-name="P1" svg:x1="0.001cm" svg:y1="0cm" svg:x2="1.207cm" svg:y2="5.504cm">
              <text:p/>
            </draw:line>
          </table:table-cell>
          <table:table-cell table:style-name="ce22" office:value-type="float" office:value="0.3425" calcext:value-type="float">
            <text:p>0,3425</text:p>
            <draw:line table:end-cell-address="Econ2_Graphics.L13" table:end-x="0.003cm" table:end-y="0cm" draw:z-index="7" draw:name="Строка 143" draw:style-name="gr3" draw:text-style-name="P1" svg:x1="0.001cm" svg:y1="0cm" svg:x2="1.208cm" svg:y2="0cm">
              <text:p/>
            </draw:line>
          </table:table-cell>
          <table:table-cell table:style-name="ce44" office:value-type="float" office:value="0.553437294293994" calcext:value-type="float">
            <text:p>0,5534372943</text:p>
          </table:table-cell>
          <table:table-cell>
            <draw:line table:end-cell-address="Econ2_Graphics.M18" table:end-x="1.207cm" table:end-y="0.459cm" draw:z-index="24" draw:name="Строка 160" draw:style-name="gr1" draw:text-style-name="P1" svg:x1="0.001cm" svg:y1="0cm" svg:x2="1.207cm" svg:y2="2.752cm">
              <text:p/>
            </draw:line>
            <draw:line table:end-cell-address="Econ2_Graphics.M24" table:end-x="1.207cm" table:end-y="0.459cm" draw:z-index="26" draw:name="Строка 162" draw:style-name="gr1" draw:text-style-name="P1" svg:x1="0.001cm" svg:y1="0cm" svg:x2="1.207cm" svg:y2="5.504cm">
              <text:p/>
            </draw:line>
            <draw:line table:end-cell-address="Econ2_Graphics.M18" table:end-x="1.207cm" table:end-y="0.459cm" draw:z-index="50" draw:name="Строка 186" draw:style-name="gr2" draw:text-style-name="P1" svg:x1="0.001cm" svg:y1="0cm" svg:x2="1.207cm" svg:y2="2.752cm">
              <text:p/>
            </draw:line>
          </table:table-cell>
          <table:table-cell table:style-name="ce22">
            <draw:line table:end-cell-address="Econ2_Graphics.O13" table:end-x="0.003cm" table:end-y="0cm" draw:z-index="23" draw:name="Строка 159" draw:style-name="gr3" draw:text-style-name="P1" svg:x1="0cm" svg:y1="0cm" svg:x2="1.208cm" svg:y2="0cm">
              <text:p/>
            </draw:line>
            <draw:line table:end-cell-address="Econ2_Graphics.O13" table:end-x="0.003cm" table:end-y="0cm" draw:z-index="49" draw:name="Строка 185" draw:style-name="gr9" draw:text-style-name="P1" svg:x1="0cm" svg:y1="0cm" svg:x2="1.208cm" svg:y2="0cm">
              <text:p/>
            </draw:line>
          </table:table-cell>
          <table:table-cell table:style-name="ce50" office:value-type="float" office:value="0.816914818681902" calcext:value-type="float">
            <text:p>0,8169148187</text:p>
          </table:table-cell>
          <table:table-cell>
            <draw:line table:end-cell-address="Econ2_Graphics.P13" table:end-x="1.207cm" table:end-y="0cm" draw:z-index="30" draw:name="Строка 166" draw:style-name="gr1" draw:text-style-name="P1" svg:x1="0.001cm" svg:y1="0cm" svg:x2="1.207cm" svg:y2="0cm">
              <text:p/>
            </draw:line>
            <draw:line table:end-cell-address="Econ2_Graphics.P18" table:end-x="1.207cm" table:end-y="0.459cm" draw:z-index="32" draw:name="Строка 168" draw:style-name="gr1" draw:text-style-name="P1" svg:x1="0.001cm" svg:y1="0cm" svg:x2="1.207cm" svg:y2="2.752cm">
              <text:p/>
            </draw:line>
            <draw:line table:end-cell-address="Econ2_Graphics.P24" table:end-x="1.207cm" table:end-y="0.459cm" draw:z-index="34" draw:name="Строка 170" draw:style-name="gr1" draw:text-style-name="P1" svg:x1="0.001cm" svg:y1="0cm" svg:x2="1.207cm" svg:y2="5.504cm">
              <text:p/>
            </draw:line>
          </table:table-cell>
          <table:table-cell table:style-name="ce22" office:value-type="string" calcext:value-type="string">
            <text:p>Multiple</text:p>
            <draw:line table:end-cell-address="Econ2_Graphics.R13" table:end-x="0.002cm" table:end-y="0cm" draw:z-index="15" draw:name="Строка 151" draw:style-name="gr3" draw:text-style-name="P1" svg:x1="0.001cm" svg:y1="0cm" svg:x2="1.207cm" svg:y2="0cm">
              <text:p/>
            </draw:line>
            <draw:line table:end-cell-address="Econ2_Graphics.R13" table:end-x="0.002cm" table:end-y="0cm" draw:z-index="31" draw:name="Строка 167" draw:style-name="gr3" draw:text-style-name="P1" svg:x1="0.001cm" svg:y1="0cm" svg:x2="1.207cm" svg:y2="0cm">
              <text:p/>
            </draw:line>
            <draw:line table:end-cell-address="Econ2_Graphics.R13" table:end-x="0.002cm" table:end-y="0cm" draw:z-index="39" draw:name="Строка 175" draw:style-name="gr3" draw:text-style-name="P1" svg:x1="0.001cm" svg:y1="0cm" svg:x2="1.207cm" svg:y2="0cm">
              <text:p/>
            </draw:line>
          </table:table-cell>
          <table:table-cell table:style-name="ce47" office:value-type="float" office:value="0.776802652948903" calcext:value-type="float">
            <text:p>0,7768026529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45" office:value-type="string" calcext:value-type="string">
            <text:p>NT New</text:p>
          </table:table-cell>
          <table:table-cell/>
          <table:table-cell table:style-name="ce22"/>
          <table:table-cell table:style-name="ce45" office:value-type="string" calcext:value-type="string">
            <text:p>T Not Fav. Curr.</text:p>
          </table:table-cell>
          <table:table-cell table:number-columns-repeated="4"/>
          <table:table-cell table:style-name="ce22"/>
          <table:table-cell table:number-columns-repeated="1007"/>
        </table:table-row>
        <table:table-row table:style-name="ro1">
          <table:table-cell table:number-columns-repeated="15"/>
          <table:table-cell>
            <draw:line table:end-cell-address="Econ2_Graphics.Q21" table:end-x="0.486cm" table:end-y="0.188cm" draw:z-index="28" draw:name="Строка 164" draw:style-name="gr1" draw:text-style-name="P1" svg:x1="0.001cm" svg:y1="-0.918cm" svg:x2="1.207cm" svg:y2="-3.669cm">
              <text:p/>
            </draw:line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22"/>
          <table:table-cell table:style-name="ce46" office:value-type="string" calcext:value-type="string">
            <text:p>NT Current(4)</text:p>
          </table:table-cell>
          <table:table-cell/>
          <table:table-cell table:style-name="ce22"/>
          <table:table-cell table:style-name="ce46" office:value-type="string" calcext:value-type="string">
            <text:p>T Not Fav. Curr.(10)</text:p>
          </table:table-cell>
          <table:table-cell/>
          <table:table-cell table:style-name="ce22"/>
          <table:table-cell table:style-name="ce46" office:value-type="string" calcext:value-type="string">
            <text:p>Z3_50(14)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2">
            <draw:line table:end-cell-address="Econ2_Graphics.L19" table:end-x="0.003cm" table:end-y="0cm" draw:z-index="9" draw:name="Строка 145" draw:style-name="gr3" draw:text-style-name="P1" svg:x1="0.001cm" svg:y1="0cm" svg:x2="1.208cm" svg:y2="0cm">
              <text:p/>
            </draw:line>
          </table:table-cell>
          <table:table-cell table:style-name="ce47" office:value-type="float" office:value="0.553437294293994" calcext:value-type="float">
            <text:p>0,5534372943</text:p>
          </table:table-cell>
          <table:table-cell/>
          <table:table-cell table:style-name="ce22">
            <draw:line table:end-cell-address="Econ2_Graphics.O19" table:end-x="0.003cm" table:end-y="0cm" draw:z-index="25" draw:name="Строка 161" draw:style-name="gr3" draw:text-style-name="P1" svg:x1="0cm" svg:y1="0cm" svg:x2="1.208cm" svg:y2="0cm">
              <text:p/>
            </draw:line>
            <draw:line table:end-cell-address="Econ2_Graphics.O19" table:end-x="0.003cm" table:end-y="0cm" draw:z-index="51" draw:name="Строка 187" draw:style-name="gr10" draw:text-style-name="P1" svg:x1="0cm" svg:y1="0cm" svg:x2="1.208cm" svg:y2="0cm">
              <text:p/>
            </draw:line>
          </table:table-cell>
          <table:table-cell table:style-name="ce47" office:value-type="float" office:value="0.553437294293994" calcext:value-type="float">
            <text:p>0,5534372943</text:p>
          </table:table-cell>
          <table:table-cell/>
          <table:table-cell table:style-name="ce22" office:value-type="string" calcext:value-type="string">
            <text:p>Multiple</text:p>
            <draw:line table:end-cell-address="Econ2_Graphics.R19" table:end-x="0.002cm" table:end-y="0cm" draw:z-index="17" draw:name="Строка 153" draw:style-name="gr3" draw:text-style-name="P1" svg:x1="0.001cm" svg:y1="0cm" svg:x2="1.207cm" svg:y2="0cm">
              <text:p/>
            </draw:line>
            <draw:line table:end-cell-address="Econ2_Graphics.R19" table:end-x="0.002cm" table:end-y="0cm" draw:z-index="33" draw:name="Строка 169" draw:style-name="gr3" draw:text-style-name="P1" svg:x1="0.001cm" svg:y1="0cm" svg:x2="1.207cm" svg:y2="0cm">
              <text:p/>
            </draw:line>
            <draw:line table:end-cell-address="Econ2_Graphics.R19" table:end-x="0.002cm" table:end-y="0cm" draw:z-index="41" draw:name="Строка 177" draw:style-name="gr3" draw:text-style-name="P1" svg:x1="0.001cm" svg:y1="0cm" svg:x2="1.207cm" svg:y2="0cm">
              <text:p/>
            </draw:line>
          </table:table-cell>
          <table:table-cell table:style-name="ce47" office:value-type="float" office:value="0.473447883742975" calcext:value-type="float">
            <text:p>0,4734478837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2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22"/>
          <table:table-cell table:style-name="ce48" office:value-type="string" calcext:value-type="string">
            <text:p>NT New(5)</text:p>
          </table:table-cell>
          <table:table-cell/>
          <table:table-cell table:style-name="ce22"/>
          <table:table-cell table:style-name="ce48" office:value-type="string" calcext:value-type="string">
            <text:p>T Not Fav. New(11)</text:p>
          </table:table-cell>
          <table:table-cell/>
          <table:table-cell table:style-name="ce22"/>
          <table:table-cell table:style-name="ce46" office:value-type="string" calcext:value-type="string">
            <text:p>Z4_30(15)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2">
            <draw:line table:end-cell-address="Econ2_Graphics.L25" table:end-x="0.003cm" table:end-y="0.001cm" draw:z-index="11" draw:name="Строка 147" draw:style-name="gr3" draw:text-style-name="P1" svg:x1="0.001cm" svg:y1="0.001cm" svg:x2="1.208cm" svg:y2="0.001cm">
              <text:p/>
            </draw:line>
            <draw:line table:end-cell-address="Econ2_Graphics.L25" table:end-x="0.003cm" table:end-y="0.001cm" draw:z-index="47" draw:name="Строка 183" draw:style-name="gr11" draw:text-style-name="P1" svg:x1="0.001cm" svg:y1="0.001cm" svg:x2="1.208cm" svg:y2="0.001cm">
              <text:p/>
            </draw:line>
          </table:table-cell>
          <table:table-cell table:style-name="ce50" office:value-type="float" office:value="0.679083032115305" calcext:value-type="float">
            <text:p>0,6790830321</text:p>
          </table:table-cell>
          <table:table-cell>
            <draw:line table:end-cell-address="Econ2_Graphics.P25" table:end-x="1.207cm" table:end-y="0.001cm" draw:z-index="18" draw:name="Строка 154" draw:style-name="gr1" draw:text-style-name="P1" svg:x1="0.001cm" svg:y1="0.001cm" svg:x2="6.555cm" svg:y2="0.001cm">
              <text:p/>
            </draw:line>
          </table:table-cell>
          <table:table-cell table:style-name="ce22">
            <draw:line table:end-cell-address="Econ2_Graphics.O25" table:end-x="0.003cm" table:end-y="0.001cm" draw:z-index="27" draw:name="Строка 163" draw:style-name="gr3" draw:text-style-name="P1" svg:x1="0cm" svg:y1="0.001cm" svg:x2="1.208cm" svg:y2="0.001cm">
              <text:p/>
            </draw:line>
          </table:table-cell>
          <table:table-cell table:style-name="ce50" office:value-type="float" office:value="0.414486244764832" calcext:value-type="float">
            <text:p>0,4144862448</text:p>
          </table:table-cell>
          <table:table-cell>
            <draw:line table:end-cell-address="Econ2_Graphics.P25" table:end-x="1.207cm" table:end-y="0.001cm" draw:z-index="42" draw:name="Строка 178" draw:style-name="gr1" draw:text-style-name="P1" svg:x1="0.001cm" svg:y1="0.001cm" svg:x2="1.207cm" svg:y2="0.001cm">
              <text:p/>
            </draw:line>
          </table:table-cell>
          <table:table-cell table:style-name="ce22" office:value-type="string" calcext:value-type="string">
            <text:p>Multiple</text:p>
            <draw:line table:end-cell-address="Econ2_Graphics.R25" table:end-x="0.002cm" table:end-y="0.001cm" draw:z-index="19" draw:name="Строка 155" draw:style-name="gr3" draw:text-style-name="P1" svg:x1="0.001cm" svg:y1="0.001cm" svg:x2="1.207cm" svg:y2="0.001cm">
              <text:p/>
            </draw:line>
            <draw:line table:end-cell-address="Econ2_Graphics.R25" table:end-x="0.002cm" table:end-y="0.001cm" draw:z-index="35" draw:name="Строка 171" draw:style-name="gr3" draw:text-style-name="P1" svg:x1="0.001cm" svg:y1="0.001cm" svg:x2="1.207cm" svg:y2="0.001cm">
              <text:p/>
            </draw:line>
            <draw:line table:end-cell-address="Econ2_Graphics.R25" table:end-x="0.002cm" table:end-y="0.001cm" draw:z-index="43" draw:name="Строка 179" draw:style-name="gr3" draw:text-style-name="P1" svg:x1="0.001cm" svg:y1="0.001cm" svg:x2="1.207cm" svg:y2="0.001cm">
              <text:p/>
            </draw:line>
          </table:table-cell>
          <table:table-cell table:style-name="ce4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2"/>
          <table:table-cell table:number-columns-repeated="1007"/>
        </table:table-row>
        <table:table-row table:style-name="ro1">
          <table:table-cell table:number-columns-repeated="15"/>
          <table:table-cell>
            <draw:line table:end-cell-address="Econ2_Graphics.Q45" table:end-x="0.176cm" table:end-y="0.278cm" draw:z-index="36" draw:name="Строка 172" draw:style-name="gr1" draw:text-style-name="P1" svg:x1="0.001cm" svg:y1="-0.917cm" svg:x2="1.207cm" svg:y2="-9.172cm">
              <text:p/>
            </draw:line>
            <draw:line table:end-cell-address="Econ2_Graphics.Q39" table:end-x="0.26cm" table:end-y="0.263cm" draw:z-index="38" draw:name="Строка 174" draw:style-name="gr1" draw:text-style-name="P1" svg:x1="0.001cm" svg:y1="-0.916cm" svg:x2="1.207cm" svg:y2="-6.42cm">
              <text:p/>
            </draw:line>
            <draw:line table:end-cell-address="Econ2_Graphics.Q33" table:end-x="0.486cm" table:end-y="0.19cm" draw:z-index="40" draw:name="Строка 176" draw:style-name="gr1" draw:text-style-name="P1" svg:x1="0.001cm" svg:y1="-0.916cm" svg:x2="1.207cm" svg:y2="-3.668cm">
              <text:p/>
            </draw:line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>
            <draw:line table:end-cell-address="Econ2_Graphics.U36" table:end-x="0.286cm" table:end-y="0.246cm" draw:z-index="16" draw:name="Строка 152" draw:style-name="gr1" draw:text-style-name="P1" svg:x1="-5.347cm" svg:y1="-2.292cm" svg:x2="1.207cm" svg:y2="-5.044cm">
              <text:p/>
            </draw:line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>
            <draw:line table:end-cell-address="Econ2_Graphics.T46" table:end-x="0.467cm" table:end-y="0.089cm" draw:z-index="14" draw:name="Строка 150" draw:style-name="gr1" draw:text-style-name="P1" svg:x1="-2.409cm" svg:y1="-4.127cm" svg:x2="4.145cm" svg:y2="-9.631cm">
              <text:p/>
            </draw:line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>
            <draw:line table:end-cell-address="Econ2_Graphics.S54" table:end-x="0.727cm" table:end-y="0.089cm" draw:z-index="12" draw:name="Строка 148" draw:style-name="gr1" draw:text-style-name="P1" svg:x1="-2.409cm" svg:y1="-5.045cm" svg:x2="4.145cm" svg:y2="-13.3cm">
              <text:p/>
            </draw:line>
          </table:table-cell>
          <table:table-cell table:number-columns-repeated="100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a" table:style-name="ta9">
        <table:table-column table:style-name="co5" table:number-columns-repeated="7" table:default-cell-style-name="ce1"/>
        <table:table-column table:style-name="co23" table:number-columns-repeated="3" table:default-cell-style-name="ce1"/>
        <table:table-column table:style-name="co5" table:number-columns-repeated="3" table:default-cell-style-name="ce1"/>
        <table:table-column table:style-name="co26" table:default-cell-style-name="ce1"/>
        <table:table-column table:style-name="co5" table:number-columns-repeated="4" table:default-cell-style-name="ce1"/>
        <table:table-column table:style-name="co27" table:default-cell-style-name="ce1"/>
        <table:table-column table:style-name="co5" table:default-cell-style-name="ce1"/>
        <table:table-column table:style-name="co28" table:default-cell-style-name="ce1"/>
        <table:table-column table:style-name="co5" table:number-columns-repeated="236" table:default-cell-style-name="ce1"/>
        <table:table-column table:style-name="co5" table:number-columns-repeated="767" table:default-cell-style-name="Default"/>
        <table:table-row table:style-name="ro6">
          <table:table-cell table:style-name="ce20" office:value-type="string" calcext:value-type="string">
            <text:p>Decision Analysis Model</text:p>
          </table:table-cell>
          <table:table-cell table:number-columns-repeated="3"/>
          <table:table-cell table:style-name="ce25" office:value-type="string" calcext:value-type="string">
            <text:p>Name:</text:p>
          </table:table-cell>
          <table:table-cell table:style-name="ce27" office:value-type="string" calcext:value-type="string">
            <text:p>Cola</text:p>
          </table:table-cell>
          <table:table-cell/>
          <table:table-cell table:style-name="ce25" office:value-type="string" calcext:value-type="string">
            <text:p>Title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Arc Param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Utility:</text:p>
          </table:table-cell>
          <table:table-cell table:style-name="ce28" office:value-type="string" calcext:value-type="string">
            <text:p>Power</text:p>
          </table:table-cell>
          <table:table-cell table:style-name="ce38" office:value-type="string" calcext:value-type="string">
            <text:p>Utility</text:p>
          </table:table-cell>
          <table:table-cell table:style-name="ce22" office:value-type="string" calcext:value-type="string">
            <text:p>Param.</text:p>
          </table:table-cell>
          <table:table-cell table:style-name="ce22" office:value-type="string" calcext:value-type="string">
            <text:p>Min.</text:p>
          </table:table-cell>
          <table:table-cell table:style-name="ce22" office:value-type="string" calcext:value-type="string">
            <text:p>Max.</text:p>
          </table:table-cell>
          <table:table-cell table:style-name="ce22" office:value-type="string" calcext:value-type="string">
            <text:p>Norm.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25" office:value-type="string" calcext:value-type="string">
            <text:p>Type:</text:p>
          </table:table-cell>
          <table:table-cell table:style-name="ce28" office:value-type="string" calcext:value-type="string">
            <text:p>DA</text:p>
          </table:table-cell>
          <table:table-cell/>
          <table:table-cell table:style-name="ce25" office:value-type="string" calcext:value-type="string">
            <text:p>All Link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Arc Value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Tree:</text:p>
          </table:table-cell>
          <table:table-cell table:style-name="ce28" office:value-type="string" calcext:value-type="string">
            <text:p>No</text:p>
          </table:table-cell>
          <table:table-cell table:style-name="ce22"/>
          <table:table-cell table:style-name="ce52" office:value-type="float" office:value="0.5" calcext:value-type="float">
            <text:p>0,5</text:p>
          </table:table-cell>
          <table:table-cell table:style-name="ce54" table:formula="of:=MIN(Cola_Node_Added)" office:value-type="float" office:value="0" calcext:value-type="float">
            <text:p>0</text:p>
          </table:table-cell>
          <table:table-cell table:style-name="ce54" table:formula="of:=MAX(Cola_Node_Added)" office:value-type="float" office:value="450000" calcext:value-type="float">
            <text:p>450000</text:p>
          </table:table-cell>
          <table:table-cell table:style-name="ce54" table:formula="of:=IF(Cola_Util_Max&gt;0;(Cola_Util_Max-Cola_Util_Min)^Cola_Util_Param;1)" office:value-type="float" office:value="670.820393249937" calcext:value-type="float">
            <text:p>670,8203932499</text:p>
          </table:table-cell>
          <table:table-cell table:number-columns-repeated="1004"/>
        </table:table-row>
        <table:table-row table:style-name="ro1">
          <table:table-cell/>
          <table:table-cell table:style-name="ce21" office:value-type="string" calcext:value-type="string">
            <text:p>Change Structure</text:p>
          </table:table-cell>
          <table:table-cell table:number-columns-repeated="2"/>
          <table:table-cell table:style-name="ce25" office:value-type="string" calcext:value-type="string">
            <text:p>Solver:</text:p>
          </table:table-cell>
          <table:table-cell table:style-name="ce28" office:value-type="string" calcext:value-type="string">
            <text:p>Algorithm</text:p>
          </table:table-cell>
          <table:table-cell/>
          <table:table-cell table:style-name="ce25" office:value-type="string" calcext:value-type="string">
            <text:p>Auto Place:</text:p>
          </table:table-cell>
          <table:table-cell table:style-name="ce28" office:value-type="string" calcext:value-type="string">
            <text:p>Yes</text:p>
          </table:table-cell>
          <table:table-cell/>
          <table:table-cell table:style-name="ce25" office:value-type="string" calcext:value-type="string">
            <text:p>Node Params:</text:p>
          </table:table-cell>
          <table:table-cell table:style-name="ce28" office:value-type="string" calcext:value-type="string">
            <text:p>No</text:p>
          </table:table-cell>
          <table:table-cell table:number-columns-repeated="3"/>
          <table:table-cell table:style-name="ce22"/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Function</text:p>
          </table:table-cell>
          <table:table-cell office:value-type="string" calcext:value-type="string">
            <text:p>Inverse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25" office:value-type="string" calcext:value-type="string">
            <text:p>Goal:</text:p>
          </table:table-cell>
          <table:table-cell table:style-name="ce28" office:value-type="string" calcext:value-type="string">
            <text:p>Max</text:p>
          </table:table-cell>
          <table:table-cell table:number-columns-repeated="4"/>
          <table:table-cell table:style-name="ce25" office:value-type="string" calcext:value-type="string">
            <text:p>Node Values:</text:p>
          </table:table-cell>
          <table:table-cell table:style-name="ce28" office:value-type="string" calcext:value-type="string">
            <text:p>Yes</text:p>
          </table:table-cell>
          <table:table-cell table:number-columns-repeated="3"/>
          <table:table-cell table:style-name="ce22"/>
          <table:table-cell table:style-name="ce52" office:value-type="float" office:value="10" calcext:value-type="float">
            <text:p>10</text:p>
          </table:table-cell>
          <table:table-cell table:style-name="ce54" table:formula="of:=(([.Q4]-Cola_Util_Min)^Cola_Util_Param)/Cola_Util_Norm" office:value-type="float" office:value="0.00471404520791032" calcext:value-type="float">
            <text:p>0,0047140452</text:p>
          </table:table-cell>
          <table:table-cell table:style-name="ce39" table:formula="of:=Cola_Util_Min+([.R4]*Cola_Util_Norm)^(1/Cola_Util_Param)" office:value-type="float" office:value="10" calcext:value-type="float">
            <text:p>10</text:p>
          </table:table-cell>
          <table:table-cell/>
          <table:table-cell table:style-name="ce21" office:value-type="string" calcext:value-type="string">
            <text:p>Update Utility</text:p>
          </table:table-cell>
          <table:table-cell table:number-columns-repeated="1003"/>
        </table:table-row>
        <table:table-row table:style-name="ro1">
          <table:table-cell/>
          <table:table-cell table:style-name="ce21" office:value-type="string" calcext:value-type="string">
            <text:p>Change Node/Arc</text:p>
          </table:table-cell>
          <table:table-cell table:number-columns-repeated="8"/>
          <table:table-cell table:style-name="ce25" office:value-type="string" calcext:value-type="string">
            <text:p>Term. Values:</text:p>
          </table:table-cell>
          <table:table-cell table:style-name="ce28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3" office:value-type="string" calcext:value-type="string">
            <text:p>Arc Data</text:p>
          </table:table-cell>
          <table:table-cell table:number-columns-repeated="9"/>
          <table:table-cell table:style-name="ce23" office:value-type="string" calcext:value-type="string">
            <text:p>Node Data</text:p>
          </table:table-cell>
          <table:table-cell table:number-columns-repeated="1010"/>
        </table:table-row>
        <table:table-row table:style-name="ro1">
          <table:table-cell/>
          <table:table-cell table:style-name="ce21" office:value-type="string" calcext:value-type="string">
            <text:p>Solve</text:p>
          </table:table-cell>
          <table:table-cell table:style-name="ce22"/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From</text:p>
          </table:table-cell>
          <table:table-cell table:style-name="ce22" office:value-type="string" calcext:value-type="string">
            <text:p>To</text:p>
          </table:table-cell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From</text:p>
          </table:table-cell>
          <table:table-cell table:style-name="ce22" office:value-type="string" calcext:value-type="string">
            <text:p>To</text:p>
          </table:table-cell>
          <table:table-cell table:number-columns-repeated="2" table:style-name="ce22" office:value-type="string" calcext:value-type="string">
            <text:p>Arc</text:p>
          </table:table-cell>
          <table:table-cell/>
          <table:table-cell table:number-columns-repeated="5" table:style-name="ce22" office:value-type="string" calcext:value-type="string">
            <text:p>Node</text:p>
          </table:table-cell>
          <table:table-cell table:style-name="ce22" office:value-type="string" calcext:value-type="string">
            <text:p>Optimum</text:p>
          </table:table-cell>
          <table:table-cell table:style-name="ce22" office:value-type="string" calcext:value-type="string">
            <text:p>Cert.</text:p>
          </table:table-cell>
          <table:table-cell table:number-columns-repeated="2" table:style-name="ce22" office:value-type="string" calcext:value-type="string">
            <text:p>Optimum</text:p>
          </table:table-cell>
          <table:table-cell table:number-columns-repeated="2" table:style-name="ce22" office:value-type="string" calcext:value-type="string">
            <text:p>Node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22"/>
          <table:table-cell table:number-columns-repeated="3" table:style-name="ce22" office:value-type="string" calcext:value-type="string">
            <text:p>Index</text:p>
          </table:table-cell>
          <table:table-cell table:style-name="ce22" office:value-type="string" calcext:value-type="string">
            <text:p>Prob.</text:p>
          </table:table-cell>
          <table:table-cell table:number-columns-repeated="3" table:style-name="ce22" office:value-type="string" calcext:value-type="string">
            <text:p>Name</text:p>
          </table:table-cell>
          <table:table-cell table:style-name="ce22" office:value-type="string" calcext:value-type="string">
            <text:p>Utility</text:p>
          </table:table-cell>
          <table:table-cell/>
          <table:table-cell table:style-name="ce22" office:value-type="string" calcext:value-type="string">
            <text:p>Index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Value</text:p>
          </table:table-cell>
          <table:table-cell table:number-columns-repeated="2" table:style-name="ce22" office:value-type="string" calcext:value-type="string">
            <text:p>Utility</text:p>
          </table:table-cell>
          <table:table-cell table:style-name="ce22" office:value-type="string" calcext:value-type="string">
            <text:p>Equiv.</text:p>
          </table:table-cell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Decision</text:p>
          </table:table-cell>
          <table:table-cell table:style-name="ce22" office:value-type="string" calcext:value-type="string">
            <text:p>Level</text:p>
          </table:table-cell>
          <table:table-cell table:style-name="ce22" office:value-type="string" calcext:value-type="string">
            <text:p>Depth</text:p>
          </table:table-cell>
          <table:table-cell table:number-columns-repeated="1001"/>
        </table:table-row>
        <table:table-row table:style-name="ro1">
          <table:table-cell/>
          <table:table-cell table:style-name="ce21" office:value-type="string" calcext:value-type="string">
            <text:p>Graphic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Cola_From;Cola_Nodes;Cola_Node_Name)" office:value-type="string" office:string-value="Decide Test" calcext:value-type="string">
            <text:p>Decide Test</text:p>
          </table:table-cell>
          <table:table-cell table:style-name="ce29" table:formula="of:=LOOKUP(Cola_To;Cola_Nodes;Cola_Node_Name)" office:value-type="string" office:string-value="Do Test" calcext:value-type="string">
            <text:p>Do Test</text:p>
          </table:table-cell>
          <table:table-cell table:style-name="ce30" office:value-type="string" calcext:value-type="string">
            <text:p>Do Test</text:p>
          </table:table-cell>
          <table:table-cell table:style-name="ce31" table:formula="of:=Cola_Prob*(LOOKUP(Cola_To;Cola_Nodes;Cola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ecide Test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Cola_Node_Type=&quot;T&quot;;(([.P9]-Cola_Util_Min)^Cola_Util_Param)/Cola_Util_Norm;&quot;&quot;)">
            <text:p/>
          </table:table-cell>
          <table:table-cell table:style-name="ce31" table:formula="of:=IF(Cola_Node_Type=&quot;T&quot;;Cola_Node_Utility;SUMIF(Cola_From;[.M9];Cola_Total))" office:value-type="string" office:string-value="" calcext:value-type="error">
            <text:p>Ошибка:522</text:p>
          </table:table-cell>
          <table:table-cell table:style-name="ce53" table:formula="of:=Cola_Util_Min+([.R9]*Cola_Util_Norm)^(1/Cola_Util_Param)" office:value-type="string" office:string-value="" calcext:value-type="error">
            <text:p>Ошибка:522</text:p>
          </table:table-cell>
          <table:table-cell table:style-name="ce34" office:value-type="float" office:value="1" calcext:value-type="float">
            <text:p>1</text:p>
          </table:table-cell>
          <table:table-cell table:style-name="ce29" table:formula="of:=IF(Cola_Node_Type=&quot;D&quot;;LOOKUP([.T9];Cola_Arcs;Cola_Arc_Name);&quot;&quot;)" office:value-type="string" office:string-value="Do Test" calcext:value-type="string">
            <text:p>Do Test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.600000023841858" calcext:value-type="float">
            <text:p>0,6000000238</text:p>
          </table:table-cell>
          <table:table-cell table:style-name="ce29" table:formula="of:=LOOKUP(Cola_From;Cola_Nodes;Cola_Node_Name)" office:value-type="string" office:string-value="Decide Test" calcext:value-type="string">
            <text:p>Decide Test</text:p>
          </table:table-cell>
          <table:table-cell table:style-name="ce29" table:formula="of:=LOOKUP(Cola_To;Cola_Nodes;Cola_Node_Name)" office:value-type="string" office:string-value="Do Test" calcext:value-type="string">
            <text:p>Do Test</text:p>
          </table:table-cell>
          <table:table-cell table:style-name="ce30" office:value-type="string" calcext:value-type="string">
            <text:p>Local Success</text:p>
          </table:table-cell>
          <table:table-cell table:style-name="ce31" table:formula="of:=Cola_Prob*(LOOKUP(Cola_To;Cola_Nodes;Cola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o Test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Cola_Node_Type=&quot;T&quot;;(([.P10]-Cola_Util_Min)^Cola_Util_Param)/Cola_Util_Norm;&quot;&quot;)">
            <text:p/>
          </table:table-cell>
          <table:table-cell table:style-name="ce31" table:formula="of:=IF(Cola_Node_Type=&quot;T&quot;;Cola_Node_Utility;SUMIF(Cola_From;[.M10];Cola_Total))" office:value-type="string" office:string-value="" calcext:value-type="error">
            <text:p>Ошибка:522</text:p>
          </table:table-cell>
          <table:table-cell table:style-name="ce53" table:formula="of:=Cola_Util_Min+([.R10]*Cola_Util_Norm)^(1/Cola_Util_Param)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Cola_Node_Type=&quot;D&quot;;LOOKUP([.T10];Cola_Arcs;Cola_Arc_Name);&quot;&quot;)">
            <text:p/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21" office:value-type="string" calcext:value-type="string">
            <text:p>Sort Network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.400000005960465" calcext:value-type="float">
            <text:p>0,400000006</text:p>
          </table:table-cell>
          <table:table-cell table:style-name="ce29" table:formula="of:=LOOKUP(Cola_From;Cola_Nodes;Cola_Node_Name)" office:value-type="string" office:string-value="Decide Test" calcext:value-type="string">
            <text:p>Decide Test</text:p>
          </table:table-cell>
          <table:table-cell table:style-name="ce29" table:formula="of:=LOOKUP(Cola_To;Cola_Nodes;Cola_Node_Name)" office:value-type="string" office:string-value="Do Test" calcext:value-type="string">
            <text:p>Do Test</text:p>
          </table:table-cell>
          <table:table-cell table:style-name="ce30" office:value-type="string" calcext:value-type="string">
            <text:p>Local Failure</text:p>
          </table:table-cell>
          <table:table-cell table:style-name="ce31" table:formula="of:=Cola_Prob*(LOOKUP(Cola_To;Cola_Nodes;Cola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Don't Test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Cola_Node_Type=&quot;T&quot;;(([.P11]-Cola_Util_Min)^Cola_Util_Param)/Cola_Util_Norm;&quot;&quot;)">
            <text:p/>
          </table:table-cell>
          <table:table-cell table:style-name="ce31" table:formula="of:=IF(Cola_Node_Type=&quot;T&quot;;Cola_Node_Utility;SUMIF(Cola_From;[.M11];Cola_Total))" office:value-type="string" office:string-value="" calcext:value-type="error">
            <text:p>Ошибка:522</text:p>
          </table:table-cell>
          <table:table-cell table:style-name="ce53" table:formula="of:=Cola_Util_Min+([.R11]*Cola_Util_Norm)^(1/Cola_Util_Param)" office:value-type="string" office:string-value="" calcext:value-type="error">
            <text:p>Ошибка:522</text:p>
          </table:table-cell>
          <table:table-cell table:style-name="ce34" office:value-type="float" office:value="13" calcext:value-type="float">
            <text:p>13</text:p>
          </table:table-cell>
          <table:table-cell table:style-name="ce29" table:formula="of:=IF(Cola_Node_Type=&quot;D&quot;;LOOKUP([.T11];Cola_Arcs;Cola_Arc_Name);&quot;&quot;)" office:value-type="string" office:string-value="Market Natioinally" calcext:value-type="string">
            <text:p>Market Natioinally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9" table:formula="of:=LOOKUP(Cola_From;Cola_Nodes;Cola_Node_Name)" office:value-type="string" office:string-value="Decide Test" calcext:value-type="string">
            <text:p>Decide Test</text:p>
          </table:table-cell>
          <table:table-cell table:style-name="ce29" table:formula="of:=LOOKUP(Cola_To;Cola_Nodes;Cola_Node_Name)" office:value-type="string" office:string-value="Do Test" calcext:value-type="string">
            <text:p>Do Test</text:p>
          </table:table-cell>
          <table:table-cell table:style-name="ce30" table:formula="of:=[.I12]" office:value-type="string" office:string-value="Do Test" calcext:value-type="string">
            <text:p>Do Test</text:p>
          </table:table-cell>
          <table:table-cell table:style-name="ce31" table:formula="of:=Cola_Prob*(LOOKUP(Cola_To;Cola_Nodes;Cola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Market Decision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Cola_Node_Type=&quot;T&quot;;(([.P12]-Cola_Util_Min)^Cola_Util_Param)/Cola_Util_Norm;&quot;&quot;)">
            <text:p/>
          </table:table-cell>
          <table:table-cell table:style-name="ce31" table:formula="of:=IF(Cola_Node_Type=&quot;T&quot;;Cola_Node_Utility;SUMIF(Cola_From;[.M12];Cola_Total))" office:value-type="string" office:string-value="" calcext:value-type="error">
            <text:p>Ошибка:522</text:p>
          </table:table-cell>
          <table:table-cell table:style-name="ce53" table:formula="of:=Cola_Util_Min+([.R12]*Cola_Util_Norm)^(1/Cola_Util_Param)" office:value-type="string" office:string-value="" calcext:value-type="error">
            <text:p>Ошибка:522</text:p>
          </table:table-cell>
          <table:table-cell table:style-name="ce34" office:value-type="float" office:value="6" calcext:value-type="float">
            <text:p>6</text:p>
          </table:table-cell>
          <table:table-cell table:style-name="ce29" table:formula="of:=IF(Cola_Node_Type=&quot;D&quot;;LOOKUP([.T12];Cola_Arcs;Cola_Arc_Name);&quot;&quot;)" office:value-type="string" office:string-value="Market Nationally" calcext:value-type="string">
            <text:p>Market Nationally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9" table:formula="of:=LOOKUP(Cola_From;Cola_Nodes;Cola_Node_Name)" office:value-type="string" office:string-value="Decide Test" calcext:value-type="string">
            <text:p>Decide Test</text:p>
          </table:table-cell>
          <table:table-cell table:style-name="ce29" table:formula="of:=LOOKUP(Cola_To;Cola_Nodes;Cola_Node_Name)" office:value-type="string" office:string-value="Do Test" calcext:value-type="string">
            <text:p>Do Test</text:p>
          </table:table-cell>
          <table:table-cell table:style-name="ce30" office:value-type="string" calcext:value-type="string">
            <text:p>Market Locally</text:p>
          </table:table-cell>
          <table:table-cell table:style-name="ce31" table:formula="of:=Cola_Prob*(LOOKUP(Cola_To;Cola_Nodes;Cola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Market Decision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Cola_Node_Type=&quot;T&quot;;(([.P13]-Cola_Util_Min)^Cola_Util_Param)/Cola_Util_Norm;&quot;&quot;)">
            <text:p/>
          </table:table-cell>
          <table:table-cell table:style-name="ce31" table:formula="of:=IF(Cola_Node_Type=&quot;T&quot;;Cola_Node_Utility;SUMIF(Cola_From;[.M13];Cola_Total))" office:value-type="string" office:string-value="" calcext:value-type="error">
            <text:p>Ошибка:522</text:p>
          </table:table-cell>
          <table:table-cell table:style-name="ce53" table:formula="of:=Cola_Util_Min+([.R13]*Cola_Util_Norm)^(1/Cola_Util_Param)" office:value-type="string" office:string-value="" calcext:value-type="error">
            <text:p>Ошибка:522</text:p>
          </table:table-cell>
          <table:table-cell table:style-name="ce34" office:value-type="float" office:value="9" calcext:value-type="float">
            <text:p>9</text:p>
          </table:table-cell>
          <table:table-cell table:style-name="ce29" table:formula="of:=IF(Cola_Node_Type=&quot;D&quot;;LOOKUP([.T13];Cola_Arcs;Cola_Arc_Name);&quot;&quot;)" office:value-type="string" office:string-value="Market Locally" calcext:value-type="string">
            <text:p>Market Locally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6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Cola_From;Cola_Nodes;Cola_Node_Name)" office:value-type="string" office:string-value="Decide Test" calcext:value-type="string">
            <text:p>Decide Test</text:p>
          </table:table-cell>
          <table:table-cell table:style-name="ce29" table:formula="of:=LOOKUP(Cola_To;Cola_Nodes;Cola_Node_Name)" office:value-type="string" office:string-value="Do Test" calcext:value-type="string">
            <text:p>Do Test</text:p>
          </table:table-cell>
          <table:table-cell table:style-name="ce30" office:value-type="string" calcext:value-type="string">
            <text:p>Market Nationally</text:p>
          </table:table-cell>
          <table:table-cell table:style-name="ce31" table:formula="of:=Cola_Prob*(LOOKUP(Cola_To;Cola_Nodes;Cola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Market Locally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120000" calcext:value-type="float">
            <text:p>120000</text:p>
          </table:table-cell>
          <table:table-cell table:style-name="ce53" table:formula="of:=IF(Cola_Node_Type=&quot;T&quot;;(([.P14]-Cola_Util_Min)^Cola_Util_Param)/Cola_Util_Norm;&quot;&quot;)" office:value-type="float" office:value="0.516397779494322" calcext:value-type="float">
            <text:p>0,5163977795</text:p>
          </table:table-cell>
          <table:table-cell table:style-name="ce31" table:formula="of:=IF(Cola_Node_Type=&quot;T&quot;;Cola_Node_Utility;SUMIF(Cola_From;[.M14];Cola_Total))" office:value-type="float" office:value="0.516397779494322" calcext:value-type="float">
            <text:p>0,5163977795</text:p>
          </table:table-cell>
          <table:table-cell table:style-name="ce53" table:formula="of:=Cola_Util_Min+([.R14]*Cola_Util_Norm)^(1/Cola_Util_Param)" office:value-type="float" office:value="120000" calcext:value-type="float">
            <text:p>120000</text:p>
          </table:table-cell>
          <table:table-cell table:style-name="ce34"/>
          <table:table-cell table:style-name="ce29" table:formula="of:=IF(Cola_Node_Type=&quot;D&quot;;LOOKUP([.T14];Cola_Arcs;Cola_Arc_Name);&quot;&quot;)">
            <text:p/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7" calcext:value-type="float">
            <text:p>7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0.850000023841858" calcext:value-type="float">
            <text:p>0,8500000238</text:p>
          </table:table-cell>
          <table:table-cell table:style-name="ce29" table:formula="of:=LOOKUP(Cola_From;Cola_Nodes;Cola_Node_Name)" office:value-type="string" office:string-value="Decide Test" calcext:value-type="string">
            <text:p>Decide Test</text:p>
          </table:table-cell>
          <table:table-cell table:style-name="ce29" table:formula="of:=LOOKUP(Cola_To;Cola_Nodes;Cola_Node_Name)" office:value-type="string" office:string-value="Do Test" calcext:value-type="string">
            <text:p>Do Test</text:p>
          </table:table-cell>
          <table:table-cell table:style-name="ce30" office:value-type="string" calcext:value-type="string">
            <text:p>National Success</text:p>
          </table:table-cell>
          <table:table-cell table:style-name="ce31" table:formula="of:=Cola_Prob*(LOOKUP(Cola_To;Cola_Nodes;Cola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Market Nationally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Cola_Node_Type=&quot;T&quot;;(([.P15]-Cola_Util_Min)^Cola_Util_Param)/Cola_Util_Norm;&quot;&quot;)">
            <text:p/>
          </table:table-cell>
          <table:table-cell table:style-name="ce31" table:formula="of:=IF(Cola_Node_Type=&quot;T&quot;;Cola_Node_Utility;SUMIF(Cola_From;[.M15];Cola_Total))" office:value-type="string" office:string-value="" calcext:value-type="error">
            <text:p>Ошибка:522</text:p>
          </table:table-cell>
          <table:table-cell table:style-name="ce53" table:formula="of:=Cola_Util_Min+([.R15]*Cola_Util_Norm)^(1/Cola_Util_Param)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Cola_Node_Type=&quot;D&quot;;LOOKUP([.T15];Cola_Arcs;Cola_Arc_Name);&quot;&quot;)">
            <text:p/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.150000005960464" calcext:value-type="float">
            <text:p>0,150000006</text:p>
          </table:table-cell>
          <table:table-cell table:style-name="ce29" table:formula="of:=LOOKUP(Cola_From;Cola_Nodes;Cola_Node_Name)" office:value-type="string" office:string-value="Decide Test" calcext:value-type="string">
            <text:p>Decide Test</text:p>
          </table:table-cell>
          <table:table-cell table:style-name="ce29" table:formula="of:=LOOKUP(Cola_To;Cola_Nodes;Cola_Node_Name)" office:value-type="string" office:string-value="Do Test" calcext:value-type="string">
            <text:p>Do Test</text:p>
          </table:table-cell>
          <table:table-cell table:style-name="ce30" office:value-type="string" calcext:value-type="string">
            <text:p>National Failure</text:p>
          </table:table-cell>
          <table:table-cell table:style-name="ce31" table:formula="of:=Cola_Prob*(LOOKUP(Cola_To;Cola_Nodes;Cola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National Success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420000" calcext:value-type="float">
            <text:p>420000</text:p>
          </table:table-cell>
          <table:table-cell table:style-name="ce53" table:formula="of:=IF(Cola_Node_Type=&quot;T&quot;;(([.P16]-Cola_Util_Min)^Cola_Util_Param)/Cola_Util_Norm;&quot;&quot;)" office:value-type="float" office:value="0.966091783079296" calcext:value-type="float">
            <text:p>0,9660917831</text:p>
          </table:table-cell>
          <table:table-cell table:style-name="ce31" table:formula="of:=IF(Cola_Node_Type=&quot;T&quot;;Cola_Node_Utility;SUMIF(Cola_From;[.M16];Cola_Total))" office:value-type="float" office:value="0.966091783079296" calcext:value-type="float">
            <text:p>0,9660917831</text:p>
          </table:table-cell>
          <table:table-cell table:style-name="ce53" table:formula="of:=Cola_Util_Min+([.R16]*Cola_Util_Norm)^(1/Cola_Util_Param)" office:value-type="float" office:value="420000" calcext:value-type="float">
            <text:p>420000</text:p>
          </table:table-cell>
          <table:table-cell table:style-name="ce34"/>
          <table:table-cell table:style-name="ce29" table:formula="of:=IF(Cola_Node_Type=&quot;D&quot;;LOOKUP([.T16];Cola_Arcs;Cola_Arc_Name);&quot;&quot;)">
            <text:p/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9" calcext:value-type="float">
            <text:p>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Cola_From;Cola_Nodes;Cola_Node_Name)" office:value-type="string" office:string-value="Decide Test" calcext:value-type="string">
            <text:p>Decide Test</text:p>
          </table:table-cell>
          <table:table-cell table:style-name="ce29" table:formula="of:=LOOKUP(Cola_To;Cola_Nodes;Cola_Node_Name)" office:value-type="string" office:string-value="Do Test" calcext:value-type="string">
            <text:p>Do Test</text:p>
          </table:table-cell>
          <table:table-cell table:style-name="ce30" office:value-type="string" calcext:value-type="string">
            <text:p>Market Locally</text:p>
          </table:table-cell>
          <table:table-cell table:style-name="ce31" table:formula="of:=Cola_Prob*(LOOKUP(Cola_To;Cola_Nodes;Cola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National Failure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53" table:formula="of:=IF(Cola_Node_Type=&quot;T&quot;;(([.P17]-Cola_Util_Min)^Cola_Util_Param)/Cola_Util_Norm;&quot;&quot;)" office:value-type="float" office:value="0.210818510677892" calcext:value-type="float">
            <text:p>0,2108185107</text:p>
          </table:table-cell>
          <table:table-cell table:style-name="ce31" table:formula="of:=IF(Cola_Node_Type=&quot;T&quot;;Cola_Node_Utility;SUMIF(Cola_From;[.M17];Cola_Total))" office:value-type="float" office:value="0.210818510677892" calcext:value-type="float">
            <text:p>0,2108185107</text:p>
          </table:table-cell>
          <table:table-cell table:style-name="ce53" table:formula="of:=Cola_Util_Min+([.R17]*Cola_Util_Norm)^(1/Cola_Util_Param)" office:value-type="float" office:value="20000" calcext:value-type="float">
            <text:p>20000</text:p>
          </table:table-cell>
          <table:table-cell table:style-name="ce34"/>
          <table:table-cell table:style-name="ce29" table:formula="of:=IF(Cola_Node_Type=&quot;D&quot;;LOOKUP([.T17];Cola_Arcs;Cola_Arc_Name);&quot;&quot;)">
            <text:p/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0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style-name="ce29" table:formula="of:=LOOKUP(Cola_From;Cola_Nodes;Cola_Node_Name)" office:value-type="string" office:string-value="Decide Test" calcext:value-type="string">
            <text:p>Decide Test</text:p>
          </table:table-cell>
          <table:table-cell table:style-name="ce29" table:formula="of:=LOOKUP(Cola_To;Cola_Nodes;Cola_Node_Name)" office:value-type="string" office:string-value="Do Test" calcext:value-type="string">
            <text:p>Do Test</text:p>
          </table:table-cell>
          <table:table-cell table:style-name="ce30" office:value-type="string" calcext:value-type="string">
            <text:p>Market Nationally</text:p>
          </table:table-cell>
          <table:table-cell table:style-name="ce31" table:formula="of:=Cola_Prob*(LOOKUP(Cola_To;Cola_Nodes;Cola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Market Locally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120000" calcext:value-type="float">
            <text:p>120000</text:p>
          </table:table-cell>
          <table:table-cell table:style-name="ce53" table:formula="of:=IF(Cola_Node_Type=&quot;T&quot;;(([.P18]-Cola_Util_Min)^Cola_Util_Param)/Cola_Util_Norm;&quot;&quot;)" office:value-type="float" office:value="0.516397779494322" calcext:value-type="float">
            <text:p>0,5163977795</text:p>
          </table:table-cell>
          <table:table-cell table:style-name="ce31" table:formula="of:=IF(Cola_Node_Type=&quot;T&quot;;Cola_Node_Utility;SUMIF(Cola_From;[.M18];Cola_Total))" office:value-type="float" office:value="0.516397779494322" calcext:value-type="float">
            <text:p>0,5163977795</text:p>
          </table:table-cell>
          <table:table-cell table:style-name="ce53" table:formula="of:=Cola_Util_Min+([.R18]*Cola_Util_Norm)^(1/Cola_Util_Param)" office:value-type="float" office:value="120000" calcext:value-type="float">
            <text:p>120000</text:p>
          </table:table-cell>
          <table:table-cell table:style-name="ce34"/>
          <table:table-cell table:style-name="ce29" table:formula="of:=IF(Cola_Node_Type=&quot;D&quot;;LOOKUP([.T18];Cola_Arcs;Cola_Arc_Name);&quot;&quot;)">
            <text:p/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1" calcext:value-type="float">
            <text:p>11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.100000001490116" calcext:value-type="float">
            <text:p>0,1000000015</text:p>
          </table:table-cell>
          <table:table-cell table:style-name="ce29" table:formula="of:=LOOKUP(Cola_From;Cola_Nodes;Cola_Node_Name)" office:value-type="string" office:string-value="Decide Test" calcext:value-type="string">
            <text:p>Decide Test</text:p>
          </table:table-cell>
          <table:table-cell table:style-name="ce29" table:formula="of:=LOOKUP(Cola_To;Cola_Nodes;Cola_Node_Name)" office:value-type="string" office:string-value="Do Test" calcext:value-type="string">
            <text:p>Do Test</text:p>
          </table:table-cell>
          <table:table-cell table:style-name="ce30" office:value-type="string" calcext:value-type="string">
            <text:p>National Success</text:p>
          </table:table-cell>
          <table:table-cell table:style-name="ce31" table:formula="of:=Cola_Prob*(LOOKUP(Cola_To;Cola_Nodes;Cola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Market Nationally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Cola_Node_Type=&quot;T&quot;;(([.P19]-Cola_Util_Min)^Cola_Util_Param)/Cola_Util_Norm;&quot;&quot;)">
            <text:p/>
          </table:table-cell>
          <table:table-cell table:style-name="ce31" table:formula="of:=IF(Cola_Node_Type=&quot;T&quot;;Cola_Node_Utility;SUMIF(Cola_From;[.M19];Cola_Total))" office:value-type="string" office:string-value="" calcext:value-type="error">
            <text:p>Ошибка:522</text:p>
          </table:table-cell>
          <table:table-cell table:style-name="ce53" table:formula="of:=Cola_Util_Min+([.R19]*Cola_Util_Norm)^(1/Cola_Util_Param)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Cola_Node_Type=&quot;D&quot;;LOOKUP([.T19];Cola_Arcs;Cola_Arc_Name);&quot;&quot;)">
            <text:p/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.899999976158142" calcext:value-type="float">
            <text:p>0,8999999762</text:p>
          </table:table-cell>
          <table:table-cell table:style-name="ce29" table:formula="of:=LOOKUP(Cola_From;Cola_Nodes;Cola_Node_Name)" office:value-type="string" office:string-value="Decide Test" calcext:value-type="string">
            <text:p>Decide Test</text:p>
          </table:table-cell>
          <table:table-cell table:style-name="ce29" table:formula="of:=LOOKUP(Cola_To;Cola_Nodes;Cola_Node_Name)" office:value-type="string" office:string-value="Do Test" calcext:value-type="string">
            <text:p>Do Test</text:p>
          </table:table-cell>
          <table:table-cell table:style-name="ce30" office:value-type="string" calcext:value-type="string">
            <text:p>National Failure</text:p>
          </table:table-cell>
          <table:table-cell table:style-name="ce31" table:formula="of:=Cola_Prob*(LOOKUP(Cola_To;Cola_Nodes;Cola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National Success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420000" calcext:value-type="float">
            <text:p>420000</text:p>
          </table:table-cell>
          <table:table-cell table:style-name="ce53" table:formula="of:=IF(Cola_Node_Type=&quot;T&quot;;(([.P20]-Cola_Util_Min)^Cola_Util_Param)/Cola_Util_Norm;&quot;&quot;)" office:value-type="float" office:value="0.966091783079296" calcext:value-type="float">
            <text:p>0,9660917831</text:p>
          </table:table-cell>
          <table:table-cell table:style-name="ce31" table:formula="of:=IF(Cola_Node_Type=&quot;T&quot;;Cola_Node_Utility;SUMIF(Cola_From;[.M20];Cola_Total))" office:value-type="float" office:value="0.966091783079296" calcext:value-type="float">
            <text:p>0,9660917831</text:p>
          </table:table-cell>
          <table:table-cell table:style-name="ce53" table:formula="of:=Cola_Util_Min+([.R20]*Cola_Util_Norm)^(1/Cola_Util_Param)" office:value-type="float" office:value="420000" calcext:value-type="float">
            <text:p>420000</text:p>
          </table:table-cell>
          <table:table-cell table:style-name="ce34"/>
          <table:table-cell table:style-name="ce29" table:formula="of:=IF(Cola_Node_Type=&quot;D&quot;;LOOKUP([.T20];Cola_Arcs;Cola_Arc_Name);&quot;&quot;)">
            <text:p/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3" calcext:value-type="float">
            <text:p>1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Cola_From;Cola_Nodes;Cola_Node_Name)" office:value-type="string" office:string-value="Decide Test" calcext:value-type="string">
            <text:p>Decide Test</text:p>
          </table:table-cell>
          <table:table-cell table:style-name="ce29" table:formula="of:=LOOKUP(Cola_To;Cola_Nodes;Cola_Node_Name)" office:value-type="string" office:string-value="Do Test" calcext:value-type="string">
            <text:p>Do Test</text:p>
          </table:table-cell>
          <table:table-cell table:style-name="ce30" office:value-type="string" calcext:value-type="string">
            <text:p>Market Natioinally</text:p>
          </table:table-cell>
          <table:table-cell table:style-name="ce31" table:formula="of:=Cola_Prob*(LOOKUP(Cola_To;Cola_Nodes;Cola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National Failure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53" table:formula="of:=IF(Cola_Node_Type=&quot;T&quot;;(([.P21]-Cola_Util_Min)^Cola_Util_Param)/Cola_Util_Norm;&quot;&quot;)" office:value-type="float" office:value="0.210818510677892" calcext:value-type="float">
            <text:p>0,2108185107</text:p>
          </table:table-cell>
          <table:table-cell table:style-name="ce31" table:formula="of:=IF(Cola_Node_Type=&quot;T&quot;;Cola_Node_Utility;SUMIF(Cola_From;[.M21];Cola_Total))" office:value-type="float" office:value="0.210818510677892" calcext:value-type="float">
            <text:p>0,2108185107</text:p>
          </table:table-cell>
          <table:table-cell table:style-name="ce53" table:formula="of:=Cola_Util_Min+([.R21]*Cola_Util_Norm)^(1/Cola_Util_Param)" office:value-type="float" office:value="20000" calcext:value-type="float">
            <text:p>20000</text:p>
          </table:table-cell>
          <table:table-cell table:style-name="ce34"/>
          <table:table-cell table:style-name="ce29" table:formula="of:=IF(Cola_Node_Type=&quot;D&quot;;LOOKUP([.T21];Cola_Arcs;Cola_Arc_Name);&quot;&quot;)">
            <text:p/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4" calcext:value-type="float">
            <text:p>1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29" table:formula="of:=LOOKUP(Cola_From;Cola_Nodes;Cola_Node_Name)" office:value-type="string" office:string-value="Decide Test" calcext:value-type="string">
            <text:p>Decide Test</text:p>
          </table:table-cell>
          <table:table-cell table:style-name="ce29" table:formula="of:=LOOKUP(Cola_To;Cola_Nodes;Cola_Node_Name)" office:value-type="string" office:string-value="Do Test" calcext:value-type="string">
            <text:p>Do Test</text:p>
          </table:table-cell>
          <table:table-cell table:style-name="ce30" office:value-type="string" calcext:value-type="string">
            <text:p>Market Locally</text:p>
          </table:table-cell>
          <table:table-cell table:style-name="ce31" table:formula="of:=Cola_Prob*(LOOKUP(Cola_To;Cola_Nodes;Cola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Market Nationally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Cola_Node_Type=&quot;T&quot;;(([.P22]-Cola_Util_Min)^Cola_Util_Param)/Cola_Util_Norm;&quot;&quot;)">
            <text:p/>
          </table:table-cell>
          <table:table-cell table:style-name="ce31" table:formula="of:=IF(Cola_Node_Type=&quot;T&quot;;Cola_Node_Utility;SUMIF(Cola_From;[.M22];Cola_Total))" office:value-type="string" office:string-value="" calcext:value-type="error">
            <text:p>Ошибка:522</text:p>
          </table:table-cell>
          <table:table-cell table:style-name="ce53" table:formula="of:=Cola_Util_Min+([.R22]*Cola_Util_Norm)^(1/Cola_Util_Param)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Cola_Node_Type=&quot;D&quot;;LOOKUP([.T22];Cola_Arcs;Cola_Arc_Name);&quot;&quot;)">
            <text:p/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5" calcext:value-type="float">
            <text:p>1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550000011920929" calcext:value-type="float">
            <text:p>0,5500000119</text:p>
          </table:table-cell>
          <table:table-cell table:style-name="ce29" table:formula="of:=LOOKUP(Cola_From;Cola_Nodes;Cola_Node_Name)" office:value-type="string" office:string-value="Decide Test" calcext:value-type="string">
            <text:p>Decide Test</text:p>
          </table:table-cell>
          <table:table-cell table:style-name="ce29" table:formula="of:=LOOKUP(Cola_To;Cola_Nodes;Cola_Node_Name)" office:value-type="string" office:string-value="Do Test" calcext:value-type="string">
            <text:p>Do Test</text:p>
          </table:table-cell>
          <table:table-cell table:style-name="ce30" office:value-type="string" calcext:value-type="string">
            <text:p>National Success</text:p>
          </table:table-cell>
          <table:table-cell table:style-name="ce31" table:formula="of:=Cola_Prob*(LOOKUP(Cola_To;Cola_Nodes;Cola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Market Locally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150000" calcext:value-type="float">
            <text:p>150000</text:p>
          </table:table-cell>
          <table:table-cell table:style-name="ce53" table:formula="of:=IF(Cola_Node_Type=&quot;T&quot;;(([.P23]-Cola_Util_Min)^Cola_Util_Param)/Cola_Util_Norm;&quot;&quot;)" office:value-type="float" office:value="0.577350269189626" calcext:value-type="float">
            <text:p>0,5773502692</text:p>
          </table:table-cell>
          <table:table-cell table:style-name="ce31" table:formula="of:=IF(Cola_Node_Type=&quot;T&quot;;Cola_Node_Utility;SUMIF(Cola_From;[.M23];Cola_Total))" office:value-type="float" office:value="0.577350269189626" calcext:value-type="float">
            <text:p>0,5773502692</text:p>
          </table:table-cell>
          <table:table-cell table:style-name="ce53" table:formula="of:=Cola_Util_Min+([.R23]*Cola_Util_Norm)^(1/Cola_Util_Param)" office:value-type="float" office:value="150000" calcext:value-type="float">
            <text:p>150000</text:p>
          </table:table-cell>
          <table:table-cell table:style-name="ce34"/>
          <table:table-cell table:style-name="ce29" table:formula="of:=IF(Cola_Node_Type=&quot;D&quot;;LOOKUP([.T23];Cola_Arcs;Cola_Arc_Name);&quot;&quot;)">
            <text:p/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6" calcext:value-type="float">
            <text:p>16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.449999988079071" calcext:value-type="float">
            <text:p>0,4499999881</text:p>
          </table:table-cell>
          <table:table-cell table:style-name="ce29" table:formula="of:=LOOKUP(Cola_From;Cola_Nodes;Cola_Node_Name)" office:value-type="string" office:string-value="Decide Test" calcext:value-type="string">
            <text:p>Decide Test</text:p>
          </table:table-cell>
          <table:table-cell table:style-name="ce29" table:formula="of:=LOOKUP(Cola_To;Cola_Nodes;Cola_Node_Name)" office:value-type="string" office:string-value="Do Test" calcext:value-type="string">
            <text:p>Do Test</text:p>
          </table:table-cell>
          <table:table-cell table:style-name="ce30" office:value-type="string" calcext:value-type="string">
            <text:p>National Failure</text:p>
          </table:table-cell>
          <table:table-cell table:style-name="ce31" table:formula="of:=Cola_Prob*(LOOKUP(Cola_To;Cola_Nodes;Cola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National Success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450000" calcext:value-type="float">
            <text:p>450000</text:p>
          </table:table-cell>
          <table:table-cell table:style-name="ce53" table:formula="of:=IF(Cola_Node_Type=&quot;T&quot;;(([.P24]-Cola_Util_Min)^Cola_Util_Param)/Cola_Util_Norm;&quot;&quot;)" office:value-type="float" office:value="1" calcext:value-type="float">
            <text:p>1</text:p>
          </table:table-cell>
          <table:table-cell table:style-name="ce31" table:formula="of:=IF(Cola_Node_Type=&quot;T&quot;;Cola_Node_Utility;SUMIF(Cola_From;[.M24];Cola_Total))" office:value-type="float" office:value="1" calcext:value-type="float">
            <text:p>1</text:p>
          </table:table-cell>
          <table:table-cell table:style-name="ce53" table:formula="of:=Cola_Util_Min+([.R24]*Cola_Util_Norm)^(1/Cola_Util_Param)" office:value-type="float" office:value="450000" calcext:value-type="float">
            <text:p>450000</text:p>
          </table:table-cell>
          <table:table-cell table:style-name="ce34"/>
          <table:table-cell table:style-name="ce29" table:formula="of:=IF(Cola_Node_Type=&quot;D&quot;;LOOKUP([.T24];Cola_Arcs;Cola_Arc_Name);&quot;&quot;)">
            <text:p/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National Failure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50000" calcext:value-type="float">
            <text:p>50000</text:p>
          </table:table-cell>
          <table:table-cell table:style-name="ce53" table:formula="of:=IF(Cola_Node_Type=&quot;T&quot;;(([.P25]-Cola_Util_Min)^Cola_Util_Param)/Cola_Util_Norm;&quot;&quot;)" office:value-type="float" office:value="0.333333333333333" calcext:value-type="float">
            <text:p>0,3333333333</text:p>
          </table:table-cell>
          <table:table-cell table:style-name="ce31" table:formula="of:=IF(Cola_Node_Type=&quot;T&quot;;Cola_Node_Utility;SUMIF(Cola_From;[.M25];Cola_Total))" office:value-type="float" office:value="0.333333333333333" calcext:value-type="float">
            <text:p>0,3333333333</text:p>
          </table:table-cell>
          <table:table-cell table:style-name="ce53" table:formula="of:=Cola_Util_Min+([.R25]*Cola_Util_Norm)^(1/Cola_Util_Param)" office:value-type="float" office:value="50000" calcext:value-type="float">
            <text:p>50000</text:p>
          </table:table-cell>
          <table:table-cell table:style-name="ce34"/>
          <table:table-cell table:style-name="ce29" table:formula="of:=IF(Cola_Node_Type=&quot;D&quot;;LOOKUP([.T25];Cola_Arcs;Cola_Arc_Name);&quot;&quot;)">
            <text:p/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0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a_Graphics" table:style-name="ta10">
        <table:table-column table:style-name="co11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15" table:default-cell-style-name="ce1"/>
        <table:table-column table:style-name="co5" table:number-columns-repeated="2" table:default-cell-style-name="ce1"/>
        <table:table-column table:style-name="co29" table:default-cell-style-name="ce1"/>
        <table:table-column table:style-name="co5" table:number-columns-repeated="2" table:default-cell-style-name="ce1"/>
        <table:table-column table:style-name="co30" table:default-cell-style-name="ce1"/>
        <table:table-column table:style-name="co5" table:number-columns-repeated="2" table:default-cell-style-name="ce1"/>
        <table:table-column table:style-name="co30" table:default-cell-style-name="ce1"/>
        <table:table-column table:style-name="co5" table:number-columns-repeated="2" table:default-cell-style-name="ce1"/>
        <table:table-column table:style-name="co31" table:default-cell-style-name="ce1"/>
        <table:table-column table:style-name="co5" table:number-columns-repeated="239" table:default-cell-style-name="ce1"/>
        <table:table-column table:style-name="co5" table:number-columns-repeated="767" table:default-cell-style-name="Default"/>
        <table:table-row table:style-name="ro1">
          <table:table-cell table:style-name="ce23" office:value-type="string" calcext:value-type="string">
            <text:p>Decision Tree for problem Col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Change Node/Arc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Node</text:p>
          </table:table-cell>
          <table:table-cell table:style-name="ce22" office:value-type="string" calcext:value-type="string">
            <text:p>Decision</text:p>
          </table:table-cell>
          <table:table-cell table:style-name="ce22" office:value-type="string" calcext:value-type="string">
            <text:p>Value</text:p>
          </table:table-cell>
          <table:table-cell table:number-columns-repeated="2"/>
          <table:table-cell table:style-name="ce43" office:value-type="string" calcext:value-type="string">
            <text:p>Decide Test(1)</text:p>
          </table:table-cell>
          <table:table-cell/>
          <table:table-cell table:style-name="ce22"/>
          <table:table-cell table:style-name="ce48" office:value-type="string" calcext:value-type="string">
            <text:p>Do Test(2)</text:p>
          </table:table-cell>
          <table:table-cell/>
          <table:table-cell table:style-name="ce22"/>
          <table:table-cell table:style-name="ce43" office:value-type="string" calcext:value-type="string">
            <text:p>Market Decision(4)</text:p>
          </table:table-cell>
          <table:table-cell/>
          <table:table-cell table:style-name="ce22"/>
          <table:table-cell table:style-name="ce46" office:value-type="string" calcext:value-type="string">
            <text:p>Market Locally(6)</text:p>
          </table:table-cell>
          <table:table-cell/>
          <table:table-cell table:style-name="ce22"/>
          <table:table-cell table:style-name="ce46" office:value-type="string" calcext:value-type="string">
            <text:p>National Success(8)</text:p>
          </table:table-cell>
          <table:table-cell table:number-columns-repeated="1006"/>
        </table:table-row>
        <table:table-row table:style-name="ro1">
          <table:table-cell table:style-name="ce41" office:value-type="string" calcext:value-type="string">
            <text:p>Decide Test</text:p>
          </table:table-cell>
          <table:table-cell table:style-name="ce41" office:value-type="string" calcext:value-type="string">
            <text:p>Do Test</text:p>
          </table:table-cell>
          <table:table-cell table:style-name="ce42" office:value-type="float" office:value="0.718239625113506" calcext:value-type="float">
            <text:p>0,7182396251</text:p>
          </table:table-cell>
          <table:table-cell table:number-columns-repeated="2"/>
          <table:table-cell table:style-name="ce44" office:value-type="float" office:value="0.718239625113506" calcext:value-type="float">
            <text:p>0,7182396251</text:p>
          </table:table-cell>
          <table:table-cell>
            <draw:line table:end-cell-address="Cola_Graphics.G7" table:end-x="1.206cm" table:end-y="0.001cm" draw:z-index="0" draw:name="Строка 940" draw:style-name="gr1" draw:text-style-name="P1" svg:x1="0cm" svg:y1="0.001cm" svg:x2="1.206cm" svg:y2="0.001cm">
              <text:p/>
            </draw:line>
            <draw:line table:end-cell-address="Cola_Graphics.G12" table:end-x="1.206cm" table:end-y="0.459cm" draw:z-index="6" draw:name="Строка 946" draw:style-name="gr1" draw:text-style-name="P1" svg:x1="0cm" svg:y1="0.001cm" svg:x2="1.206cm" svg:y2="2.752cm">
              <text:p/>
            </draw:line>
            <draw:line table:end-cell-address="Cola_Graphics.G7" table:end-x="1.206cm" table:end-y="0.001cm" draw:z-index="32" draw:name="Строка 972" draw:style-name="gr2" draw:text-style-name="P1" svg:x1="0cm" svg:y1="0.001cm" svg:x2="1.206cm" svg:y2="0.001cm">
              <text:p/>
            </draw:line>
          </table:table-cell>
          <table:table-cell table:style-name="ce22">
            <draw:line table:end-cell-address="Cola_Graphics.I7" table:end-x="0.003cm" table:end-y="0.001cm" draw:z-index="1" draw:name="Строка 941" draw:style-name="gr3" draw:text-style-name="P1" svg:x1="0cm" svg:y1="0.001cm" svg:x2="1.207cm" svg:y2="0.001cm">
              <text:p/>
            </draw:line>
            <draw:line table:end-cell-address="Cola_Graphics.I7" table:end-x="0.003cm" table:end-y="0.001cm" draw:z-index="33" draw:name="Строка 973" draw:style-name="gr12" draw:text-style-name="P1" svg:x1="0cm" svg:y1="0.001cm" svg:x2="1.207cm" svg:y2="0.001cm">
              <text:p/>
            </draw:line>
          </table:table-cell>
          <table:table-cell table:style-name="ce50" office:value-type="float" office:value="0.718239625113506" calcext:value-type="float">
            <text:p>0,7182396251</text:p>
          </table:table-cell>
          <table:table-cell>
            <draw:line table:end-cell-address="Cola_Graphics.J7" table:end-x="1.207cm" table:end-y="0.001cm" draw:z-index="2" draw:name="Строка 942" draw:style-name="gr1" draw:text-style-name="P1" svg:x1="0.001cm" svg:y1="0.001cm" svg:x2="1.207cm" svg:y2="0.001cm">
              <text:p/>
            </draw:line>
            <draw:line table:end-cell-address="Cola_Graphics.J12" table:end-x="1.207cm" table:end-y="0.459cm" draw:z-index="4" draw:name="Строка 944" draw:style-name="gr1" draw:text-style-name="P1" svg:x1="0.001cm" svg:y1="0.001cm" svg:x2="1.207cm" svg:y2="2.752cm">
              <text:p/>
            </draw:line>
          </table:table-cell>
          <table:table-cell table:style-name="ce22" office:value-type="float" office:value="0.600000023841858" calcext:value-type="float">
            <text:p>0,6000000238</text:p>
            <draw:line table:end-cell-address="Cola_Graphics.L7" table:end-x="0.003cm" table:end-y="0.001cm" draw:z-index="3" draw:name="Строка 943" draw:style-name="gr3" draw:text-style-name="P1" svg:x1="0cm" svg:y1="0.001cm" svg:x2="1.208cm" svg:y2="0.001cm">
              <text:p/>
            </draw:line>
          </table:table-cell>
          <table:table-cell table:style-name="ce44" office:value-type="float" office:value="0.852800816509085" calcext:value-type="float">
            <text:p>0,8528008165</text:p>
          </table:table-cell>
          <table:table-cell>
            <draw:line table:end-cell-address="Cola_Graphics.M7" table:end-x="1.206cm" table:end-y="0.001cm" draw:z-index="8" draw:name="Строка 948" draw:style-name="gr1" draw:text-style-name="P1" svg:x1="0cm" svg:y1="0.001cm" svg:x2="1.206cm" svg:y2="0.001cm">
              <text:p/>
            </draw:line>
            <draw:line table:end-cell-address="Cola_Graphics.M12" table:end-x="1.206cm" table:end-y="0.459cm" draw:z-index="10" draw:name="Строка 950" draw:style-name="gr1" draw:text-style-name="P1" svg:x1="0cm" svg:y1="0.001cm" svg:x2="1.206cm" svg:y2="2.752cm">
              <text:p/>
            </draw:line>
            <draw:line table:end-cell-address="Cola_Graphics.M12" table:end-x="1.206cm" table:end-y="0.459cm" draw:z-index="34" draw:name="Строка 974" draw:style-name="gr2" draw:text-style-name="P1" svg:x1="0cm" svg:y1="0.001cm" svg:x2="1.206cm" svg:y2="2.752cm">
              <text:p/>
            </draw:line>
          </table:table-cell>
          <table:table-cell table:style-name="ce22">
            <draw:line table:end-cell-address="Cola_Graphics.O7" table:end-x="0.004cm" table:end-y="0.001cm" draw:z-index="9" draw:name="Строка 949" draw:style-name="gr3" draw:text-style-name="P1" svg:x1="0.001cm" svg:y1="0.001cm" svg:x2="1.209cm" svg:y2="0.001cm">
              <text:p/>
            </draw:line>
          </table:table-cell>
          <table:table-cell table:style-name="ce47" office:value-type="float" office:value="0.516397779494322" calcext:value-type="float">
            <text:p>0,5163977795</text:p>
          </table:table-cell>
          <table:table-cell/>
          <table:table-cell table:style-name="ce22" office:value-type="float" office:value="0.850000023841858" calcext:value-type="float">
            <text:p>0,8500000238</text:p>
            <draw:line table:end-cell-address="Cola_Graphics.R7" table:end-x="0.003cm" table:end-y="0.001cm" draw:z-index="13" draw:name="Строка 953" draw:style-name="gr3" draw:text-style-name="P1" svg:x1="0cm" svg:y1="0.001cm" svg:x2="1.208cm" svg:y2="0.001cm">
              <text:p/>
            </draw:line>
          </table:table-cell>
          <table:table-cell table:style-name="ce47" office:value-type="float" office:value="0.966091783079296" calcext:value-type="float">
            <text:p>0,9660917831</text:p>
          </table:table-cell>
          <table:table-cell table:number-columns-repeated="1006"/>
        </table:table-row>
        <table:table-row table:style-name="ro1">
          <table:table-cell table:style-name="ce41" office:value-type="string" calcext:value-type="string">
            <text:p>Market Decision</text:p>
          </table:table-cell>
          <table:table-cell table:style-name="ce41" office:value-type="string" calcext:value-type="string">
            <text:p>Market Nationally</text:p>
          </table:table-cell>
          <table:table-cell table:style-name="ce42" office:value-type="float" office:value="0.852800816509085" calcext:value-type="float">
            <text:p>0,8528008165</text:p>
          </table:table-cell>
          <table:table-cell table:number-columns-repeated="2"/>
          <table:table-cell table:style-name="ce45" office:value-type="string" calcext:value-type="string">
            <text:p>Do Test</text:p>
          </table:table-cell>
          <table:table-cell table:number-columns-repeated="4"/>
          <table:table-cell table:style-name="ce22"/>
          <table:table-cell table:style-name="ce45" office:value-type="string" calcext:value-type="string">
            <text:p>Market Nationally</text:p>
          </table:table-cell>
          <table:table-cell table:number-columns-repeated="4"/>
          <table:table-cell table:style-name="ce22"/>
          <table:table-cell table:number-columns-repeated="1007"/>
        </table:table-row>
        <table:table-row table:style-name="ro1">
          <table:table-cell table:style-name="ce41" office:value-type="string" calcext:value-type="string">
            <text:p>Market Decision</text:p>
          </table:table-cell>
          <table:table-cell table:style-name="ce41" office:value-type="string" calcext:value-type="string">
            <text:p>Market Locally</text:p>
          </table:table-cell>
          <table:table-cell table:style-name="ce42" office:value-type="float" office:value="0.516397779494322" calcext:value-type="float">
            <text:p>0,5163977795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Don't Test</text:p>
          </table:table-cell>
          <table:table-cell table:style-name="ce41" office:value-type="string" calcext:value-type="string">
            <text:p>Market Natioinally</text:p>
          </table:table-cell>
          <table:table-cell table:style-name="ce42" office:value-type="float" office:value="0.700000007947286" calcext:value-type="float">
            <text:p>0,700000007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2"/>
          <table:table-cell table:style-name="ce43" office:value-type="string" calcext:value-type="string">
            <text:p>Don't Test(3)</text:p>
          </table:table-cell>
          <table:table-cell/>
          <table:table-cell table:style-name="ce22"/>
          <table:table-cell table:style-name="ce43" office:value-type="string" calcext:value-type="string">
            <text:p>Market Decision(5)</text:p>
          </table:table-cell>
          <table:table-cell/>
          <table:table-cell table:style-name="ce22"/>
          <table:table-cell table:style-name="ce48" office:value-type="string" calcext:value-type="string">
            <text:p>Market Nationally(7)</text:p>
          </table:table-cell>
          <table:table-cell/>
          <table:table-cell table:style-name="ce22"/>
          <table:table-cell table:style-name="ce46" office:value-type="string" calcext:value-type="string">
            <text:p>National Failure(9)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22">
            <draw:line table:end-cell-address="Cola_Graphics.I13" table:end-x="0.003cm" table:end-y="0cm" draw:z-index="7" draw:name="Строка 947" draw:style-name="gr3" draw:text-style-name="P1" svg:x1="0cm" svg:y1="0cm" svg:x2="1.207cm" svg:y2="0cm">
              <text:p/>
            </draw:line>
          </table:table-cell>
          <table:table-cell table:style-name="ce44" office:value-type="float" office:value="0.700000007947286" calcext:value-type="float">
            <text:p>0,7000000079</text:p>
          </table:table-cell>
          <table:table-cell>
            <draw:line table:end-cell-address="Cola_Graphics.J18" table:end-x="1.207cm" table:end-y="0.459cm" draw:z-index="24" draw:name="Строка 964" draw:style-name="gr1" draw:text-style-name="P1" svg:x1="0.001cm" svg:y1="0cm" svg:x2="1.207cm" svg:y2="2.752cm">
              <text:p/>
            </draw:line>
            <draw:line table:end-cell-address="Cola_Graphics.J24" table:end-x="1.207cm" table:end-y="0.459cm" draw:z-index="26" draw:name="Строка 966" draw:style-name="gr1" draw:text-style-name="P1" svg:x1="0.001cm" svg:y1="0cm" svg:x2="1.207cm" svg:y2="5.504cm">
              <text:p/>
            </draw:line>
            <draw:line table:end-cell-address="Cola_Graphics.J18" table:end-x="1.207cm" table:end-y="0.459cm" draw:z-index="38" draw:name="Строка 978" draw:style-name="gr2" draw:text-style-name="P1" svg:x1="0.001cm" svg:y1="0cm" svg:x2="1.207cm" svg:y2="2.752cm">
              <text:p/>
            </draw:line>
          </table:table-cell>
          <table:table-cell table:style-name="ce22" office:value-type="float" office:value="0.400000005960465" calcext:value-type="float">
            <text:p>0,400000006</text:p>
            <draw:line table:end-cell-address="Cola_Graphics.L13" table:end-x="0.003cm" table:end-y="0cm" draw:z-index="5" draw:name="Строка 945" draw:style-name="gr3" draw:text-style-name="P1" svg:x1="0cm" svg:y1="0cm" svg:x2="1.208cm" svg:y2="0cm">
              <text:p/>
            </draw:line>
          </table:table-cell>
          <table:table-cell table:style-name="ce44" office:value-type="float" office:value="0.516397779494322" calcext:value-type="float">
            <text:p>0,5163977795</text:p>
          </table:table-cell>
          <table:table-cell>
            <draw:line table:end-cell-address="Cola_Graphics.M18" table:end-x="1.206cm" table:end-y="0.459cm" draw:z-index="16" draw:name="Строка 956" draw:style-name="gr1" draw:text-style-name="P1" svg:x1="0cm" svg:y1="0cm" svg:x2="1.206cm" svg:y2="2.752cm">
              <text:p/>
            </draw:line>
            <draw:line table:end-cell-address="Cola_Graphics.M24" table:end-x="1.206cm" table:end-y="0.459cm" draw:z-index="18" draw:name="Строка 958" draw:style-name="gr1" draw:text-style-name="P1" svg:x1="0cm" svg:y1="0cm" svg:x2="1.206cm" svg:y2="5.504cm">
              <text:p/>
            </draw:line>
            <draw:line table:end-cell-address="Cola_Graphics.M18" table:end-x="1.206cm" table:end-y="0.459cm" draw:z-index="36" draw:name="Строка 976" draw:style-name="gr2" draw:text-style-name="P1" svg:x1="0cm" svg:y1="0cm" svg:x2="1.206cm" svg:y2="2.752cm">
              <text:p/>
            </draw:line>
          </table:table-cell>
          <table:table-cell table:style-name="ce22">
            <draw:line table:end-cell-address="Cola_Graphics.O13" table:end-x="0.004cm" table:end-y="0cm" draw:z-index="11" draw:name="Строка 951" draw:style-name="gr3" draw:text-style-name="P1" svg:x1="0.001cm" svg:y1="0cm" svg:x2="1.209cm" svg:y2="0cm">
              <text:p/>
            </draw:line>
            <draw:line table:end-cell-address="Cola_Graphics.O13" table:end-x="0.004cm" table:end-y="0cm" draw:z-index="35" draw:name="Строка 975" draw:style-name="gr13" draw:text-style-name="P1" svg:x1="0.001cm" svg:y1="0cm" svg:x2="1.209cm" svg:y2="0cm">
              <text:p/>
            </draw:line>
          </table:table-cell>
          <table:table-cell table:style-name="ce50" office:value-type="float" office:value="0.852800816509085" calcext:value-type="float">
            <text:p>0,8528008165</text:p>
          </table:table-cell>
          <table:table-cell>
            <draw:line table:end-cell-address="Cola_Graphics.P13" table:end-x="1.207cm" table:end-y="0cm" draw:z-index="14" draw:name="Строка 954" draw:style-name="gr1" draw:text-style-name="P1" svg:x1="0.001cm" svg:y1="0cm" svg:x2="1.207cm" svg:y2="0cm">
              <text:p/>
            </draw:line>
          </table:table-cell>
          <table:table-cell table:style-name="ce22" office:value-type="float" office:value="0.150000005960464" calcext:value-type="float">
            <text:p>0,150000006</text:p>
            <draw:line table:end-cell-address="Cola_Graphics.R13" table:end-x="0.003cm" table:end-y="0cm" draw:z-index="15" draw:name="Строка 955" draw:style-name="gr3" draw:text-style-name="P1" svg:x1="0cm" svg:y1="0cm" svg:x2="1.208cm" svg:y2="0cm">
              <text:p/>
            </draw:line>
          </table:table-cell>
          <table:table-cell table:style-name="ce47" office:value-type="float" office:value="0.210818510677892" calcext:value-type="float">
            <text:p>0,2108185107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45" office:value-type="string" calcext:value-type="string">
            <text:p>Market Natioinally</text:p>
          </table:table-cell>
          <table:table-cell/>
          <table:table-cell table:style-name="ce22"/>
          <table:table-cell table:style-name="ce45" office:value-type="string" calcext:value-type="string">
            <text:p>Market Locally</text:p>
          </table:table-cell>
          <table:table-cell table:number-columns-repeated="4"/>
          <table:table-cell table:style-name="ce22"/>
          <table:table-cell table:number-columns-repeated="1007"/>
        </table:table-row>
        <table:table-row table:style-name="ro1">
          <table:table-cell table:number-columns-repeated="15"/>
          <table:table-cell>
            <draw:line table:end-cell-address="Cola_Graphics.Q21" table:end-x="0.486cm" table:end-y="0.188cm" draw:z-index="12" draw:name="Строка 952" draw:style-name="gr1" draw:text-style-name="P1" svg:x1="0.001cm" svg:y1="-0.918cm" svg:x2="1.207cm" svg:y2="-3.669cm">
              <text:p/>
            </draw:line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22"/>
          <table:table-cell table:style-name="ce48" office:value-type="string" calcext:value-type="string">
            <text:p>Market Nationally(14)</text:p>
          </table:table-cell>
          <table:table-cell/>
          <table:table-cell table:style-name="ce22"/>
          <table:table-cell table:style-name="ce46" office:value-type="string" calcext:value-type="string">
            <text:p>Market Locally(10)</text:p>
          </table:table-cell>
          <table:table-cell/>
          <table:table-cell table:style-name="ce22"/>
          <table:table-cell table:style-name="ce46" office:value-type="string" calcext:value-type="string">
            <text:p>National Success(12)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2">
            <draw:line table:end-cell-address="Cola_Graphics.L19" table:end-x="0.003cm" table:end-y="0cm" draw:z-index="25" draw:name="Строка 965" draw:style-name="gr3" draw:text-style-name="P1" svg:x1="0cm" svg:y1="0cm" svg:x2="1.208cm" svg:y2="0cm">
              <text:p/>
            </draw:line>
            <draw:line table:end-cell-address="Cola_Graphics.L19" table:end-x="0.003cm" table:end-y="0cm" draw:z-index="39" draw:name="Строка 979" draw:style-name="gr14" draw:text-style-name="P1" svg:x1="0cm" svg:y1="0cm" svg:x2="1.208cm" svg:y2="0cm">
              <text:p/>
            </draw:line>
          </table:table-cell>
          <table:table-cell table:style-name="ce50" office:value-type="float" office:value="0.700000007947286" calcext:value-type="float">
            <text:p>0,7000000079</text:p>
          </table:table-cell>
          <table:table-cell>
            <draw:line table:end-cell-address="Cola_Graphics.M30" table:end-x="1.206cm" table:end-y="0.459cm" draw:z-index="28" draw:name="Строка 968" draw:style-name="gr1" draw:text-style-name="P1" svg:x1="0cm" svg:y1="0cm" svg:x2="1.206cm" svg:y2="5.503cm">
              <text:p/>
            </draw:line>
            <draw:line table:end-cell-address="Cola_Graphics.M36" table:end-x="1.206cm" table:end-y="0.459cm" draw:z-index="30" draw:name="Строка 970" draw:style-name="gr1" draw:text-style-name="P1" svg:x1="0cm" svg:y1="0cm" svg:x2="1.206cm" svg:y2="8.255cm">
              <text:p/>
            </draw:line>
          </table:table-cell>
          <table:table-cell table:style-name="ce22">
            <draw:line table:end-cell-address="Cola_Graphics.O19" table:end-x="0.004cm" table:end-y="0cm" draw:z-index="17" draw:name="Строка 957" draw:style-name="gr3" draw:text-style-name="P1" svg:x1="0.001cm" svg:y1="0cm" svg:x2="1.209cm" svg:y2="0cm">
              <text:p/>
            </draw:line>
            <draw:line table:end-cell-address="Cola_Graphics.O19" table:end-x="0.004cm" table:end-y="0cm" draw:z-index="37" draw:name="Строка 977" draw:style-name="gr15" draw:text-style-name="P1" svg:x1="0.001cm" svg:y1="0cm" svg:x2="1.209cm" svg:y2="0cm">
              <text:p/>
            </draw:line>
          </table:table-cell>
          <table:table-cell table:style-name="ce47" office:value-type="float" office:value="0.516397779494322" calcext:value-type="float">
            <text:p>0,5163977795</text:p>
          </table:table-cell>
          <table:table-cell/>
          <table:table-cell table:style-name="ce22" office:value-type="float" office:value="0.100000001490116" calcext:value-type="float">
            <text:p>0,1000000015</text:p>
            <draw:line table:end-cell-address="Cola_Graphics.R19" table:end-x="0.003cm" table:end-y="0cm" draw:z-index="21" draw:name="Строка 961" draw:style-name="gr3" draw:text-style-name="P1" svg:x1="0cm" svg:y1="0cm" svg:x2="1.208cm" svg:y2="0cm">
              <text:p/>
            </draw:line>
          </table:table-cell>
          <table:table-cell table:style-name="ce47" office:value-type="float" office:value="0.966091783079296" calcext:value-type="float">
            <text:p>0,9660917831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2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22"/>
          <table:table-cell table:style-name="ce46" office:value-type="string" calcext:value-type="string">
            <text:p>Market Locally(15)</text:p>
          </table:table-cell>
          <table:table-cell/>
          <table:table-cell table:style-name="ce22"/>
          <table:table-cell table:style-name="ce48" office:value-type="string" calcext:value-type="string">
            <text:p>Market Nationally(11)</text:p>
          </table:table-cell>
          <table:table-cell/>
          <table:table-cell table:style-name="ce22"/>
          <table:table-cell table:style-name="ce46" office:value-type="string" calcext:value-type="string">
            <text:p>National Failure(13)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2">
            <draw:line table:end-cell-address="Cola_Graphics.L25" table:end-x="0.003cm" table:end-y="0.001cm" draw:z-index="27" draw:name="Строка 967" draw:style-name="gr3" draw:text-style-name="P1" svg:x1="0cm" svg:y1="0.001cm" svg:x2="1.208cm" svg:y2="0.001cm">
              <text:p/>
            </draw:line>
          </table:table-cell>
          <table:table-cell table:style-name="ce47" office:value-type="float" office:value="0.577350269189626" calcext:value-type="float">
            <text:p>0,5773502692</text:p>
          </table:table-cell>
          <table:table-cell/>
          <table:table-cell table:style-name="ce22">
            <draw:line table:end-cell-address="Cola_Graphics.O25" table:end-x="0.004cm" table:end-y="0.001cm" draw:z-index="19" draw:name="Строка 959" draw:style-name="gr3" draw:text-style-name="P1" svg:x1="0.001cm" svg:y1="0.001cm" svg:x2="1.209cm" svg:y2="0.001cm">
              <text:p/>
            </draw:line>
          </table:table-cell>
          <table:table-cell table:style-name="ce50" office:value-type="float" office:value="0.286345834331316" calcext:value-type="float">
            <text:p>0,2863458343</text:p>
          </table:table-cell>
          <table:table-cell>
            <draw:line table:end-cell-address="Cola_Graphics.P25" table:end-x="1.207cm" table:end-y="0.001cm" draw:z-index="22" draw:name="Строка 962" draw:style-name="gr1" draw:text-style-name="P1" svg:x1="0.001cm" svg:y1="0.001cm" svg:x2="1.207cm" svg:y2="0.001cm">
              <text:p/>
            </draw:line>
          </table:table-cell>
          <table:table-cell table:style-name="ce22" office:value-type="float" office:value="0.899999976158142" calcext:value-type="float">
            <text:p>0,8999999762</text:p>
            <draw:line table:end-cell-address="Cola_Graphics.R25" table:end-x="0.003cm" table:end-y="0.001cm" draw:z-index="23" draw:name="Строка 963" draw:style-name="gr3" draw:text-style-name="P1" svg:x1="0cm" svg:y1="0.001cm" svg:x2="1.208cm" svg:y2="0.001cm">
              <text:p/>
            </draw:line>
          </table:table-cell>
          <table:table-cell table:style-name="ce47" office:value-type="float" office:value="0.210818510677892" calcext:value-type="float">
            <text:p>0,2108185107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2"/>
          <table:table-cell table:number-columns-repeated="1007"/>
        </table:table-row>
        <table:table-row table:style-name="ro1">
          <table:table-cell table:number-columns-repeated="15"/>
          <table:table-cell>
            <draw:line table:end-cell-address="Cola_Graphics.Q33" table:end-x="0.486cm" table:end-y="0.19cm" draw:z-index="20" draw:name="Строка 960" draw:style-name="gr1" draw:text-style-name="P1" svg:x1="0.001cm" svg:y1="-0.916cm" svg:x2="1.207cm" svg:y2="-3.668cm">
              <text:p/>
            </draw:line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22"/>
          <table:table-cell table:style-name="ce46" office:value-type="string" calcext:value-type="string">
            <text:p>National Success(16)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2" office:value-type="float" office:value="0.550000011920929" calcext:value-type="float">
            <text:p>0,5500000119</text:p>
            <draw:line table:end-cell-address="Cola_Graphics.O31" table:end-x="0.004cm" table:end-y="0cm" draw:z-index="29" draw:name="Строка 969" draw:style-name="gr3" draw:text-style-name="P1" svg:x1="0.001cm" svg:y1="0cm" svg:x2="1.209cm" svg:y2="0cm">
              <text:p/>
            </draw:line>
          </table:table-cell>
          <table:table-cell table:style-name="ce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2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table:style-name="ce22"/>
          <table:table-cell table:style-name="ce46" office:value-type="string" calcext:value-type="string">
            <text:p>National Failure(17)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2" office:value-type="float" office:value="0.449999988079071" calcext:value-type="float">
            <text:p>0,4499999881</text:p>
            <draw:line table:end-cell-address="Cola_Graphics.O37" table:end-x="0.004cm" table:end-y="0cm" draw:z-index="31" draw:name="Строка 971" draw:style-name="gr3" draw:text-style-name="P1" svg:x1="0.001cm" svg:y1="0cm" svg:x2="1.209cm" svg:y2="0cm">
              <text:p/>
            </draw:line>
          </table:table-cell>
          <table:table-cell table:style-name="ce47" office:value-type="float" office:value="0.333333333333333" calcext:value-type="float">
            <text:p>0,3333333333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2"/>
          <table:table-cell table:number-columns-repeated="101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1" table:style-name="ta11">
        <table:table-column table:style-name="co5" table:number-columns-repeated="257" table:default-cell-style-name="ce1"/>
        <table:table-column table:style-name="co5" table:number-columns-repeated="767" table:default-cell-style-name="Default"/>
        <table:table-row table:style-name="ro6">
          <table:table-cell table:style-name="ce20" office:value-type="string" calcext:value-type="string">
            <text:p>Decision Analysis Model</text:p>
          </table:table-cell>
          <table:table-cell table:number-columns-repeated="3"/>
          <table:table-cell table:style-name="ce25" office:value-type="string" calcext:value-type="string">
            <text:p>Name:</text:p>
          </table:table-cell>
          <table:table-cell table:style-name="ce27" office:value-type="string" calcext:value-type="string">
            <text:p>Dec1</text:p>
          </table:table-cell>
          <table:table-cell/>
          <table:table-cell table:style-name="ce25" office:value-type="string" calcext:value-type="string">
            <text:p>Titles:</text:p>
          </table:table-cell>
          <table:table-cell table:style-name="ce28" office:value-type="string" calcext:value-type="string">
            <text:p>Yes</text:p>
          </table:table-cell>
          <table:table-cell/>
          <table:table-cell table:style-name="ce25" office:value-type="string" calcext:value-type="string">
            <text:p>Arc Param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Utility:</text:p>
          </table:table-cell>
          <table:table-cell table:style-name="ce28" office:value-type="string" calcext:value-type="string">
            <text:p>Linear</text:p>
          </table:table-cell>
          <table:table-cell table:style-name="ce38" office:value-type="string" calcext:value-type="string">
            <text:p>Utility</text:p>
          </table:table-cell>
          <table:table-cell table:style-name="ce22" office:value-type="string" calcext:value-type="string">
            <text:p>Param.</text:p>
          </table:table-cell>
          <table:table-cell table:style-name="ce22" office:value-type="string" calcext:value-type="string">
            <text:p>Min.</text:p>
          </table:table-cell>
          <table:table-cell table:style-name="ce22" office:value-type="string" calcext:value-type="string">
            <text:p>Max.</text:p>
          </table:table-cell>
          <table:table-cell table:style-name="ce22" office:value-type="string" calcext:value-type="string">
            <text:p>Norm.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25" office:value-type="string" calcext:value-type="string">
            <text:p>Type:</text:p>
          </table:table-cell>
          <table:table-cell table:style-name="ce28" office:value-type="string" calcext:value-type="string">
            <text:p>DA</text:p>
          </table:table-cell>
          <table:table-cell/>
          <table:table-cell table:style-name="ce25" office:value-type="string" calcext:value-type="string">
            <text:p>All Link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Arc Value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Tree:</text:p>
          </table:table-cell>
          <table:table-cell table:style-name="ce28" office:value-type="string" calcext:value-type="string">
            <text:p>Yes</text:p>
          </table:table-cell>
          <table:table-cell table:style-name="ce22"/>
          <table:table-cell table:style-name="ce52" office:value-type="float" office:value="1" calcext:value-type="float">
            <text:p>1</text:p>
          </table:table-cell>
          <table:table-cell table:style-name="ce54" table:formula="of:=(['file:///D:/!@%23!@%23/Customer/xlsx/xls/%08jensen.lib/decision.xla'#$$'MinIF'];Dec1_Node_Type;&quot;T&quot;;Dec1_Node_Added)" office:value-type="string" office:string-value="" calcext:value-type="error">
            <text:p>Ошибка:511</text:p>
          </table:table-cell>
          <table:table-cell table:style-name="ce54" table:formula="of:=(['file:///D:/!@%23!@%23/Customer/xlsx/xls/%08jensen.lib/decision.xla'#$$'MaxIF'];Dec1_Node_Type;&quot;T&quot;;Dec1_Node_Added)" office:value-type="string" office:string-value="" calcext:value-type="error">
            <text:p>Ошибка:511</text:p>
          </table:table-cell>
          <table:table-cell table:style-name="ce54" table:formula="of:=IF(Dec1_Util_Max&gt;0;Dec1_Util_Max-Dec1_Util_Min;1)" office:value-type="string" office:string-value="" calcext:value-type="error">
            <text:p>Ошибка:511</text:p>
          </table:table-cell>
          <table:table-cell table:number-columns-repeated="1004"/>
        </table:table-row>
        <table:table-row table:style-name="ro1">
          <table:table-cell/>
          <table:table-cell table:style-name="ce21" office:value-type="string" calcext:value-type="string">
            <text:p>Change Structure</text:p>
          </table:table-cell>
          <table:table-cell table:number-columns-repeated="2"/>
          <table:table-cell table:style-name="ce25" office:value-type="string" calcext:value-type="string">
            <text:p>Solver:</text:p>
          </table:table-cell>
          <table:table-cell table:style-name="ce28" office:value-type="string" calcext:value-type="string">
            <text:p>Algorithm</text:p>
          </table:table-cell>
          <table:table-cell/>
          <table:table-cell table:style-name="ce25" office:value-type="string" calcext:value-type="string">
            <text:p>Autoplace:</text:p>
          </table:table-cell>
          <table:table-cell table:style-name="ce28" office:value-type="string" calcext:value-type="string">
            <text:p>Yes</text:p>
          </table:table-cell>
          <table:table-cell/>
          <table:table-cell table:style-name="ce25" office:value-type="string" calcext:value-type="string">
            <text:p>Node Params:</text:p>
          </table:table-cell>
          <table:table-cell table:style-name="ce28" office:value-type="string" calcext:value-type="string">
            <text:p>No</text:p>
          </table:table-cell>
          <table:table-cell table:number-columns-repeated="3"/>
          <table:table-cell table:style-name="ce22"/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Function</text:p>
          </table:table-cell>
          <table:table-cell office:value-type="string" calcext:value-type="string">
            <text:p>Inverse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25" office:value-type="string" calcext:value-type="string">
            <text:p>Goal:</text:p>
          </table:table-cell>
          <table:table-cell table:style-name="ce28" office:value-type="string" calcext:value-type="string">
            <text:p>Max</text:p>
          </table:table-cell>
          <table:table-cell table:number-columns-repeated="4"/>
          <table:table-cell table:style-name="ce25" office:value-type="string" calcext:value-type="string">
            <text:p>Node Values:</text:p>
          </table:table-cell>
          <table:table-cell table:style-name="ce28" office:value-type="string" calcext:value-type="string">
            <text:p>Yes</text:p>
          </table:table-cell>
          <table:table-cell table:number-columns-repeated="3"/>
          <table:table-cell table:style-name="ce22"/>
          <table:table-cell table:style-name="ce52" office:value-type="float" office:value="10" calcext:value-type="float">
            <text:p>10</text:p>
          </table:table-cell>
          <table:table-cell table:style-name="ce54" table:formula="of:=([.Q4]-Dec1_Util_Min)/Dec1_Util_Norm" office:value-type="string" office:string-value="" calcext:value-type="error">
            <text:p>Ошибка:511</text:p>
          </table:table-cell>
          <table:table-cell table:style-name="ce39" table:formula="of:=Dec1_Util_Min+[.R4]*Dec1_Util_Norm" office:value-type="string" office:string-value="" calcext:value-type="error">
            <text:p>Ошибка:511</text:p>
          </table:table-cell>
          <table:table-cell/>
          <table:table-cell table:style-name="ce21" office:value-type="string" calcext:value-type="string">
            <text:p>Update Utility</text:p>
          </table:table-cell>
          <table:table-cell table:number-columns-repeated="1003"/>
        </table:table-row>
        <table:table-row table:style-name="ro1">
          <table:table-cell/>
          <table:table-cell table:style-name="ce21" office:value-type="string" calcext:value-type="string">
            <text:p>Change Node/Arc</text:p>
          </table:table-cell>
          <table:table-cell table:number-columns-repeated="8"/>
          <table:table-cell table:style-name="ce25" office:value-type="string" calcext:value-type="string">
            <text:p>Term. Values:</text:p>
          </table:table-cell>
          <table:table-cell table:style-name="ce28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3" office:value-type="string" calcext:value-type="string">
            <text:p>Arc Data</text:p>
          </table:table-cell>
          <table:table-cell table:number-columns-repeated="9"/>
          <table:table-cell table:style-name="ce23" office:value-type="string" calcext:value-type="string">
            <text:p>Node Data</text:p>
          </table:table-cell>
          <table:table-cell table:number-columns-repeated="1010"/>
        </table:table-row>
        <table:table-row table:style-name="ro1">
          <table:table-cell/>
          <table:table-cell table:style-name="ce21" office:value-type="string" calcext:value-type="string">
            <text:p>Solve</text:p>
          </table:table-cell>
          <table:table-cell table:style-name="ce22"/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From</text:p>
          </table:table-cell>
          <table:table-cell table:style-name="ce22" office:value-type="string" calcext:value-type="string">
            <text:p>To</text:p>
          </table:table-cell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From</text:p>
          </table:table-cell>
          <table:table-cell table:style-name="ce22" office:value-type="string" calcext:value-type="string">
            <text:p>To</text:p>
          </table:table-cell>
          <table:table-cell table:number-columns-repeated="2" table:style-name="ce22" office:value-type="string" calcext:value-type="string">
            <text:p>Arc</text:p>
          </table:table-cell>
          <table:table-cell/>
          <table:table-cell table:number-columns-repeated="5" table:style-name="ce22" office:value-type="string" calcext:value-type="string">
            <text:p>Node</text:p>
          </table:table-cell>
          <table:table-cell table:style-name="ce22" office:value-type="string" calcext:value-type="string">
            <text:p>Optimum</text:p>
          </table:table-cell>
          <table:table-cell table:style-name="ce22" office:value-type="string" calcext:value-type="string">
            <text:p>Cert.</text:p>
          </table:table-cell>
          <table:table-cell table:number-columns-repeated="2" table:style-name="ce22" office:value-type="string" calcext:value-type="string">
            <text:p>Optimum</text:p>
          </table:table-cell>
          <table:table-cell table:number-columns-repeated="2" table:style-name="ce22" office:value-type="string" calcext:value-type="string">
            <text:p>Node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22"/>
          <table:table-cell table:number-columns-repeated="3" table:style-name="ce22" office:value-type="string" calcext:value-type="string">
            <text:p>Index</text:p>
          </table:table-cell>
          <table:table-cell table:style-name="ce22" office:value-type="string" calcext:value-type="string">
            <text:p>Prob.</text:p>
          </table:table-cell>
          <table:table-cell table:number-columns-repeated="3" table:style-name="ce22" office:value-type="string" calcext:value-type="string">
            <text:p>Name</text:p>
          </table:table-cell>
          <table:table-cell table:style-name="ce22" office:value-type="string" calcext:value-type="string">
            <text:p>Utility</text:p>
          </table:table-cell>
          <table:table-cell/>
          <table:table-cell table:style-name="ce22" office:value-type="string" calcext:value-type="string">
            <text:p>Index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Value</text:p>
          </table:table-cell>
          <table:table-cell table:number-columns-repeated="2" table:style-name="ce22" office:value-type="string" calcext:value-type="string">
            <text:p>Utility</text:p>
          </table:table-cell>
          <table:table-cell table:style-name="ce22" office:value-type="string" calcext:value-type="string">
            <text:p>Equiv.</text:p>
          </table:table-cell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Decision</text:p>
          </table:table-cell>
          <table:table-cell table:style-name="ce22" office:value-type="string" calcext:value-type="string">
            <text:p>Level</text:p>
          </table:table-cell>
          <table:table-cell table:style-name="ce22" office:value-type="string" calcext:value-type="string">
            <text:p>Depth</text:p>
          </table:table-cell>
          <table:table-cell table:number-columns-repeated="1001"/>
        </table:table-row>
        <table:table-row table:style-name="ro1">
          <table:table-cell/>
          <table:table-cell table:style-name="ce21" office:value-type="string" calcext:value-type="string">
            <text:p>Graphic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9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_1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Dec1_Node_Type=&quot;T&quot;;([.P9]-Dec1_Util_Min)/Dec1_Util_Norm;&quot;&quot;)">
            <text:p/>
          </table:table-cell>
          <table:table-cell table:style-name="ce31" table:formula="of:=IF(Dec1_Node_Type=&quot;T&quot;;Dec1_Node_Utility;SUMIF(Dec1_From;[.M9];Dec1_Total))" office:value-type="string" office:string-value="" calcext:value-type="error">
            <text:p>Ошибка:522</text:p>
          </table:table-cell>
          <table:table-cell table:style-name="ce53" table:formula="of:=Dec1_Util_Min+[.R9]*Dec1_Util_Norm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Dec1_Node_Type=&quot;D&quot;;LOOKUP([.T9];Dec1_Arcs;Dec1_Arc_Name);&quot;&quot;)" office:value-type="string" office:string-value="" calcext:value-type="error">
            <text:p>#Н/Д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10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_1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Dec1_Node_Type=&quot;T&quot;;([.P10]-Dec1_Util_Min)/Dec1_Util_Norm;&quot;&quot;)">
            <text:p/>
          </table:table-cell>
          <table:table-cell table:style-name="ce31" table:formula="of:=IF(Dec1_Node_Type=&quot;T&quot;;Dec1_Node_Utility;SUMIF(Dec1_From;[.M10];Dec1_Total))" office:value-type="string" office:string-value="" calcext:value-type="error">
            <text:p>Ошибка:522</text:p>
          </table:table-cell>
          <table:table-cell table:style-name="ce53" table:formula="of:=Dec1_Util_Min+[.R10]*Dec1_Util_Norm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Dec1_Node_Type=&quot;D&quot;;LOOKUP([.T10];Dec1_Arcs;Dec1_Arc_Name);&quot;&quot;)">
            <text:p/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21" office:value-type="string" calcext:value-type="string">
            <text:p>Sort Network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.699999988079071" calcext:value-type="float">
            <text:p>0,6999999881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11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C_2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Dec1_Node_Type=&quot;T&quot;;([.P11]-Dec1_Util_Min)/Dec1_Util_Norm;&quot;&quot;)">
            <text:p/>
          </table:table-cell>
          <table:table-cell table:style-name="ce31" table:formula="of:=IF(Dec1_Node_Type=&quot;T&quot;;Dec1_Node_Utility;SUMIF(Dec1_From;[.M11];Dec1_Total))" office:value-type="string" office:string-value="" calcext:value-type="error">
            <text:p>Ошибка:522</text:p>
          </table:table-cell>
          <table:table-cell table:style-name="ce53" table:formula="of:=Dec1_Util_Min+[.R11]*Dec1_Util_Norm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Dec1_Node_Type=&quot;D&quot;;LOOKUP([.T11];Dec1_Arcs;Dec1_Arc_Name);&quot;&quot;)">
            <text:p/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.300000011920929" calcext:value-type="float">
            <text:p>0,3000000119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12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D_2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Dec1_Node_Type=&quot;T&quot;;([.P12]-Dec1_Util_Min)/Dec1_Util_Norm;&quot;&quot;)">
            <text:p/>
          </table:table-cell>
          <table:table-cell table:style-name="ce31" table:formula="of:=IF(Dec1_Node_Type=&quot;T&quot;;Dec1_Node_Utility;SUMIF(Dec1_From;[.M12];Dec1_Total))" office:value-type="string" office:string-value="" calcext:value-type="error">
            <text:p>Ошибка:522</text:p>
          </table:table-cell>
          <table:table-cell table:style-name="ce53" table:formula="of:=Dec1_Util_Min+[.R12]*Dec1_Util_Norm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Dec1_Node_Type=&quot;D&quot;;LOOKUP([.T12];Dec1_Arcs;Dec1_Arc_Name);&quot;&quot;)" office:value-type="string" office:string-value="" calcext:value-type="error">
            <text:p>#Н/Д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.200000002980232" calcext:value-type="float">
            <text:p>0,200000003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13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D_3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Dec1_Node_Type=&quot;T&quot;;([.P13]-Dec1_Util_Min)/Dec1_Util_Norm;&quot;&quot;)">
            <text:p/>
          </table:table-cell>
          <table:table-cell table:style-name="ce31" table:formula="of:=IF(Dec1_Node_Type=&quot;T&quot;;Dec1_Node_Utility;SUMIF(Dec1_From;[.M13];Dec1_Total))" office:value-type="string" office:string-value="" calcext:value-type="error">
            <text:p>Ошибка:522</text:p>
          </table:table-cell>
          <table:table-cell table:style-name="ce53" table:formula="of:=Dec1_Util_Min+[.R13]*Dec1_Util_Norm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Dec1_Node_Type=&quot;D&quot;;LOOKUP([.T13];Dec1_Arcs;Dec1_Arc_Name);&quot;&quot;)" office:value-type="string" office:string-value="" calcext:value-type="error">
            <text:p>#Н/Д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.800000011920929" calcext:value-type="float">
            <text:p>0,8000000119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14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D_4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Dec1_Node_Type=&quot;T&quot;;([.P14]-Dec1_Util_Min)/Dec1_Util_Norm;&quot;&quot;)">
            <text:p/>
          </table:table-cell>
          <table:table-cell table:style-name="ce31" table:formula="of:=IF(Dec1_Node_Type=&quot;T&quot;;Dec1_Node_Utility;SUMIF(Dec1_From;[.M14];Dec1_Total))" office:value-type="string" office:string-value="" calcext:value-type="error">
            <text:p>Ошибка:522</text:p>
          </table:table-cell>
          <table:table-cell table:style-name="ce53" table:formula="of:=Dec1_Util_Min+[.R14]*Dec1_Util_Norm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Dec1_Node_Type=&quot;D&quot;;LOOKUP([.T14];Dec1_Arcs;Dec1_Arc_Name);&quot;&quot;)" office:value-type="string" office:string-value="" calcext:value-type="error">
            <text:p>#Н/Д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15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D_5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Dec1_Node_Type=&quot;T&quot;;([.P15]-Dec1_Util_Min)/Dec1_Util_Norm;&quot;&quot;)">
            <text:p/>
          </table:table-cell>
          <table:table-cell table:style-name="ce31" table:formula="of:=IF(Dec1_Node_Type=&quot;T&quot;;Dec1_Node_Utility;SUMIF(Dec1_From;[.M15];Dec1_Total))" office:value-type="string" office:string-value="" calcext:value-type="error">
            <text:p>Ошибка:522</text:p>
          </table:table-cell>
          <table:table-cell table:style-name="ce53" table:formula="of:=Dec1_Util_Min+[.R15]*Dec1_Util_Norm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Dec1_Node_Type=&quot;D&quot;;LOOKUP([.T15];Dec1_Arcs;Dec1_Arc_Name);&quot;&quot;)" office:value-type="string" office:string-value="" calcext:value-type="error">
            <text:p>#Н/Д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8" calcext:value-type="float">
            <text:p>8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16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C_3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Dec1_Node_Type=&quot;T&quot;;([.P16]-Dec1_Util_Min)/Dec1_Util_Norm;&quot;&quot;)">
            <text:p/>
          </table:table-cell>
          <table:table-cell table:style-name="ce31" table:formula="of:=IF(Dec1_Node_Type=&quot;T&quot;;Dec1_Node_Utility;SUMIF(Dec1_From;[.M16];Dec1_Total))" office:value-type="string" office:string-value="" calcext:value-type="error">
            <text:p>Ошибка:522</text:p>
          </table:table-cell>
          <table:table-cell table:style-name="ce53" table:formula="of:=Dec1_Util_Min+[.R16]*Dec1_Util_Norm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Dec1_Node_Type=&quot;D&quot;;LOOKUP([.T16];Dec1_Arcs;Dec1_Arc_Name);&quot;&quot;)">
            <text:p/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9" calcext:value-type="float">
            <text:p>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17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C_4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Dec1_Node_Type=&quot;T&quot;;([.P17]-Dec1_Util_Min)/Dec1_Util_Norm;&quot;&quot;)">
            <text:p/>
          </table:table-cell>
          <table:table-cell table:style-name="ce31" table:formula="of:=IF(Dec1_Node_Type=&quot;T&quot;;Dec1_Node_Utility;SUMIF(Dec1_From;[.M17];Dec1_Total))" office:value-type="string" office:string-value="" calcext:value-type="error">
            <text:p>Ошибка:522</text:p>
          </table:table-cell>
          <table:table-cell table:style-name="ce53" table:formula="of:=Dec1_Util_Min+[.R17]*Dec1_Util_Norm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Dec1_Node_Type=&quot;D&quot;;LOOKUP([.T17];Dec1_Arcs;Dec1_Arc_Name);&quot;&quot;)">
            <text:p/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0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18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C_5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Dec1_Node_Type=&quot;T&quot;;([.P18]-Dec1_Util_Min)/Dec1_Util_Norm;&quot;&quot;)">
            <text:p/>
          </table:table-cell>
          <table:table-cell table:style-name="ce31" table:formula="of:=IF(Dec1_Node_Type=&quot;T&quot;;Dec1_Node_Utility;SUMIF(Dec1_From;[.M18];Dec1_Total))" office:value-type="string" office:string-value="" calcext:value-type="error">
            <text:p>Ошибка:522</text:p>
          </table:table-cell>
          <table:table-cell table:style-name="ce53" table:formula="of:=Dec1_Util_Min+[.R18]*Dec1_Util_Norm" office:value-type="string" office:string-value="" calcext:value-type="error">
            <text:p>Ошибка:522</text:p>
          </table:table-cell>
          <table:table-cell table:style-name="ce34"/>
          <table:table-cell table:style-name="ce29" table:formula="of:=IF(Dec1_Node_Type=&quot;D&quot;;LOOKUP([.T18];Dec1_Arcs;Dec1_Arc_Name);&quot;&quot;)">
            <text:p/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1" calcext:value-type="float">
            <text:p>1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19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T_1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10" calcext:value-type="float">
            <text:p>10</text:p>
          </table:table-cell>
          <table:table-cell table:style-name="ce53" table:formula="of:=IF(Dec1_Node_Type=&quot;T&quot;;([.P19]-Dec1_Util_Min)/Dec1_Util_Norm;&quot;&quot;)" office:value-type="string" office:string-value="" calcext:value-type="error">
            <text:p>Ошибка:511</text:p>
          </table:table-cell>
          <table:table-cell table:style-name="ce31" table:formula="of:=IF(Dec1_Node_Type=&quot;T&quot;;Dec1_Node_Utility;SUMIF(Dec1_From;[.M19];Dec1_Total))" office:value-type="string" office:string-value="" calcext:value-type="error">
            <text:p>Ошибка:511</text:p>
          </table:table-cell>
          <table:table-cell table:style-name="ce53" table:formula="of:=Dec1_Util_Min+[.R19]*Dec1_Util_Norm" office:value-type="string" office:string-value="" calcext:value-type="error">
            <text:p>Ошибка:511</text:p>
          </table:table-cell>
          <table:table-cell table:style-name="ce34"/>
          <table:table-cell table:style-name="ce29" table:formula="of:=IF(Dec1_Node_Type=&quot;D&quot;;LOOKUP([.T19];Dec1_Arcs;Dec1_Arc_Name);&quot;&quot;)">
            <text:p/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2" calcext:value-type="float">
            <text:p>1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20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T_2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2" calcext:value-type="float">
            <text:p>2</text:p>
          </table:table-cell>
          <table:table-cell table:style-name="ce53" table:formula="of:=IF(Dec1_Node_Type=&quot;T&quot;;([.P20]-Dec1_Util_Min)/Dec1_Util_Norm;&quot;&quot;)" office:value-type="string" office:string-value="" calcext:value-type="error">
            <text:p>Ошибка:511</text:p>
          </table:table-cell>
          <table:table-cell table:style-name="ce31" table:formula="of:=IF(Dec1_Node_Type=&quot;T&quot;;Dec1_Node_Utility;SUMIF(Dec1_From;[.M20];Dec1_Total))" office:value-type="string" office:string-value="" calcext:value-type="error">
            <text:p>Ошибка:511</text:p>
          </table:table-cell>
          <table:table-cell table:style-name="ce53" table:formula="of:=Dec1_Util_Min+[.R20]*Dec1_Util_Norm" office:value-type="string" office:string-value="" calcext:value-type="error">
            <text:p>Ошибка:511</text:p>
          </table:table-cell>
          <table:table-cell table:style-name="ce34"/>
          <table:table-cell table:style-name="ce29" table:formula="of:=IF(Dec1_Node_Type=&quot;D&quot;;LOOKUP([.T20];Dec1_Arcs;Dec1_Arc_Name);&quot;&quot;)">
            <text:p/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3" calcext:value-type="float">
            <text:p>1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21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T_3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12" calcext:value-type="float">
            <text:p>12</text:p>
          </table:table-cell>
          <table:table-cell table:style-name="ce53" table:formula="of:=IF(Dec1_Node_Type=&quot;T&quot;;([.P21]-Dec1_Util_Min)/Dec1_Util_Norm;&quot;&quot;)" office:value-type="string" office:string-value="" calcext:value-type="error">
            <text:p>Ошибка:511</text:p>
          </table:table-cell>
          <table:table-cell table:style-name="ce31" table:formula="of:=IF(Dec1_Node_Type=&quot;T&quot;;Dec1_Node_Utility;SUMIF(Dec1_From;[.M21];Dec1_Total))" office:value-type="string" office:string-value="" calcext:value-type="error">
            <text:p>Ошибка:511</text:p>
          </table:table-cell>
          <table:table-cell table:style-name="ce53" table:formula="of:=Dec1_Util_Min+[.R21]*Dec1_Util_Norm" office:value-type="string" office:string-value="" calcext:value-type="error">
            <text:p>Ошибка:511</text:p>
          </table:table-cell>
          <table:table-cell table:style-name="ce34"/>
          <table:table-cell table:style-name="ce29" table:formula="of:=IF(Dec1_Node_Type=&quot;D&quot;;LOOKUP([.T21];Dec1_Arcs;Dec1_Arc_Name);&quot;&quot;)">
            <text:p/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4" calcext:value-type="float">
            <text:p>1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22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T_4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7" calcext:value-type="float">
            <text:p>7</text:p>
          </table:table-cell>
          <table:table-cell table:style-name="ce53" table:formula="of:=IF(Dec1_Node_Type=&quot;T&quot;;([.P22]-Dec1_Util_Min)/Dec1_Util_Norm;&quot;&quot;)" office:value-type="string" office:string-value="" calcext:value-type="error">
            <text:p>Ошибка:511</text:p>
          </table:table-cell>
          <table:table-cell table:style-name="ce31" table:formula="of:=IF(Dec1_Node_Type=&quot;T&quot;;Dec1_Node_Utility;SUMIF(Dec1_From;[.M22];Dec1_Total))" office:value-type="string" office:string-value="" calcext:value-type="error">
            <text:p>Ошибка:511</text:p>
          </table:table-cell>
          <table:table-cell table:style-name="ce53" table:formula="of:=Dec1_Util_Min+[.R22]*Dec1_Util_Norm" office:value-type="string" office:string-value="" calcext:value-type="error">
            <text:p>Ошибка:511</text:p>
          </table:table-cell>
          <table:table-cell table:style-name="ce34"/>
          <table:table-cell table:style-name="ce29" table:formula="of:=IF(Dec1_Node_Type=&quot;D&quot;;LOOKUP([.T22];Dec1_Arcs;Dec1_Arc_Name);&quot;&quot;)">
            <text:p/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5" calcext:value-type="float">
            <text:p>1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5" calcext:value-type="float">
            <text:p>0,5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23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T_5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2" calcext:value-type="float">
            <text:p>2</text:p>
          </table:table-cell>
          <table:table-cell table:style-name="ce53" table:formula="of:=IF(Dec1_Node_Type=&quot;T&quot;;([.P23]-Dec1_Util_Min)/Dec1_Util_Norm;&quot;&quot;)" office:value-type="string" office:string-value="" calcext:value-type="error">
            <text:p>Ошибка:511</text:p>
          </table:table-cell>
          <table:table-cell table:style-name="ce31" table:formula="of:=IF(Dec1_Node_Type=&quot;T&quot;;Dec1_Node_Utility;SUMIF(Dec1_From;[.M23];Dec1_Total))" office:value-type="string" office:string-value="" calcext:value-type="error">
            <text:p>Ошибка:511</text:p>
          </table:table-cell>
          <table:table-cell table:style-name="ce53" table:formula="of:=Dec1_Util_Min+[.R23]*Dec1_Util_Norm" office:value-type="string" office:string-value="" calcext:value-type="error">
            <text:p>Ошибка:511</text:p>
          </table:table-cell>
          <table:table-cell table:style-name="ce34"/>
          <table:table-cell table:style-name="ce29" table:formula="of:=IF(Dec1_Node_Type=&quot;D&quot;;LOOKUP([.T23];Dec1_Arcs;Dec1_Arc_Name);&quot;&quot;)">
            <text:p/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6" calcext:value-type="float">
            <text:p>1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.5" calcext:value-type="float">
            <text:p>0,5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24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T_6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5" calcext:value-type="float">
            <text:p>5</text:p>
          </table:table-cell>
          <table:table-cell table:style-name="ce53" table:formula="of:=IF(Dec1_Node_Type=&quot;T&quot;;([.P24]-Dec1_Util_Min)/Dec1_Util_Norm;&quot;&quot;)" office:value-type="string" office:string-value="" calcext:value-type="error">
            <text:p>Ошибка:511</text:p>
          </table:table-cell>
          <table:table-cell table:style-name="ce31" table:formula="of:=IF(Dec1_Node_Type=&quot;T&quot;;Dec1_Node_Utility;SUMIF(Dec1_From;[.M24];Dec1_Total))" office:value-type="string" office:string-value="" calcext:value-type="error">
            <text:p>Ошибка:511</text:p>
          </table:table-cell>
          <table:table-cell table:style-name="ce53" table:formula="of:=Dec1_Util_Min+[.R24]*Dec1_Util_Norm" office:value-type="string" office:string-value="" calcext:value-type="error">
            <text:p>Ошибка:511</text:p>
          </table:table-cell>
          <table:table-cell table:style-name="ce34"/>
          <table:table-cell table:style-name="ce29" table:formula="of:=IF(Dec1_Node_Type=&quot;D&quot;;LOOKUP([.T24];Dec1_Arcs;Dec1_Arc_Name);&quot;&quot;)">
            <text:p/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7" calcext:value-type="float">
            <text:p>1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0.600000023841858" calcext:value-type="float">
            <text:p>0,6000000238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25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T_7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3" calcext:value-type="float">
            <text:p>3</text:p>
          </table:table-cell>
          <table:table-cell table:style-name="ce53" table:formula="of:=IF(Dec1_Node_Type=&quot;T&quot;;([.P25]-Dec1_Util_Min)/Dec1_Util_Norm;&quot;&quot;)" office:value-type="string" office:string-value="" calcext:value-type="error">
            <text:p>Ошибка:511</text:p>
          </table:table-cell>
          <table:table-cell table:style-name="ce31" table:formula="of:=IF(Dec1_Node_Type=&quot;T&quot;;Dec1_Node_Utility;SUMIF(Dec1_From;[.M25];Dec1_Total))" office:value-type="string" office:string-value="" calcext:value-type="error">
            <text:p>Ошибка:511</text:p>
          </table:table-cell>
          <table:table-cell table:style-name="ce53" table:formula="of:=Dec1_Util_Min+[.R25]*Dec1_Util_Norm" office:value-type="string" office:string-value="" calcext:value-type="error">
            <text:p>Ошибка:511</text:p>
          </table:table-cell>
          <table:table-cell table:style-name="ce34"/>
          <table:table-cell table:style-name="ce29" table:formula="of:=IF(Dec1_Node_Type=&quot;D&quot;;LOOKUP([.T25];Dec1_Arcs;Dec1_Arc_Name);&quot;&quot;)">
            <text:p/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8" calcext:value-type="float">
            <text:p>1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0.399999976158142" calcext:value-type="float">
            <text:p>0,3999999762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26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T_8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2" calcext:value-type="float">
            <text:p>2</text:p>
          </table:table-cell>
          <table:table-cell table:style-name="ce53" table:formula="of:=IF(Dec1_Node_Type=&quot;T&quot;;([.P26]-Dec1_Util_Min)/Dec1_Util_Norm;&quot;&quot;)" office:value-type="string" office:string-value="" calcext:value-type="error">
            <text:p>Ошибка:511</text:p>
          </table:table-cell>
          <table:table-cell table:style-name="ce31" table:formula="of:=IF(Dec1_Node_Type=&quot;T&quot;;Dec1_Node_Utility;SUMIF(Dec1_From;[.M26];Dec1_Total))" office:value-type="string" office:string-value="" calcext:value-type="error">
            <text:p>Ошибка:511</text:p>
          </table:table-cell>
          <table:table-cell table:style-name="ce53" table:formula="of:=Dec1_Util_Min+[.R26]*Dec1_Util_Norm" office:value-type="string" office:string-value="" calcext:value-type="error">
            <text:p>Ошибка:511</text:p>
          </table:table-cell>
          <table:table-cell table:style-name="ce34"/>
          <table:table-cell table:style-name="ce29" table:formula="of:=IF(Dec1_Node_Type=&quot;D&quot;;LOOKUP([.T26];Dec1_Arcs;Dec1_Arc_Name);&quot;&quot;)">
            <text:p/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19" calcext:value-type="float">
            <text:p>1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Dec1_From;Dec1_Nodes;Dec1_Node_Name)" office:value-type="string" office:string-value="D_1" calcext:value-type="string">
            <text:p>D_1</text:p>
          </table:table-cell>
          <table:table-cell table:style-name="ce29" table:formula="of:=LOOKUP(Dec1_To;Dec1_Nodes;Dec1_Node_Name)" office:value-type="string" office:string-value="C_1" calcext:value-type="string">
            <text:p>C_1</text:p>
          </table:table-cell>
          <table:table-cell table:style-name="ce30" table:formula="of:=[.I27]" office:value-type="string" office:string-value="C_1" calcext:value-type="string">
            <text:p>C_1</text:p>
          </table:table-cell>
          <table:table-cell table:style-name="ce31" table:formula="of:=Dec1_Prob*(LOOKUP(Dec1_To;Dec1_Nodes;Dec1_Node_Value))" office:value-type="string" office:string-value="" calcext:value-type="error">
            <text:p>Ошибка:522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4" office:value-type="string" calcext:value-type="string">
            <text:p>T_9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4" calcext:value-type="float">
            <text:p>4</text:p>
          </table:table-cell>
          <table:table-cell table:style-name="ce53" table:formula="of:=IF(Dec1_Node_Type=&quot;T&quot;;([.P27]-Dec1_Util_Min)/Dec1_Util_Norm;&quot;&quot;)" office:value-type="string" office:string-value="" calcext:value-type="error">
            <text:p>Ошибка:511</text:p>
          </table:table-cell>
          <table:table-cell table:style-name="ce31" table:formula="of:=IF(Dec1_Node_Type=&quot;T&quot;;Dec1_Node_Utility;SUMIF(Dec1_From;[.M27];Dec1_Total))" office:value-type="string" office:string-value="" calcext:value-type="error">
            <text:p>Ошибка:511</text:p>
          </table:table-cell>
          <table:table-cell table:style-name="ce53" table:formula="of:=Dec1_Util_Min+[.R27]*Dec1_Util_Norm" office:value-type="string" office:string-value="" calcext:value-type="error">
            <text:p>Ошибка:511</text:p>
          </table:table-cell>
          <table:table-cell table:style-name="ce34"/>
          <table:table-cell table:style-name="ce29" table:formula="of:=IF(Dec1_Node_Type=&quot;D&quot;;LOOKUP([.T27];Dec1_Arcs;Dec1_Arc_Name);&quot;&quot;)">
            <text:p/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T_10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31" table:formula="of:=IF(Dec1_Node_Type=&quot;T&quot;;Dec1_Node_Utility;SUMIF(Dec1_From;[.M28];Dec1_Total))" office:value-type="float" office:value="0" calcext:value-type="float">
            <text:p>0</text:p>
          </table:table-cell>
          <table:table-cell table:style-name="ce53" table:formula="of:=Dec1_Util_Min+[.R28]*Dec1_Util_Norm" office:value-type="string" office:string-value="" calcext:value-type="error">
            <text:p>Ошибка:511</text:p>
          </table:table-cell>
          <table:table-cell table:style-name="ce34"/>
          <table:table-cell table:style-name="ce29" table:formula="of:=IF(Dec1_Node_Type=&quot;D&quot;;LOOKUP([.T28];Dec1_Arcs;Dec1_Arc_Name);&quot;&quot;)">
            <text:p/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2" table:style-name="ta12">
        <table:table-column table:style-name="co5" table:number-columns-repeated="17" table:default-cell-style-name="ce1"/>
        <table:table-column table:style-name="co22" table:number-columns-repeated="3" table:default-cell-style-name="ce1"/>
        <table:table-column table:style-name="co5" table:number-columns-repeated="237" table:default-cell-style-name="ce1"/>
        <table:table-column table:style-name="co5" table:number-columns-repeated="767" table:default-cell-style-name="Default"/>
        <table:table-row table:style-name="ro6">
          <table:table-cell table:style-name="ce20" office:value-type="string" calcext:value-type="string">
            <text:p>Decision Analysis Model</text:p>
          </table:table-cell>
          <table:table-cell table:number-columns-repeated="3"/>
          <table:table-cell table:style-name="ce25" office:value-type="string" calcext:value-type="string">
            <text:p>Name:</text:p>
          </table:table-cell>
          <table:table-cell table:style-name="ce27" office:value-type="string" calcext:value-type="string">
            <text:p>Dec2</text:p>
          </table:table-cell>
          <table:table-cell/>
          <table:table-cell table:style-name="ce25" office:value-type="string" calcext:value-type="string">
            <text:p>Titles:</text:p>
          </table:table-cell>
          <table:table-cell table:style-name="ce28" office:value-type="string" calcext:value-type="string">
            <text:p>Yes</text:p>
          </table:table-cell>
          <table:table-cell/>
          <table:table-cell table:style-name="ce25" office:value-type="string" calcext:value-type="string">
            <text:p>Arc Param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Utility:</text:p>
          </table:table-cell>
          <table:table-cell table:style-name="ce28" office:value-type="string" calcext:value-type="string">
            <text:p>Exp</text:p>
          </table:table-cell>
          <table:table-cell table:style-name="ce38" office:value-type="string" calcext:value-type="string">
            <text:p>Utility</text:p>
          </table:table-cell>
          <table:table-cell table:style-name="ce22" office:value-type="string" calcext:value-type="string">
            <text:p>Param.</text:p>
          </table:table-cell>
          <table:table-cell table:style-name="ce22" office:value-type="string" calcext:value-type="string">
            <text:p>Min.</text:p>
          </table:table-cell>
          <table:table-cell table:style-name="ce22" office:value-type="string" calcext:value-type="string">
            <text:p>Max.</text:p>
          </table:table-cell>
          <table:table-cell table:style-name="ce22" office:value-type="string" calcext:value-type="string">
            <text:p>Norm.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25" office:value-type="string" calcext:value-type="string">
            <text:p>Type:</text:p>
          </table:table-cell>
          <table:table-cell table:style-name="ce28" office:value-type="string" calcext:value-type="string">
            <text:p>DA</text:p>
          </table:table-cell>
          <table:table-cell/>
          <table:table-cell table:style-name="ce25" office:value-type="string" calcext:value-type="string">
            <text:p>All Link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Arc Values:</text:p>
          </table:table-cell>
          <table:table-cell table:style-name="ce28" office:value-type="string" calcext:value-type="string">
            <text:p>No</text:p>
          </table:table-cell>
          <table:table-cell/>
          <table:table-cell table:style-name="ce25" office:value-type="string" calcext:value-type="string">
            <text:p>Tree:</text:p>
          </table:table-cell>
          <table:table-cell table:style-name="ce28" office:value-type="string" calcext:value-type="string">
            <text:p>Yes</text:p>
          </table:table-cell>
          <table:table-cell table:style-name="ce22"/>
          <table:table-cell table:style-name="ce52" office:value-type="float" office:value="10000" calcext:value-type="float">
            <text:p>100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float" office:value="10000" calcext:value-type="float">
            <text:p>10000</text:p>
          </table:table-cell>
          <table:table-cell table:style-name="ce54" table:formula="of:=IF(Dec2_Util_Max&gt;0;1-EXP(-(Dec2_Util_Max-Dec2_Util_Min)/Dec2_Util_Param);1)" office:value-type="float" office:value="0.593430340259401" calcext:value-type="float">
            <text:p>0,5934303403</text:p>
          </table:table-cell>
          <table:table-cell table:number-columns-repeated="1004"/>
        </table:table-row>
        <table:table-row table:style-name="ro1">
          <table:table-cell/>
          <table:table-cell table:style-name="ce21" office:value-type="string" calcext:value-type="string">
            <text:p>Change Structure</text:p>
          </table:table-cell>
          <table:table-cell table:number-columns-repeated="2"/>
          <table:table-cell table:style-name="ce25" office:value-type="string" calcext:value-type="string">
            <text:p>Solver:</text:p>
          </table:table-cell>
          <table:table-cell table:style-name="ce28" office:value-type="string" calcext:value-type="string">
            <text:p>Functions</text:p>
          </table:table-cell>
          <table:table-cell/>
          <table:table-cell table:style-name="ce25" office:value-type="string" calcext:value-type="string">
            <text:p>Autoplace:</text:p>
          </table:table-cell>
          <table:table-cell table:style-name="ce28" office:value-type="string" calcext:value-type="string">
            <text:p>Yes</text:p>
          </table:table-cell>
          <table:table-cell/>
          <table:table-cell table:style-name="ce25" office:value-type="string" calcext:value-type="string">
            <text:p>Node Params:</text:p>
          </table:table-cell>
          <table:table-cell table:style-name="ce28" office:value-type="string" calcext:value-type="string">
            <text:p>No</text:p>
          </table:table-cell>
          <table:table-cell table:number-columns-repeated="3"/>
          <table:table-cell table:style-name="ce22"/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Function</text:p>
          </table:table-cell>
          <table:table-cell office:value-type="string" calcext:value-type="string">
            <text:p>Inverse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25" office:value-type="string" calcext:value-type="string">
            <text:p>Goal:</text:p>
          </table:table-cell>
          <table:table-cell table:style-name="ce28" office:value-type="string" calcext:value-type="string">
            <text:p>Max</text:p>
          </table:table-cell>
          <table:table-cell table:number-columns-repeated="4"/>
          <table:table-cell table:style-name="ce25" office:value-type="string" calcext:value-type="string">
            <text:p>Node Values:</text:p>
          </table:table-cell>
          <table:table-cell table:style-name="ce28" office:value-type="string" calcext:value-type="string">
            <text:p>Yes</text:p>
          </table:table-cell>
          <table:table-cell table:number-columns-repeated="3"/>
          <table:table-cell table:style-name="ce22"/>
          <table:table-cell table:style-name="ce52" office:value-type="float" office:value="5500" calcext:value-type="float">
            <text:p>5500</text:p>
          </table:table-cell>
          <table:table-cell table:style-name="ce54" table:formula="of:=(1-EXP(-([.Q4]-Dec2_Util_Min)/Dec2_Util_Param))/Dec2_Util_Norm" office:value-type="float" office:value="0.610639233949222" calcext:value-type="float">
            <text:p>0,6106392339</text:p>
          </table:table-cell>
          <table:table-cell table:style-name="ce39" table:formula="of:=Dec2_Util_Min+-Dec2_Util_Param*LN(1-[.R4]*Dec2_Util_Norm)" office:value-type="float" office:value="5500" calcext:value-type="float">
            <text:p>5500</text:p>
          </table:table-cell>
          <table:table-cell/>
          <table:table-cell table:style-name="ce21" office:value-type="string" calcext:value-type="string">
            <text:p>Update Utility</text:p>
          </table:table-cell>
          <table:table-cell table:number-columns-repeated="1003"/>
        </table:table-row>
        <table:table-row table:style-name="ro1">
          <table:table-cell/>
          <table:table-cell table:style-name="ce21" office:value-type="string" calcext:value-type="string">
            <text:p>Change Node/Arc</text:p>
          </table:table-cell>
          <table:table-cell table:number-columns-repeated="8"/>
          <table:table-cell table:style-name="ce25" office:value-type="string" calcext:value-type="string">
            <text:p>Term. Values:</text:p>
          </table:table-cell>
          <table:table-cell table:style-name="ce28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3" office:value-type="string" calcext:value-type="string">
            <text:p>Arc Data</text:p>
          </table:table-cell>
          <table:table-cell table:number-columns-repeated="9"/>
          <table:table-cell table:style-name="ce23" office:value-type="string" calcext:value-type="string">
            <text:p>Node Data</text:p>
          </table:table-cell>
          <table:table-cell table:number-columns-repeated="1010"/>
        </table:table-row>
        <table:table-row table:style-name="ro1">
          <table:table-cell/>
          <table:table-cell table:style-name="ce21" office:value-type="string" calcext:value-type="string">
            <text:p>Solve</text:p>
          </table:table-cell>
          <table:table-cell table:style-name="ce22"/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From</text:p>
          </table:table-cell>
          <table:table-cell table:style-name="ce22" office:value-type="string" calcext:value-type="string">
            <text:p>To</text:p>
          </table:table-cell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From</text:p>
          </table:table-cell>
          <table:table-cell table:style-name="ce22" office:value-type="string" calcext:value-type="string">
            <text:p>To</text:p>
          </table:table-cell>
          <table:table-cell table:number-columns-repeated="2" table:style-name="ce22" office:value-type="string" calcext:value-type="string">
            <text:p>Arc</text:p>
          </table:table-cell>
          <table:table-cell/>
          <table:table-cell table:number-columns-repeated="5" table:style-name="ce22" office:value-type="string" calcext:value-type="string">
            <text:p>Node</text:p>
          </table:table-cell>
          <table:table-cell table:style-name="ce22" office:value-type="string" calcext:value-type="string">
            <text:p>Optimum</text:p>
          </table:table-cell>
          <table:table-cell table:style-name="ce22" office:value-type="string" calcext:value-type="string">
            <text:p>Cert.</text:p>
          </table:table-cell>
          <table:table-cell table:number-columns-repeated="2" table:style-name="ce22" office:value-type="string" calcext:value-type="string">
            <text:p>Optimum</text:p>
          </table:table-cell>
          <table:table-cell table:number-columns-repeated="2" table:style-name="ce22" office:value-type="string" calcext:value-type="string">
            <text:p>Node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22"/>
          <table:table-cell table:number-columns-repeated="3" table:style-name="ce22" office:value-type="string" calcext:value-type="string">
            <text:p>Index</text:p>
          </table:table-cell>
          <table:table-cell table:style-name="ce22" office:value-type="string" calcext:value-type="string">
            <text:p>Prob.</text:p>
          </table:table-cell>
          <table:table-cell table:number-columns-repeated="3" table:style-name="ce22" office:value-type="string" calcext:value-type="string">
            <text:p>Name</text:p>
          </table:table-cell>
          <table:table-cell table:style-name="ce22" office:value-type="string" calcext:value-type="string">
            <text:p>Utility</text:p>
          </table:table-cell>
          <table:table-cell/>
          <table:table-cell table:style-name="ce22" office:value-type="string" calcext:value-type="string">
            <text:p>Index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Value</text:p>
          </table:table-cell>
          <table:table-cell table:number-columns-repeated="2" table:style-name="ce22" office:value-type="string" calcext:value-type="string">
            <text:p>Utility</text:p>
          </table:table-cell>
          <table:table-cell table:style-name="ce22" office:value-type="string" calcext:value-type="string">
            <text:p>Equiv.</text:p>
          </table:table-cell>
          <table:table-cell table:style-name="ce22" office:value-type="string" calcext:value-type="string">
            <text:p>Arc</text:p>
          </table:table-cell>
          <table:table-cell table:style-name="ce22" office:value-type="string" calcext:value-type="string">
            <text:p>Decision</text:p>
          </table:table-cell>
          <table:table-cell table:style-name="ce22" office:value-type="string" calcext:value-type="string">
            <text:p>Level</text:p>
          </table:table-cell>
          <table:table-cell table:style-name="ce22" office:value-type="string" calcext:value-type="string">
            <text:p>Depth</text:p>
          </table:table-cell>
          <table:table-cell table:number-columns-repeated="1001"/>
        </table:table-row>
        <table:table-row table:style-name="ro1">
          <table:table-cell/>
          <table:table-cell table:style-name="ce21" office:value-type="string" calcext:value-type="string">
            <text:p>Graphic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Dec2_From;Dec2_Nodes;Dec2_Node_Name)" office:value-type="string" office:string-value="D_1" calcext:value-type="string">
            <text:p>D_1</text:p>
          </table:table-cell>
          <table:table-cell table:style-name="ce29" table:formula="of:=LOOKUP(Dec2_To;Dec2_Nodes;Dec2_Node_Name)" office:value-type="string" office:string-value="C_1" calcext:value-type="string">
            <text:p>C_1</text:p>
          </table:table-cell>
          <table:table-cell table:style-name="ce30" table:formula="of:=[.I9]" office:value-type="string" office:string-value="C_1" calcext:value-type="string">
            <text:p>C_1</text:p>
          </table:table-cell>
          <table:table-cell table:style-name="ce31" table:formula="of:=Dec2_Prob*(LOOKUP(Dec2_To;Dec2_Nodes;Dec2_Node_Value))" office:value-type="string" office:string-value="" calcext:value-type="error">
            <text:p>Ошибка:51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_1</text:p>
          </table:table-cell>
          <table:table-cell table:style-name="ce32" office:value-type="string" calcext:value-type="string">
            <text:p>D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Dec2_Node_Type=&quot;T&quot;;(1-EXP(-([.P9]-Dec2_Util_Min)/Dec2_Util_Param))/Dec2_Util_Norm;&quot;&quot;)">
            <text:p/>
          </table:table-cell>
          <table:table-cell table:style-name="ce31" table:formula="of:=IF(Dec2_Node_Type=&quot;D&quot;;(['file:///D:/!@%23!@%23/Customer/xlsx/xls/%08jensen.lib/decision.xla'#$$'MaxIF'];Dec2_From;[.M9];Dec2_Total);IF(Dec2_Node_Type=&quot;C&quot;;SUMIF(Dec2_From;[.M9];Dec2_Total);Dec2_Node_Utility))" office:value-type="string" office:string-value="" calcext:value-type="error">
            <text:p>Ошибка:511</text:p>
          </table:table-cell>
          <table:table-cell table:style-name="ce53" table:formula="of:=Dec2_Util_Min+-Dec2_Util_Param*LN(1-[.R9]*Dec2_Util_Norm)" office:value-type="string" office:string-value="" calcext:value-type="error">
            <text:p>Ошибка:511</text:p>
          </table:table-cell>
          <table:table-cell table:style-name="ce31" table:formula="of:=IF(Dec2_Node_Type=&quot;D&quot;;(['file:///D:/!@%23!@%23/Customer/xlsx/xls/%08jensen.lib/decision.xla'#$$'MatchIF'];Dec2_From;[.M9];Dec2_Total;[.R9]);&quot;&quot;)" office:value-type="string" office:string-value="" calcext:value-type="error">
            <text:p>Ошибка:511</text:p>
          </table:table-cell>
          <table:table-cell table:style-name="ce29" table:formula="of:=IF(Dec2_Node_Type=&quot;D&quot;;LOOKUP([.T9];Dec2_Arcs;Dec2_Arc_Name);&quot;&quot;)" office:value-type="string" office:string-value="" calcext:value-type="error">
            <text:p>Ошибка:51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LOOKUP(Dec2_From;Dec2_Nodes;Dec2_Node_Name)" office:value-type="string" office:string-value="D_1" calcext:value-type="string">
            <text:p>D_1</text:p>
          </table:table-cell>
          <table:table-cell table:style-name="ce29" table:formula="of:=LOOKUP(Dec2_To;Dec2_Nodes;Dec2_Node_Name)" office:value-type="string" office:string-value="C_1" calcext:value-type="string">
            <text:p>C_1</text:p>
          </table:table-cell>
          <table:table-cell table:style-name="ce30" table:formula="of:=[.I10]" office:value-type="string" office:string-value="C_1" calcext:value-type="string">
            <text:p>C_1</text:p>
          </table:table-cell>
          <table:table-cell table:style-name="ce31" table:formula="of:=Dec2_Prob*(LOOKUP(Dec2_To;Dec2_Nodes;Dec2_Node_Value))" office:value-type="string" office:string-value="" calcext:value-type="error">
            <text:p>Ошибка:511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_1</text:p>
          </table:table-cell>
          <table:table-cell table:style-name="ce32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Dec2_Node_Type=&quot;T&quot;;(1-EXP(-([.P10]-Dec2_Util_Min)/Dec2_Util_Param))/Dec2_Util_Norm;&quot;&quot;)">
            <text:p/>
          </table:table-cell>
          <table:table-cell table:style-name="ce31" table:formula="of:=IF(Dec2_Node_Type=&quot;D&quot;;(['file:///D:/!@%23!@%23/Customer/xlsx/xls/%08jensen.lib/decision.xla'#$$'MaxIF'];Dec2_From;[.M10];Dec2_Total);IF(Dec2_Node_Type=&quot;C&quot;;SUMIF(Dec2_From;[.M10];Dec2_Total);Dec2_Node_Utility))" office:value-type="string" office:string-value="" calcext:value-type="error">
            <text:p>Ошибка:511</text:p>
          </table:table-cell>
          <table:table-cell table:style-name="ce53" table:formula="of:=Dec2_Util_Min+-Dec2_Util_Param*LN(1-[.R10]*Dec2_Util_Norm)" office:value-type="string" office:string-value="" calcext:value-type="error">
            <text:p>Ошибка:511</text:p>
          </table:table-cell>
          <table:table-cell table:style-name="ce31" table:formula="of:=IF(Dec2_Node_Type=&quot;D&quot;;(['file:///D:/!@%23!@%23/Customer/xlsx/xls/%08jensen.lib/decision.xla'#$$'MatchIF'];Dec2_From;[.M10];Dec2_Total;[.R10]);&quot;&quot;)" office:value-type="string" office:string-value="" calcext:value-type="error">
            <text:p>Ошибка:511</text:p>
          </table:table-cell>
          <table:table-cell table:style-name="ce29" table:formula="of:=IF(Dec2_Node_Type=&quot;D&quot;;LOOKUP([.T10];Dec2_Arcs;Dec2_Arc_Name);&quot;&quot;)">
            <text:p/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21" office:value-type="string" calcext:value-type="string">
            <text:p>Sort Network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.5" calcext:value-type="float">
            <text:p>0,5</text:p>
          </table:table-cell>
          <table:table-cell table:style-name="ce29" table:formula="of:=LOOKUP(Dec2_From;Dec2_Nodes;Dec2_Node_Name)" office:value-type="string" office:string-value="D_1" calcext:value-type="string">
            <text:p>D_1</text:p>
          </table:table-cell>
          <table:table-cell table:style-name="ce29" table:formula="of:=LOOKUP(Dec2_To;Dec2_Nodes;Dec2_Node_Name)" office:value-type="string" office:string-value="C_1" calcext:value-type="string">
            <text:p>C_1</text:p>
          </table:table-cell>
          <table:table-cell table:style-name="ce30" table:formula="of:=[.I11]" office:value-type="string" office:string-value="C_1" calcext:value-type="string">
            <text:p>C_1</text:p>
          </table:table-cell>
          <table:table-cell table:style-name="ce31" table:formula="of:=Dec2_Prob*(LOOKUP(Dec2_To;Dec2_Nodes;Dec2_Node_Value))" office:value-type="string" office:string-value="" calcext:value-type="error">
            <text:p>Ошибка:511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T_1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0" calcext:value-type="float">
            <text:p>0</text:p>
          </table:table-cell>
          <table:table-cell table:style-name="ce53" table:formula="of:=IF(Dec2_Node_Type=&quot;T&quot;;(1-EXP(-([.P11]-Dec2_Util_Min)/Dec2_Util_Param))/Dec2_Util_Norm;&quot;&quot;)" office:value-type="float" office:value="-0.177225380875665" calcext:value-type="float">
            <text:p>-0,1772253809</text:p>
          </table:table-cell>
          <table:table-cell table:style-name="ce31" table:formula="of:=IF(Dec2_Node_Type=&quot;D&quot;;(['file:///D:/!@%23!@%23/Customer/xlsx/xls/%08jensen.lib/decision.xla'#$$'MaxIF'];Dec2_From;[.M11];Dec2_Total);IF(Dec2_Node_Type=&quot;C&quot;;SUMIF(Dec2_From;[.M11];Dec2_Total);Dec2_Node_Utility))" office:value-type="string" office:string-value="" calcext:value-type="error">
            <text:p>Ошибка:511</text:p>
          </table:table-cell>
          <table:table-cell table:style-name="ce53" table:formula="of:=Dec2_Util_Min+-Dec2_Util_Param*LN(1-[.R11]*Dec2_Util_Norm)" office:value-type="string" office:string-value="" calcext:value-type="error">
            <text:p>Ошибка:511</text:p>
          </table:table-cell>
          <table:table-cell table:style-name="ce31" table:formula="of:=IF(Dec2_Node_Type=&quot;D&quot;;(['file:///D:/!@%23!@%23/Customer/xlsx/xls/%08jensen.lib/decision.xla'#$$'MatchIF'];Dec2_From;[.M11];Dec2_Total;[.R11]);&quot;&quot;)" office:value-type="string" office:string-value="" calcext:value-type="error">
            <text:p>Ошибка:511</text:p>
          </table:table-cell>
          <table:table-cell table:style-name="ce29" table:formula="of:=IF(Dec2_Node_Type=&quot;D&quot;;LOOKUP([.T11];Dec2_Arcs;Dec2_Arc_Name);&quot;&quot;)">
            <text:p/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4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.5" calcext:value-type="float">
            <text:p>0,5</text:p>
          </table:table-cell>
          <table:table-cell table:style-name="ce29" table:formula="of:=LOOKUP(Dec2_From;Dec2_Nodes;Dec2_Node_Name)" office:value-type="string" office:string-value="D_1" calcext:value-type="string">
            <text:p>D_1</text:p>
          </table:table-cell>
          <table:table-cell table:style-name="ce29" table:formula="of:=LOOKUP(Dec2_To;Dec2_Nodes;Dec2_Node_Name)" office:value-type="string" office:string-value="C_1" calcext:value-type="string">
            <text:p>C_1</text:p>
          </table:table-cell>
          <table:table-cell table:style-name="ce30" table:formula="of:=[.I12]" office:value-type="string" office:string-value="C_1" calcext:value-type="string">
            <text:p>C_1</text:p>
          </table:table-cell>
          <table:table-cell table:style-name="ce31" table:formula="of:=Dec2_Prob*(LOOKUP(Dec2_To;Dec2_Nodes;Dec2_Node_Value))" office:value-type="string" office:string-value="" calcext:value-type="error">
            <text:p>Ошибка:511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T_2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1000" calcext:value-type="float">
            <text:p>1000</text:p>
          </table:table-cell>
          <table:table-cell table:style-name="ce53" table:formula="of:=IF(Dec2_Node_Type=&quot;T&quot;;(1-EXP(-([.P12]-Dec2_Util_Min)/Dec2_Util_Param))/Dec2_Util_Norm;&quot;&quot;)" office:value-type="float" office:value="0" calcext:value-type="float">
            <text:p>0</text:p>
          </table:table-cell>
          <table:table-cell table:style-name="ce31" table:formula="of:=IF(Dec2_Node_Type=&quot;D&quot;;(['file:///D:/!@%23!@%23/Customer/xlsx/xls/%08jensen.lib/decision.xla'#$$'MaxIF'];Dec2_From;[.M12];Dec2_Total);IF(Dec2_Node_Type=&quot;C&quot;;SUMIF(Dec2_From;[.M12];Dec2_Total);Dec2_Node_Utility))" office:value-type="string" office:string-value="" calcext:value-type="error">
            <text:p>Ошибка:511</text:p>
          </table:table-cell>
          <table:table-cell table:style-name="ce53" table:formula="of:=Dec2_Util_Min+-Dec2_Util_Param*LN(1-[.R12]*Dec2_Util_Norm)" office:value-type="string" office:string-value="" calcext:value-type="error">
            <text:p>Ошибка:511</text:p>
          </table:table-cell>
          <table:table-cell table:style-name="ce31" table:formula="of:=IF(Dec2_Node_Type=&quot;D&quot;;(['file:///D:/!@%23!@%23/Customer/xlsx/xls/%08jensen.lib/decision.xla'#$$'MatchIF'];Dec2_From;[.M12];Dec2_Total;[.R12]);&quot;&quot;)" office:value-type="string" office:string-value="" calcext:value-type="error">
            <text:p>Ошибка:511</text:p>
          </table:table-cell>
          <table:table-cell table:style-name="ce29" table:formula="of:=IF(Dec2_Node_Type=&quot;D&quot;;LOOKUP([.T12];Dec2_Arcs;Dec2_Arc_Name);&quot;&quot;)">
            <text:p/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T_3</text:p>
          </table:table-cell>
          <table:table-cell table:style-name="ce32" office:value-type="string" calcext:value-type="string">
            <text:p>T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53" table:formula="of:=IF(Dec2_Node_Type=&quot;T&quot;;(1-EXP(-([.P13]-Dec2_Util_Min)/Dec2_Util_Param))/Dec2_Util_Norm;&quot;&quot;)" office:value-type="float" office:value="1" calcext:value-type="float">
            <text:p>1</text:p>
          </table:table-cell>
          <table:table-cell table:style-name="ce31" table:formula="of:=IF(Dec2_Node_Type=&quot;D&quot;;(['file:///D:/!@%23!@%23/Customer/xlsx/xls/%08jensen.lib/decision.xla'#$$'MaxIF'];Dec2_From;[.M13];Dec2_Total);IF(Dec2_Node_Type=&quot;C&quot;;SUMIF(Dec2_From;[.M13];Dec2_Total);Dec2_Node_Utility))" office:value-type="string" office:string-value="" calcext:value-type="error">
            <text:p>Ошибка:511</text:p>
          </table:table-cell>
          <table:table-cell table:style-name="ce53" table:formula="of:=Dec2_Util_Min+-Dec2_Util_Param*LN(1-[.R13]*Dec2_Util_Norm)" office:value-type="string" office:string-value="" calcext:value-type="error">
            <text:p>Ошибка:511</text:p>
          </table:table-cell>
          <table:table-cell table:style-name="ce31" table:formula="of:=IF(Dec2_Node_Type=&quot;D&quot;;(['file:///D:/!@%23!@%23/Customer/xlsx/xls/%08jensen.lib/decision.xla'#$$'MatchIF'];Dec2_From;[.M13];Dec2_Total;[.R13]);&quot;&quot;)" office:value-type="string" office:string-value="" calcext:value-type="error">
            <text:p>Ошибка:511</text:p>
          </table:table-cell>
          <table:table-cell table:style-name="ce29" table:formula="of:=IF(Dec2_Node_Type=&quot;D&quot;;LOOKUP([.T13];Dec2_Arcs;Dec2_Arc_Name);&quot;&quot;)">
            <text:p/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22"/>
          <table:table-cell table:style-name="ce22" office:value-type="string" calcext:value-type="string">
            <text:p>U(x)</text:p>
          </table:table-cell>
          <table:table-cell table:style-name="ce2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1000" calcext:value-type="float">
            <text:p>1000</text:p>
          </table:table-cell>
          <table:table-cell table:style-name="ce54" table:formula="of:=(1-EXP(-([.Q16]-Dec2_Util_Min)/Dec2_Util_Param))/Dec2_Util_Norm" office:value-type="float" office:value="0" calcext:value-type="float">
            <text:p>0</text:p>
          </table:table-cell>
          <table:table-cell table:style-name="ce39" table:formula="of:=Dec2_Util_Min+-Dec2_Util_Param*LN(1-[.R16]*Dec2_Util_Norm)" office:value-type="float" office:value="1000" calcext:value-type="float">
            <text:p>10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1500" calcext:value-type="float">
            <text:p>1500</text:p>
          </table:table-cell>
          <table:table-cell table:style-name="ce54" table:formula="of:=(1-EXP(-([.Q17]-Dec2_Util_Min)/Dec2_Util_Param))/Dec2_Util_Norm" office:value-type="float" office:value="0.0821841624713144" calcext:value-type="float">
            <text:p>0,0821841625</text:p>
          </table:table-cell>
          <table:table-cell table:style-name="ce39" table:formula="of:=Dec2_Util_Min+-Dec2_Util_Param*LN(1-[.R17]*Dec2_Util_Norm)" office:value-type="float" office:value="1500" calcext:value-type="float">
            <text:p>15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2000" calcext:value-type="float">
            <text:p>2000</text:p>
          </table:table-cell>
          <table:table-cell table:style-name="ce54" table:formula="of:=(1-EXP(-([.Q18]-Dec2_Util_Min)/Dec2_Util_Param))/Dec2_Util_Norm" office:value-type="float" office:value="0.160360156041976" calcext:value-type="float">
            <text:p>0,160360156</text:p>
          </table:table-cell>
          <table:table-cell table:style-name="ce39" table:formula="of:=Dec2_Util_Min+-Dec2_Util_Param*LN(1-[.R18]*Dec2_Util_Norm)" office:value-type="float" office:value="2000" calcext:value-type="float">
            <text:p>20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2500" calcext:value-type="float">
            <text:p>2500</text:p>
          </table:table-cell>
          <table:table-cell table:style-name="ce54" table:formula="of:=(1-EXP(-([.Q19]-Dec2_Util_Min)/Dec2_Util_Param))/Dec2_Util_Norm" office:value-type="float" office:value="0.234723461415968" calcext:value-type="float">
            <text:p>0,2347234614</text:p>
          </table:table-cell>
          <table:table-cell table:style-name="ce39" table:formula="of:=Dec2_Util_Min+-Dec2_Util_Param*LN(1-[.R19]*Dec2_Util_Norm)" office:value-type="float" office:value="2500" calcext:value-type="float">
            <text:p>25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3000" calcext:value-type="float">
            <text:p>3000</text:p>
          </table:table-cell>
          <table:table-cell table:style-name="ce54" table:formula="of:=(1-EXP(-([.Q20]-Dec2_Util_Min)/Dec2_Util_Param))/Dec2_Util_Norm" office:value-type="float" office:value="0.305460025590841" calcext:value-type="float">
            <text:p>0,3054600256</text:p>
          </table:table-cell>
          <table:table-cell table:style-name="ce39" table:formula="of:=Dec2_Util_Min+-Dec2_Util_Param*LN(1-[.R20]*Dec2_Util_Norm)" office:value-type="float" office:value="3000" calcext:value-type="float">
            <text:p>30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3500" calcext:value-type="float">
            <text:p>3500</text:p>
          </table:table-cell>
          <table:table-cell table:style-name="ce54" table:formula="of:=(1-EXP(-([.Q21]-Dec2_Util_Min)/Dec2_Util_Param))/Dec2_Util_Norm" office:value-type="float" office:value="0.372746726822064" calcext:value-type="float">
            <text:p>0,3727467268</text:p>
          </table:table-cell>
          <table:table-cell table:style-name="ce39" table:formula="of:=Dec2_Util_Min+-Dec2_Util_Param*LN(1-[.R21]*Dec2_Util_Norm)" office:value-type="float" office:value="3500" calcext:value-type="float">
            <text:p>35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4000" calcext:value-type="float">
            <text:p>4000</text:p>
          </table:table-cell>
          <table:table-cell table:style-name="ce54" table:formula="of:=(1-EXP(-([.Q22]-Dec2_Util_Min)/Dec2_Util_Param))/Dec2_Util_Norm" office:value-type="float" office:value="0.436751816910791" calcext:value-type="float">
            <text:p>0,4367518169</text:p>
          </table:table-cell>
          <table:table-cell table:style-name="ce39" table:formula="of:=Dec2_Util_Min+-Dec2_Util_Param*LN(1-[.R22]*Dec2_Util_Norm)" office:value-type="float" office:value="4000" calcext:value-type="float">
            <text:p>40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4500" calcext:value-type="float">
            <text:p>4500</text:p>
          </table:table-cell>
          <table:table-cell table:style-name="ce54" table:formula="of:=(1-EXP(-([.Q23]-Dec2_Util_Min)/Dec2_Util_Param))/Dec2_Util_Norm" office:value-type="float" office:value="0.497635341921007" calcext:value-type="float">
            <text:p>0,4976353419</text:p>
          </table:table-cell>
          <table:table-cell table:style-name="ce39" table:formula="of:=Dec2_Util_Min+-Dec2_Util_Param*LN(1-[.R23]*Dec2_Util_Norm)" office:value-type="float" office:value="4500" calcext:value-type="float">
            <text:p>45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5000" calcext:value-type="float">
            <text:p>5000</text:p>
          </table:table-cell>
          <table:table-cell table:style-name="ce54" table:formula="of:=(1-EXP(-([.Q24]-Dec2_Util_Min)/Dec2_Util_Param))/Dec2_Util_Norm" office:value-type="float" office:value="0.55554954237805" calcext:value-type="float">
            <text:p>0,5555495424</text:p>
          </table:table-cell>
          <table:table-cell table:style-name="ce39" table:formula="of:=Dec2_Util_Min+-Dec2_Util_Param*LN(1-[.R24]*Dec2_Util_Norm)" office:value-type="float" office:value="5000" calcext:value-type="float">
            <text:p>50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5500" calcext:value-type="float">
            <text:p>5500</text:p>
          </table:table-cell>
          <table:table-cell table:style-name="ce54" table:formula="of:=(1-EXP(-([.Q25]-Dec2_Util_Min)/Dec2_Util_Param))/Dec2_Util_Norm" office:value-type="float" office:value="0.610639233949222" calcext:value-type="float">
            <text:p>0,6106392339</text:p>
          </table:table-cell>
          <table:table-cell table:style-name="ce39" table:formula="of:=Dec2_Util_Min+-Dec2_Util_Param*LN(1-[.R25]*Dec2_Util_Norm)" office:value-type="float" office:value="5500" calcext:value-type="float">
            <text:p>55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6000" calcext:value-type="float">
            <text:p>6000</text:p>
          </table:table-cell>
          <table:table-cell table:style-name="ce54" table:formula="of:=(1-EXP(-([.Q26]-Dec2_Util_Min)/Dec2_Util_Param))/Dec2_Util_Norm" office:value-type="float" office:value="0.66304216955839" calcext:value-type="float">
            <text:p>0,6630421696</text:p>
          </table:table-cell>
          <table:table-cell table:style-name="ce39" table:formula="of:=Dec2_Util_Min+-Dec2_Util_Param*LN(1-[.R26]*Dec2_Util_Norm)" office:value-type="float" office:value="6000" calcext:value-type="float">
            <text:p>60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6500" calcext:value-type="float">
            <text:p>6500</text:p>
          </table:table-cell>
          <table:table-cell table:style-name="ce54" table:formula="of:=(1-EXP(-([.Q27]-Dec2_Util_Min)/Dec2_Util_Param))/Dec2_Util_Norm" office:value-type="float" office:value="0.712889383840046" calcext:value-type="float">
            <text:p>0,7128893838</text:p>
          </table:table-cell>
          <table:table-cell table:style-name="ce39" table:formula="of:=Dec2_Util_Min+-Dec2_Util_Param*LN(1-[.R27]*Dec2_Util_Norm)" office:value-type="float" office:value="6500" calcext:value-type="float">
            <text:p>65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7000" calcext:value-type="float">
            <text:p>7000</text:p>
          </table:table-cell>
          <table:table-cell table:style-name="ce54" table:formula="of:=(1-EXP(-([.Q28]-Dec2_Util_Min)/Dec2_Util_Param))/Dec2_Util_Norm" office:value-type="float" office:value="0.76030552079415" calcext:value-type="float">
            <text:p>0,7603055208</text:p>
          </table:table-cell>
          <table:table-cell table:style-name="ce39" table:formula="of:=Dec2_Util_Min+-Dec2_Util_Param*LN(1-[.R28]*Dec2_Util_Norm)" office:value-type="float" office:value="7000" calcext:value-type="float">
            <text:p>70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7500" calcext:value-type="float">
            <text:p>7500</text:p>
          </table:table-cell>
          <table:table-cell table:style-name="ce54" table:formula="of:=(1-EXP(-([.Q29]-Dec2_Util_Min)/Dec2_Util_Param))/Dec2_Util_Norm" office:value-type="float" office:value="0.80540914546105" calcext:value-type="float">
            <text:p>0,8054091455</text:p>
          </table:table-cell>
          <table:table-cell table:style-name="ce39" table:formula="of:=Dec2_Util_Min+-Dec2_Util_Param*LN(1-[.R29]*Dec2_Util_Norm)" office:value-type="float" office:value="7500" calcext:value-type="float">
            <text:p>75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8000" calcext:value-type="float">
            <text:p>8000</text:p>
          </table:table-cell>
          <table:table-cell table:style-name="ce54" table:formula="of:=(1-EXP(-([.Q30]-Dec2_Util_Min)/Dec2_Util_Param))/Dec2_Util_Norm" office:value-type="float" office:value="0.84831304039584" calcext:value-type="float">
            <text:p>0,8483130404</text:p>
          </table:table-cell>
          <table:table-cell table:style-name="ce39" table:formula="of:=Dec2_Util_Min+-Dec2_Util_Param*LN(1-[.R30]*Dec2_Util_Norm)" office:value-type="float" office:value="8000" calcext:value-type="float">
            <text:p>80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8500" calcext:value-type="float">
            <text:p>8500</text:p>
          </table:table-cell>
          <table:table-cell table:style-name="ce54" table:formula="of:=(1-EXP(-([.Q31]-Dec2_Util_Min)/Dec2_Util_Param))/Dec2_Util_Norm" office:value-type="float" office:value="0.889124487683501" calcext:value-type="float">
            <text:p>0,8891244877</text:p>
          </table:table-cell>
          <table:table-cell table:style-name="ce39" table:formula="of:=Dec2_Util_Min+-Dec2_Util_Param*LN(1-[.R31]*Dec2_Util_Norm)" office:value-type="float" office:value="8500" calcext:value-type="float">
            <text:p>85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9000" calcext:value-type="float">
            <text:p>9000</text:p>
          </table:table-cell>
          <table:table-cell table:style-name="ce54" table:formula="of:=(1-EXP(-([.Q32]-Dec2_Util_Min)/Dec2_Util_Param))/Dec2_Util_Norm" office:value-type="float" office:value="0.927945537199983" calcext:value-type="float">
            <text:p>0,9279455372</text:p>
          </table:table-cell>
          <table:table-cell table:style-name="ce39" table:formula="of:=Dec2_Util_Min+-Dec2_Util_Param*LN(1-[.R32]*Dec2_Util_Norm)" office:value-type="float" office:value="9000" calcext:value-type="float">
            <text:p>90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9500" calcext:value-type="float">
            <text:p>9500</text:p>
          </table:table-cell>
          <table:table-cell table:style-name="ce54" table:formula="of:=(1-EXP(-([.Q33]-Dec2_Util_Min)/Dec2_Util_Param))/Dec2_Util_Norm" office:value-type="float" office:value="0.96487326179006" calcext:value-type="float">
            <text:p>0,9648732618</text:p>
          </table:table-cell>
          <table:table-cell table:style-name="ce39" table:formula="of:=Dec2_Util_Min+-Dec2_Util_Param*LN(1-[.R33]*Dec2_Util_Norm)" office:value-type="float" office:value="9500" calcext:value-type="float">
            <text:p>95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10000" calcext:value-type="float">
            <text:p>10000</text:p>
          </table:table-cell>
          <table:table-cell table:style-name="ce54" table:formula="of:=(1-EXP(-([.Q34]-Dec2_Util_Min)/Dec2_Util_Param))/Dec2_Util_Norm" office:value-type="float" office:value="1" calcext:value-type="float">
            <text:p>1</text:p>
          </table:table-cell>
          <table:table-cell table:style-name="ce39" table:formula="of:=Dec2_Util_Min+-Dec2_Util_Param*LN(1-[.R34]*Dec2_Util_Norm)" office:value-type="float" office:value="10000" calcext:value-type="float">
            <text:p>10000</text:p>
          </table:table-cell>
          <table:table-cell table:number-columns-repeated="100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la_ArcData" table:base-cell-address="$Instructions.$A$1" table:cell-range-address="$Cola.$D$8:.$K$24"/>
        <table:named-range table:name="Cola_Arcs" table:base-cell-address="$Instructions.$A$1" table:cell-range-address="$Cola.$D$9:.$D$24"/>
        <table:named-range table:name="Cola_Arc_Name" table:base-cell-address="$Instructions.$A$1" table:cell-range-address="$Cola.$J$9:.$J$24"/>
        <table:named-range table:name="Cola_DisplayParam" table:base-cell-address="$Instructions.$A$1" table:cell-range-address="$Cola.$L$1:.$L$5"/>
        <table:named-range table:name="Cola_DisplayParam2" table:base-cell-address="$Instructions.$A$1" table:cell-range-address="$Cola.$O$1:.$O$2"/>
        <table:named-range table:name="Cola_From" table:base-cell-address="$Instructions.$A$1" table:cell-range-address="$Cola.$E$9:.$E$24"/>
        <table:named-range table:name="Cola_From_Name" table:base-cell-address="$Instructions.$A$1" table:cell-range-address="$Cola.$H$9:.$H$24"/>
        <table:named-range table:name="Cola_GraphicsParam" table:base-cell-address="$Instructions.$A$1" table:cell-range-address="$Cola.$I$1:.$I$3"/>
        <table:named-range table:name="Cola_Inv_Util" table:base-cell-address="$Instructions.$A$1" table:cell-range-address="$Cola.$S$4"/>
        <table:named-range table:name="Cola_NodeData" table:base-cell-address="$Instructions.$A$1" table:cell-range-address="$Cola.$M$8:.$W$25"/>
        <table:named-range table:name="Cola_Nodes" table:base-cell-address="$Instructions.$A$1" table:cell-range-address="$Cola.$M$9:.$M$25"/>
        <table:named-range table:name="Cola_Node_Added" table:base-cell-address="$Instructions.$A$1" table:cell-range-address="$Cola.$P$9:.$P$25"/>
        <table:named-range table:name="Cola_Node_Cert" table:base-cell-address="$Instructions.$A$1" table:cell-range-address="$Cola.$S$9:.$S$25"/>
        <table:named-range table:name="Cola_Node_Dec" table:base-cell-address="$Instructions.$A$1" table:cell-range-address="$Cola.$U$9:.$U$25"/>
        <table:named-range table:name="Cola_Node_Depth" table:base-cell-address="$Instructions.$A$1" table:cell-range-address="$Cola.$W$9:.$W$25"/>
        <table:named-range table:name="Cola_Node_Level" table:base-cell-address="$Instructions.$A$1" table:cell-range-address="$Cola.$V$9:.$V$25"/>
        <table:named-range table:name="Cola_Node_Name" table:base-cell-address="$Instructions.$A$1" table:cell-range-address="$Cola.$N$9:.$N$25"/>
        <table:named-range table:name="Cola_Node_Opt" table:base-cell-address="$Instructions.$A$1" table:cell-range-address="$Cola.$T$9:.$T$25"/>
        <table:named-range table:name="Cola_Node_Type" table:base-cell-address="$Instructions.$A$1" table:cell-range-address="$Cola.$O$9:.$O$25"/>
        <table:named-range table:name="Cola_Node_Utility" table:base-cell-address="$Instructions.$A$1" table:cell-range-address="$Cola.$Q$9:.$Q$25"/>
        <table:named-range table:name="Cola_Node_Value" table:base-cell-address="$Instructions.$A$1" table:cell-range-address="$Cola.$R$9:.$R$25"/>
        <table:named-range table:name="Cola_Param" table:base-cell-address="$Instructions.$A$1" table:cell-range-address="$Cola.$F$1:.$F$4"/>
        <table:named-range table:name="Cola_Prob" table:base-cell-address="$Instructions.$A$1" table:cell-range-address="$Cola.$G$9:.$G$24"/>
        <table:named-range table:name="Cola_To" table:base-cell-address="$Instructions.$A$1" table:cell-range-address="$Cola.$F$9:.$F$24"/>
        <table:named-range table:name="Cola_Total" table:base-cell-address="$Instructions.$A$1" table:cell-range-address="$Cola.$K$9:.$K$24"/>
        <table:named-range table:name="Cola_To_Name" table:base-cell-address="$Instructions.$A$1" table:cell-range-address="$Cola.$I$9:.$I$24"/>
        <table:named-range table:name="Cola_Utility" table:base-cell-address="$Instructions.$A$1" table:cell-range-address="$Cola.$R$4"/>
        <table:named-range table:name="Cola_Util_Max" table:base-cell-address="$Instructions.$A$1" table:cell-range-address="$Cola.$S$2"/>
        <table:named-range table:name="Cola_Util_Min" table:base-cell-address="$Instructions.$A$1" table:cell-range-address="$Cola.$R$2"/>
        <table:named-range table:name="Cola_Util_Norm" table:base-cell-address="$Instructions.$A$1" table:cell-range-address="$Cola.$T$2"/>
        <table:named-range table:name="Cola_Util_Param" table:base-cell-address="$Instructions.$A$1" table:cell-range-address="$Cola.$Q$2"/>
        <table:named-range table:name="Dec1_ArcData" table:base-cell-address="$Instructions.$A$1" table:cell-range-address="$Dec1.$D$8:.$K$27"/>
        <table:named-range table:name="Dec1_Arcs" table:base-cell-address="$Instructions.$A$1" table:cell-range-address="$Dec1.$D$9:.$D$27"/>
        <table:named-range table:name="Dec1_Arc_Name" table:base-cell-address="$Instructions.$A$1" table:cell-range-address="$Dec1.$J$9:.$J$27"/>
        <table:named-range table:name="Dec1_DisplayParam" table:base-cell-address="$Instructions.$A$1" table:cell-range-address="$Dec1.$L$1:.$L$5"/>
        <table:named-range table:name="Dec1_DisplayParam2" table:base-cell-address="$Instructions.$A$1" table:cell-range-address="$Dec1.$O$1:.$O$2"/>
        <table:named-range table:name="Dec1_From" table:base-cell-address="$Instructions.$A$1" table:cell-range-address="$Dec1.$E$9:.$E$27"/>
        <table:named-range table:name="Dec1_From_Name" table:base-cell-address="$Instructions.$A$1" table:cell-range-address="$Dec1.$H$9:.$H$27"/>
        <table:named-range table:name="Dec1_GraphicsParam" table:base-cell-address="$Instructions.$A$1" table:cell-range-address="$Dec1.$I$1:.$I$3"/>
        <table:named-range table:name="Dec1_Inv_Util" table:base-cell-address="$Instructions.$A$1" table:cell-range-address="$Dec1.$S$4"/>
        <table:named-range table:name="Dec1_NodeData" table:base-cell-address="$Instructions.$A$1" table:cell-range-address="$Dec1.$M$8:.$W$28"/>
        <table:named-range table:name="Dec1_Nodes" table:base-cell-address="$Instructions.$A$1" table:cell-range-address="$Dec1.$M$9:.$M$28"/>
        <table:named-range table:name="Dec1_Node_Added" table:base-cell-address="$Instructions.$A$1" table:cell-range-address="$Dec1.$P$9:.$P$28"/>
        <table:named-range table:name="Dec1_Node_Cert" table:base-cell-address="$Instructions.$A$1" table:cell-range-address="$Dec1.$S$9:.$S$28"/>
        <table:named-range table:name="Dec1_Node_Dec" table:base-cell-address="$Instructions.$A$1" table:cell-range-address="$Dec1.$U$9:.$U$28"/>
        <table:named-range table:name="Dec1_Node_Depth" table:base-cell-address="$Instructions.$A$1" table:cell-range-address="$Dec1.$W$9:.$W$28"/>
        <table:named-range table:name="Dec1_Node_Level" table:base-cell-address="$Instructions.$A$1" table:cell-range-address="$Dec1.$V$9:.$V$28"/>
        <table:named-range table:name="Dec1_Node_Name" table:base-cell-address="$Instructions.$A$1" table:cell-range-address="$Dec1.$N$9:.$N$28"/>
        <table:named-range table:name="Dec1_Node_Opt" table:base-cell-address="$Instructions.$A$1" table:cell-range-address="$Dec1.$T$9:.$T$28"/>
        <table:named-range table:name="Dec1_Node_Type" table:base-cell-address="$Instructions.$A$1" table:cell-range-address="$Dec1.$O$9:.$O$28"/>
        <table:named-range table:name="Dec1_Node_Utility" table:base-cell-address="$Instructions.$A$1" table:cell-range-address="$Dec1.$Q$9:.$Q$28"/>
        <table:named-range table:name="Dec1_Node_Value" table:base-cell-address="$Instructions.$A$1" table:cell-range-address="$Dec1.$R$9:.$R$28"/>
        <table:named-range table:name="Dec1_Param" table:base-cell-address="$Instructions.$A$1" table:cell-range-address="$Dec1.$F$1:.$F$4"/>
        <table:named-range table:name="Dec1_Prob" table:base-cell-address="$Instructions.$A$1" table:cell-range-address="$Dec1.$G$9:.$G$27"/>
        <table:named-range table:name="Dec1_To" table:base-cell-address="$Instructions.$A$1" table:cell-range-address="$Dec1.$F$9:.$F$27"/>
        <table:named-range table:name="Dec1_Total" table:base-cell-address="$Instructions.$A$1" table:cell-range-address="$Dec1.$K$9:.$K$27"/>
        <table:named-range table:name="Dec1_To_Name" table:base-cell-address="$Instructions.$A$1" table:cell-range-address="$Dec1.$I$9:.$I$27"/>
        <table:named-range table:name="Dec1_Utility" table:base-cell-address="$Instructions.$A$1" table:cell-range-address="$Dec1.$R$4"/>
        <table:named-range table:name="Dec1_Util_Max" table:base-cell-address="$Instructions.$A$1" table:cell-range-address="$Dec1.$S$2"/>
        <table:named-range table:name="Dec1_Util_Min" table:base-cell-address="$Instructions.$A$1" table:cell-range-address="$Dec1.$R$2"/>
        <table:named-range table:name="Dec1_Util_Norm" table:base-cell-address="$Instructions.$A$1" table:cell-range-address="$Dec1.$T$2"/>
        <table:named-range table:name="Dec1_Util_Param" table:base-cell-address="$Instructions.$A$1" table:cell-range-address="$Dec1.$Q$2"/>
        <table:named-range table:name="Dec2_ArcData" table:base-cell-address="$Instructions.$A$1" table:cell-range-address="$Dec2.$D$8:.$K$12"/>
        <table:named-range table:name="Dec2_Arcs" table:base-cell-address="$Instructions.$A$1" table:cell-range-address="$Dec2.$D$9:.$D$12"/>
        <table:named-range table:name="Dec2_Arc_Name" table:base-cell-address="$Instructions.$A$1" table:cell-range-address="$Dec2.$J$9:.$J$12"/>
        <table:named-range table:name="Dec2_DisplayParam" table:base-cell-address="$Instructions.$A$1" table:cell-range-address="$Dec2.$L$1:.$L$5"/>
        <table:named-range table:name="Dec2_DisplayParam2" table:base-cell-address="$Instructions.$A$1" table:cell-range-address="$Dec2.$O$1:.$O$2"/>
        <table:named-range table:name="Dec2_From" table:base-cell-address="$Instructions.$A$1" table:cell-range-address="$Dec2.$E$9:.$E$12"/>
        <table:named-range table:name="Dec2_From_Name" table:base-cell-address="$Instructions.$A$1" table:cell-range-address="$Dec2.$H$9:.$H$12"/>
        <table:named-range table:name="Dec2_GraphicsParam" table:base-cell-address="$Instructions.$A$1" table:cell-range-address="$Dec2.$I$1:.$I$3"/>
        <table:named-range table:name="Dec2_Inv_Util" table:base-cell-address="$Instructions.$A$1" table:cell-range-address="$Dec2.$S$4"/>
        <table:named-range table:name="Dec2_NodeData" table:base-cell-address="$Instructions.$A$1" table:cell-range-address="$Dec2.$M$8:.$W$13"/>
        <table:named-range table:name="Dec2_Nodes" table:base-cell-address="$Instructions.$A$1" table:cell-range-address="$Dec2.$M$9:.$M$13"/>
        <table:named-range table:name="Dec2_Node_Added" table:base-cell-address="$Instructions.$A$1" table:cell-range-address="$Dec2.$P$9:.$P$13"/>
        <table:named-range table:name="Dec2_Node_Cert" table:base-cell-address="$Instructions.$A$1" table:cell-range-address="$Dec2.$S$9:.$S$13"/>
        <table:named-range table:name="Dec2_Node_Dec" table:base-cell-address="$Instructions.$A$1" table:cell-range-address="$Dec2.$U$9:.$U$13"/>
        <table:named-range table:name="Dec2_Node_Depth" table:base-cell-address="$Instructions.$A$1" table:cell-range-address="$Dec2.$W$9:.$W$13"/>
        <table:named-range table:name="Dec2_Node_Level" table:base-cell-address="$Instructions.$A$1" table:cell-range-address="$Dec2.$V$9:.$V$13"/>
        <table:named-range table:name="Dec2_Node_Name" table:base-cell-address="$Instructions.$A$1" table:cell-range-address="$Dec2.$N$9:.$N$13"/>
        <table:named-range table:name="Dec2_Node_Opt" table:base-cell-address="$Instructions.$A$1" table:cell-range-address="$Dec2.$T$9:.$T$13"/>
        <table:named-range table:name="Dec2_Node_Type" table:base-cell-address="$Instructions.$A$1" table:cell-range-address="$Dec2.$O$9:.$O$13"/>
        <table:named-range table:name="Dec2_Node_Utility" table:base-cell-address="$Instructions.$A$1" table:cell-range-address="$Dec2.$Q$9:.$Q$13"/>
        <table:named-range table:name="Dec2_Node_Value" table:base-cell-address="$Instructions.$A$1" table:cell-range-address="$Dec2.$R$9:.$R$13"/>
        <table:named-range table:name="Dec2_Param" table:base-cell-address="$Instructions.$A$1" table:cell-range-address="$Dec2.$F$1:.$F$4"/>
        <table:named-range table:name="Dec2_Prob" table:base-cell-address="$Instructions.$A$1" table:cell-range-address="$Dec2.$G$9:.$G$12"/>
        <table:named-range table:name="Dec2_To" table:base-cell-address="$Instructions.$A$1" table:cell-range-address="$Dec2.$F$9:.$F$12"/>
        <table:named-range table:name="Dec2_Total" table:base-cell-address="$Instructions.$A$1" table:cell-range-address="$Dec2.$K$9:.$K$12"/>
        <table:named-range table:name="Dec2_To_Name" table:base-cell-address="$Instructions.$A$1" table:cell-range-address="$Dec2.$I$9:.$I$12"/>
        <table:named-range table:name="Dec2_Utility" table:base-cell-address="$Instructions.$A$1" table:cell-range-address="$Dec2.$R$4"/>
        <table:named-range table:name="Dec2_Util_Max" table:base-cell-address="$Instructions.$A$1" table:cell-range-address="$Dec2.$S$2"/>
        <table:named-range table:name="Dec2_Util_Min" table:base-cell-address="$Instructions.$A$1" table:cell-range-address="$Dec2.$R$2"/>
        <table:named-range table:name="Dec2_Util_Norm" table:base-cell-address="$Instructions.$A$1" table:cell-range-address="$Dec2.$T$2"/>
        <table:named-range table:name="Dec2_Util_Param" table:base-cell-address="$Instructions.$A$1" table:cell-range-address="$Dec2.$Q$2"/>
        <table:named-range table:name="Econ1_ArcData" table:base-cell-address="$Instructions.$A$1" table:cell-range-address="$Econ1.$D$8:.$K$14"/>
        <table:named-range table:name="Econ1_Arcs" table:base-cell-address="$Instructions.$A$1" table:cell-range-address="$Econ1.$D$9:.$D$14"/>
        <table:named-range table:name="Econ1_Arc_Name" table:base-cell-address="$Instructions.$A$1" table:cell-range-address="$Econ1.$J$9:.$J$14"/>
        <table:named-range table:name="Econ1_DisplayParam" table:base-cell-address="$Instructions.$A$1" table:cell-range-address="$Econ1.$L$1:.$L$5"/>
        <table:named-range table:name="Econ1_DisplayParam2" table:base-cell-address="$Instructions.$A$1" table:cell-range-address="$Econ1.$O$1:.$O$2"/>
        <table:named-range table:name="Econ1_From" table:base-cell-address="$Instructions.$A$1" table:cell-range-address="$Econ1.$E$9:.$E$14"/>
        <table:named-range table:name="Econ1_From_Name" table:base-cell-address="$Instructions.$A$1" table:cell-range-address="$Econ1.$H$9:.$H$14"/>
        <table:named-range table:name="Econ1_GraphicsParam" table:base-cell-address="$Instructions.$A$1" table:cell-range-address="$Econ1.$I$1:.$I$3"/>
        <table:named-range table:name="Econ1_NodeData" table:base-cell-address="$Instructions.$A$1" table:cell-range-address="$Econ1.$M$8:.$U$15"/>
        <table:named-range table:name="Econ1_Nodes" table:base-cell-address="$Instructions.$A$1" table:cell-range-address="$Econ1.$M$9:.$M$15"/>
        <table:named-range table:name="Econ1_Node_Added" table:base-cell-address="$Instructions.$A$1" table:cell-range-address="$Econ1.$P$9:.$P$15"/>
        <table:named-range table:name="Econ1_Node_Dec" table:base-cell-address="$Instructions.$A$1" table:cell-range-address="$Econ1.$S$9:.$S$15"/>
        <table:named-range table:name="Econ1_Node_Depth" table:base-cell-address="$Instructions.$A$1" table:cell-range-address="$Econ1.$U$9:.$U$15"/>
        <table:named-range table:name="Econ1_Node_Level" table:base-cell-address="$Instructions.$A$1" table:cell-range-address="$Econ1.$T$9:.$T$15"/>
        <table:named-range table:name="Econ1_Node_Name" table:base-cell-address="$Instructions.$A$1" table:cell-range-address="$Econ1.$N$9:.$N$15"/>
        <table:named-range table:name="Econ1_Node_Opt" table:base-cell-address="$Instructions.$A$1" table:cell-range-address="$Econ1.$R$9:.$R$15"/>
        <table:named-range table:name="Econ1_Node_Type" table:base-cell-address="$Instructions.$A$1" table:cell-range-address="$Econ1.$O$9:.$O$15"/>
        <table:named-range table:name="Econ1_Node_Value" table:base-cell-address="$Instructions.$A$1" table:cell-range-address="$Econ1.$Q$9:.$Q$15"/>
        <table:named-range table:name="Econ1_Param" table:base-cell-address="$Instructions.$A$1" table:cell-range-address="$Econ1.$F$1:.$F$4"/>
        <table:named-range table:name="Econ1_Prob" table:base-cell-address="$Instructions.$A$1" table:cell-range-address="$Econ1.$G$9:.$G$14"/>
        <table:named-range table:name="Econ1_To" table:base-cell-address="$Instructions.$A$1" table:cell-range-address="$Econ1.$F$9:.$F$14"/>
        <table:named-range table:name="Econ1_Total" table:base-cell-address="$Instructions.$A$1" table:cell-range-address="$Econ1.$K$9:.$K$14"/>
        <table:named-range table:name="Econ1_To_Name" table:base-cell-address="$Instructions.$A$1" table:cell-range-address="$Econ1.$I$9:.$I$14"/>
        <table:named-range table:name="Econ1_U_ArcData" table:base-cell-address="$Instructions.$A$1" table:cell-range-address="$Econ1_U.$D$8:.$K$14"/>
        <table:named-range table:name="Econ1_U_Arcs" table:base-cell-address="$Instructions.$A$1" table:cell-range-address="$Econ1_U.$D$9:.$D$14"/>
        <table:named-range table:name="Econ1_U_Arc_Name" table:base-cell-address="$Instructions.$A$1" table:cell-range-address="$Econ1_U.$J$9:.$J$14"/>
        <table:named-range table:name="Econ1_U_DisplayParam" table:base-cell-address="$Instructions.$A$1" table:cell-range-address="$Econ1_U.$L$1:.$L$5"/>
        <table:named-range table:name="Econ1_U_DisplayParam2" table:base-cell-address="$Instructions.$A$1" table:cell-range-address="$Econ1_U.$O$1:.$O$2"/>
        <table:named-range table:name="Econ1_U_From" table:base-cell-address="$Instructions.$A$1" table:cell-range-address="$Econ1_U.$E$9:.$E$14"/>
        <table:named-range table:name="Econ1_U_From_Name" table:base-cell-address="$Instructions.$A$1" table:cell-range-address="$Econ1_U.$H$9:.$H$14"/>
        <table:named-range table:name="Econ1_U_GraphicsParam" table:base-cell-address="$Instructions.$A$1" table:cell-range-address="$Econ1_U.$I$1:.$I$3"/>
        <table:named-range table:name="Econ1_U_Inv_Util" table:base-cell-address="$Instructions.$A$1" table:cell-range-address="$Econ1_U.$S$4"/>
        <table:named-range table:name="Econ1_U_NodeData" table:base-cell-address="$Instructions.$A$1" table:cell-range-address="$Econ1_U.$M$8:.$W$15"/>
        <table:named-range table:name="Econ1_U_Nodes" table:base-cell-address="$Instructions.$A$1" table:cell-range-address="$Econ1_U.$M$9:.$M$15"/>
        <table:named-range table:name="Econ1_U_Node_Added" table:base-cell-address="$Instructions.$A$1" table:cell-range-address="$Econ1_U.$P$9:.$P$15"/>
        <table:named-range table:name="Econ1_U_Node_Cert" table:base-cell-address="$Instructions.$A$1" table:cell-range-address="$Econ1_U.$S$9:.$S$15"/>
        <table:named-range table:name="Econ1_U_Node_Dec" table:base-cell-address="$Instructions.$A$1" table:cell-range-address="$Econ1_U.$U$9:.$U$15"/>
        <table:named-range table:name="Econ1_U_Node_Depth" table:base-cell-address="$Instructions.$A$1" table:cell-range-address="$Econ1_U.$W$9:.$W$15"/>
        <table:named-range table:name="Econ1_U_Node_Level" table:base-cell-address="$Instructions.$A$1" table:cell-range-address="$Econ1_U.$V$9:.$V$15"/>
        <table:named-range table:name="Econ1_U_Node_Name" table:base-cell-address="$Instructions.$A$1" table:cell-range-address="$Econ1_U.$N$9:.$N$15"/>
        <table:named-range table:name="Econ1_U_Node_Opt" table:base-cell-address="$Instructions.$A$1" table:cell-range-address="$Econ1_U.$T$9:.$T$15"/>
        <table:named-range table:name="Econ1_U_Node_Type" table:base-cell-address="$Instructions.$A$1" table:cell-range-address="$Econ1_U.$O$9:.$O$15"/>
        <table:named-range table:name="Econ1_U_Node_Utility" table:base-cell-address="$Instructions.$A$1" table:cell-range-address="$Econ1_U.$Q$9:.$Q$15"/>
        <table:named-range table:name="Econ1_U_Node_Value" table:base-cell-address="$Instructions.$A$1" table:cell-range-address="$Econ1_U.$R$9:.$R$15"/>
        <table:named-range table:name="Econ1_U_Param" table:base-cell-address="$Instructions.$A$1" table:cell-range-address="$Econ1_U.$F$1:.$F$4"/>
        <table:named-range table:name="Econ1_U_Prob" table:base-cell-address="$Instructions.$A$1" table:cell-range-address="$Econ1_U.$G$9:.$G$14"/>
        <table:named-range table:name="Econ1_U_To" table:base-cell-address="$Instructions.$A$1" table:cell-range-address="$Econ1_U.$F$9:.$F$14"/>
        <table:named-range table:name="Econ1_U_Total" table:base-cell-address="$Instructions.$A$1" table:cell-range-address="$Econ1_U.$K$9:.$K$14"/>
        <table:named-range table:name="Econ1_U_To_Name" table:base-cell-address="$Instructions.$A$1" table:cell-range-address="$Econ1_U.$I$9:.$I$14"/>
        <table:named-range table:name="Econ1_U_Utility" table:base-cell-address="$Instructions.$A$1" table:cell-range-address="$Econ1_U.$R$4"/>
        <table:named-range table:name="Econ1_U_Util_Max" table:base-cell-address="$Instructions.$A$1" table:cell-range-address="$Econ1_U.$S$2"/>
        <table:named-range table:name="Econ1_U_Util_Min" table:base-cell-address="$Instructions.$A$1" table:cell-range-address="$Econ1_U.$R$2"/>
        <table:named-range table:name="Econ1_U_Util_Norm" table:base-cell-address="$Instructions.$A$1" table:cell-range-address="$Econ1_U.$T$2"/>
        <table:named-range table:name="Econ1_U_Util_Param" table:base-cell-address="$Instructions.$A$1" table:cell-range-address="$Econ1_U.$Q$2"/>
        <table:named-range table:name="Econ2_ArcData" table:base-cell-address="$Instructions.$A$1" table:cell-range-address="$Econ2.$D$8:.$L$30"/>
        <table:named-range table:name="Econ2_Arcs" table:base-cell-address="$Instructions.$A$1" table:cell-range-address="$Econ2.$D$9:.$D$30"/>
        <table:named-range table:name="Econ2_Arc_Name" table:base-cell-address="$Instructions.$A$1" table:cell-range-address="$Econ2.$K$9:.$K$30"/>
        <table:named-range table:name="Econ2_Arc_Param" table:base-cell-address="$Instructions.$A$1" table:cell-range-address="$Econ2.$G$9:.$G$30"/>
        <table:named-range table:name="Econ2_B2_Marginal" table:base-cell-address="$Instructions.$A$1" table:cell-range-address="$Econ2.$AK$14:.$AL$14"/>
        <table:named-range table:name="Econ2_B2_Posterior" table:base-cell-address="$Instructions.$A$1" table:cell-range-address="$Econ2.$AO$10:.$AP$13"/>
        <table:named-range table:name="Econ2_B2_Prior" table:base-cell-address="$Instructions.$A$1" table:cell-range-address="$Econ2.$AM$10:.$AM$13"/>
        <table:named-range table:name="Econ2_B_Marginal" table:base-cell-address="$Instructions.$A$1" table:cell-range-address="$Econ2.$AF$9:.$AF$10"/>
        <table:named-range table:name="Econ2_B_Posterior" table:base-cell-address="$Instructions.$A$1" table:cell-range-address="$Econ2.$AB$13:.$AE$14"/>
        <table:named-range table:name="Econ2_B_Prior" table:base-cell-address="$Instructions.$A$1" table:cell-range-address="$Econ2.$AB$11:.$AE$11"/>
        <table:named-range table:name="Econ2_DisplayParam" table:base-cell-address="$Instructions.$A$1" table:cell-range-address="$Econ2.$L$1:.$L$5"/>
        <table:named-range table:name="Econ2_DisplayParam2" table:base-cell-address="$Instructions.$A$1" table:cell-range-address="$Econ2.$O$1:.$O$2"/>
        <table:named-range table:name="Econ2_From" table:base-cell-address="$Instructions.$A$1" table:cell-range-address="$Econ2.$E$9:.$E$30"/>
        <table:named-range table:name="Econ2_From_Name" table:base-cell-address="$Instructions.$A$1" table:cell-range-address="$Econ2.$I$9:.$I$30"/>
        <table:named-range table:name="Econ2_GraphicsParam" table:base-cell-address="$Instructions.$A$1" table:cell-range-address="$Econ2.$I$1:.$I$3"/>
        <table:named-range table:name="Econ2_Inv_Util" table:base-cell-address="$Instructions.$A$1" table:cell-range-address="$Econ2.$T$4"/>
        <table:named-range table:name="Econ2_NodeData" table:base-cell-address="$Instructions.$A$1" table:cell-range-address="$Econ2.$N$8:.$X$23"/>
        <table:named-range table:name="Econ2_Nodes" table:base-cell-address="$Instructions.$A$1" table:cell-range-address="$Econ2.$N$9:.$N$23"/>
        <table:named-range table:name="Econ2_Node_Added" table:base-cell-address="$Instructions.$A$1" table:cell-range-address="$Econ2.$Q$9:.$Q$23"/>
        <table:named-range table:name="Econ2_Node_Cert" table:base-cell-address="$Instructions.$A$1" table:cell-range-address="$Econ2.$T$9:.$T$23"/>
        <table:named-range table:name="Econ2_Node_Dec" table:base-cell-address="$Instructions.$A$1" table:cell-range-address="$Econ2.$V$9:.$V$23"/>
        <table:named-range table:name="Econ2_Node_Depth" table:base-cell-address="$Instructions.$A$1" table:cell-range-address="$Econ2.$X$9:.$X$23"/>
        <table:named-range table:name="Econ2_Node_Level" table:base-cell-address="$Instructions.$A$1" table:cell-range-address="$Econ2.$W$9:.$W$23"/>
        <table:named-range table:name="Econ2_Node_Name" table:base-cell-address="$Instructions.$A$1" table:cell-range-address="$Econ2.$O$9:.$O$23"/>
        <table:named-range table:name="Econ2_Node_Opt" table:base-cell-address="$Instructions.$A$1" table:cell-range-address="$Econ2.$U$9:.$U$23"/>
        <table:named-range table:name="Econ2_Node_Type" table:base-cell-address="$Instructions.$A$1" table:cell-range-address="$Econ2.$P$9:.$P$23"/>
        <table:named-range table:name="Econ2_Node_Utility" table:base-cell-address="$Instructions.$A$1" table:cell-range-address="$Econ2.$R$9:.$R$23"/>
        <table:named-range table:name="Econ2_Node_Value" table:base-cell-address="$Instructions.$A$1" table:cell-range-address="$Econ2.$S$9:.$S$23"/>
        <table:named-range table:name="Econ2_Param" table:base-cell-address="$Instructions.$A$1" table:cell-range-address="$Econ2.$F$1:.$F$4"/>
        <table:named-range table:name="Econ2_Prob" table:base-cell-address="$Instructions.$A$1" table:cell-range-address="$Econ2.$H$9:.$H$30"/>
        <table:named-range table:name="Econ2_To" table:base-cell-address="$Instructions.$A$1" table:cell-range-address="$Econ2.$F$9:.$F$30"/>
        <table:named-range table:name="Econ2_Total" table:base-cell-address="$Instructions.$A$1" table:cell-range-address="$Econ2.$L$9:.$L$30"/>
        <table:named-range table:name="Econ2_To_Name" table:base-cell-address="$Instructions.$A$1" table:cell-range-address="$Econ2.$J$9:.$J$30"/>
        <table:named-range table:name="Econ2_Utility" table:base-cell-address="$Instructions.$A$1" table:cell-range-address="$Econ2.$S$4"/>
        <table:named-range table:name="Econ2_Util_Max" table:base-cell-address="$Instructions.$A$1" table:cell-range-address="$Econ2.$T$2"/>
        <table:named-range table:name="Econ2_Util_Min" table:base-cell-address="$Instructions.$A$1" table:cell-range-address="$Econ2.$S$2"/>
        <table:named-range table:name="Econ2_Util_Norm" table:base-cell-address="$Instructions.$A$1" table:cell-range-address="$Econ2.$U$2"/>
        <table:named-range table:name="Econ2_Util_Param" table:base-cell-address="$Instructions.$A$1" table:cell-range-address="$Econ2.$R$2"/>
        <table:named-range table:name="Repair_ArcData" table:base-cell-address="$Instructions.$A$1" table:cell-range-address="$Repair.$D$8:.$L$23"/>
        <table:named-range table:name="Repair_Arcs" table:base-cell-address="$Instructions.$A$1" table:cell-range-address="$Repair.$D$9:.$D$23"/>
        <table:named-range table:name="Repair_Arc_Name" table:base-cell-address="$Instructions.$A$1" table:cell-range-address="$Repair.$K$9:.$K$23"/>
        <table:named-range table:name="Repair_Arc_Value" table:base-cell-address="$Instructions.$A$1" table:cell-range-address="$Repair.$G$9:.$G$23"/>
        <table:named-range table:name="Repair_DisplayParam" table:base-cell-address="$Instructions.$A$1" table:cell-range-address="$Repair.$L$1:.$L$5"/>
        <table:named-range table:name="Repair_DisplayParam2" table:base-cell-address="$Instructions.$A$1" table:cell-range-address="$Repair.$O$1:.$O$2"/>
        <table:named-range table:name="Repair_From" table:base-cell-address="$Instructions.$A$1" table:cell-range-address="$Repair.$E$9:.$E$23"/>
        <table:named-range table:name="Repair_From_Name" table:base-cell-address="$Instructions.$A$1" table:cell-range-address="$Repair.$I$9:.$I$23"/>
        <table:named-range table:name="Repair_GraphicsParam" table:base-cell-address="$Instructions.$A$1" table:cell-range-address="$Repair.$I$1:.$I$3"/>
        <table:named-range table:name="Repair_NodeData" table:base-cell-address="$Instructions.$A$1" table:cell-range-address="$Repair.$N$8:.$V$24"/>
        <table:named-range table:name="Repair_Nodes" table:base-cell-address="$Instructions.$A$1" table:cell-range-address="$Repair.$N$9:.$N$24"/>
        <table:named-range table:name="Repair_Node_Added" table:base-cell-address="$Instructions.$A$1" table:cell-range-address="$Repair.$Q$9:.$Q$24"/>
        <table:named-range table:name="Repair_Node_Dec" table:base-cell-address="$Instructions.$A$1" table:cell-range-address="$Repair.$T$9:.$T$24"/>
        <table:named-range table:name="Repair_Node_Depth" table:base-cell-address="$Instructions.$A$1" table:cell-range-address="$Repair.$V$9:.$V$24"/>
        <table:named-range table:name="Repair_Node_Level" table:base-cell-address="$Instructions.$A$1" table:cell-range-address="$Repair.$U$9:.$U$24"/>
        <table:named-range table:name="Repair_Node_Name" table:base-cell-address="$Instructions.$A$1" table:cell-range-address="$Repair.$O$9:.$O$24"/>
        <table:named-range table:name="Repair_Node_Opt" table:base-cell-address="$Instructions.$A$1" table:cell-range-address="$Repair.$S$9:.$S$24"/>
        <table:named-range table:name="Repair_Node_Type" table:base-cell-address="$Instructions.$A$1" table:cell-range-address="$Repair.$P$9:.$P$24"/>
        <table:named-range table:name="Repair_Node_Value" table:base-cell-address="$Instructions.$A$1" table:cell-range-address="$Repair.$R$9:.$R$24"/>
        <table:named-range table:name="Repair_Param" table:base-cell-address="$Instructions.$A$1" table:cell-range-address="$Repair.$F$1:.$F$4"/>
        <table:named-range table:name="Repair_Prob" table:base-cell-address="$Instructions.$A$1" table:cell-range-address="$Repair.$H$9:.$H$23"/>
        <table:named-range table:name="Repair_Test" table:base-cell-address="$Instructions.$A$1" table:cell-range-address="$Repair.$AE$10:.$AG$14"/>
        <table:named-range table:name="Repair_Test1_Marginal" table:base-cell-address="$Instructions.$A$1" table:cell-range-address="$Repair.$AE$22:.$AE$24"/>
        <table:named-range table:name="Repair_Test1_Posterior" table:base-cell-address="$Instructions.$A$1" table:cell-range-address="$Repair.$Z$27:.$AD$29"/>
        <table:named-range table:name="Repair_Test1_Prior" table:base-cell-address="$Instructions.$A$1" table:cell-range-address="$Repair.$Z$25:.$AD$25"/>
        <table:named-range table:name="Repair_To" table:base-cell-address="$Instructions.$A$1" table:cell-range-address="$Repair.$F$9:.$F$23"/>
        <table:named-range table:name="Repair_Total" table:base-cell-address="$Instructions.$A$1" table:cell-range-address="$Repair.$L$9:.$L$23"/>
        <table:named-range table:name="Repair_To_Name" table:base-cell-address="$Instructions.$A$1" table:cell-range-address="$Repair.$J$9:.$J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eva" svg:font-family="Geneva"/>
    <style:font-face style:name="Verdana" svg:font-family="Verdan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7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5P2" style:volatile="true">
      <number:text> $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month/>
      <number:text>.</number:text>
      <number:day/>
      <number:text>.</number:text>
      <number:year number:style="long"/>
    </number:date-style>
    <number:number-style style:name="N123">
      <number:number number:decimal-places="4" number:min-integer-digits="1" number:decimal-replacement=""/>
    </number:number-style>
    <number:number-style style:name="N124">
      <number:number number:decimal-places="2" number:min-integer-digits="1" number:decimal-replacement="" number:grouping="true"/>
    </number:number-style>
    <number:number-style style:name="N125">
      <number:number number:decimal-places="3" number:min-integer-digits="1"/>
    </number:number-style>
    <number:number-style style:name="N126">
      <number:number number:decimal-places="4" number:min-integer-digits="1" number:decimal-replacement="" number:grouping="true"/>
    </number:number-style>
    <style:style style:name="Default" style:family="table-cell">
      <style:table-cell-properties fo:padding="0.071cm" style:rotation-align="none"/>
      <style:text-properties style:font-name="Geneva" fo:font-family="Geneva" fo:font-size="9pt" style:font-name-asian="Microsoft YaHei" style:font-family-asian="'Microsoft YaHei'" style:font-family-generic-asian="system" style:font-pitch-asian="variable" style:font-size-asian="9pt" style:font-name-complex="Geneva" style:font-family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_5f_ch10.xls" style:display-name="Followed Hyperlink_ch10.xls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Geneva" fo:font-family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family-complex="Geneva" style:font-size-complex="9pt" style:font-style-complex="normal" style:font-weight-complex="normal"/>
    </style:style>
    <style:style style:name="Followed_20_Hyperlink_5f_mpdem.xls2" style:display-name="Followed Hyperlink_mpdem.xls2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Geneva" fo:font-family="Genev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Geneva" style:font-family-complex="Geneva" style:font-size-complex="10pt" style:font-style-complex="normal" style:font-weight-complex="normal"/>
    </style:style>
    <style:style style:name="Normal_5f_ch09.xls" style:display-name="Normal_ch09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fo:font-size="9pt" fo:font-style="normal" fo:text-shadow="none" style:text-underline-style="none" fo:font-weight="normal" style:font-size-asian="9pt" style:font-style-asian="normal" style:font-weight-asian="normal" style:font-name-complex="Geneva" style:font-family-complex="Geneva" style:font-size-complex="9pt" style:font-style-complex="normal" style:font-weight-complex="normal"/>
    </style:style>
    <style:style style:name="Normal_5f_ch10.xls" style:display-name="Normal_ch10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fo:font-size="12pt" fo:font-style="normal" fo:text-shadow="none" style:text-underline-style="none" fo:font-weight="normal" style:font-size-asian="12pt" style:font-style-asian="normal" style:font-weight-asian="normal" style:font-name-complex="Geneva" style:font-family-complex="Geneva" style:font-size-complex="12pt" style:font-style-complex="normal" style:font-weight-complex="normal"/>
    </style:style>
    <style:style style:name="Normal_5f_mpdem.xls" style:display-name="Normal_mpdem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size-complex="10pt" style:font-style-complex="normal" style:font-weight-complex="normal"/>
    </style:style>
    <style:style style:name="PJStyle" style:family="table-cell" style:parent-style-name="Default" style:data-style-name="N0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size-complex="10pt" style:font-style-complex="normal" style:font-weight-complex="normal"/>
    </style:style>
    <style:style style:name="PJStyle_5f_ch09.xls" style:display-name="PJStyle_ch09.xls" style:family="table-cell" style:parent-style-name="Default" style:data-style-name="N0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fo:font-size="9pt" fo:font-style="normal" fo:text-shadow="none" style:text-underline-style="none" fo:font-weight="normal" style:font-size-asian="9pt" style:font-style-asian="normal" style:font-weight-asian="normal" style:font-name-complex="Geneva" style:font-family-complex="Geneva" style:font-size-complex="9pt" style:font-style-complex="normal" style:font-weight-complex="normal"/>
    </style:style>
    <style:style style:name="PJStyle_5f_ch10.xls" style:display-name="PJStyle_ch10.xls" style:family="table-cell" style:parent-style-name="Default" style:data-style-name="N0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fo:font-size="12pt" fo:font-style="normal" fo:text-shadow="none" style:text-underline-style="none" fo:font-weight="normal" style:font-size-asian="12pt" style:font-style-asian="normal" style:font-weight-asian="normal" style:font-name-complex="Geneva" style:font-family-complex="Geneva" style:font-size-complex="12pt" style:font-style-complex="normal" style:font-weight-complex="normal"/>
    </style:style>
    <style:style style:name="PJStyle_5f_mpdem.xls" style:display-name="PJStyle_mpdem.xls" style:family="table-cell" style:parent-style-name="Default" style:data-style-name="N0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d4" style:text-outline="false" style:text-line-through-style="none" style:text-line-through-type="none" style:font-name="Geneva" fo:font-family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family-complex="Geneva" style:font-size-complex="9pt" style:font-style-complex="normal" style:font-weight-complex="normal"/>
    </style:style>
    <draw:marker draw:name="Arrowhead_20_1" draw:display-name="Arrowhead 1" svg:viewBox="0 0 213 213" svg:d="M107 0l106 213h-213z"/>
    <draw:marker draw:name="Arrowhead_20_10" draw:display-name="Arrowhead 10" svg:viewBox="0 0 213 213" svg:d="M107 0l106 213h-213z"/>
    <draw:marker draw:name="Arrowhead_20_11" draw:display-name="Arrowhead 11" svg:viewBox="0 0 213 213" svg:d="M107 0l106 213h-213z"/>
    <draw:marker draw:name="Arrowhead_20_12" draw:display-name="Arrowhead 12" svg:viewBox="0 0 213 213" svg:d="M107 0l106 213h-213z"/>
    <draw:marker draw:name="Arrowhead_20_2" draw:display-name="Arrowhead 2" svg:viewBox="0 0 213 213" svg:d="M107 0l106 213h-213z"/>
    <draw:marker draw:name="Arrowhead_20_3" draw:display-name="Arrowhead 3" svg:viewBox="0 0 213 213" svg:d="M107 0l106 213h-213z"/>
    <draw:marker draw:name="Arrowhead_20_4" draw:display-name="Arrowhead 4" svg:viewBox="0 0 213 213" svg:d="M107 0l106 213h-213z"/>
    <draw:marker draw:name="Arrowhead_20_5" draw:display-name="Arrowhead 5" svg:viewBox="0 0 213 213" svg:d="M107 0l106 213h-213z"/>
    <draw:marker draw:name="Arrowhead_20_6" draw:display-name="Arrowhead 6" svg:viewBox="0 0 213 213" svg:d="M107 0l106 213h-213z"/>
    <draw:marker draw:name="Arrowhead_20_7" draw:display-name="Arrowhead 7" svg:viewBox="0 0 213 213" svg:d="M107 0l106 213h-213z"/>
    <draw:marker draw:name="Arrowhead_20_8" draw:display-name="Arrowhead 8" svg:viewBox="0 0 213 213" svg:d="M107 0l106 213h-213z"/>
    <draw:marker draw:name="Arrowhead_20_9" draw:display-name="Arrowhead 9" svg:viewBox="0 0 213 213" svg:d="M107 0l106 213h-213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1.27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.912cm"/>
      </style:header-style>
      <style:footer-style>
        <style:header-footer-properties fo:min-height="0.75cm" fo:margin-left="0cm" fo:margin-right="0cm" fo:margin-top="0.912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pair" style:display-name="PageStyle_Repai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pair_5f_Graphics" style:display-name="PageStyle_Repair_Graph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con1" style:display-name="PageStyle_Econ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con1_5f_U" style:display-name="PageStyle_Econ1_U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con1_5f_U_5f_Graphics" style:display-name="PageStyle_Econ1_U_Graph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con2" style:display-name="PageStyle_Econ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con2_5f_Graphics" style:display-name="PageStyle_Econ2_Graph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la" style:display-name="PageStyle_Col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la_5f_Graphics" style:display-name="PageStyle_Cola_Graph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c1" style:display-name="PageStyle_Dec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c2" style:display-name="PageStyle_Dec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Jensen</meta:initial-creator>
    <meta:creation-date>2001-05-30T17:14:57</meta:creation-date>
    <dc:creator>Paul Jensen</dc:creator>
    <meta:document-statistic meta:table-count="12" meta:cell-count="2777" meta:object-count="142"/>
    <meta:generator>LibreOffice/4.3.4.1$Windows_x86 LibreOffice_project/bc356b2f991740509f321d70e4512a6a54c5f243</meta:generator>
  </office:meta>
</office:document-meta>
</file>